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01pt"/>
    </style:style>
    <style:style style:name="co2" style:family="table-column">
      <style:table-column-properties fo:break-before="auto" style:column-width="249.99pt"/>
    </style:style>
    <style:style style:name="co3" style:family="table-column">
      <style:table-column-properties fo:break-before="auto" style:column-width="70.16pt"/>
    </style:style>
    <style:style style:name="co4" style:family="table-column">
      <style:table-column-properties fo:break-before="auto" style:column-width="126.4pt"/>
    </style:style>
    <style:style style:name="co5" style:family="table-column">
      <style:table-column-properties fo:break-before="auto" style:column-width="593.09pt"/>
    </style:style>
    <style:style style:name="co6" style:family="table-column">
      <style:table-column-properties fo:break-before="auto" style:column-width="749.34pt"/>
    </style:style>
    <style:style style:name="co7" style:family="table-column">
      <style:table-column-properties fo:break-before="auto" style:column-width="17.4pt"/>
    </style:style>
    <style:style style:name="co8" style:family="table-column">
      <style:table-column-properties fo:break-before="auto" style:column-width="87.51pt"/>
    </style:style>
    <style:style style:name="co9" style:family="table-column">
      <style:table-column-properties fo:break-before="auto" style:column-width="80.56pt"/>
    </style:style>
    <style:style style:name="co10" style:family="table-column">
      <style:table-column-properties fo:break-before="auto" style:column-width="56.95pt"/>
    </style:style>
    <style:style style:name="co11" style:family="table-column">
      <style:table-column-properties fo:break-before="auto" style:column-width="895.89pt"/>
    </style:style>
    <style:style style:name="co12" style:family="table-column">
      <style:table-column-properties fo:break-before="auto" style:column-width="115.99pt"/>
    </style:style>
    <style:style style:name="co13" style:family="table-column">
      <style:table-column-properties fo:break-before="auto" style:column-width="48.61pt"/>
    </style:style>
    <style:style style:name="co14" style:family="table-column">
      <style:table-column-properties fo:break-before="auto" style:column-width="209.06pt"/>
    </style:style>
    <style:style style:name="co15" style:family="table-column">
      <style:table-column-properties fo:break-before="auto" style:column-width="100.69pt"/>
    </style:style>
    <style:style style:name="co16" style:family="table-column">
      <style:table-column-properties fo:break-before="auto" style:column-width="54.14pt"/>
    </style:style>
    <style:style style:name="co17" style:family="table-column">
      <style:table-column-properties fo:break-before="auto" style:column-width="216.71pt"/>
    </style:style>
    <style:style style:name="co18" style:family="table-column">
      <style:table-column-properties fo:break-before="auto" style:column-width="293.81pt"/>
    </style:style>
    <style:style style:name="co19" style:family="table-column">
      <style:table-column-properties fo:break-before="auto" style:column-width="349.34pt"/>
    </style:style>
    <style:style style:name="co20" style:family="table-column">
      <style:table-column-properties fo:break-before="auto" style:column-width="38.89pt"/>
    </style:style>
    <style:style style:name="co21" style:family="table-column">
      <style:table-column-properties fo:break-before="auto" style:column-width="879.96pt"/>
    </style:style>
    <style:style style:name="co22" style:family="table-column">
      <style:table-column-properties fo:break-before="auto" style:column-width="44.45pt"/>
    </style:style>
    <style:style style:name="co23" style:family="table-column">
      <style:table-column-properties fo:break-before="auto" style:column-width="105.56pt"/>
    </style:style>
    <style:style style:name="co24" style:family="table-column">
      <style:table-column-properties fo:break-before="auto" style:column-width="21.54pt"/>
    </style:style>
    <style:style style:name="co25" style:family="table-column">
      <style:table-column-properties fo:break-before="auto" style:column-width="111.09pt"/>
    </style:style>
    <style:style style:name="co26" style:family="table-column">
      <style:table-column-properties fo:break-before="auto" style:column-width="596.61pt"/>
    </style:style>
    <style:style style:name="co27" style:family="table-column">
      <style:table-column-properties fo:break-before="auto" style:column-width="69.45pt"/>
    </style:style>
    <style:style style:name="co28" style:family="table-column">
      <style:table-column-properties fo:break-before="auto" style:column-width="59.75pt"/>
    </style:style>
    <style:style style:name="co29" style:family="table-column">
      <style:table-column-properties fo:break-before="auto" style:column-width="224.36pt"/>
    </style:style>
    <style:style style:name="co30" style:family="table-column">
      <style:table-column-properties fo:break-before="auto" style:column-width="129.91pt"/>
    </style:style>
    <style:style style:name="co31" style:family="table-column">
      <style:table-column-properties fo:break-before="auto" style:column-width="35.46pt"/>
    </style:style>
    <style:style style:name="co32" style:family="table-column">
      <style:table-column-properties fo:break-before="auto" style:column-width="107.66pt"/>
    </style:style>
    <style:style style:name="co33" style:family="table-column">
      <style:table-column-properties fo:break-before="auto" style:column-width="76.39pt"/>
    </style:style>
    <style:style style:name="co34" style:family="table-column">
      <style:table-column-properties fo:break-before="auto" style:column-width="482.71pt"/>
    </style:style>
    <style:style style:name="co35" style:family="table-column">
      <style:table-column-properties fo:break-before="auto" style:column-width="53.49pt"/>
    </style:style>
    <style:style style:name="co36" style:family="table-column">
      <style:table-column-properties fo:break-before="auto" style:column-width="50pt"/>
    </style:style>
    <style:style style:name="co37" style:family="table-column">
      <style:table-column-properties fo:break-before="auto" style:column-width="650.04pt"/>
    </style:style>
    <style:style style:name="co38" style:family="table-column">
      <style:table-column-properties fo:break-before="auto" style:column-width="97.26pt"/>
    </style:style>
    <style:style style:name="co39" style:family="table-column">
      <style:table-column-properties fo:break-before="auto" style:column-width="55.56pt"/>
    </style:style>
    <style:style style:name="co40" style:family="table-column">
      <style:table-column-properties fo:break-before="auto" style:column-width="22.96pt"/>
    </style:style>
    <style:style style:name="co41" style:family="table-column">
      <style:table-column-properties fo:break-before="auto" style:column-width="27.1pt"/>
    </style:style>
    <style:style style:name="co42" style:family="table-column">
      <style:table-column-properties fo:break-before="auto" style:column-width="74.3pt"/>
    </style:style>
    <style:style style:name="co43" style:family="table-column">
      <style:table-column-properties fo:break-before="auto" style:column-width="709.09pt"/>
    </style:style>
    <style:style style:name="co44" style:family="table-column">
      <style:table-column-properties fo:break-before="auto" style:column-width="170.84pt"/>
    </style:style>
    <style:style style:name="co45" style:family="table-column">
      <style:table-column-properties fo:break-before="auto" style:column-width="155.54pt"/>
    </style:style>
    <style:style style:name="co46" style:family="table-column">
      <style:table-column-properties fo:break-before="auto" style:column-width="62.5pt"/>
    </style:style>
    <style:style style:name="co47" style:family="table-column">
      <style:table-column-properties fo:break-before="auto" style:column-width="47.25pt"/>
    </style:style>
    <style:style style:name="co48" style:family="table-column">
      <style:table-column-properties fo:break-before="auto" style:column-width="18.06pt"/>
    </style:style>
    <style:style style:name="co49" style:family="table-column">
      <style:table-column-properties fo:break-before="auto" style:column-width="75pt"/>
    </style:style>
    <style:style style:name="co50" style:family="table-column">
      <style:table-column-properties fo:break-before="auto" style:column-width="56.24pt"/>
    </style:style>
    <style:style style:name="co51" style:family="table-column">
      <style:table-column-properties fo:break-before="auto" style:column-width="150.69pt"/>
    </style:style>
    <style:style style:name="co52" style:family="table-column">
      <style:table-column-properties fo:break-before="auto" style:column-width="172.94pt"/>
    </style:style>
    <style:style style:name="co53" style:family="table-column">
      <style:table-column-properties fo:break-before="auto" style:column-width="108.34pt"/>
    </style:style>
    <style:style style:name="co54" style:family="table-column">
      <style:table-column-properties fo:break-before="auto" style:column-width="95.84pt"/>
    </style:style>
    <style:style style:name="co55" style:family="table-column">
      <style:table-column-properties fo:break-before="auto" style:column-width="65.99pt"/>
    </style:style>
    <style:style style:name="co56" style:family="table-column">
      <style:table-column-properties fo:break-before="auto" style:column-width="20.86pt"/>
    </style:style>
    <style:style style:name="co57" style:family="table-column">
      <style:table-column-properties fo:break-before="auto" style:column-width="20.15pt"/>
    </style:style>
    <style:style style:name="co58" style:family="table-column">
      <style:table-column-properties fo:break-before="auto" style:column-width="23.61pt"/>
    </style:style>
    <style:style style:name="co59" style:family="table-column">
      <style:table-column-properties fo:break-before="auto" style:column-width="75.71pt"/>
    </style:style>
    <style:style style:name="co60" style:family="table-column">
      <style:table-column-properties fo:break-before="auto" style:column-width="83.34pt"/>
    </style:style>
    <style:style style:name="co61" style:family="table-column">
      <style:table-column-properties fo:break-before="auto" style:column-width="114.6pt"/>
    </style:style>
    <style:style style:name="co62" style:family="table-column">
      <style:table-column-properties fo:break-before="auto" style:column-width="71.55pt"/>
    </style:style>
    <style:style style:name="co63" style:family="table-column">
      <style:table-column-properties fo:break-before="auto" style:column-width="141.7pt"/>
    </style:style>
    <style:style style:name="co64" style:family="table-column">
      <style:table-column-properties fo:break-before="auto" style:column-width="22.2pt"/>
    </style:style>
    <style:style style:name="co65" style:family="table-column">
      <style:table-column-properties fo:break-before="auto" style:column-width="197.26pt"/>
    </style:style>
    <style:style style:name="co66" style:family="table-column">
      <style:table-column-properties fo:break-before="auto" style:column-width="154.91pt"/>
    </style:style>
    <style:style style:name="co67" style:family="table-column">
      <style:table-column-properties fo:break-before="auto" style:column-width="180.54pt"/>
    </style:style>
    <style:style style:name="co68" style:family="table-column">
      <style:table-column-properties fo:break-before="auto" style:column-width="72.96pt"/>
    </style:style>
    <style:style style:name="co69" style:family="table-column">
      <style:table-column-properties fo:break-before="auto" style:column-width="164.61pt"/>
    </style:style>
    <style:style style:name="co70" style:family="table-column">
      <style:table-column-properties fo:break-before="auto" style:column-width="175.01pt"/>
    </style:style>
    <style:style style:name="co71" style:family="table-column">
      <style:table-column-properties fo:break-before="auto" style:column-width="50.71pt"/>
    </style:style>
    <style:style style:name="co72" style:family="table-column">
      <style:table-column-properties fo:break-before="auto" style:column-width="147.94pt"/>
    </style:style>
    <style:style style:name="co73" style:family="table-column">
      <style:table-column-properties fo:break-before="auto" style:column-width="181.96pt"/>
    </style:style>
    <style:style style:name="co74" style:family="table-column">
      <style:table-column-properties fo:break-before="auto" style:column-width="29.91pt"/>
    </style:style>
    <style:style style:name="co75" style:family="table-column">
      <style:table-column-properties fo:break-before="auto" style:column-width="325.76pt"/>
    </style:style>
    <style:style style:name="co76" style:family="table-column">
      <style:table-column-properties fo:break-before="auto" style:column-width="276.41pt"/>
    </style:style>
    <style:style style:name="co77" style:family="table-column">
      <style:table-column-properties fo:break-before="auto" style:column-width="274.99pt"/>
    </style:style>
    <style:style style:name="co78" style:family="table-column">
      <style:table-column-properties fo:break-before="auto" style:column-width="40.99pt"/>
    </style:style>
    <style:style style:name="co79" style:family="table-column">
      <style:table-column-properties fo:break-before="auto" style:column-width="236.8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42.75pt" fo:break-before="auto" style:use-optimal-row-height="false"/>
    </style:style>
    <style:style style:name="ro5" style:family="table-row">
      <style:table-row-properties style:row-height="54.74pt" fo:break-before="auto" style:use-optimal-row-height="false"/>
    </style:style>
    <style:style style:name="ro6" style:family="table-row">
      <style:table-row-properties style:row-height="73.5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5.76pt" fo:break-before="auto" style:use-optimal-row-height="true"/>
    </style:style>
    <style:style style:name="ta1" style:family="table" style:master-page-name="PageStyle_5f_templates">
      <style:table-properties table:display="true" style:writing-mode="lr-tb"/>
    </style:style>
    <style:style style:name="ta2" style:family="table" style:master-page-name="PageStyle_5f_discipline">
      <style:table-properties table:display="false" style:writing-mode="lr-tb"/>
    </style:style>
    <style:style style:name="ta3" style:family="table" style:master-page-name="PageStyle_5f_manuali">
      <style:table-properties table:display="false" style:writing-mode="lr-tb"/>
    </style:style>
    <style:style style:name="ta4" style:family="table" style:master-page-name="PageStyle_5f_periodo">
      <style:table-properties table:display="false" style:writing-mode="lr-tb"/>
    </style:style>
    <style:style style:name="ta5" style:family="table" style:master-page-name="PageStyle_5f_competenze_5f_disciplinari">
      <style:table-properties table:display="false" style:writing-mode="lr-tb"/>
    </style:style>
    <style:style style:name="ta6" style:family="table" style:master-page-name="PageStyle_5f_nuclei_5f_fondanti">
      <style:table-properties table:display="false" style:writing-mode="lr-tb"/>
    </style:style>
    <style:style style:name="ta7" style:family="table" style:master-page-name="PageStyle_5f_eqf">
      <style:table-properties table:display="false" style:writing-mode="lr-tb"/>
    </style:style>
    <style:style style:name="ta8" style:family="table" style:master-page-name="PageStyle_5f_risultati_5f_minimi">
      <style:table-properties table:display="false" style:writing-mode="lr-tb"/>
    </style:style>
    <style:style style:name="ta9" style:family="table" style:master-page-name="PageStyle_5f_conoscenze">
      <style:table-properties table:display="false" style:writing-mode="lr-tb"/>
    </style:style>
    <style:style style:name="ta10" style:family="table" style:master-page-name="PageStyle_5f_parametri_5f_elenchi">
      <style:table-properties table:display="true" style:writing-mode="lr-tb"/>
    </style:style>
    <style:style style:name="ta11" style:family="table" style:master-page-name="PageStyle_5f_abilità">
      <style:table-properties table:display="false" style:writing-mode="lr-tb"/>
    </style:style>
    <style:style style:name="ta12" style:family="table" style:master-page-name="PageStyle_5f_competenze_5f_trasversali">
      <style:table-properties table:display="false" style:writing-mode="lr-tb"/>
    </style:style>
    <style:style style:name="ta13" style:family="table" style:master-page-name="PageStyle_5f_classi">
      <style:table-properties table:display="true" style:writing-mode="lr-tb"/>
    </style:style>
    <style:style style:name="ta14" style:family="table" style:master-page-name="PageStyle_5f_docenti">
      <style:table-properties table:display="true" style:writing-mode="lr-tb"/>
    </style:style>
    <style:style style:name="ta15" style:family="table" style:master-page-name="PageStyle_5f_programmazioni">
      <style:table-properties table:display="true" style:writing-mode="lr-tb"/>
    </style:style>
    <style:style style:name="ta16" style:family="table" style:master-page-name="PageStyle_5f_moduli">
      <style:table-properties table:display="true" style:writing-mode="lr-tb"/>
    </style:style>
    <style:style style:name="ta17" style:family="table" style:master-page-name="PageStyle_5f_ud">
      <style:table-properties table:display="true" style:writing-mode="lr-tb"/>
    </style:style>
    <style:style style:name="ta18" style:family="table" style:master-page-name="PageStyle_5f_uda">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 style:family="table-cell" style:parent-style-name="Default">
      <style:table-cell-properties fo:background-color="#f6f8f9" style:diagonal-bl-tr="none" style:diagonal-tl-br="none" style:text-align-source="fix" style:repeat-content="false" fo:wrap-option="no-wrap" fo:border="0.74pt solid #f6f8f9"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Default">
      <style:table-cell-properties fo:background-color="#f6f8f9"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no-wrap" fo:border="0.74pt solid #f6f8f9"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8" style:family="table-cell" style:parent-style-name="Default">
      <style:table-cell-properties fo:border-bottom="0.74pt solid #ffffff" fo:background-color="#fffff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9" style:family="table-cell" style:parent-style-name="Default">
      <style:table-cell-properties fo:border-bottom="0.74pt solid #f6f8f9" fo:background-color="#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0" style:family="table-cell" style:parent-style-name="Default">
      <style:table-cell-properties fo:border-bottom="0.74pt solid #ffffff" fo:background-color="#f6f8f9"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1" style:family="table-cell" style:parent-style-name="Default">
      <style:table-cell-properties fo:border-bottom="0.74pt solid #f6f8f9" fo:background-color="#ffffff"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ackground-color="#f6f8f9"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32" style:family="table-cell" style:parent-style-name="Default">
      <style:table-cell-properties fo:background-color="#f6f8f9"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33"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Trasversale&quot;;&quot;Sistemi e Reti&quot;;&quot;Tecnologia e Progettazione di Sistemi Informatici e di Telecomunicazioni&quot;;&quot;Intelligenza Artificiale&quot;)" table:allow-empty-cell="true" table:display-list="unsorted" table:base-cell-address="discipline.A2"/>
        <table:content-validation table:name="val2" table:condition="of:cell-content-is-in-list(#ref!)" table:allow-empty-cell="true" table:display-list="unsorted" table:base-cell-address="manuali.C2"/>
        <table:content-validation table:name="val3" table:condition="of:cell-content-is-in-list(#ref!)" table:allow-empty-cell="true" table:display-list="unsorted" table:base-cell-address="competenze_disciplinari.C2"/>
        <table:content-validation table:name="val4" table:condition="of:cell-content-is-in-list(&quot;3&quot;;&quot;4&quot;;&quot;5&quot;)" table:allow-empty-cell="true" table:display-list="unsorted" table:base-cell-address="nuclei_fondanti.B2">
          <table:error-message table:message-type="stop" table:display="true"/>
        </table:content-validation>
        <table:content-validation table:name="val5" table:condition="of:cell-content-is-in-list(#ref!)" table:allow-empty-cell="true" table:display-list="unsorted" table:base-cell-address="nuclei_fondanti.C2"/>
        <table:content-validation table:name="val6" table:condition="of:cell-content-is-in-list(#ref!)" table:allow-empty-cell="true" table:display-list="unsorted" table:base-cell-address="eqf.A2"/>
        <table:content-validation table:name="val7" table:condition="of:cell-content-is-in-list(#ref!)" table:allow-empty-cell="true" table:display-list="unsorted" table:base-cell-address="conoscenze.B2"/>
        <table:content-validation table:name="val8" table:condition="of:cell-content-is-in-list(#ref!)" table:allow-empty-cell="true" table:display-list="unsorted" table:base-cell-address="abilità.B2"/>
        <table:content-validation table:name="val9" table:condition="of:cell-content-is-in-list(&quot;ministeriale&quot;;&quot;dipartimentale&quot;)" table:allow-empty-cell="true" table:display-list="unsorted" table:base-cell-address="abilità.E2"/>
        <table:content-validation table:name="val10" table:condition="of:cell-content-is-in-list(&quot;cognitiva&quot;;&quot;pratica&quot;)" table:allow-empty-cell="true" table:display-list="unsorted" table:base-cell-address="abilità.F2"/>
        <table:content-validation table:name="val11" table:condition="of:cell-content-is-in-list(#ref!)" table:allow-empty-cell="true" table:display-list="unsorted" table:base-cell-address="competenze_trasversali.E2"/>
        <table:content-validation table:name="val12" table:condition="of:cell-content-is-in-list(#ref!)" table:allow-empty-cell="true" table:display-list="unsorted" table:base-cell-address="programmazioni.F2"/>
        <table:content-validation table:name="val13" table:condition="of:cell-content-is-in-list(#ref!)" table:allow-empty-cell="true" table:display-list="unsorted" table:base-cell-address="moduli.A2"/>
        <table:content-validation table:name="val14" table:condition="of:cell-content-is-in-list(#ref!)" table:allow-empty-cell="true" table:display-list="unsorted" table:base-cell-address="ud.C2"/>
      </table:content-validations>
      <table:table table:name="templat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chiave</text:p>
          </table:table-cell>
          <table:table-cell table:style-name="ce1" office:value-type="string" calcext:value-type="string">
            <text:p>valore</text:p>
          </table:table-cell>
          <table:table-cell table:number-columns-repeated="1022"/>
        </table:table-row>
        <table:table-row table:style-name="ro1">
          <table:table-cell table:style-name="ce2" office:value-type="string" calcext:value-type="string">
            <text:p>cartella_destinazione</text:p>
          </table:table-cell>
          <table:table-cell table:style-name="ce2" office:value-type="string" calcext:value-type="string">
            <text:p>1VuIhKliG7zLA9BSGKtQGuBEkdTLPfrF8</text:p>
          </table:table-cell>
          <table:table-cell table:number-columns-repeated="1022"/>
        </table:table-row>
        <table:table-row table:style-name="ro1">
          <table:table-cell table:style-name="ce2" office:value-type="string" calcext:value-type="string">
            <text:p>id_template</text:p>
          </table:table-cell>
          <table:table-cell table:style-name="ce2" office:value-type="string" calcext:value-type="string">
            <text:p>18pyduR_I63YwdHKAcDdwDvez8wlo2W0gNBUow5k4RFE</text:p>
          </table:table-cell>
          <table:table-cell table:number-columns-repeated="1022"/>
        </table:table-row>
        <table:table-row table:style-name="ro1">
          <table:table-cell table:style-name="ce2" office:value-type="string" calcext:value-type="string">
            <text:p>id_sinottica</text:p>
          </table:table-cell>
          <table:table-cell table:style-name="ce2" office:value-type="string" calcext:value-type="string">
            <text:p>1uQ9cT-A0K1t5U647bZQ_SLeSrcZCB3DU5oqpcat8D4I</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discipline" table:style-name="ta2">
        <table:table-column table:style-name="co4" table:default-cell-style-name="Default"/>
        <table:table-column table:style-name="co3" table:default-cell-style-name="Default"/>
        <table:table-column table:style-name="co5" table:default-cell-style-name="Default"/>
        <table:table-column table:style-name="co3" table:number-columns-repeated="1021" table:default-cell-style-name="Default"/>
        <table:table-row table:style-name="ro1">
          <table:table-cell table:style-name="ce3" office:value-type="string" calcext:value-type="string">
            <text:p>nome</text:p>
          </table:table-cell>
          <table:table-cell table:style-name="ce3" office:value-type="string" calcext:value-type="string">
            <text:p>alias</text:p>
          </table:table-cell>
          <table:table-cell table:style-name="ce3" office:value-type="string" calcext:value-type="string">
            <text:p>finalità</text:p>
          </table:table-cell>
          <table:table-cell table:number-columns-repeated="1021"/>
        </table:table-row>
        <table:table-row table:style-name="ro1">
          <table:table-cell table:style-name="ce4" table:content-validation-name="val1" office:value-type="string" calcext:value-type="string">
            <text:p>Sistemi e Reti</text:p>
          </table:table-cell>
          <table:table-cell table:style-name="ce4" office:value-type="string" calcext:value-type="string">
            <text:p>Sistemi</text:p>
          </table:table-cell>
          <table:table-cell table:style-name="ce4" office:value-type="string"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number-columns-repeated="1021"/>
        </table:table-row>
        <table:table-row table:style-name="ro1">
          <table:table-cell table:style-name="ce4" table:content-validation-name="val1" office:value-type="string" calcext:value-type="string">
            <text:p>Tecnologia e Progettazione di Sistemi Informatici e di Telecomunicazioni</text:p>
          </table:table-cell>
          <table:table-cell table:style-name="ce4" office:value-type="string" calcext:value-type="string">
            <text:p>TeP</text:p>
          </table:table-cell>
          <table:table-cell table:style-name="ce4" office:value-type="string" calcext:value-type="string">
            <text:p>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text:p>
            <text:p>- cogliere l’importanza dell’orientamento al risultato, del lavoro per obiettivi e della necessità di assumere responsabilità nel rispetto dell’etica e della deontologia professionale. </text:p>
            <text:p>- orientarsi nella normativa che disciplina i processi produttivi del settore di riferimento, con particolare 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 strumenti di progettazione, documentazione e controllo. </text:p>
            <text:p>- essere capace di lavorare in gruppo o a livello autonomo in attività inerenti la progettazione, lo sviluppo e la gestione di semplici sistemi informatici. </text:p>
            <text:p>- riconoscere gli aspetti di efficacia, efficienza e qualità nella propria attività lavorativa.  </text:p>
            <text:p>- utilizzare modelli appropriati per investigare su fenomeni e interpretare dati sperimentali. </text:p>
            <text:p>- utilizzare le reti e gli strumenti informatici nelle attività di studio e di ricerca. </text:p>
          </table:table-cell>
          <table:table-cell table:number-columns-repeated="1021"/>
        </table:table-row>
        <table:table-row table:style-name="ro1">
          <table:table-cell table:style-name="ce4" table:content-validation-name="val1" office:value-type="string" calcext:value-type="string">
            <text:p>Intelligenza Artificiale</text:p>
          </table:table-cell>
          <table:table-cell table:style-name="ce4" office:value-type="string" calcext:value-type="string">
            <text:p>IA</text:p>
          </table:table-cell>
          <table:table-cell table:style-name="ce5" office:value-type="string" calcext:value-type="string">
            <text:p>La disciplina "Intelligenza Artificiale" mira a fornire agli studenti una solida comprensione dei principi fondamentali che governano i sistemi intelligenti. Questo include la comprensione dei concetti di machine learning, reti neurali e altri metodi utilizzati nell'IA. Gli studenti devono essere in grado di comprendere come funzionano questi algoritmi, le loro applicazioni e le loro limitazioni. Oltre alla comprensione teorica, la disciplina dell'IA mira a coinvolgere attivamente gli studenti nel processo di apprendimento pratico e nello sviluppo delle competenze necessarie per applicare i concetti teorici in contesti reali. Questo coinvolge l'utilizzo di strumenti e tecniche pratiche per la progettazione e l'implementazione. Attraverso progetti pratici, esercitazioni di laboratorio e studi di caso, gli studenti avranno l'opportunità di applicare direttamente i concetti appresi e di sviluppare le loro capacità nell'uso degli strumenti dell'IA, come Python e le librerie correlate.</text:p>
          </table:table-cell>
          <table:table-cell table:number-columns-repeated="1021"/>
        </table:table-row>
        <table:table-row table:style-name="ro2" table:number-rows-repeated="1048571">
          <table:table-cell table:number-columns-repeated="1024"/>
        </table:table-row>
        <table:table-row table:style-name="ro2">
          <table:table-cell table:number-columns-repeated="1024"/>
        </table:table-row>
      </table:table>
      <table:table table:name="manuali" table:style-name="ta3">
        <table:table-column table:style-name="co6" table:default-cell-style-name="Default"/>
        <table:table-column table:style-name="co7" table:default-cell-style-name="Default"/>
        <table:table-column table:style-name="co8" table:default-cell-style-name="Default"/>
        <table:table-column table:style-name="co3" table:number-columns-repeated="1021" table:default-cell-style-name="Default"/>
        <table:table-row table:style-name="ro1">
          <table:table-cell table:style-name="ce1" office:value-type="string" calcext:value-type="string">
            <text:p>titolo</text:p>
          </table:table-cell>
          <table:table-cell table:style-name="ce1" office:value-type="string" calcext:value-type="string">
            <text:p>anno</text:p>
          </table:table-cell>
          <table:table-cell table:style-name="ce1" office:value-type="string" calcext:value-type="string">
            <text:p>disciplina</text:p>
          </table:table-cell>
          <table:table-cell table:number-columns-repeated="1021"/>
        </table:table-row>
        <table:table-row table:style-name="ro1">
          <table:table-cell table:style-name="ce2" office:value-type="string" calcext:value-type="string">
            <text:p>Dispense e quaderni Colab forniti dal docente</text:p>
          </table:table-cell>
          <table:table-cell table:style-name="ce2" office:value-type="float" office:value="5" calcext:value-type="float">
            <text:p>5</text:p>
          </table:table-cell>
          <table:table-cell table:style-name="ce2" table:content-validation-name="val2" office:value-type="string" calcext:value-type="string">
            <text:p>TeP</text:p>
          </table:table-cell>
          <table:table-cell table:number-columns-repeated="1021"/>
        </table:table-row>
        <table:table-row table:style-name="ro1">
          <table:table-cell table:style-name="ce2" office:value-type="string" calcext:value-type="string">
            <text:p>Elena Baldino, Renato Rondano, Antonio Spano, Cesare Iacobelli, Internetworking - Sistemi e reti Terza edizione vol.4, 5, Juvenilia Scuola, ISBN: 9788874857524, 9788874857562; Dispense e quaderni Colab forniti dal docente</text:p>
          </table:table-cell>
          <table:table-cell table:style-name="ce2" office:value-type="float" office:value="5" calcext:value-type="float">
            <text:p>5</text:p>
          </table:table-cell>
          <table:table-cell table:style-name="ce2" table:content-validation-name="val2" office:value-type="string" calcext:value-type="string">
            <text:p>Sistemi</text:p>
          </table:table-cell>
          <table:table-cell table:number-columns-repeated="1021"/>
        </table:table-row>
        <table:table-row table:style-name="ro1">
          <table:table-cell table:style-name="ce2" office:value-type="string" calcext:value-type="string">
            <text:p>Simone Conradi, Roberta Molinari, Intelligenza artificiale Cogito ergo sum?, Zanichelli, ISBN:9788808199812; Dispense e quaderni Colab forniti dal docente</text:p>
          </table:table-cell>
          <table:table-cell table:style-name="ce2" office:value-type="float" office:value="5" calcext:value-type="float">
            <text:p>5</text:p>
          </table:table-cell>
          <table:table-cell table:style-name="ce2" table:content-validation-name="val2" office:value-type="string" calcext:value-type="string">
            <text:p>IA</text:p>
          </table:table-cell>
          <table:table-cell table:number-columns-repeated="1021"/>
        </table:table-row>
        <table:table-row table:style-name="ro2" table:number-rows-repeated="1048571">
          <table:table-cell table:number-columns-repeated="1024"/>
        </table:table-row>
        <table:table-row table:style-name="ro2">
          <table:table-cell table:number-columns-repeated="1024"/>
        </table:table-row>
      </table:table>
      <table:table table:name="periodo" table:style-name="ta4">
        <table:table-column table:style-name="co9" table:default-cell-style-name="Default"/>
        <table:table-column table:style-name="co3" table:number-columns-repeated="1023" table:default-cell-style-name="Default"/>
        <table:table-row table:style-name="ro1">
          <table:table-cell table:style-name="ce3" office:value-type="string" calcext:value-type="string">
            <text:p>nome</text:p>
          </table:table-cell>
          <table:table-cell table:number-columns-repeated="1023"/>
        </table:table-row>
        <table:table-row table:style-name="ro1">
          <table:table-cell table:style-name="ce2" office:value-type="string" calcext:value-type="string">
            <text:p>primo biennio</text:p>
          </table:table-cell>
          <table:table-cell table:number-columns-repeated="1023"/>
        </table:table-row>
        <table:table-row table:style-name="ro1">
          <table:table-cell table:style-name="ce2" office:value-type="string" calcext:value-type="string">
            <text:p>secondo biennio</text:p>
          </table:table-cell>
          <table:table-cell table:number-columns-repeated="1023"/>
        </table:table-row>
        <table:table-row table:style-name="ro1">
          <table:table-cell table:style-name="ce2" office:value-type="string" calcext:value-type="string">
            <text:p>ultimo anno</text:p>
          </table:table-cell>
          <table:table-cell table:number-columns-repeated="1023"/>
        </table:table-row>
        <table:table-row table:style-name="ro1">
          <table:table-cell table:style-name="ce2" office:value-type="string" calcext:value-type="string">
            <text:p>quinquiennio</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competenze_disciplinari" table:style-name="ta5">
        <table:table-column table:style-name="co10" table:default-cell-style-name="Default"/>
        <table:table-column table:style-name="co11" table:default-cell-style-name="Default"/>
        <table:table-column table:style-name="co12" table:default-cell-style-name="Default"/>
        <table:table-column table:style-name="co3" table:number-columns-repeated="1021" table:default-cell-style-name="Default"/>
        <table:table-row table:style-name="ro1">
          <table:table-cell table:style-name="ce1" office:value-type="string" calcext:value-type="string">
            <text:p>codice</text:p>
          </table:table-cell>
          <table:table-cell table:style-name="ce1" office:value-type="string" calcext:value-type="string">
            <text:p>nome</text:p>
          </table:table-cell>
          <table:table-cell table:style-name="ce6" office:value-type="string" calcext:value-type="string">
            <text:p>alias_disciplina</text:p>
          </table:table-cell>
          <table:table-cell table:style-name="ce7" table:number-columns-repeated="19"/>
          <table:table-cell table:number-columns-repeated="1002"/>
        </table:table-row>
        <table:table-row table:style-name="ro1">
          <table:table-cell table:style-name="ce2" office:value-type="string" calcext:value-type="string">
            <text:p>C1/d</text:p>
          </table:table-cell>
          <table:table-cell table:style-name="ce2" office:value-type="string" calcext:value-type="string">
            <text:p>Configurare, installare e gestire sistemi di elaborazione dati e reti;</text:p>
          </table:table-cell>
          <table:table-cell table:style-name="ce2" table:content-validation-name="val3" office:value-type="string" calcext:value-type="string">
            <text:p>TeP</text:p>
          </table:table-cell>
          <table:table-cell table:style-name="ce8"/>
          <table:table-cell table:number-columns-repeated="2"/>
          <table:table-cell table:style-name="ce8" table:number-columns-repeated="16"/>
          <table:table-cell table:number-columns-repeated="1002"/>
        </table:table-row>
        <table:table-row table:style-name="ro1">
          <table:table-cell table:style-name="ce2" office:value-type="string" calcext:value-type="string">
            <text:p>C2/d</text:p>
          </table:table-cell>
          <table:table-cell table:style-name="ce2" office:value-type="string" calcext:value-type="string">
            <text:p>Gestire processi produttivi correlati a funzioni aziendali;</text:p>
          </table:table-cell>
          <table:table-cell table:style-name="ce2" table:content-validation-name="val3" office:value-type="string" calcext:value-type="string">
            <text:p>TeP</text:p>
          </table:table-cell>
          <table:table-cell table:style-name="ce8"/>
          <table:table-cell table:number-columns-repeated="2"/>
          <table:table-cell table:style-name="ce8" table:number-columns-repeated="16"/>
          <table:table-cell table:number-columns-repeated="1002"/>
        </table:table-row>
        <table:table-row table:style-name="ro1">
          <table:table-cell table:style-name="ce2" office:value-type="string" calcext:value-type="string">
            <text:p>C3/d</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table:content-validation-name="val3" office:value-type="string" calcext:value-type="string">
            <text:p>TeP</text:p>
          </table:table-cell>
          <table:table-cell table:style-name="ce8"/>
          <table:table-cell table:number-columns-repeated="2"/>
          <table:table-cell table:style-name="ce8" table:number-columns-repeated="16"/>
          <table:table-cell table:number-columns-repeated="1002"/>
        </table:table-row>
        <table:table-row table:style-name="ro1">
          <table:table-cell table:style-name="ce2" office:value-type="string" calcext:value-type="string">
            <text:p>C4/d</text:p>
          </table:table-cell>
          <table:table-cell table:style-name="ce2" office:value-type="string" calcext:value-type="string">
            <text:p>Redigere relazioni tecniche e documentare le attività individuali e di gruppo relative a situazioni professionali.</text:p>
          </table:table-cell>
          <table:table-cell table:style-name="ce2" table:content-validation-name="val3" office:value-type="string" calcext:value-type="string">
            <text:p>TeP</text:p>
          </table:table-cell>
          <table:table-cell table:style-name="ce8"/>
          <table:table-cell table:number-columns-repeated="2"/>
          <table:table-cell table:style-name="ce8" table:number-columns-repeated="16"/>
          <table:table-cell table:number-columns-repeated="1002"/>
        </table:table-row>
        <table:table-row table:style-name="ro1">
          <table:table-cell table:style-name="ce2" office:value-type="string" calcext:value-type="string">
            <text:p>C5/d</text:p>
          </table:table-cell>
          <table:table-cell table:style-name="ce2" office:value-type="string" calcext:value-type="string">
            <text:p>Scegliere dispositivi e strumenti in base alle loro caratteristiche funzionali;</text:p>
          </table:table-cell>
          <table:table-cell table:style-name="ce2" table:content-validation-name="val3" office:value-type="string" calcext:value-type="string">
            <text:p>TeP</text:p>
          </table:table-cell>
          <table:table-cell table:style-name="ce8"/>
          <table:table-cell table:number-columns-repeated="2"/>
          <table:table-cell table:style-name="ce8" table:number-columns-repeated="16"/>
          <table:table-cell table:number-columns-repeated="1002"/>
        </table:table-row>
        <table:table-row table:style-name="ro1">
          <table:table-cell table:style-name="ce2" office:value-type="string" calcext:value-type="string">
            <text:p>C6/d</text:p>
          </table:table-cell>
          <table:table-cell table:style-name="ce2" office:value-type="string" calcext:value-type="string">
            <text:p>Sviluppare applicazioni informatiche per reti locali o servizi a distanza;</text:p>
          </table:table-cell>
          <table:table-cell table:style-name="ce2" table:content-validation-name="val3" office:value-type="string" calcext:value-type="string">
            <text:p>TeP</text:p>
          </table:table-cell>
          <table:table-cell table:style-name="ce8" table:number-columns-repeated="19"/>
          <table:table-cell table:number-columns-repeated="1002"/>
        </table:table-row>
        <table:table-row table:style-name="ro1">
          <table:table-cell table:style-name="ce2" office:value-type="string" calcext:value-type="string">
            <text:p>C1/d</text:p>
          </table:table-cell>
          <table:table-cell table:style-name="ce2" office:value-type="string" calcext:value-type="string">
            <text:p>Analizzare il valore, i limiti e i rischi delle varie soluzioni tecniche per la vita sociale e culturale con particolare attenzione alla sicurezza nei luoghi di vita e di lavoro, alla tutela della persona, dell’ambiente e del territorio</text:p>
          </table:table-cell>
          <table:table-cell table:style-name="ce2" table:content-validation-name="val3" office:value-type="string" calcext:value-type="string">
            <text:p>Sistemi</text:p>
          </table:table-cell>
          <table:table-cell table:style-name="ce8" table:number-columns-repeated="19"/>
          <table:table-cell table:number-columns-repeated="1002"/>
        </table:table-row>
        <table:table-row table:style-name="ro1">
          <table:table-cell table:style-name="ce2" office:value-type="string" calcext:value-type="string">
            <text:p>C2/d</text:p>
          </table:table-cell>
          <table:table-cell table:style-name="ce2" office:value-type="string" calcext:value-type="string">
            <text:p>Configurare, installare e gestire sistemi di elaborazione dati e reti</text:p>
          </table:table-cell>
          <table:table-cell table:style-name="ce2" table:content-validation-name="val3" office:value-type="string" calcext:value-type="string">
            <text:p>Sistemi</text:p>
          </table:table-cell>
          <table:table-cell table:style-name="ce8" table:number-columns-repeated="19"/>
          <table:table-cell table:number-columns-repeated="1002"/>
        </table:table-row>
        <table:table-row table:style-name="ro1">
          <table:table-cell table:style-name="ce2" office:value-type="string" calcext:value-type="string">
            <text:p>C3/d</text:p>
          </table:table-cell>
          <table:table-cell table:style-name="ce2" office:value-type="string" calcext:value-type="string">
            <text:p>Descrivere e comparare il funzionamento di dispositivi e strumenti elettronici e di telecomunicazione;</text:p>
          </table:table-cell>
          <table:table-cell table:style-name="ce2" table:content-validation-name="val3" office:value-type="string" calcext:value-type="string">
            <text:p>Sistemi</text:p>
          </table:table-cell>
          <table:table-cell table:style-name="ce8" table:number-columns-repeated="19"/>
          <table:table-cell table:number-columns-repeated="1002"/>
        </table:table-row>
        <table:table-row table:style-name="ro1">
          <table:table-cell table:style-name="ce2" office:value-type="string" calcext:value-type="string">
            <text:p>C4/d</text:p>
          </table:table-cell>
          <table:table-cell table:style-name="ce2" office:value-type="string" calcext:value-type="string">
            <text:p>Gestire progetti secondo le procedure e gli standard previsti dai sistemi aziendali di gestione della qualità e della sicurezza</text:p>
          </table:table-cell>
          <table:table-cell table:style-name="ce2" table:content-validation-name="val3" office:value-type="string" calcext:value-type="string">
            <text:p>Sistemi</text:p>
          </table:table-cell>
          <table:table-cell table:style-name="ce8" table:number-columns-repeated="19"/>
          <table:table-cell table:number-columns-repeated="1002"/>
        </table:table-row>
        <table:table-row table:style-name="ro1">
          <table:table-cell table:style-name="ce2" office:value-type="string" calcext:value-type="string">
            <text:p>C5/d</text:p>
          </table:table-cell>
          <table:table-cell table:style-name="ce2" office:value-type="string" calcext:value-type="string">
            <text:p>Scegliere dispositivi e strumenti in base alle loro caratteristiche funzionali</text:p>
          </table:table-cell>
          <table:table-cell table:style-name="ce2" table:content-validation-name="val3" office:value-type="string" calcext:value-type="string">
            <text:p>Sistemi</text:p>
          </table:table-cell>
          <table:table-cell table:style-name="ce8" table:number-columns-repeated="19"/>
          <table:table-cell table:number-columns-repeated="1002"/>
        </table:table-row>
        <table:table-row table:style-name="ro1">
          <table:table-cell table:style-name="ce2" office:value-type="string" calcext:value-type="string">
            <text:p>C6/d</text:p>
          </table:table-cell>
          <table:table-cell table:style-name="ce2" office:value-type="string" calcext:value-type="string">
            <text:p>Utilizzare le reti e gli strumenti informatici nelle attività di studio, ricerca e approfondimento disciplinare</text:p>
          </table:table-cell>
          <table:table-cell table:style-name="ce2" table:content-validation-name="val3" office:value-type="string" calcext:value-type="string">
            <text:p>Sistemi</text:p>
          </table:table-cell>
          <table:table-cell table:style-name="ce8" table:number-columns-repeated="19"/>
          <table:table-cell table:number-columns-repeated="1002"/>
        </table:table-row>
        <table:table-row table:style-name="ro1">
          <table:table-cell table:style-name="ce2" office:value-type="string" calcext:value-type="string">
            <text:p>C1/d</text:p>
          </table:table-cell>
          <table:table-cell table:style-name="ce2" office:value-type="string" calcext:value-type="string">
            <text:p>Configurare, installare e gestire sistemi di elaborazione dati e reti.</text:p>
          </table:table-cell>
          <table:table-cell table:style-name="ce2" table:content-validation-name="val3" office:value-type="string" calcext:value-type="string">
            <text:p>IA</text:p>
          </table:table-cell>
          <table:table-cell table:style-name="ce8" table:number-columns-repeated="19"/>
          <table:table-cell table:number-columns-repeated="1002"/>
        </table:table-row>
        <table:table-row table:style-name="ro1">
          <table:table-cell table:style-name="ce2" office:value-type="string" calcext:value-type="string">
            <text:p>C2/d</text:p>
          </table:table-cell>
          <table:table-cell table:style-name="ce2" office:value-type="string" calcext:value-type="string">
            <text:p>Redigere relazioni tecniche e documentare le attività individuali e di gruppo relative a situazioni professionali.</text:p>
          </table:table-cell>
          <table:table-cell table:style-name="ce2" table:content-validation-name="val3" office:value-type="string" calcext:value-type="string">
            <text:p>IA</text:p>
          </table:table-cell>
          <table:table-cell table:style-name="ce8" table:number-columns-repeated="19"/>
          <table:table-cell table:number-columns-repeated="1002"/>
        </table:table-row>
        <table:table-row table:style-name="ro1">
          <table:table-cell table:style-name="ce2" office:value-type="string" calcext:value-type="string">
            <text:p>C3/d</text:p>
          </table:table-cell>
          <table:table-cell table:style-name="ce2" office:value-type="string" calcext:value-type="string">
            <text:p>Sviluppare applicazioni informatiche per reti locali o servizi a distanza</text:p>
          </table:table-cell>
          <table:table-cell table:style-name="ce2" table:content-validation-name="val3" office:value-type="string" calcext:value-type="string">
            <text:p>IA</text:p>
          </table:table-cell>
          <table:table-cell table:style-name="ce8" table:number-columns-repeated="19"/>
          <table:table-cell table:number-columns-repeated="1002"/>
        </table:table-row>
        <table:table-row table:style-name="ro2" table:number-rows-repeated="1048559">
          <table:table-cell table:number-columns-repeated="1024"/>
        </table:table-row>
        <table:table-row table:style-name="ro2">
          <table:table-cell table:number-columns-repeated="1024"/>
        </table:table-row>
        <table:named-expressions>
          <table:named-range table:name="_xlnm._FilterDatabase" table:base-cell-address="$templates.$A$1" table:cell-range-address="$competenze_disciplinari.$A$1:.$C$16"/>
        </table:named-expressions>
      </table:table>
      <table:table table:name="nuclei_fondanti" table:style-name="ta6">
        <table:table-column table:style-name="co13" table:default-cell-style-name="Default"/>
        <table:table-column table:style-name="co3" table:default-cell-style-name="Default"/>
        <table:table-column table:style-name="co8" table:default-cell-style-name="Default"/>
        <table:table-column table:style-name="co14" table:default-cell-style-name="Default"/>
        <table:table-column table:style-name="co3" table:number-columns-repeated="1020" table:default-cell-style-name="Default"/>
        <table:table-row table:style-name="ro1">
          <table:table-cell table:style-name="ce1" office:value-type="string" calcext:value-type="string">
            <text:p>codice</text:p>
          </table:table-cell>
          <table:table-cell table:style-name="ce1" office:value-type="string" calcext:value-type="string">
            <text:p>anno</text:p>
          </table:table-cell>
          <table:table-cell table:style-name="ce1" office:value-type="string" calcext:value-type="string">
            <text:p>alias_disciplina</text:p>
          </table:table-cell>
          <table:table-cell table:style-name="ce1" office:value-type="string" calcext:value-type="string">
            <text:p>descrizione</text:p>
          </table:table-cell>
          <table:table-cell table:number-columns-repeated="1020"/>
        </table:table-row>
        <table:table-row table:style-name="ro1">
          <table:table-cell table:style-name="ce8" office:value-type="string" calcext:value-type="string">
            <text:p>N1</text:p>
          </table:table-cell>
          <table:table-cell table:style-name="ce8" table:content-validation-name="val4" office:value-type="float" office:value="3" calcext:value-type="float">
            <text:p>3</text:p>
          </table:table-cell>
          <table:table-cell table:style-name="ce8" table:content-validation-name="val5" office:value-type="string" calcext:value-type="string">
            <text:p>TeP</text:p>
          </table:table-cell>
          <table:table-cell table:style-name="ce8" office:value-type="string" calcext:value-type="string">
            <text:p>Gestione delle risorse</text:p>
          </table:table-cell>
          <table:table-cell table:number-columns-repeated="1020"/>
        </table:table-row>
        <table:table-row table:style-name="ro1">
          <table:table-cell table:style-name="ce8" office:value-type="string" calcext:value-type="string">
            <text:p>N2</text:p>
          </table:table-cell>
          <table:table-cell table:style-name="ce8" table:content-validation-name="val4" office:value-type="float" office:value="3" calcext:value-type="float">
            <text:p>3</text:p>
          </table:table-cell>
          <table:table-cell table:style-name="ce8" table:content-validation-name="val5" office:value-type="string" calcext:value-type="string">
            <text:p>TeP</text:p>
          </table:table-cell>
          <table:table-cell table:style-name="ce8" office:value-type="string" calcext:value-type="string">
            <text:p>Il modello a processi</text:p>
          </table:table-cell>
          <table:table-cell table:number-columns-repeated="1020"/>
        </table:table-row>
        <table:table-row table:style-name="ro1">
          <table:table-cell table:style-name="ce8" office:value-type="string" calcext:value-type="string">
            <text:p>N3</text:p>
          </table:table-cell>
          <table:table-cell table:style-name="ce8" table:content-validation-name="val4" office:value-type="float" office:value="3" calcext:value-type="float">
            <text:p>3</text:p>
          </table:table-cell>
          <table:table-cell table:style-name="ce8" table:content-validation-name="val5" office:value-type="string" calcext:value-type="string">
            <text:p>TeP</text:p>
          </table:table-cell>
          <table:table-cell table:style-name="ce8" office:value-type="string" calcext:value-type="string">
            <text:p>Sistemi operativi</text:p>
          </table:table-cell>
          <table:table-cell table:number-columns-repeated="1020"/>
        </table:table-row>
        <table:table-row table:style-name="ro1">
          <table:table-cell table:style-name="ce8" office:value-type="string" calcext:value-type="string">
            <text:p>N1</text:p>
          </table:table-cell>
          <table:table-cell table:style-name="ce8" table:content-validation-name="val4" office:value-type="float" office:value="4" calcext:value-type="float">
            <text:p>4</text:p>
          </table:table-cell>
          <table:table-cell table:style-name="ce8" table:content-validation-name="val5" office:value-type="string" calcext:value-type="string">
            <text:p>TeP</text:p>
          </table:table-cell>
          <table:table-cell table:style-name="ce8" office:value-type="string" calcext:value-type="string">
            <text:p>Comunicazione e sincronizzazione tra processi, i semafori</text:p>
          </table:table-cell>
          <table:table-cell table:number-columns-repeated="1020"/>
        </table:table-row>
        <table:table-row table:style-name="ro1">
          <table:table-cell table:style-name="ce8" office:value-type="string" calcext:value-type="string">
            <text:p>N2</text:p>
          </table:table-cell>
          <table:table-cell table:style-name="ce8" table:content-validation-name="val4" office:value-type="float" office:value="4" calcext:value-type="float">
            <text:p>4</text:p>
          </table:table-cell>
          <table:table-cell table:style-name="ce8" table:content-validation-name="val5" office:value-type="string" calcext:value-type="string">
            <text:p>TeP</text:p>
          </table:table-cell>
          <table:table-cell table:style-name="ce8" office:value-type="string" calcext:value-type="string">
            <text:p>Problemi classici della programmazione concorrente</text:p>
          </table:table-cell>
          <table:table-cell table:number-columns-repeated="1020"/>
        </table:table-row>
        <table:table-row table:style-name="ro1">
          <table:table-cell table:style-name="ce8" office:value-type="string" calcext:value-type="string">
            <text:p>N3</text:p>
          </table:table-cell>
          <table:table-cell table:style-name="ce8" table:content-validation-name="val4" office:value-type="float" office:value="4" calcext:value-type="float">
            <text:p>4</text:p>
          </table:table-cell>
          <table:table-cell table:style-name="ce8" table:content-validation-name="val5" office:value-type="string" calcext:value-type="string">
            <text:p>TeP</text:p>
          </table:table-cell>
          <table:table-cell table:style-name="ce8" office:value-type="string" calcext:value-type="string">
            <text:p>Risorse e condivisione</text:p>
          </table:table-cell>
          <table:table-cell table:number-columns-repeated="1020"/>
        </table:table-row>
        <table:table-row table:style-name="ro1">
          <table:table-cell table:style-name="ce8" office:value-type="string" calcext:value-type="string">
            <text:p>N4</text:p>
          </table:table-cell>
          <table:table-cell table:style-name="ce8" table:content-validation-name="val4" office:value-type="float" office:value="4" calcext:value-type="float">
            <text:p>4</text:p>
          </table:table-cell>
          <table:table-cell table:style-name="ce8" table:content-validation-name="val5" office:value-type="string" calcext:value-type="string">
            <text:p>TeP</text:p>
          </table:table-cell>
          <table:table-cell table:style-name="ce8" office:value-type="string" calcext:value-type="string">
            <text:p>Thread e concorrenza</text:p>
          </table:table-cell>
          <table:table-cell table:number-columns-repeated="1020"/>
        </table:table-row>
        <table:table-row table:style-name="ro1">
          <table:table-cell table:style-name="ce8" office:value-type="string" calcext:value-type="string">
            <text:p>N1</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TeP</text:p>
          </table:table-cell>
          <table:table-cell table:style-name="ce8" office:value-type="string" calcext:value-type="string">
            <text:p>Crittografia</text:p>
          </table:table-cell>
          <table:table-cell table:number-columns-repeated="1020"/>
        </table:table-row>
        <table:table-row table:style-name="ro1">
          <table:table-cell table:style-name="ce8" office:value-type="string" calcext:value-type="string">
            <text:p>N2</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TeP</text:p>
          </table:table-cell>
          <table:table-cell table:style-name="ce8" office:value-type="string" calcext:value-type="string">
            <text:p>CSM e SEO</text:p>
          </table:table-cell>
          <table:table-cell table:number-columns-repeated="1020"/>
        </table:table-row>
        <table:table-row table:style-name="ro1">
          <table:table-cell table:style-name="ce8" office:value-type="string" calcext:value-type="string">
            <text:p>N3</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TeP</text:p>
          </table:table-cell>
          <table:table-cell table:style-name="ce8" office:value-type="string" calcext:value-type="string">
            <text:p>Servizi di acquisizione e gestione dati e iot</text:p>
          </table:table-cell>
          <table:table-cell table:number-columns-repeated="1020"/>
        </table:table-row>
        <table:table-row table:style-name="ro1">
          <table:table-cell table:style-name="ce8" office:value-type="string" calcext:value-type="string">
            <text:p>N4</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TeP</text:p>
          </table:table-cell>
          <table:table-cell table:style-name="ce8" office:value-type="string" calcext:value-type="string">
            <text:p>Sviluppo di applicazioni distribuite e web service</text:p>
          </table:table-cell>
          <table:table-cell table:number-columns-repeated="1020"/>
        </table:table-row>
        <table:table-row table:style-name="ro1">
          <table:table-cell table:style-name="ce8" office:value-type="string" calcext:value-type="string">
            <text:p>N1</text:p>
          </table:table-cell>
          <table:table-cell table:style-name="ce8" table:content-validation-name="val4" office:value-type="float" office:value="3" calcext:value-type="float">
            <text:p>3</text:p>
          </table:table-cell>
          <table:table-cell table:style-name="ce8" table:content-validation-name="val5" office:value-type="string" calcext:value-type="string">
            <text:p>Sistemi</text:p>
          </table:table-cell>
          <table:table-cell table:style-name="ce8" office:value-type="string" calcext:value-type="string">
            <text:p>Basi teoriche della teoria degli insiemi Reti e trasmissione dati</text:p>
          </table:table-cell>
          <table:table-cell table:number-columns-repeated="1020"/>
        </table:table-row>
        <table:table-row table:style-name="ro1">
          <table:table-cell table:style-name="ce8" office:value-type="string" calcext:value-type="string">
            <text:p>N2</text:p>
          </table:table-cell>
          <table:table-cell table:style-name="ce8" table:content-validation-name="val4" office:value-type="float" office:value="3" calcext:value-type="float">
            <text:p>3</text:p>
          </table:table-cell>
          <table:table-cell table:style-name="ce8" table:content-validation-name="val5" office:value-type="string" calcext:value-type="string">
            <text:p>Sistemi</text:p>
          </table:table-cell>
          <table:table-cell table:style-name="ce8" office:value-type="string" calcext:value-type="string">
            <text:p>Progettazione di reti LAN</text:p>
          </table:table-cell>
          <table:table-cell table:number-columns-repeated="1020"/>
        </table:table-row>
        <table:table-row table:style-name="ro1">
          <table:table-cell table:style-name="ce8" office:value-type="string" calcext:value-type="string">
            <text:p>N1</text:p>
          </table:table-cell>
          <table:table-cell table:style-name="ce8" table:content-validation-name="val4" office:value-type="float" office:value="4" calcext:value-type="float">
            <text:p>4</text:p>
          </table:table-cell>
          <table:table-cell table:style-name="ce8" table:content-validation-name="val5" office:value-type="string" calcext:value-type="string">
            <text:p>Sistemi</text:p>
          </table:table-cell>
          <table:table-cell table:style-name="ce8" office:value-type="string" calcext:value-type="string">
            <text:p>Protocolli di rete Architetture di rete</text:p>
          </table:table-cell>
          <table:table-cell table:number-columns-repeated="1020"/>
        </table:table-row>
        <table:table-row table:style-name="ro1">
          <table:table-cell table:style-name="ce8" office:value-type="string" calcext:value-type="string">
            <text:p>N1</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Sistemi</text:p>
          </table:table-cell>
          <table:table-cell table:style-name="ce8" office:value-type="string" calcext:value-type="string">
            <text:p>Crittografia</text:p>
          </table:table-cell>
          <table:table-cell table:number-columns-repeated="1020"/>
        </table:table-row>
        <table:table-row table:style-name="ro1">
          <table:table-cell table:style-name="ce8" office:value-type="string" calcext:value-type="string">
            <text:p>N2</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Sistemi</text:p>
          </table:table-cell>
          <table:table-cell table:style-name="ce8" office:value-type="string" calcext:value-type="string">
            <text:p>Reti Radiomobili</text:p>
          </table:table-cell>
          <table:table-cell table:number-columns-repeated="1020"/>
        </table:table-row>
        <table:table-row table:style-name="ro1">
          <table:table-cell table:style-name="ce8" office:value-type="string" calcext:value-type="string">
            <text:p>N3</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Sistemi</text:p>
          </table:table-cell>
          <table:table-cell table:style-name="ce8" office:value-type="string" calcext:value-type="string">
            <text:p>Sicurezza informatica</text:p>
          </table:table-cell>
          <table:table-cell table:number-columns-repeated="1020"/>
        </table:table-row>
        <table:table-row table:style-name="ro1">
          <table:table-cell table:style-name="ce8" office:value-type="string" calcext:value-type="string">
            <text:p>N4</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Sistemi</text:p>
          </table:table-cell>
          <table:table-cell table:style-name="ce8" office:value-type="string" calcext:value-type="string">
            <text:p>Sistemi wireless</text:p>
          </table:table-cell>
          <table:table-cell table:number-columns-repeated="1020"/>
        </table:table-row>
        <table:table-row table:style-name="ro1">
          <table:table-cell table:style-name="ce8" office:value-type="string" calcext:value-type="string">
            <text:p>N1</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IA</text:p>
          </table:table-cell>
          <table:table-cell table:style-name="ce8" office:value-type="string" calcext:value-type="string">
            <text:p>Apprendimento e adattamento dei sistemi;</text:p>
          </table:table-cell>
          <table:table-cell table:number-columns-repeated="1020"/>
        </table:table-row>
        <table:table-row table:style-name="ro1">
          <table:table-cell table:style-name="ce8" office:value-type="string" calcext:value-type="string">
            <text:p>N2</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IA</text:p>
          </table:table-cell>
          <table:table-cell table:style-name="ce8" office:value-type="string" calcext:value-type="string">
            <text:p>Implicazioni etiche e sociali dell'intelligenza artificiale</text:p>
          </table:table-cell>
          <table:table-cell table:number-columns-repeated="1020"/>
        </table:table-row>
        <table:table-row table:style-name="ro1">
          <table:table-cell table:style-name="ce8" office:value-type="string" calcext:value-type="string">
            <text:p>N3</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IA</text:p>
          </table:table-cell>
          <table:table-cell table:style-name="ce8" office:value-type="string" calcext:value-type="string">
            <text:p>Interazione tra sistemi intelligenti e ambiente;</text:p>
          </table:table-cell>
          <table:table-cell table:number-columns-repeated="1020"/>
        </table:table-row>
        <table:table-row table:style-name="ro1">
          <table:table-cell table:style-name="ce8" office:value-type="string" calcext:value-type="string">
            <text:p>N4</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IA</text:p>
          </table:table-cell>
          <table:table-cell table:style-name="ce8" office:value-type="string" calcext:value-type="string">
            <text:p>Ragionamento e risoluzione di problemi;</text:p>
          </table:table-cell>
          <table:table-cell table:number-columns-repeated="1020"/>
        </table:table-row>
        <table:table-row table:style-name="ro1">
          <table:table-cell table:style-name="ce8" office:value-type="string" calcext:value-type="string">
            <text:p>N5</text:p>
          </table:table-cell>
          <table:table-cell table:style-name="ce8" table:content-validation-name="val4" office:value-type="float" office:value="5" calcext:value-type="float">
            <text:p>5</text:p>
          </table:table-cell>
          <table:table-cell table:style-name="ce8" table:content-validation-name="val5" office:value-type="string" calcext:value-type="string">
            <text:p>IA</text:p>
          </table:table-cell>
          <table:table-cell table:style-name="ce8" office:value-type="string" calcext:value-type="string">
            <text:p>Rappresentazione della conoscenza e dei dati;</text:p>
          </table:table-cell>
          <table:table-cell table:number-columns-repeated="1020"/>
        </table:table-row>
        <table:table-row table:style-name="ro2" table:number-rows-repeated="1048551">
          <table:table-cell table:number-columns-repeated="1024"/>
        </table:table-row>
        <table:table-row table:style-name="ro2">
          <table:table-cell table:number-columns-repeated="1024"/>
        </table:table-row>
        <table:named-expressions>
          <table:named-range table:name="_xlnm._FilterDatabase" table:base-cell-address="$templates.$A$1" table:cell-range-address="$nuclei_fondanti.$A$1:.$D$24"/>
        </table:named-expressions>
      </table:table>
      <table:table table:name="eqf" table:style-name="ta7">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number-columns-repeated="1019" table:default-cell-style-name="Default"/>
        <table:table-row table:style-name="ro3">
          <table:table-cell table:style-name="ce9" office:value-type="string" calcext:value-type="string">
            <text:p>periodo</text:p>
          </table:table-cell>
          <table:table-cell table:style-name="ce9" office:value-type="string" calcext:value-type="string">
            <text:p>livello</text:p>
          </table:table-cell>
          <table:table-cell table:style-name="ce9" office:value-type="string" calcext:value-type="string">
            <text:p>conoscenze</text:p>
          </table:table-cell>
          <table:table-cell table:style-name="ce9" office:value-type="string" calcext:value-type="string">
            <text:p>abilità</text:p>
          </table:table-cell>
          <table:table-cell table:style-name="ce9" office:value-type="string" calcext:value-type="string">
            <text:p>competenze</text:p>
          </table:table-cell>
          <table:table-cell table:style-name="ce11" table:number-columns-repeated="20"/>
          <table:table-cell table:number-columns-repeated="999"/>
        </table:table-row>
        <table:table-row table:style-name="ro4">
          <table:table-cell table:style-name="ce10" table:content-validation-name="val6" office:value-type="string" calcext:value-type="string">
            <text:p>primo biennio</text:p>
          </table:table-cell>
          <table:table-cell table:style-name="ce10" office:value-type="float" office:value="2" calcext:value-type="float">
            <text:p>2</text:p>
          </table:table-cell>
          <table:table-cell table:style-name="ce10" office:value-type="string" calcext:value-type="string">
            <text:p>Conoscenza pratica di base in un ambito di lavoro o di studio</text:p>
          </table:table-cell>
          <table:table-cell table:style-name="ce10" office:value-type="string" calcext:value-type="string">
            <text:p>Abilita cognitive e pratiche di base necessarie all’uso di informazioni pertinenti per svolgere compiti e risolvere problemi ricorrenti usando strumenti e regole semplici.</text:p>
          </table:table-cell>
          <table:table-cell table:style-name="ce10" office:value-type="string" calcext:value-type="string">
            <text:p>Lavoro o studio sotto la supervisione con un certo grado di autonomia</text:p>
          </table:table-cell>
          <table:table-cell table:style-name="ce11" table:number-columns-repeated="20"/>
          <table:table-cell table:number-columns-repeated="999"/>
        </table:table-row>
        <table:table-row table:style-name="ro5">
          <table:table-cell table:style-name="ce10" table:content-validation-name="val6" office:value-type="string" calcext:value-type="string">
            <text:p>secondo biennio</text:p>
          </table:table-cell>
          <table:table-cell table:style-name="ce10" office:value-type="float" office:value="3" calcext:value-type="float">
            <text:p>3</text:p>
          </table:table-cell>
          <table:table-cell table:style-name="ce10" office:value-type="string" calcext:value-type="string">
            <text:p>Conoscenza di fatti, principi, processi e concetti generali, in un ambito di lavoro o di studio</text:p>
          </table:table-cell>
          <table:table-cell table:style-name="ce10" office:value-type="string" calcext:value-type="string">
            <text:p>Una gamma di abilita cognitive e pratiche necessarie a svolgere compiti e risolvere problemi scegliendo e applicando metodi di base, strumenti, materiali ed informazioni</text:p>
          </table:table-cell>
          <table:table-cell table:style-name="ce10" office:value-type="string" calcext:value-type="string">
            <text:p>Assumere la responsabilità di portare a termine compiti nell’ambito del lavoro o dello studio; adeguare il proprio comportamento alle circostanze nella soluzione dei problemi</text:p>
          </table:table-cell>
          <table:table-cell table:style-name="ce11" table:number-columns-repeated="20"/>
          <table:table-cell table:number-columns-repeated="999"/>
        </table:table-row>
        <table:table-row table:style-name="ro6">
          <table:table-cell table:style-name="ce10" table:content-validation-name="val6" office:value-type="string" calcext:value-type="string">
            <text:p>ultimo anno</text:p>
          </table:table-cell>
          <table:table-cell table:style-name="ce10" office:value-type="float" office:value="4" calcext:value-type="float">
            <text:p>4</text:p>
          </table:table-cell>
          <table:table-cell table:style-name="ce10" office:value-type="string" calcext:value-type="string">
            <text:p>Conoscenza pratica e teorica in ampi contesti in un ambito di lavoro o di studio</text:p>
          </table:table-cell>
          <table:table-cell table:style-name="ce10" office:value-type="string" calcext:value-type="string">
            <text:p>Una gamma di abilita cognitive e pratiche necessarie a risolvere problemi specifici in un campo di lavoro o di studio</text:p>
          </table:table-cell>
          <table:table-cell table:style-name="ce10" office:value-type="string" calcext:value-type="string">
            <text:p>Sapersi gestire autonomamente, nel quadro di istruzioni in un contesto di lavoro o di studio, di solito prevedibili, ma soggetti a cambiamenti; sorvegliare il lavoro di routine di altri, assumendo una certa responsabilità per la valutazione e il miglioramento di attività</text:p>
            <text:p>lavorative o di studio</text:p>
          </table:table-cell>
          <table:table-cell table:style-name="ce11" table:number-columns-repeated="20"/>
          <table:table-cell table:number-columns-repeated="999"/>
        </table:table-row>
        <table:table-row table:style-name="ro2" table:number-rows-repeated="1048571">
          <table:table-cell table:number-columns-repeated="1024"/>
        </table:table-row>
        <table:table-row table:style-name="ro2">
          <table:table-cell table:number-columns-repeated="1024"/>
        </table:table-row>
      </table:table>
      <table:table table:name="risultati_minimi" table:style-name="ta8">
        <table:table-column table:style-name="co20" table:default-cell-style-name="Default"/>
        <table:table-column table:style-name="co21" table:default-cell-style-name="Default"/>
        <table:table-column table:style-name="co3" table:number-columns-repeated="1022" table:default-cell-style-name="Default"/>
        <table:table-row table:style-name="ro1">
          <table:table-cell table:style-name="ce1" office:value-type="string" calcext:value-type="string">
            <text:p>codice</text:p>
          </table:table-cell>
          <table:table-cell table:style-name="ce1" office:value-type="string" calcext:value-type="string">
            <text:p>descrizione</text:p>
          </table:table-cell>
          <table:table-cell table:number-columns-repeated="1022"/>
        </table:table-row>
        <table:table-row table:style-name="ro1">
          <table:table-cell table:style-name="ce2" office:value-type="string" calcext:value-type="string">
            <text:p>M1</text:p>
          </table:table-cell>
          <table:table-cell table:style-name="ce2" office:value-type="string" calcext:value-type="string">
            <text:p>Cogliere l’importanza dell’orientamento al risultato, del lavoro per obiettivi e della necessità di assumere responsabilità nel rispetto dell’etica e della deontologia professionale.</text:p>
          </table:table-cell>
          <table:table-cell table:number-columns-repeated="1022"/>
        </table:table-row>
        <table:table-row table:style-name="ro1">
          <table:table-cell table:style-name="ce2" office:value-type="string" calcext:value-type="string">
            <text:p>M2</text:p>
          </table:table-cell>
          <table:table-cell table:style-name="ce2" office:value-type="string" calcext:value-type="string">
            <text:p>Essere capace di lavorare in gruppo o a livello autonomo in attività inerenti la progettazione, lo sviluppo e la gestione di semplici sistemi informatici.</text:p>
          </table:table-cell>
          <table:table-cell table:number-columns-repeated="1022"/>
        </table:table-row>
        <table:table-row table:style-name="ro1">
          <table:table-cell table:style-name="ce2" office:value-type="string" calcext:value-type="string">
            <text:p>M3</text:p>
          </table:table-cell>
          <table:table-cell table:style-name="ce2" office:value-type="string" calcext:value-type="string">
            <text:p>Intervenire nelle diverse fasi e livelli del processo produttivo, dall’ideazione alla realizzazione del prodotto, per la parte di propria competenza, utilizzando gli strumenti di progettazione, documentazione e controllo.</text:p>
          </table:table-cell>
          <table:table-cell table:number-columns-repeated="1022"/>
        </table:table-row>
        <table:table-row table:style-name="ro1">
          <table:table-cell table:style-name="ce2" office:value-type="string" calcext:value-type="string">
            <text:p>M4</text:p>
          </table:table-cell>
          <table:table-cell table:style-name="ce2" office:value-type="string" calcext:value-type="string">
            <text:p>Orientarsi nella normativa che disciplina i processi produttivi del settore di riferimento, con particolare attenzione sia alla sicurezza sui luoghi di vita e di lavoro sia alla tutela dell’ambiente e del territorio.</text:p>
          </table:table-cell>
          <table:table-cell table:number-columns-repeated="1022"/>
        </table:table-row>
        <table:table-row table:style-name="ro1">
          <table:table-cell table:style-name="ce2" office:value-type="string" calcext:value-type="string">
            <text:p>M5</text:p>
          </table:table-cell>
          <table:table-cell table:style-name="ce2" office:value-type="string" calcext:value-type="string">
            <text:p>Riconoscere gli aspetti di efficacia, efficienza e qualità nella propria attività lavorativa.</text:p>
          </table:table-cell>
          <table:table-cell table:number-columns-repeated="1022"/>
        </table:table-row>
        <table:table-row table:style-name="ro1">
          <table:table-cell table:style-name="ce2" office:value-type="string" calcext:value-type="string">
            <text:p>M6</text:p>
          </table:table-cell>
          <table:table-cell table:style-name="ce2" office:value-type="string" calcext:value-type="string">
            <text:p>Utilizzare le reti e gli strumenti informatici nelle attività di studio e di ricerca.</text:p>
          </table:table-cell>
          <table:table-cell table:number-columns-repeated="1022"/>
        </table:table-row>
        <table:table-row table:style-name="ro1">
          <table:table-cell table:style-name="ce2" office:value-type="string" calcext:value-type="string">
            <text:p>M7</text:p>
          </table:table-cell>
          <table:table-cell table:style-name="ce2" office:value-type="string" calcext:value-type="string">
            <text:p>Utilizzare modelli appropriati per investigare su fenomeni e interpretare dati sperimentali.</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conoscenze" table:style-name="ta9">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3" table:number-columns-repeated="1018" table:default-cell-style-name="Default"/>
        <table:table-row table:style-name="ro1">
          <table:table-cell table:style-name="ce12" office:value-type="string" calcext:value-type="string">
            <text:p>codice</text:p>
          </table:table-cell>
          <table:table-cell table:style-name="ce12" office:value-type="string" calcext:value-type="string">
            <text:p>nome_periodo</text:p>
          </table:table-cell>
          <table:table-cell table:style-name="ce13" office:value-type="string" calcext:value-type="string">
            <text:p>anno</text:p>
          </table:table-cell>
          <table:table-cell table:style-name="ce13" office:value-type="string" calcext:value-type="string">
            <text:p>alias_disciplina</text:p>
          </table:table-cell>
          <table:table-cell table:style-name="ce13" office:value-type="string" calcext:value-type="string">
            <text:p>titolo</text:p>
          </table:table-cell>
          <table:table-cell table:style-name="ce1" office:value-type="string" calcext:value-type="string">
            <text:p>fonte</text:p>
          </table:table-cell>
          <table:table-cell table:number-columns-repeated="1018"/>
        </table:table-row>
        <table:table-row table:style-name="ro1">
          <table:table-cell table:style-name="ce8" office:value-type="string" calcext:value-type="string">
            <text:p>Co1</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Casi significativi di funzionalità programmabili di un sistema operativo.</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1</text:p>
          </table:table-cell>
          <table:table-cell table:style-name="ce8" table:content-validation-name="val7" office:value-type="string" calcext:value-type="string">
            <text:p>secondo biennio</text:p>
          </table:table-cell>
          <table:table-cell table:style-name="ce8" office:value-type="float" office:value="3" calcext:value-type="float">
            <text:p>3</text:p>
          </table:table-cell>
          <table:table-cell table:style-name="ce8" table:content-validation-name="val7" office:value-type="string" calcext:value-type="string">
            <text:p>TeP</text:p>
          </table:table-cell>
          <table:table-cell table:style-name="ce8" office:value-type="string" calcext:value-type="string">
            <text:p>Classificazione e moduli di gestione delle risorse del sistema operativo.</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2</text:p>
          </table:table-cell>
          <table:table-cell table:style-name="ce8" table:content-validation-name="val7" office:value-type="string" calcext:value-type="string">
            <text:p>secondo biennio</text:p>
          </table:table-cell>
          <table:table-cell table:style-name="ce8" office:value-type="float" office:value="3" calcext:value-type="float">
            <text:p>3</text:p>
          </table:table-cell>
          <table:table-cell table:style-name="ce8" table:content-validation-name="val7" office:value-type="string" calcext:value-type="string">
            <text:p>TeP</text:p>
          </table:table-cell>
          <table:table-cell table:style-name="ce8" office:value-type="string" calcext:value-type="string">
            <text:p>Classificazione, struttura e funzionamento generale dei sistemi operativ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2</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Fasi e modelli di gestione di un ciclo di sviluppo.</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3</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Lessico e terminologia tecnica di settore anche in lingua ingles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4</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Normative di settore nazionale e comunitaria sulla sicurezza e la tutela ambiental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3</text:p>
          </table:table-cell>
          <table:table-cell table:style-name="ce8" table:content-validation-name="val7" office:value-type="string" calcext:value-type="string">
            <text:p>secondo biennio</text:p>
          </table:table-cell>
          <table:table-cell table:style-name="ce8" office:value-type="float" office:value="3" calcext:value-type="float">
            <text:p>3</text:p>
          </table:table-cell>
          <table:table-cell table:style-name="ce8" table:content-validation-name="val7" office:value-type="string" calcext:value-type="string">
            <text:p>TeP</text:p>
          </table:table-cell>
          <table:table-cell table:style-name="ce8" office:value-type="string" calcext:value-type="string">
            <text:p>Principi di teoria e di codifica dell'informazion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5</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Rappresentazione e documentazione delle scelte progettuali e di implementazione in riferimento a standard di settor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4</text:p>
          </table:table-cell>
          <table:table-cell table:style-name="ce8" table:content-validation-name="val7" office:value-type="string" calcext:value-type="string">
            <text:p>secondo biennio</text:p>
          </table:table-cell>
          <table:table-cell table:style-name="ce8" office:value-type="float" office:value="3" calcext:value-type="float">
            <text:p>3</text:p>
          </table:table-cell>
          <table:table-cell table:style-name="ce8" table:content-validation-name="val7" office:value-type="string" calcext:value-type="string">
            <text:p>TeP</text:p>
          </table:table-cell>
          <table:table-cell table:style-name="ce8" office:value-type="string" calcext:value-type="string">
            <text:p>Struttura e organizzazione di un sistema operativo; politiche di gestione dei process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6</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Tecniche e strumenti per la gestione delle specifiche e dei requisiti di un progetto.</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7</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Tecniche e tecnologie per la programmazione concorrente e la sincronizzazione dell'accesso a risorse condivis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8</text:p>
          </table:table-cell>
          <table:table-cell table:style-name="ce8" table:content-validation-name="val7" office:value-type="string" calcext:value-type="string">
            <text:p>secondo biennio</text:p>
          </table:table-cell>
          <table:table-cell table:style-name="ce8" office:value-type="float" office:value="4" calcext:value-type="float">
            <text:p>4</text:p>
          </table:table-cell>
          <table:table-cell table:style-name="ce8" table:content-validation-name="val7" office:value-type="string" calcext:value-type="string">
            <text:p>TeP</text:p>
          </table:table-cell>
          <table:table-cell table:style-name="ce8" office:value-type="string" calcext:value-type="string">
            <text:p>Tipologie di rappresentazione e documentazione dei requisiti, dell'architettura dei componenti di un sistema e delle loro relazioni ed interazion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1</text:p>
          </table:table-cell>
          <table:table-cell table:style-name="ce8" table:content-validation-name="val7" office:value-type="string" calcext:value-type="string">
            <text:p>ultimo anno</text:p>
          </table:table-cell>
          <table:table-cell table:style-name="ce8" office:value-type="float" office:value="5" calcext:value-type="float">
            <text:p>5</text:p>
          </table:table-cell>
          <table:table-cell table:style-name="ce8" table:content-validation-name="val7" office:value-type="string" calcext:value-type="string">
            <text:p>TeP</text:p>
          </table:table-cell>
          <table:table-cell table:style-name="ce8" office:value-type="string" calcext:value-type="string">
            <text:p>Lessico e terminologia tecnica di settore anche in lingua ingles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2</text:p>
          </table:table-cell>
          <table:table-cell table:style-name="ce8" table:content-validation-name="val7" office:value-type="string" calcext:value-type="string">
            <text:p>ultimo anno</text:p>
          </table:table-cell>
          <table:table-cell table:style-name="ce8" office:value-type="float" office:value="5" calcext:value-type="float">
            <text:p>5</text:p>
          </table:table-cell>
          <table:table-cell table:style-name="ce8" table:content-validation-name="val7" office:value-type="string" calcext:value-type="string">
            <text:p>TeP</text:p>
          </table:table-cell>
          <table:table-cell table:style-name="ce8" office:value-type="string" calcext:value-type="string">
            <text:p>Metodi e tecnologie per la programmazione di ret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3</text:p>
          </table:table-cell>
          <table:table-cell table:style-name="ce8" table:content-validation-name="val7" office:value-type="string" calcext:value-type="string">
            <text:p>ultimo anno</text:p>
          </table:table-cell>
          <table:table-cell table:style-name="ce8" office:value-type="float" office:value="5" calcext:value-type="float">
            <text:p>5</text:p>
          </table:table-cell>
          <table:table-cell table:style-name="ce8" table:content-validation-name="val7" office:value-type="string" calcext:value-type="string">
            <text:p>TeP</text:p>
          </table:table-cell>
          <table:table-cell table:style-name="ce8" office:value-type="string" calcext:value-type="string">
            <text:p>Protocolli e linguaggi di comunicazione a livello applicativo.</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4</text:p>
          </table:table-cell>
          <table:table-cell table:style-name="ce8" table:content-validation-name="val7" office:value-type="string" calcext:value-type="string">
            <text:p>ultimo anno</text:p>
          </table:table-cell>
          <table:table-cell table:style-name="ce8" office:value-type="float" office:value="5" calcext:value-type="float">
            <text:p>5</text:p>
          </table:table-cell>
          <table:table-cell table:style-name="ce8" table:content-validation-name="val7" office:value-type="string" calcext:value-type="string">
            <text:p>TeP</text:p>
          </table:table-cell>
          <table:table-cell table:style-name="ce8" office:value-type="string" calcext:value-type="string">
            <text:p>Tecnologie per la realizzazione di web-servic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1</text:p>
          </table:table-cell>
          <table:table-cell table:style-name="ce8" table:content-validation-name="val7" office:value-type="string" calcext:value-type="string">
            <text:p>secondo biennio</text:p>
          </table:table-cell>
          <table:table-cell table:style-name="ce14" office:value-type="float" office:value="3" calcext:value-type="float">
            <text:p>3</text:p>
          </table:table-cell>
          <table:table-cell table:style-name="ce8" table:content-validation-name="val7" office:value-type="string" calcext:value-type="string">
            <text:p>Sistemi</text:p>
          </table:table-cell>
          <table:table-cell table:style-name="ce18" office:value-type="string" calcext:value-type="string">
            <text:p>Classificazione e moduli di gestione delle risorse del sistema operativo.</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2</text:p>
          </table:table-cell>
          <table:table-cell table:style-name="ce8" table:content-validation-name="val7" office:value-type="string" calcext:value-type="string">
            <text:p>secondo biennio</text:p>
          </table:table-cell>
          <table:table-cell table:style-name="ce15" office:value-type="float" office:value="3" calcext:value-type="float">
            <text:p>3</text:p>
          </table:table-cell>
          <table:table-cell table:style-name="ce8" table:content-validation-name="val7" office:value-type="string" calcext:value-type="string">
            <text:p>Sistemi</text:p>
          </table:table-cell>
          <table:table-cell table:style-name="ce19" office:value-type="string" calcext:value-type="string">
            <text:p>Essere in grado di progettare semplici reti scegliendo in maniera opportuna la topologia, la tecnologia di trasmissione, la tecnica di accesso al canale e la tecnica di commutazion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3</text:p>
          </table:table-cell>
          <table:table-cell table:style-name="ce8" table:content-validation-name="val7" office:value-type="string" calcext:value-type="string">
            <text:p>secondo biennio</text:p>
          </table:table-cell>
          <table:table-cell table:style-name="ce14" office:value-type="float" office:value="3" calcext:value-type="float">
            <text:p>3</text:p>
          </table:table-cell>
          <table:table-cell table:style-name="ce8" table:content-validation-name="val7" office:value-type="string" calcext:value-type="string">
            <text:p>Sistemi</text:p>
          </table:table-cell>
          <table:table-cell table:style-name="ce18" office:value-type="string" calcext:value-type="string">
            <text:p>Procedure di installazione e configurazione dei componenti hardware e software di un sistema di elaborazion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4</text:p>
          </table:table-cell>
          <table:table-cell table:style-name="ce8" table:content-validation-name="val7" office:value-type="string" calcext:value-type="string">
            <text:p>secondo biennio</text:p>
          </table:table-cell>
          <table:table-cell table:style-name="ce15" office:value-type="float" office:value="3" calcext:value-type="float">
            <text:p>3</text:p>
          </table:table-cell>
          <table:table-cell table:style-name="ce8" table:content-validation-name="val7" office:value-type="string" calcext:value-type="string">
            <text:p>Sistemi</text:p>
          </table:table-cell>
          <table:table-cell table:style-name="ce19" office:value-type="string" calcext:value-type="string">
            <text:p>Struttura e organizzazione di un sistema operativo e politiche di gestione dei processi.</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5</text:p>
          </table:table-cell>
          <table:table-cell table:style-name="ce8" table:content-validation-name="val7" office:value-type="string" calcext:value-type="string">
            <text:p>secondo biennio</text:p>
          </table:table-cell>
          <table:table-cell table:style-name="ce14" office:value-type="float" office:value="3" calcext:value-type="float">
            <text:p>3</text:p>
          </table:table-cell>
          <table:table-cell table:style-name="ce8" table:content-validation-name="val7" office:value-type="string" calcext:value-type="string">
            <text:p>Sistemi</text:p>
          </table:table-cell>
          <table:table-cell table:style-name="ce18" office:value-type="string" calcext:value-type="string">
            <text:p>Struttura, architettura e componenti dei sistemi di elaborazion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6</text:p>
          </table:table-cell>
          <table:table-cell table:style-name="ce8" table:content-validation-name="val7" office:value-type="string" calcext:value-type="string">
            <text:p>secondo biennio</text:p>
          </table:table-cell>
          <table:table-cell table:style-name="ce15" office:value-type="float" office:value="3" calcext:value-type="float">
            <text:p>3</text:p>
          </table:table-cell>
          <table:table-cell table:style-name="ce8" table:content-validation-name="val7" office:value-type="string" calcext:value-type="string">
            <text:p>Sistemi</text:p>
          </table:table-cell>
          <table:table-cell table:style-name="ce19" office:value-type="string" calcext:value-type="string">
            <text:p>Tecnologie informatiche per garantire la sicurezza e l’integrità dei dati e dei sistem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1</text:p>
          </table:table-cell>
          <table:table-cell table:style-name="ce8" table:content-validation-name="val7" office:value-type="string" calcext:value-type="string">
            <text:p>secondo biennio</text:p>
          </table:table-cell>
          <table:table-cell table:style-name="ce14" office:value-type="float" office:value="4" calcext:value-type="float">
            <text:p>4</text:p>
          </table:table-cell>
          <table:table-cell table:style-name="ce8" table:content-validation-name="val7" office:value-type="string" calcext:value-type="string">
            <text:p>Sistemi</text:p>
          </table:table-cell>
          <table:table-cell table:style-name="ce18" office:value-type="string" calcext:value-type="string">
            <text:p>Configurare un router adeguando le caratteristiche hardware e software alle specifiche esigenze della realtà in esame. Applicare gli algoritmi di routing attuando scelte adeguate alle caratteristiche della rete. Orientarsi nella complessità della morfologia della WAN/GAN individuando i macroelementi che la compongono ed i principi di interconnessione e di comunicazione tra di essi.</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2</text:p>
          </table:table-cell>
          <table:table-cell table:style-name="ce8" table:content-validation-name="val7" office:value-type="string" calcext:value-type="string">
            <text:p>secondo biennio</text:p>
          </table:table-cell>
          <table:table-cell table:style-name="ce15" office:value-type="float" office:value="4" calcext:value-type="float">
            <text:p>4</text:p>
          </table:table-cell>
          <table:table-cell table:style-name="ce8" table:content-validation-name="val7" office:value-type="string" calcext:value-type="string">
            <text:p>Sistemi</text:p>
          </table:table-cell>
          <table:table-cell table:style-name="ce19" office:value-type="string" calcext:value-type="string">
            <text:p>Dispositivi di instradamento e relativi protocolli; tecniche di gestione dell’indirizzamento di ret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3</text:p>
          </table:table-cell>
          <table:table-cell table:style-name="ce8" table:content-validation-name="val7" office:value-type="string" calcext:value-type="string">
            <text:p>secondo biennio</text:p>
          </table:table-cell>
          <table:table-cell table:style-name="ce14" office:value-type="float" office:value="4" calcext:value-type="float">
            <text:p>4</text:p>
          </table:table-cell>
          <table:table-cell table:style-name="ce8" table:content-validation-name="val7" office:value-type="string" calcext:value-type="string">
            <text:p>Sistemi</text:p>
          </table:table-cell>
          <table:table-cell table:style-name="ce18" office:value-type="string" calcext:value-type="string">
            <text:p>Dispositivi per la realizzazione di reti locali; apparati e sistemi per la connettività ad Internet.</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4</text:p>
          </table:table-cell>
          <table:table-cell table:style-name="ce8" table:content-validation-name="val7" office:value-type="string" calcext:value-type="string">
            <text:p>secondo biennio</text:p>
          </table:table-cell>
          <table:table-cell table:style-name="ce15" office:value-type="float" office:value="4" calcext:value-type="float">
            <text:p>4</text:p>
          </table:table-cell>
          <table:table-cell table:style-name="ce8" table:content-validation-name="val7" office:value-type="string" calcext:value-type="string">
            <text:p>Sistemi</text:p>
          </table:table-cell>
          <table:table-cell table:style-name="ce19" office:value-type="string" calcext:value-type="string">
            <text:p>Identificare ed interpretare le componenti dei segmenti UDP e TCP. Scegliere i servizi a livello di trasporto adeguandole alle esigenze della trasmission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5</text:p>
          </table:table-cell>
          <table:table-cell table:style-name="ce8" table:content-validation-name="val7" office:value-type="string" calcext:value-type="string">
            <text:p>secondo biennio</text:p>
          </table:table-cell>
          <table:table-cell table:style-name="ce16" office:value-type="float" office:value="4" calcext:value-type="float">
            <text:p>4</text:p>
          </table:table-cell>
          <table:table-cell table:style-name="ce8" table:content-validation-name="val7" office:value-type="string" calcext:value-type="string">
            <text:p>Sistemi</text:p>
          </table:table-cell>
          <table:table-cell table:style-name="ce20" office:value-type="string" calcext:value-type="string">
            <text:p>Lessico e terminologia tecnica di settore anche in lingua ingles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6</text:p>
          </table:table-cell>
          <table:table-cell table:style-name="ce8" table:content-validation-name="val7" office:value-type="string" calcext:value-type="string">
            <text:p>secondo biennio</text:p>
          </table:table-cell>
          <table:table-cell table:style-name="ce17" office:value-type="float" office:value="4" calcext:value-type="float">
            <text:p>4</text:p>
          </table:table-cell>
          <table:table-cell table:style-name="ce8" table:content-validation-name="val7" office:value-type="string" calcext:value-type="string">
            <text:p>Sistemi</text:p>
          </table:table-cell>
          <table:table-cell table:style-name="ce21" office:value-type="string" calcext:value-type="string">
            <text:p>Normativa relativa alla sicurezza dei dat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7</text:p>
          </table:table-cell>
          <table:table-cell table:style-name="ce8" table:content-validation-name="val7" office:value-type="string" calcext:value-type="string">
            <text:p>secondo biennio</text:p>
          </table:table-cell>
          <table:table-cell table:style-name="ce16" office:value-type="float" office:value="4" calcext:value-type="float">
            <text:p>4</text:p>
          </table:table-cell>
          <table:table-cell table:style-name="ce8" table:content-validation-name="val7" office:value-type="string" calcext:value-type="string">
            <text:p>Sistemi</text:p>
          </table:table-cell>
          <table:table-cell table:style-name="ce20" office:value-type="string" calcext:value-type="string">
            <text:p>Organizzazione del software di rete in livelli; modelli standard di riferimento.</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8</text:p>
          </table:table-cell>
          <table:table-cell table:style-name="ce8" table:content-validation-name="val7" office:value-type="string" calcext:value-type="string">
            <text:p>secondo biennio</text:p>
          </table:table-cell>
          <table:table-cell table:style-name="ce17" office:value-type="float" office:value="4" calcext:value-type="float">
            <text:p>4</text:p>
          </table:table-cell>
          <table:table-cell table:style-name="ce8" table:content-validation-name="val7" office:value-type="string" calcext:value-type="string">
            <text:p>Sistemi</text:p>
          </table:table-cell>
          <table:table-cell table:style-name="ce21" office:value-type="string" calcext:value-type="string">
            <text:p>Problematiche di instradamento e sistemi di interconnessione nelle reti geografich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9</text:p>
          </table:table-cell>
          <table:table-cell table:style-name="ce8" table:content-validation-name="val7" office:value-type="string" calcext:value-type="string">
            <text:p>secondo biennio</text:p>
          </table:table-cell>
          <table:table-cell table:style-name="ce16" office:value-type="float" office:value="4" calcext:value-type="float">
            <text:p>4</text:p>
          </table:table-cell>
          <table:table-cell table:style-name="ce8" table:content-validation-name="val7" office:value-type="string" calcext:value-type="string">
            <text:p>Sistemi</text:p>
          </table:table-cell>
          <table:table-cell table:style-name="ce20" office:value-type="string" calcext:value-type="string">
            <text:p>Protocolli per la comunicazione in rete e analisi degli strat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10</text:p>
          </table:table-cell>
          <table:table-cell table:style-name="ce8" table:content-validation-name="val7" office:value-type="string" calcext:value-type="string">
            <text:p>secondo biennio</text:p>
          </table:table-cell>
          <table:table-cell table:style-name="ce17" office:value-type="float" office:value="4" calcext:value-type="float">
            <text:p>4</text:p>
          </table:table-cell>
          <table:table-cell table:style-name="ce8" table:content-validation-name="val7" office:value-type="string" calcext:value-type="string">
            <text:p>Sistemi</text:p>
          </table:table-cell>
          <table:table-cell table:style-name="ce21" office:value-type="string" calcext:value-type="string">
            <text:p>Riprodurre il funzionamento di una rete reale tramite semplici esercizi di simulazione con Packet Tracer.</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11</text:p>
          </table:table-cell>
          <table:table-cell table:style-name="ce8" table:content-validation-name="val7" office:value-type="string" calcext:value-type="string">
            <text:p>secondo biennio</text:p>
          </table:table-cell>
          <table:table-cell table:style-name="ce14" office:value-type="float" office:value="4" calcext:value-type="float">
            <text:p>4</text:p>
          </table:table-cell>
          <table:table-cell table:style-name="ce8" table:content-validation-name="val7" office:value-type="string" calcext:value-type="string">
            <text:p>Sistemi</text:p>
          </table:table-cell>
          <table:table-cell table:style-name="ce18" office:value-type="string" calcext:value-type="string">
            <text:p>Tipologie e tecnologie delle reti locali e geografich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1</text:p>
          </table:table-cell>
          <table:table-cell table:style-name="ce8" table:content-validation-name="val7" office:value-type="string" calcext:value-type="string">
            <text:p>ultimo anno</text:p>
          </table:table-cell>
          <table:table-cell table:style-name="ce15" office:value-type="float" office:value="5" calcext:value-type="float">
            <text:p>5</text:p>
          </table:table-cell>
          <table:table-cell table:style-name="ce8" table:content-validation-name="val7" office:value-type="string" calcext:value-type="string">
            <text:p>Sistemi</text:p>
          </table:table-cell>
          <table:table-cell table:style-name="ce19" office:value-type="string" calcext:value-type="string">
            <text:p>Funzionalità e caratteristiche dei principali servizi di ret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2</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Sistemi</text:p>
          </table:table-cell>
          <table:table-cell table:style-name="ce18" office:value-type="string" calcext:value-type="string">
            <text:p>Macchine e servizi virtuali, reti per la loro implementazion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3</text:p>
          </table:table-cell>
          <table:table-cell table:style-name="ce8" table:content-validation-name="val7" office:value-type="string" calcext:value-type="string">
            <text:p>ultimo anno</text:p>
          </table:table-cell>
          <table:table-cell table:style-name="ce15" office:value-type="float" office:value="5" calcext:value-type="float">
            <text:p>5</text:p>
          </table:table-cell>
          <table:table-cell table:style-name="ce8" table:content-validation-name="val7" office:value-type="string" calcext:value-type="string">
            <text:p>Sistemi</text:p>
          </table:table-cell>
          <table:table-cell table:style-name="ce19" office:value-type="string" calcext:value-type="string">
            <text:p>Metodi e tecnologie per la programmazione di ret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4</text:p>
          </table:table-cell>
          <table:table-cell table:style-name="ce8" table:content-validation-name="val7" office:value-type="string" calcext:value-type="string">
            <text:p>ultimo anno</text:p>
          </table:table-cell>
          <table:table-cell table:style-name="ce16" office:value-type="float" office:value="5" calcext:value-type="float">
            <text:p>5</text:p>
          </table:table-cell>
          <table:table-cell table:style-name="ce8" table:content-validation-name="val7" office:value-type="string" calcext:value-type="string">
            <text:p>Sistemi</text:p>
          </table:table-cell>
          <table:table-cell table:style-name="ce20" office:value-type="string" calcext:value-type="string">
            <text:p>Modello client/server e distribuito per i servizi di ret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5</text:p>
          </table:table-cell>
          <table:table-cell table:style-name="ce8" table:content-validation-name="val7" office:value-type="string" calcext:value-type="string">
            <text:p>ultimo anno</text:p>
          </table:table-cell>
          <table:table-cell table:style-name="ce17" office:value-type="float" office:value="5" calcext:value-type="float">
            <text:p>5</text:p>
          </table:table-cell>
          <table:table-cell table:style-name="ce8" table:content-validation-name="val7" office:value-type="string" calcext:value-type="string">
            <text:p>Sistemi</text:p>
          </table:table-cell>
          <table:table-cell table:style-name="ce21" office:value-type="string" calcext:value-type="string">
            <text:p>Protocolli e linguaggi di comunicazione a livello applicativo.</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6</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Sistemi</text:p>
          </table:table-cell>
          <table:table-cell table:style-name="ce18" office:value-type="string" calcext:value-type="string">
            <text:p>Reti private virtual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7</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Sistemi</text:p>
          </table:table-cell>
          <table:table-cell table:style-name="ce18" office:value-type="string" calcext:value-type="string">
            <text:p>Strumenti e protocolli per la gestione ed il monitoraggio delle ret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8</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Sistemi</text:p>
          </table:table-cell>
          <table:table-cell table:style-name="ce18" office:value-type="string" calcext:value-type="string">
            <text:p>Tecniche crittografiche applicate alla protezione dei sistemi e delle reti.</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9</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Sistemi</text:p>
          </table:table-cell>
          <table:table-cell table:style-name="ce18" office:value-type="string" calcext:value-type="string">
            <text:p>Tecniche di filtraggio del traffico di rete.</text:p>
          </table:table-cell>
          <table:table-cell table:style-name="ce2" office:value-type="string" calcext:value-type="string">
            <text:p>ministeriale</text:p>
          </table:table-cell>
          <table:table-cell table:number-columns-repeated="1018"/>
        </table:table-row>
        <table:table-row table:style-name="ro1">
          <table:table-cell table:style-name="ce8" office:value-type="string" calcext:value-type="string">
            <text:p>Co1</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Ambienti di Sviluppo per l'IA</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2</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Applicazioni Pratiche delle Reti Neurali</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3</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Etica e Implicazioni Sociali dell'IA</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4</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Fondamenti e Storia dell'Intelligenza Artificial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5</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Modelli di Regressione Lineare</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6</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Modelli Teorici dell'IA</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7</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Programmazione Python per Data Science e Machine Learning</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8</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Reti Neurali e Architetture di Deep Learning</text:p>
          </table:table-cell>
          <table:table-cell table:style-name="ce2" office:value-type="string" calcext:value-type="string">
            <text:p>dipartimentale</text:p>
          </table:table-cell>
          <table:table-cell table:number-columns-repeated="1018"/>
        </table:table-row>
        <table:table-row table:style-name="ro1">
          <table:table-cell table:style-name="ce8" office:value-type="string" calcext:value-type="string">
            <text:p>Co9</text:p>
          </table:table-cell>
          <table:table-cell table:style-name="ce8" table:content-validation-name="val7" office:value-type="string" calcext:value-type="string">
            <text:p>ultimo anno</text:p>
          </table:table-cell>
          <table:table-cell table:style-name="ce14" office:value-type="float" office:value="5" calcext:value-type="float">
            <text:p>5</text:p>
          </table:table-cell>
          <table:table-cell table:style-name="ce8" table:content-validation-name="val7" office:value-type="string" calcext:value-type="string">
            <text:p>IA</text:p>
          </table:table-cell>
          <table:table-cell table:style-name="ce18" office:value-type="string" calcext:value-type="string">
            <text:p>Valutazione dei Modelli Statistici</text:p>
          </table:table-cell>
          <table:table-cell table:style-name="ce2" office:value-type="string" calcext:value-type="string">
            <text:p>dipartimentale</text:p>
          </table:table-cell>
          <table:table-cell table:number-columns-repeated="1018"/>
        </table:table-row>
        <table:table-row table:style-name="ro2" table:number-rows-repeated="1048523">
          <table:table-cell table:number-columns-repeated="1024"/>
        </table:table-row>
        <table:table-row table:style-name="ro2">
          <table:table-cell table:number-columns-repeated="1024"/>
        </table:table-row>
        <table:named-expressions>
          <table:named-range table:name="_xlnm._FilterDatabase" table:base-cell-address="$templates.$A$1" table:cell-range-address="$conoscenze.$A$1:.$F$52"/>
        </table:named-expressions>
      </table:table>
      <table:table table:name="parametri_elenchi" table:style-name="ta10">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 table:number-columns-repeated="1020" table:default-cell-style-name="Default"/>
        <table:table-row table:style-name="ro1">
          <table:table-cell table:style-name="ce3" office:value-type="string" calcext:value-type="string">
            <text:p>id</text:p>
          </table:table-cell>
          <table:table-cell table:style-name="ce3" office:value-type="string" calcext:value-type="string">
            <text:p>chiave</text:p>
          </table:table-cell>
          <table:table-cell table:style-name="ce3" office:value-type="string" calcext:value-type="string">
            <text:p>valore</text:p>
          </table:table-cell>
          <table:table-cell table:style-name="ce3" office:value-type="string" calcext:value-type="string">
            <text:p>voce_elenco</text:p>
          </table:table-cell>
          <table:table-cell table:style-name="ce3" office:value-type="string" calcext:value-type="string">
            <text:p>flag</text:p>
          </table:table-cell>
          <table:table-cell table:number-columns-repeated="1019"/>
        </table:table-row>
        <table:table-row table:style-name="ro1">
          <table:table-cell table:style-name="ce2" office:value-type="float" office:value="1" calcext:value-type="float">
            <text:p>1</text:p>
          </table:table-cell>
          <table:table-cell table:style-name="ce2" office:value-type="string" calcext:value-type="string">
            <text:p>ddi-1</text:p>
          </table:table-cell>
          <table:table-cell table:style-name="ce2" table:formula="of:=concat(IF([.E2];&quot;🗹 &quot;;&quot;☐ &quot;);[.D2])" office:value-type="string" office:string-value="" calcext:value-type="error">
            <text:p>#NAME?</text:p>
          </table:table-cell>
          <table:table-cell table:style-name="ce2" office:value-type="string" calcext:value-type="string">
            <text:p>Lezione Frontal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2" calcext:value-type="float">
            <text:p>2</text:p>
          </table:table-cell>
          <table:table-cell table:style-name="ce2" office:value-type="string" calcext:value-type="string">
            <text:p>ddi-2</text:p>
          </table:table-cell>
          <table:table-cell table:style-name="ce2" table:formula="of:=concat(IF([.E3];&quot;🗹 &quot;;&quot;☐ &quot;);[.D3])" office:value-type="string" office:string-value="" calcext:value-type="error">
            <text:p>#NAME?</text:p>
          </table:table-cell>
          <table:table-cell table:style-name="ce2" office:value-type="string" calcext:value-type="string">
            <text:p>Lezione Dialoga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 calcext:value-type="float">
            <text:p>3</text:p>
          </table:table-cell>
          <table:table-cell table:style-name="ce2" office:value-type="string" calcext:value-type="string">
            <text:p>ddi-3</text:p>
          </table:table-cell>
          <table:table-cell table:style-name="ce2" table:formula="of:=concat(IF([.E4];&quot;🗹 &quot;;&quot;☐ &quot;);[.D4])" office:value-type="string" office:string-value="" calcext:value-type="error">
            <text:p>#NAME?</text:p>
          </table:table-cell>
          <table:table-cell table:style-name="ce2" office:value-type="string" calcext:value-type="string">
            <text:p>Problem Solv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 calcext:value-type="float">
            <text:p>4</text:p>
          </table:table-cell>
          <table:table-cell table:style-name="ce2" office:value-type="string" calcext:value-type="string">
            <text:p>ddi-4</text:p>
          </table:table-cell>
          <table:table-cell table:style-name="ce2" table:formula="of:=concat(IF([.E5];&quot;🗹 &quot;;&quot;☐ &quot;);[.D5])" office:value-type="string" office:string-value="" calcext:value-type="error">
            <text:p>#NAME?</text:p>
          </table:table-cell>
          <table:table-cell table:style-name="ce2" office:value-type="string" calcext:value-type="string">
            <text:p>Cooperative Learn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 calcext:value-type="float">
            <text:p>5</text:p>
          </table:table-cell>
          <table:table-cell table:style-name="ce2" office:value-type="string" calcext:value-type="string">
            <text:p>ddi-5</text:p>
          </table:table-cell>
          <table:table-cell table:style-name="ce2" table:formula="of:=concat(IF([.E6];&quot;🗹 &quot;;&quot;☐ &quot;);[.D6])" office:value-type="string" office:string-value="" calcext:value-type="error">
            <text:p>#NAME?</text:p>
          </table:table-cell>
          <table:table-cell table:style-name="ce2" office:value-type="string" calcext:value-type="string">
            <text:p>Alternanza Scuola-Lavo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 calcext:value-type="float">
            <text:p>6</text:p>
          </table:table-cell>
          <table:table-cell table:style-name="ce2" office:value-type="string" calcext:value-type="string">
            <text:p>ddi-6</text:p>
          </table:table-cell>
          <table:table-cell table:style-name="ce2" table:formula="of:=concat(IF([.E7];&quot;🗹 &quot;;&quot;☐ &quot;);[.D7])" office:value-type="string" office:string-value="" calcext:value-type="error">
            <text:p>#NAME?</text:p>
          </table:table-cell>
          <table:table-cell table:style-name="ce2" office:value-type="string" calcext:value-type="string">
            <text:p>Didattica Digitale Integr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 calcext:value-type="float">
            <text:p>7</text:p>
          </table:table-cell>
          <table:table-cell table:style-name="ce2" office:value-type="string" calcext:value-type="string">
            <text:p>ddi-7</text:p>
          </table:table-cell>
          <table:table-cell table:style-name="ce2" table:formula="of:=concat(IF([.E8];&quot;🗹 &quot;;&quot;☐ &quot;);[.D8])"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 calcext:value-type="float">
            <text:p>8</text:p>
          </table:table-cell>
          <table:table-cell table:style-name="ce2" office:value-type="string" calcext:value-type="string">
            <text:p>ddi-8</text:p>
          </table:table-cell>
          <table:table-cell table:style-name="ce2" table:formula="of:=concat(IF([.E9];&quot;🗹 &quot;;&quot;☐ &quot;);[.D9])" office:value-type="string" office:string-value="" calcext:value-type="error">
            <text:p>#NAME?</text:p>
          </table:table-cell>
          <table:table-cell table:style-name="ce2" office:value-type="string" calcext:value-type="string">
            <text:p>Esecuzione di Attività Pratich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 calcext:value-type="float">
            <text:p>9</text:p>
          </table:table-cell>
          <table:table-cell table:style-name="ce2" office:value-type="string" calcext:value-type="string">
            <text:p>ddi-9</text:p>
          </table:table-cell>
          <table:table-cell table:style-name="ce2" table:formula="of:=concat(IF([.E10];&quot;🗹 &quot;;&quot;☐ &quot;);[.D10])" office:value-type="string" office:string-value="" calcext:value-type="error">
            <text:p>#NAME?</text:p>
          </table:table-cell>
          <table:table-cell table:style-name="ce2" office:value-type="string" calcext:value-type="string">
            <text:p>Lavor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 calcext:value-type="float">
            <text:p>10</text:p>
          </table:table-cell>
          <table:table-cell table:style-name="ce2" office:value-type="string" calcext:value-type="string">
            <text:p>ddi-10</text:p>
          </table:table-cell>
          <table:table-cell table:style-name="ce2" table:formula="of:=concat(IF([.E11];&quot;🗹 &quot;;&quot;☐ &quot;);[.D11])" office:value-type="string" office:string-value="" calcext:value-type="error">
            <text:p>#NAME?</text:p>
          </table:table-cell>
          <table:table-cell table:style-name="ce2" office:value-type="string" calcext:value-type="string">
            <text:p>Casi di Studi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 calcext:value-type="float">
            <text:p>11</text:p>
          </table:table-cell>
          <table:table-cell table:style-name="ce2" office:value-type="string" calcext:value-type="string">
            <text:p>ddi-11</text:p>
          </table:table-cell>
          <table:table-cell table:style-name="ce2" table:formula="of:=concat(IF([.E12];&quot;🗹 &quot;;&quot;☐ &quot;);[.D12])"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2" calcext:value-type="float">
            <text:p>12</text:p>
          </table:table-cell>
          <table:table-cell table:style-name="ce2" office:value-type="string" calcext:value-type="string">
            <text:p>ddi-12</text:p>
          </table:table-cell>
          <table:table-cell table:style-name="ce2" table:formula="of:=concat(IF([.E13];&quot;🗹 &quot;;&quot;☐ &quot;);[.D13])" office:value-type="string" office:string-value="" calcext:value-type="error">
            <text:p>#NAME?</text:p>
          </table:table-cell>
          <table:table-cell table:style-name="ce2" office:value-type="string" calcext:value-type="string">
            <text:p>Peer Tutor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3" calcext:value-type="float">
            <text:p>13</text:p>
          </table:table-cell>
          <table:table-cell table:style-name="ce2" office:value-type="string" calcext:value-type="string">
            <text:p>ddi-13</text:p>
          </table:table-cell>
          <table:table-cell table:style-name="ce2" table:formula="of:=concat(IF([.E14];&quot;🗹 &quot;;&quot;☐ &quot;);[.D14])"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4" calcext:value-type="float">
            <text:p>14</text:p>
          </table:table-cell>
          <table:table-cell table:style-name="ce2" office:value-type="string" calcext:value-type="string">
            <text:p>ddi-14</text:p>
          </table:table-cell>
          <table:table-cell table:style-name="ce2" table:formula="of:=concat(IF([.E15];&quot;🗹 &quot;;&quot;☐ &quot;);[.D15])"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5" calcext:value-type="float">
            <text:p>15</text:p>
          </table:table-cell>
          <table:table-cell table:style-name="ce2" office:value-type="string" calcext:value-type="string">
            <text:p>dads-1</text:p>
          </table:table-cell>
          <table:table-cell table:style-name="ce2" table:formula="of:=concat(IF([.E16];&quot;🗹 &quot;;&quot;☐ &quot;);[.D16])" office:value-type="string" office:string-value="" calcext:value-type="error">
            <text:p>#NAME?</text:p>
          </table:table-cell>
          <table:table-cell table:style-name="ce2" office:value-type="string" calcext:value-type="string">
            <text:p>Video lezioni in diret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6" calcext:value-type="float">
            <text:p>16</text:p>
          </table:table-cell>
          <table:table-cell table:style-name="ce2" office:value-type="string" calcext:value-type="string">
            <text:p>dads-2</text:p>
          </table:table-cell>
          <table:table-cell table:style-name="ce2" table:formula="of:=concat(IF([.E17];&quot;🗹 &quot;;&quot;☐ &quot;);[.D17])" office:value-type="string" office:string-value="" calcext:value-type="error">
            <text:p>#NAME?</text:p>
          </table:table-cell>
          <table:table-cell table:style-name="ce2" office:value-type="string" calcext:value-type="string">
            <text:p>Verifica orale degli apprendimen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7" calcext:value-type="float">
            <text:p>17</text:p>
          </table:table-cell>
          <table:table-cell table:style-name="ce2" office:value-type="string" calcext:value-type="string">
            <text:p>dads-3</text:p>
          </table:table-cell>
          <table:table-cell table:style-name="ce2" table:formula="of:=concat(IF([.E18];&quot;🗹 &quot;;&quot;☐ &quot;);[.D18])" office:value-type="string" office:string-value="" calcext:value-type="error">
            <text:p>#NAME?</text:p>
          </table:table-cell>
          <table:table-cell table:style-name="ce2" office:value-type="string" calcext:value-type="string">
            <text:p>Consegne <text:s/>(elaborati digitali, test strutturati,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8" calcext:value-type="float">
            <text:p>18</text:p>
          </table:table-cell>
          <table:table-cell table:style-name="ce2" office:value-type="string" calcext:value-type="string">
            <text:p>dads-4</text:p>
          </table:table-cell>
          <table:table-cell table:style-name="ce2" table:formula="of:=concat(IF([.E19];&quot;🗹 &quot;;&quot;☐ &quot;);[.D19])" office:value-type="string" office:string-value="" calcext:value-type="error">
            <text:p>#NAME?</text:p>
          </table:table-cell>
          <table:table-cell table:style-name="ce2" office:value-type="string" calcext:value-type="string">
            <text:p>Lezione Dialog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9" calcext:value-type="float">
            <text:p>19</text:p>
          </table:table-cell>
          <table:table-cell table:style-name="ce2" office:value-type="string" calcext:value-type="string">
            <text:p>dads-5</text:p>
          </table:table-cell>
          <table:table-cell table:style-name="ce2" table:formula="of:=concat(IF([.E20];&quot;🗹 &quot;;&quot;☐ &quot;);[.D20])" office:value-type="string" office:string-value="" calcext:value-type="error">
            <text:p>#NAME?</text:p>
          </table:table-cell>
          <table:table-cell table:style-name="ce2" office:value-type="string" calcext:value-type="string">
            <text:p>Problem Solv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0" calcext:value-type="float">
            <text:p>20</text:p>
          </table:table-cell>
          <table:table-cell table:style-name="ce2" office:value-type="string" calcext:value-type="string">
            <text:p>dads-6</text:p>
          </table:table-cell>
          <table:table-cell table:style-name="ce2" table:formula="of:=concat(IF([.E21];&quot;🗹 &quot;;&quot;☐ &quot;);[.D21])" office:value-type="string" office:string-value="" calcext:value-type="error">
            <text:p>#NAME?</text:p>
          </table:table-cell>
          <table:table-cell table:style-name="ce2" office:value-type="string" calcext:value-type="string">
            <text:p>Cooperative 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1" calcext:value-type="float">
            <text:p>21</text:p>
          </table:table-cell>
          <table:table-cell table:style-name="ce2" office:value-type="string" calcext:value-type="string">
            <text:p>dads-7</text:p>
          </table:table-cell>
          <table:table-cell table:style-name="ce2" table:formula="of:=concat(IF([.E22];&quot;🗹 &quot;;&quot;☐ &quot;);[.D22])"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2" calcext:value-type="float">
            <text:p>22</text:p>
          </table:table-cell>
          <table:table-cell table:style-name="ce2" office:value-type="string" calcext:value-type="string">
            <text:p>dads-8</text:p>
          </table:table-cell>
          <table:table-cell table:style-name="ce2" table:formula="of:=concat(IF([.E23];&quot;🗹 &quot;;&quot;☐ &quot;);[.D23])" office:value-type="string" office:string-value="" calcext:value-type="error">
            <text:p>#NAME?</text:p>
          </table:table-cell>
          <table:table-cell table:style-name="ce2" office:value-type="string" calcext:value-type="string">
            <text:p>Attività Prat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3" calcext:value-type="float">
            <text:p>23</text:p>
          </table:table-cell>
          <table:table-cell table:style-name="ce2" office:value-type="string" calcext:value-type="string">
            <text:p>dads-9</text:p>
          </table:table-cell>
          <table:table-cell table:style-name="ce2" table:formula="of:=concat(IF([.E24];&quot;🗹 &quot;;&quot;☐ &quot;);[.D24])"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4" calcext:value-type="float">
            <text:p>24</text:p>
          </table:table-cell>
          <table:table-cell table:style-name="ce2" office:value-type="string" calcext:value-type="string">
            <text:p>dads-10</text:p>
          </table:table-cell>
          <table:table-cell table:style-name="ce2" table:formula="of:=concat(IF([.E25];&quot;🗹 &quot;;&quot;☐ &quot;);[.D25])" office:value-type="string" office:string-value="" calcext:value-type="error">
            <text:p>#NAME?</text:p>
          </table:table-cell>
          <table:table-cell table:style-name="ce2" office:value-type="string" calcext:value-type="string">
            <text:p>Peer Tutor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5" calcext:value-type="float">
            <text:p>25</text:p>
          </table:table-cell>
          <table:table-cell table:style-name="ce2" office:value-type="string" calcext:value-type="string">
            <text:p>dads-11</text:p>
          </table:table-cell>
          <table:table-cell table:style-name="ce2" table:formula="of:=concat(IF([.E26];&quot;🗹 &quot;;&quot;☐ &quot;);[.D26])" office:value-type="string" office:string-value="" calcext:value-type="error">
            <text:p>#NAME?</text:p>
          </table:table-cell>
          <table:table-cell table:style-name="ce2" office:value-type="string" calcext:value-type="string">
            <text:p>Lavoro di Grupp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6" calcext:value-type="float">
            <text:p>26</text:p>
          </table:table-cell>
          <table:table-cell table:style-name="ce2" office:value-type="string" calcext:value-type="string">
            <text:p>dads-12</text:p>
          </table:table-cell>
          <table:table-cell table:style-name="ce2" table:formula="of:=concat(IF([.E27];&quot;🗹 &quot;;&quot;☐ &quot;);[.D27])"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7" calcext:value-type="float">
            <text:p>27</text:p>
          </table:table-cell>
          <table:table-cell table:style-name="ce2" office:value-type="string" calcext:value-type="string">
            <text:p>dads-13</text:p>
          </table:table-cell>
          <table:table-cell table:style-name="ce2" table:formula="of:=concat(IF([.E28];&quot;🗹 &quot;;&quot;☐ &quot;);[.D28])"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8" calcext:value-type="float">
            <text:p>28</text:p>
          </table:table-cell>
          <table:table-cell table:style-name="ce2" office:value-type="string" calcext:value-type="string">
            <text:p>dada-1</text:p>
          </table:table-cell>
          <table:table-cell table:style-name="ce2" table:formula="of:=concat(IF([.E29];&quot;🗹 &quot;;&quot;☐ &quot;);[.D29])" office:value-type="string" office:string-value="" calcext:value-type="error">
            <text:p>#NAME?</text:p>
          </table:table-cell>
          <table:table-cell table:style-name="ce2" office:value-type="string" calcext:value-type="string">
            <text:p>Realizzazione di mappe concettual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9" calcext:value-type="float">
            <text:p>29</text:p>
          </table:table-cell>
          <table:table-cell table:style-name="ce2" office:value-type="string" calcext:value-type="string">
            <text:p>dada-2</text:p>
          </table:table-cell>
          <table:table-cell table:style-name="ce2" table:formula="of:=concat(IF([.E30];&quot;🗹 &quot;;&quot;☐ &quot;);[.D30])" office:value-type="string" office:string-value="" calcext:value-type="error">
            <text:p>#NAME?</text:p>
          </table:table-cell>
          <table:table-cell table:style-name="ce2" office:value-type="string" calcext:value-type="string">
            <text:p>Invio di materiale multimediale, Power Point, esercizi o test da svolgere (Videolezione, Documentari, Project Work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0" calcext:value-type="float">
            <text:p>30</text:p>
          </table:table-cell>
          <table:table-cell table:style-name="ce2" office:value-type="string" calcext:value-type="string">
            <text:p>dada-3</text:p>
          </table:table-cell>
          <table:table-cell table:style-name="ce2" table:formula="of:=concat(IF([.E31];&quot;🗹 &quot;;&quot;☐ &quot;);[.D31])" office:value-type="string" office:string-value="" calcext:value-type="error">
            <text:p>#NAME?</text:p>
          </table:table-cell>
          <table:table-cell table:style-name="ce2" office:value-type="string" calcext:value-type="string">
            <text:p>Invio di tracce per elabora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1" calcext:value-type="float">
            <text:p>31</text:p>
          </table:table-cell>
          <table:table-cell table:style-name="ce2" office:value-type="string" calcext:value-type="string">
            <text:p>dada-4</text:p>
          </table:table-cell>
          <table:table-cell table:style-name="ce2" table:formula="of:=concat(IF([.E32];&quot;🗹 &quot;;&quot;☐ &quot;);[.D32])" office:value-type="string" office:string-value="" calcext:value-type="error">
            <text:p>#NAME?</text:p>
          </table:table-cell>
          <table:table-cell table:style-name="ce2" office:value-type="string" calcext:value-type="string">
            <text:p>Invio di sintesi degli argomenti svolti in presenz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2" calcext:value-type="float">
            <text:p>32</text:p>
          </table:table-cell>
          <table:table-cell table:style-name="ce2" office:value-type="string" calcext:value-type="string">
            <text:p>dada-5</text:p>
          </table:table-cell>
          <table:table-cell table:style-name="ce2" table:formula="of:=concat(IF([.E33];&quot;🗹 &quot;;&quot;☐ &quot;);[.D33])" office:value-type="string" office:string-value="" calcext:value-type="error">
            <text:p>#NAME?</text:p>
          </table:table-cell>
          <table:table-cell table:style-name="ce2" office:value-type="string" calcext:value-type="string">
            <text:p>Invio di testi e/o sintesi scientifiche o specifiche della disciplina da analizzar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3" calcext:value-type="float">
            <text:p>33</text:p>
          </table:table-cell>
          <table:table-cell table:style-name="ce2" office:value-type="string" calcext:value-type="string">
            <text:p>dada-6</text:p>
          </table:table-cell>
          <table:table-cell table:style-name="ce2" table:formula="of:=concat(IF([.E34];&quot;🗹 &quot;;&quot;☐ &quot;);[.D34])"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4" calcext:value-type="float">
            <text:p>34</text:p>
          </table:table-cell>
          <table:table-cell table:style-name="ce2" office:value-type="string" calcext:value-type="string">
            <text:p>mezzi-1</text:p>
          </table:table-cell>
          <table:table-cell table:style-name="ce2" table:formula="of:=concat(IF([.E35];&quot;🗹 &quot;;&quot;☐ &quot;);[.D35])" office:value-type="string" office:string-value="" calcext:value-type="error">
            <text:p>#NAME?</text:p>
          </table:table-cell>
          <table:table-cell table:style-name="ce2" office:value-type="string" calcext:value-type="string">
            <text:p>Libri di Test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5" calcext:value-type="float">
            <text:p>35</text:p>
          </table:table-cell>
          <table:table-cell table:style-name="ce2" office:value-type="string" calcext:value-type="string">
            <text:p>mezzi-2</text:p>
          </table:table-cell>
          <table:table-cell table:style-name="ce2" table:formula="of:=concat(IF([.E36];&quot;🗹 &quot;;&quot;☐ &quot;);[.D36])" office:value-type="string" office:string-value="" calcext:value-type="error">
            <text:p>#NAME?</text:p>
          </table:table-cell>
          <table:table-cell table:style-name="ce2" office:value-type="string" calcext:value-type="string">
            <text:p>Audiovisiv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6" calcext:value-type="float">
            <text:p>36</text:p>
          </table:table-cell>
          <table:table-cell table:style-name="ce2" office:value-type="string" calcext:value-type="string">
            <text:p>mezzi-3</text:p>
          </table:table-cell>
          <table:table-cell table:style-name="ce2" table:formula="of:=concat(IF([.E37];&quot;🗹 &quot;;&quot;☐ &quot;);[.D37])" office:value-type="string" office:string-value="" calcext:value-type="error">
            <text:p>#NAME?</text:p>
          </table:table-cell>
          <table:table-cell table:style-name="ce2" office:value-type="string" calcext:value-type="string">
            <text:p>Prodotti Multimedi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7" calcext:value-type="float">
            <text:p>37</text:p>
          </table:table-cell>
          <table:table-cell table:style-name="ce2" office:value-type="string" calcext:value-type="string">
            <text:p>mezzi-4</text:p>
          </table:table-cell>
          <table:table-cell table:style-name="ce2" table:formula="of:=concat(IF([.E38];&quot;🗹 &quot;;&quot;☐ &quot;);[.D38])" office:value-type="string" office:string-value="" calcext:value-type="error">
            <text:p>#NAME?</text:p>
          </table:table-cell>
          <table:table-cell table:style-name="ce2" office:value-type="string" calcext:value-type="string">
            <text:p>Riviste Specializzat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8" calcext:value-type="float">
            <text:p>38</text:p>
          </table:table-cell>
          <table:table-cell table:style-name="ce2" office:value-type="string" calcext:value-type="string">
            <text:p>mezzi-5</text:p>
          </table:table-cell>
          <table:table-cell table:style-name="ce2" table:formula="of:=concat(IF([.E39];&quot;🗹 &quot;;&quot;☐ &quot;);[.D39])" office:value-type="string" office:string-value="" calcext:value-type="error">
            <text:p>#NAME?</text:p>
          </table:table-cell>
          <table:table-cell table:style-name="ce2" office:value-type="string" calcext:value-type="string">
            <text:p>Risorse di Re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9" calcext:value-type="float">
            <text:p>39</text:p>
          </table:table-cell>
          <table:table-cell table:style-name="ce2" office:value-type="string" calcext:value-type="string">
            <text:p>mezzi-6</text:p>
          </table:table-cell>
          <table:table-cell table:style-name="ce2" table:formula="of:=concat(IF([.E40];&quot;🗹 &quot;;&quot;☐ &quot;);[.D40])" office:value-type="string" office:string-value="" calcext:value-type="error">
            <text:p>#NAME?</text:p>
          </table:table-cell>
          <table:table-cell table:style-name="ce2" office:value-type="string" calcext:value-type="string">
            <text:p>Strumenti Tec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0" calcext:value-type="float">
            <text:p>40</text:p>
          </table:table-cell>
          <table:table-cell table:style-name="ce2" office:value-type="string" calcext:value-type="string">
            <text:p>mezzi-7</text:p>
          </table:table-cell>
          <table:table-cell table:style-name="ce2" table:formula="of:=concat(IF([.E41];&quot;🗹 &quot;;&quot;☐ &quot;);[.D41])" office:value-type="string" office:string-value="" calcext:value-type="error">
            <text:p>#NAME?</text:p>
          </table:table-cell>
          <table:table-cell table:style-name="ce2" office:value-type="string" calcext:value-type="string">
            <text:p>Diario di Bord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1" calcext:value-type="float">
            <text:p>41</text:p>
          </table:table-cell>
          <table:table-cell table:style-name="ce2" office:value-type="string" calcext:value-type="string">
            <text:p>mezzi-8</text:p>
          </table:table-cell>
          <table:table-cell table:style-name="ce2" table:formula="of:=concat(IF([.E42];&quot;🗹 &quot;;&quot;☐ &quot;);[.D42])" office:value-type="string" office:string-value="" calcext:value-type="error">
            <text:p>#NAME?</text:p>
          </table:table-cell>
          <table:table-cell table:style-name="ce2" office:value-type="string" calcext:value-type="string">
            <text:p>Dispositivi Elettro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2" calcext:value-type="float">
            <text:p>42</text:p>
          </table:table-cell>
          <table:table-cell table:style-name="ce2" office:value-type="string" calcext:value-type="string">
            <text:p>mezzi-9</text:p>
          </table:table-cell>
          <table:table-cell table:style-name="ce2" table:formula="of:=concat(IF([.E43];&quot;🗹 &quot;;&quot;☐ &quot;);[.D43])"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3" calcext:value-type="float">
            <text:p>43</text:p>
          </table:table-cell>
          <table:table-cell table:style-name="ce2" office:value-type="string" calcext:value-type="string">
            <text:p>strumenti-1</text:p>
          </table:table-cell>
          <table:table-cell table:style-name="ce2" table:formula="of:=concat(IF([.E44];&quot;🗹 &quot;;&quot;☐ &quot;);[.D44])" office:value-type="string" office:string-value="" calcext:value-type="error">
            <text:p>#NAME?</text:p>
          </table:table-cell>
          <table:table-cell table:style-name="ce2" office:value-type="string" calcext:value-type="string">
            <text:p>Aula Informatic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4" calcext:value-type="float">
            <text:p>44</text:p>
          </table:table-cell>
          <table:table-cell table:style-name="ce2" office:value-type="string" calcext:value-type="string">
            <text:p>strumenti-2</text:p>
          </table:table-cell>
          <table:table-cell table:style-name="ce2" table:formula="of:=concat(IF([.E45];&quot;🗹 &quot;;&quot;☐ &quot;);[.D45])" office:value-type="string" office:string-value="" calcext:value-type="error">
            <text:p>#NAME?</text:p>
          </table:table-cell>
          <table:table-cell table:style-name="ce2" office:value-type="string" calcext:value-type="string">
            <text:p>Laboratori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5" calcext:value-type="float">
            <text:p>45</text:p>
          </table:table-cell>
          <table:table-cell table:style-name="ce2" office:value-type="string" calcext:value-type="string">
            <text:p>strumenti-3</text:p>
          </table:table-cell>
          <table:table-cell table:style-name="ce2" table:formula="of:=concat(IF([.E46];&quot;🗹 &quot;;&quot;☐ &quot;);[.D46])" office:value-type="string" office:string-value="" calcext:value-type="error">
            <text:p>#NAME?</text:p>
          </table:table-cell>
          <table:table-cell table:style-name="ce2" office:value-type="string" calcext:value-type="string">
            <text:p>Bibliotec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6" calcext:value-type="float">
            <text:p>46</text:p>
          </table:table-cell>
          <table:table-cell table:style-name="ce2" office:value-type="string" calcext:value-type="string">
            <text:p>strumenti-4</text:p>
          </table:table-cell>
          <table:table-cell table:style-name="ce2" table:formula="of:=concat(IF([.E47];&quot;🗹 &quot;;&quot;☐ &quot;);[.D47])" office:value-type="string" office:string-value="" calcext:value-type="error">
            <text:p>#NAME?</text:p>
          </table:table-cell>
          <table:table-cell table:style-name="ce2" office:value-type="string" calcext:value-type="string">
            <text:p>Palestr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7" calcext:value-type="float">
            <text:p>47</text:p>
          </table:table-cell>
          <table:table-cell table:style-name="ce2" office:value-type="string" calcext:value-type="string">
            <text:p>strumenti-5</text:p>
          </table:table-cell>
          <table:table-cell table:style-name="ce2" table:formula="of:=concat(IF([.E48];&quot;🗹 &quot;;&quot;☐ &quot;);[.D48])" office:value-type="string" office:string-value="" calcext:value-type="error">
            <text:p>#NAME?</text:p>
          </table:table-cell>
          <table:table-cell table:style-name="ce2" office:value-type="string" calcext:value-type="string">
            <text:p>Piattaforme (Microsoft Teams, Edmodo, GMeet, Zoom)</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8" calcext:value-type="float">
            <text:p>48</text:p>
          </table:table-cell>
          <table:table-cell table:style-name="ce2" office:value-type="string" calcext:value-type="string">
            <text:p>strumenti-6</text:p>
          </table:table-cell>
          <table:table-cell table:style-name="ce2" table:formula="of:=concat(IF([.E49];&quot;🗹 &quot;;&quot;☐ &quot;);[.D49])" office:value-type="string" office:string-value="" calcext:value-type="error">
            <text:p>#NAME?</text:p>
          </table:table-cell>
          <table:table-cell table:style-name="ce2" office:value-type="string" calcext:value-type="string">
            <text:p>Laborator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9" calcext:value-type="float">
            <text:p>49</text:p>
          </table:table-cell>
          <table:table-cell table:style-name="ce2" office:value-type="string" calcext:value-type="string">
            <text:p>strumenti-7</text:p>
          </table:table-cell>
          <table:table-cell table:style-name="ce2" table:formula="of:=concat(IF([.E50];&quot;🗹 &quot;;&quot;☐ &quot;);[.D50])" office:value-type="string" office:string-value="" calcext:value-type="error">
            <text:p>#NAME?</text:p>
          </table:table-cell>
          <table:table-cell table:style-name="ce2" office:value-type="string" calcext:value-type="string">
            <text:p>Strutture Convenzionate per PCT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0" calcext:value-type="float">
            <text:p>50</text:p>
          </table:table-cell>
          <table:table-cell table:style-name="ce2" office:value-type="string" calcext:value-type="string">
            <text:p>strumenti-8</text:p>
          </table:table-cell>
          <table:table-cell table:style-name="ce2" table:formula="of:=concat(IF([.E51];&quot;🗹 &quot;;&quot;☐ &quot;);[.D51])"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2" calcext:value-type="float">
            <text:p>52</text:p>
          </table:table-cell>
          <table:table-cell table:style-name="ce2" office:value-type="string" calcext:value-type="string">
            <text:p>ver-1</text:p>
          </table:table-cell>
          <table:table-cell table:style-name="ce2" table:formula="of:=concat(IF([.E52];&quot;🗹 &quot;;&quot;☐ &quot;);[.D52])" office:value-type="string" office:string-value="" calcext:value-type="error">
            <text:p>#NAME?</text:p>
          </table:table-cell>
          <table:table-cell table:style-name="ce2" office:value-type="string" calcext:value-type="string">
            <text:p>Colloqui Or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3" calcext:value-type="float">
            <text:p>53</text:p>
          </table:table-cell>
          <table:table-cell table:style-name="ce2" office:value-type="string" calcext:value-type="string">
            <text:p>ver-2</text:p>
          </table:table-cell>
          <table:table-cell table:style-name="ce2" table:formula="of:=concat(IF([.E53];&quot;🗹 &quot;;&quot;☐ &quot;);[.D53])" office:value-type="string" office:string-value="" calcext:value-type="error">
            <text:p>#NAME?</text:p>
          </table:table-cell>
          <table:table-cell table:style-name="ce2" office:value-type="string" calcext:value-type="string">
            <text:p>Prove Scrit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4" calcext:value-type="float">
            <text:p>54</text:p>
          </table:table-cell>
          <table:table-cell table:style-name="ce2" office:value-type="string" calcext:value-type="string">
            <text:p>ver-3</text:p>
          </table:table-cell>
          <table:table-cell table:style-name="ce2" table:formula="of:=concat(IF([.E54];&quot;🗹 &quot;;&quot;☐ &quot;);[.D54])" office:value-type="string" office:string-value="" calcext:value-type="error">
            <text:p>#NAME?</text:p>
          </table:table-cell>
          <table:table-cell table:style-name="ce2" office:value-type="string" calcext:value-type="string">
            <text:p>Prove Scritte – Graf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5" calcext:value-type="float">
            <text:p>55</text:p>
          </table:table-cell>
          <table:table-cell table:style-name="ce2" office:value-type="string" calcext:value-type="string">
            <text:p>ver-4</text:p>
          </table:table-cell>
          <table:table-cell table:style-name="ce2" table:formula="of:=concat(IF([.E55];&quot;🗹 &quot;;&quot;☐ &quot;);[.D55])" office:value-type="string" office:string-value="" calcext:value-type="error">
            <text:p>#NAME?</text:p>
          </table:table-cell>
          <table:table-cell table:style-name="ce2" office:value-type="string" calcext:value-type="string">
            <text:p>Ricerche personali 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6" calcext:value-type="float">
            <text:p>56</text:p>
          </table:table-cell>
          <table:table-cell table:style-name="ce2" office:value-type="string" calcext:value-type="string">
            <text:p>ver-5</text:p>
          </table:table-cell>
          <table:table-cell table:style-name="ce2" table:formula="of:=concat(IF([.E56];&quot;🗹 &quot;;&quot;☐ &quot;);[.D56])" office:value-type="string" office:string-value="" calcext:value-type="error">
            <text:p>#NAME?</text:p>
          </table:table-cell>
          <table:table-cell table:style-name="ce2" office:value-type="string" calcext:value-type="string">
            <text:p>Project Work</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7" calcext:value-type="float">
            <text:p>57</text:p>
          </table:table-cell>
          <table:table-cell table:style-name="ce2" office:value-type="string" calcext:value-type="string">
            <text:p>ver-6</text:p>
          </table:table-cell>
          <table:table-cell table:style-name="ce2" table:formula="of:=concat(IF([.E57];&quot;🗹 &quot;;&quot;☐ &quot;);[.D57])" office:value-type="string" office:string-value="" calcext:value-type="error">
            <text:p>#NAME?</text:p>
          </table:table-cell>
          <table:table-cell table:style-name="ce2" office:value-type="string" calcext:value-type="string">
            <text:p>Dialogo Interattiv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8" calcext:value-type="float">
            <text:p>58</text:p>
          </table:table-cell>
          <table:table-cell table:style-name="ce2" office:value-type="string" calcext:value-type="string">
            <text:p>ver-7</text:p>
          </table:table-cell>
          <table:table-cell table:style-name="ce2" table:formula="of:=concat(IF([.E58];&quot;🗹 &quot;;&quot;☐ &quot;);[.D58])" office:value-type="string" office:string-value="" calcext:value-type="error">
            <text:p>#NAME?</text:p>
          </table:table-cell>
          <table:table-cell table:style-name="ce2" office:value-type="string" calcext:value-type="string">
            <text:p>Test Interattivi:  </text:p>
            <text:p>  ☐ Google Moduli</text:p>
            <text:p>  🗹 Microsoft Forms</text:p>
            <text:p>  ☐ Quizlet</text:p>
            <text:p>  ☐ Kahoot</text:p>
            <text:p>  ☐ Zanichelli Zte</text:p>
            <text:p>  ☐ Teacher Desmos</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9" calcext:value-type="float">
            <text:p>59</text:p>
          </table:table-cell>
          <table:table-cell table:style-name="ce2" office:value-type="string" calcext:value-type="string">
            <text:p>ver-8</text:p>
          </table:table-cell>
          <table:table-cell table:style-name="ce2" table:formula="of:=concat(IF([.E59];&quot;🗹 &quot;;&quot;☐ &quot;);[.D59])"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0" calcext:value-type="float">
            <text:p>60</text:p>
          </table:table-cell>
          <table:table-cell table:style-name="ce2" office:value-type="string" calcext:value-type="string">
            <text:p>ver-9</text:p>
          </table:table-cell>
          <table:table-cell table:style-name="ce2" table:formula="of:=concat(IF([.E60];&quot;🗹 &quot;;&quot;☐ &quot;);[.D60])" office:value-type="string" office:string-value="" calcext:value-type="error">
            <text:p>#NAME?</text:p>
          </table:table-cell>
          <table:table-cell table:style-name="ce2" office:value-type="string" calcext:value-type="string">
            <text:p>Questionari a Risposta Chius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1" calcext:value-type="float">
            <text:p>61</text:p>
          </table:table-cell>
          <table:table-cell table:style-name="ce2" office:value-type="string" calcext:value-type="string">
            <text:p>ver-10</text:p>
          </table:table-cell>
          <table:table-cell table:style-name="ce2" table:formula="of:=concat(IF([.E61];&quot;🗹 &quot;;&quot;☐ &quot;);[.D61])" office:value-type="string" office:string-value="" calcext:value-type="error">
            <text:p>#NAME?</text:p>
          </table:table-cell>
          <table:table-cell table:style-name="ce2" office:value-type="string" calcext:value-type="string">
            <text:p>Questionari a Risposta Aper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2" calcext:value-type="float">
            <text:p>62</text:p>
          </table:table-cell>
          <table:table-cell table:style-name="ce2" office:value-type="string" calcext:value-type="string">
            <text:p>ver-11</text:p>
          </table:table-cell>
          <table:table-cell table:style-name="ce2" table:formula="of:=concat(IF([.E62];&quot;🗹 &quot;;&quot;☐ &quot;);[.D62])" office:value-type="string" office:string-value="" calcext:value-type="error">
            <text:p>#NAME?</text:p>
          </table:table-cell>
          <table:table-cell table:style-name="ce2" office:value-type="string" calcext:value-type="string">
            <text:p>Questionari a Risposta Multipl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3" calcext:value-type="float">
            <text:p>63</text:p>
          </table:table-cell>
          <table:table-cell table:style-name="ce2" office:value-type="string" calcext:value-type="string">
            <text:p>ver-12</text:p>
          </table:table-cell>
          <table:table-cell table:style-name="ce2" table:formula="of:=concat(IF([.E63];&quot;🗹 &quot;;&quot;☐ &quot;);[.D63])" office:value-type="string" office:string-value="" calcext:value-type="error">
            <text:p>#NAME?</text:p>
          </table:table-cell>
          <table:table-cell table:style-name="ce2" office:value-type="string" calcext:value-type="string">
            <text:p>Questionari Vero - Fals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4" calcext:value-type="float">
            <text:p>64</text:p>
          </table:table-cell>
          <table:table-cell table:style-name="ce2" office:value-type="string" calcext:value-type="string">
            <text:p>ver-13</text:p>
          </table:table-cell>
          <table:table-cell table:style-name="ce2" table:formula="of:=concat(IF([.E64];&quot;🗹 &quot;;&quot;☐ &quot;);[.D64])" office:value-type="string" office:string-value="" calcext:value-type="error">
            <text:p>#NAME?</text:p>
          </table:table-cell>
          <table:table-cell table:style-name="ce2" office:value-type="string" calcext:value-type="string">
            <text:p>Compiti di Realtà</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5" calcext:value-type="float">
            <text:p>65</text:p>
          </table:table-cell>
          <table:table-cell table:style-name="ce2" office:value-type="string" calcext:value-type="string">
            <text:p>ver-14</text:p>
          </table:table-cell>
          <table:table-cell table:style-name="ce2" table:formula="of:=concat(IF([.E65];&quot;🗹 &quot;;&quot;☐ &quot;);[.D65])" office:value-type="string" office:string-value="" calcext:value-type="error">
            <text:p>#NAME?</text:p>
          </table:table-cell>
          <table:table-cell table:style-name="ce2" office:value-type="string" calcext:value-type="string">
            <text:p>Verifiche per Competenze: </text:p>
            <text:p>  🗹 Commento a Testi;</text:p>
            <text:p>  🗹 Creazione e Risoluzione di Esercizi (Problem  Solving E Posing)</text:p>
            <text:p>  ☐ Mappa Di Sintesi;</text:p>
            <text:p>  🗹 Riflessione Critica</text:p>
            <text:p>  ☐ Debate: Argomentare Con Punti Di Vista Diversi</text:p>
            <text:p>  ☐ Percorsi Con Immagini E Testi</text:p>
            <text:p>  ☐ Saggio Di Comparazione</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6" calcext:value-type="float">
            <text:p>66</text:p>
          </table:table-cell>
          <table:table-cell table:style-name="ce2" office:value-type="string" calcext:value-type="string">
            <text:p>ver-15</text:p>
          </table:table-cell>
          <table:table-cell table:style-name="ce2" table:formula="of:=concat(IF([.E66];&quot;🗹 &quot;;&quot;☐ &quot;);[.D66])" office:value-type="string" office:string-value="" calcext:value-type="error">
            <text:p>#NAME?</text:p>
          </table:table-cell>
          <table:table-cell table:style-name="ce2" office:value-type="string" calcext:value-type="string">
            <text:p>Verifiche per Competenze con il Digitale  </text:p>
            <text:p>  ☐ Pagina Web (Sites)</text:p>
            <text:p>  ☐ Immagini, Mappe e Presentazioni Animate  (Genial.Ly)</text:p>
            <text:p>  ☐ Realizzazione Di Ebooks</text:p>
            <text:p>  ☐ Lavori di Gruppo con documenti o produzioni multimediali condivise</text:p>
            <text:p>  ☐ Presentazioni (Ppt, Prezi, Google Presentation, Slides, Genial.Ly, Etc.)</text:p>
            <text:p>  ☐ Video (Spark Adobe, Powtoon, Stop Motion, Etc.)</text:p>
            <text:p>  ☐ Reading Collettivi Da Registrare</text:p>
            <text:p>  ☐ Altro:</text:p>
          </table:table-cell>
          <table:table-cell table:style-name="ce2" table:formula="of:=FALSE()" office:value-type="float" office:value="0" calcext:value-type="float">
            <text:p>0</text:p>
          </table:table-cell>
          <table:table-cell table:number-columns-repeated="1019"/>
        </table:table-row>
        <table:table-row table:style-name="ro2" table:number-rows-repeated="1048509">
          <table:table-cell table:number-columns-repeated="1024"/>
        </table:table-row>
        <table:table-row table:style-name="ro2">
          <table:table-cell table:number-columns-repeated="1024"/>
        </table:table-row>
      </table:table>
      <table:table table:name="abilità" table:style-name="ta11">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 table:number-columns-repeated="4" table:default-cell-style-name="Default"/>
        <table:table-column table:style-name="co35" table:default-cell-style-name="Default"/>
        <table:table-column table:style-name="co3" table:number-columns-repeated="1015" table:default-cell-style-name="Default"/>
        <table:table-row table:style-name="ro1">
          <table:table-cell table:style-name="ce3" office:value-type="string" calcext:value-type="string">
            <text:p>codice</text:p>
          </table:table-cell>
          <table:table-cell table:style-name="ce6" office:value-type="string" calcext:value-type="string">
            <text:p>nome_periodo</text:p>
          </table:table-cell>
          <table:table-cell table:style-name="ce6" office:value-type="string" calcext:value-type="string">
            <text:p>alias_disciplina</text:p>
          </table:table-cell>
          <table:table-cell table:style-name="ce3" office:value-type="string" calcext:value-type="string">
            <text:p>titolo</text:p>
          </table:table-cell>
          <table:table-cell table:style-name="ce3" office:value-type="string" calcext:value-type="string">
            <text:p>fonte</text:p>
          </table:table-cell>
          <table:table-cell table:style-name="ce3" office:value-type="string" calcext:value-type="string">
            <text:p>tipo</text:p>
          </table:table-cell>
          <table:table-cell table:number-columns-repeated="1018"/>
        </table:table-row>
        <table:table-row table:style-name="ro1">
          <table:table-cell table:style-name="ce22" office:value-type="string" calcext:value-type="string">
            <text:p>A1</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TeP</text:p>
          </table:table-cell>
          <table:table-cell table:style-name="ce22" office:value-type="string" calcext:value-type="string">
            <text:p>Applicare le normative di settore sulla sicurezza e la tutela ambiental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number-columns-repeated="1018"/>
        </table:table-row>
        <table:table-row table:style-name="ro1">
          <table:table-cell table:style-name="ce22" office:value-type="string" calcext:value-type="string">
            <text:p>A2</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TeP</text:p>
          </table:table-cell>
          <table:table-cell table:style-name="ce22" office:value-type="string" calcext:value-type="string">
            <text:p>Documentare i requisiti e gli aspetti architetturali di un prodotto/servizio, anche in riferimento a standard di settor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number-columns-repeated="1018"/>
        </table:table-row>
        <table:table-row table:style-name="ro1">
          <table:table-cell table:style-name="ce22" office:value-type="string" calcext:value-type="string">
            <text:p>A3</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TeP</text:p>
          </table:table-cell>
          <table:table-cell table:style-name="ce22" office:value-type="string" calcext:value-type="string">
            <text:p>Identificare e analizzare gli aspetti funzionali dei principali componenti di un sistema operativo.</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4</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TeP</text:p>
          </table:table-cell>
          <table:table-cell table:style-name="ce22" office:value-type="string" calcext:value-type="string">
            <text:p>Identificare le fasi di un progetto nel contesto del ciclo di sviluppo.</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5</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TeP</text:p>
          </table:table-cell>
          <table:table-cell table:style-name="ce22" office:value-type="string" calcext:value-type="string">
            <text:p>Progettare e realizzare applicazioni che interagiscono con le funzionalità dei sistemi operativi.</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number-columns-repeated="1018"/>
        </table:table-row>
        <table:table-row table:style-name="ro1">
          <table:table-cell table:style-name="ce22" office:value-type="string" calcext:value-type="string">
            <text:p>A6</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TeP</text:p>
          </table:table-cell>
          <table:table-cell table:style-name="ce22" office:value-type="string" calcext:value-type="string">
            <text:p>Progettare e realizzare applicazioni in modalità concorrent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number-columns-repeated="1018"/>
        </table:table-row>
        <table:table-row table:style-name="ro1">
          <table:table-cell table:style-name="ce22" office:value-type="string" calcext:value-type="string">
            <text:p>A7</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TeP</text:p>
          </table:table-cell>
          <table:table-cell table:style-name="ce22" office:value-type="string" calcext:value-type="string">
            <text:p>Scegliere il sistema operativo adeguato ad un determinato ambiente di sviluppo.</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1</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Identificare i principali dispositivi periferici.</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number-columns-repeated="3"/>
          <table:table-cell table:number-columns-repeated="1014"/>
        </table:table-row>
        <table:table-row table:style-name="ro1">
          <table:table-cell table:style-name="ce22" office:value-type="string" calcext:value-type="string">
            <text:p>A2</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Identificare le caratteristiche di un servizio di rete.</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number-columns-repeated="3"/>
          <table:table-cell table:number-columns-repeated="1014"/>
        </table:table-row>
        <table:table-row table:style-name="ro1">
          <table:table-cell table:style-name="ce22" office:value-type="string" calcext:value-type="string">
            <text:p>A3</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Integrare differenti sistemi operativi in rete</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number-columns-repeated="3"/>
          <table:table-cell table:number-columns-repeated="1014"/>
        </table:table-row>
        <table:table-row table:style-name="ro1">
          <table:table-cell table:style-name="ce22" office:value-type="string" calcext:value-type="string">
            <text:p>A4</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Progettare l’architettura di un prodotto/servizio individuandone le componenti tecnologich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table-cell table:style-name="ce8" table:number-columns-repeated="3"/>
          <table:table-cell table:number-columns-repeated="1014"/>
        </table:table-row>
        <table:table-row table:style-name="ro1">
          <table:table-cell table:style-name="ce22" office:value-type="string" calcext:value-type="string">
            <text:p>A5</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Progettare semplici protocolli di comunicazion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table-cell table:style-name="ce8" table:number-columns-repeated="3"/>
          <table:table-cell table:number-columns-repeated="1014"/>
        </table:table-row>
        <table:table-row table:style-name="ro1">
          <table:table-cell table:style-name="ce22" office:value-type="string" calcext:value-type="string">
            <text:p>A6</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Realizzare applicazioni per la comunicazione di ret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table-cell table:style-name="ce8" table:number-columns-repeated="3"/>
          <table:table-cell table:number-columns-repeated="1014"/>
        </table:table-row>
        <table:table-row table:style-name="ro1">
          <table:table-cell table:style-name="ce22" office:value-type="string" calcext:value-type="string">
            <text:p>A7</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Realizzare semplici applicazioni orientate ai servizi.</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table-cell table:style-name="ce8" table:number-columns-repeated="3"/>
          <table:table-cell table:number-columns-repeated="1014"/>
        </table:table-row>
        <table:table-row table:style-name="ro1">
          <table:table-cell table:style-name="ce22" office:value-type="string" calcext:value-type="string">
            <text:p>A8</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selezionare un dispositivo adatto all’applicazione data.</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number-columns-repeated="3"/>
          <table:table-cell table:number-columns-repeated="1014"/>
        </table:table-row>
        <table:table-row table:style-name="ro1">
          <table:table-cell table:style-name="ce22" office:value-type="string" calcext:value-type="string">
            <text:p>A9</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Selezionare, installare, configurare e gestire un servizio di rete locale o ad accesso pubblico.</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number-columns-repeated="3"/>
          <table:table-cell table:number-columns-repeated="1014"/>
        </table:table-row>
        <table:table-row table:style-name="ro1">
          <table:table-cell table:style-name="ce22" office:value-type="string" calcext:value-type="string">
            <text:p>A10</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Sviluppare programmi client/server utilizzando protocolli esistenti.</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pratica</text:p>
          </table:table-cell>
          <table:table-cell/>
          <table:table-cell table:style-name="ce8" table:number-columns-repeated="3"/>
          <table:table-cell table:number-columns-repeated="1014"/>
        </table:table-row>
        <table:table-row table:style-name="ro1">
          <table:table-cell table:style-name="ce22" office:value-type="string" calcext:value-type="string">
            <text:p>A11</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TeP</text:p>
          </table:table-cell>
          <table:table-cell table:style-name="ce22" office:value-type="string" calcext:value-type="string">
            <text:p>Utilizzare il lessico e la terminologia tecnica di settore anche in lingua inglese.</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number-columns-repeated="3"/>
          <table:table-cell table:number-columns-repeated="1014"/>
        </table:table-row>
        <table:table-row table:style-name="ro1">
          <table:table-cell table:style-name="ce22" office:value-type="string" calcext:value-type="string">
            <text:p>A1</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Classificare una rete e i servizi offerti con riferimento agli standard tecnologici.</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number-columns-repeated="3"/>
          <table:table-cell table:number-columns-repeated="1014"/>
        </table:table-row>
        <table:table-row table:style-name="ro1">
          <table:table-cell table:style-name="ce22" office:value-type="string" calcext:value-type="string">
            <text:p>A2</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Identificare e analizzare gli aspetti funzionali dei principali componenti di un sistema operativo.</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3</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Identificare i principali dispositivi periferici</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4</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Individuare la corretta configurazione di un sistema per una data applicazion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5</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Installare e configurare software e dispositivi di ret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6</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Installare, configurare e gestire sistemi operativi garantendone la sicurezza.</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pratica</text:p>
          </table:table-cell>
          <table:table-cell/>
          <table:table-cell table:style-name="ce8"/>
          <table:table-cell table:number-columns-repeated="1016"/>
        </table:table-row>
        <table:table-row table:style-name="ro1">
          <table:table-cell table:style-name="ce22" office:value-type="string" calcext:value-type="string">
            <text:p>A7</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Installare, configurare e gestire sistemi operativi garantendone la sicurezza.</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pratica</text:p>
          </table:table-cell>
          <table:table-cell/>
          <table:table-cell table:style-name="ce8"/>
          <table:table-cell table:number-columns-repeated="1016"/>
        </table:table-row>
        <table:table-row table:style-name="ro1">
          <table:table-cell table:style-name="ce22" office:value-type="string" calcext:value-type="string">
            <text:p>A8</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Progettare e realizzare applicazioni in modalità concorrente.</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pratica</text:p>
          </table:table-cell>
          <table:table-cell/>
          <table:table-cell table:style-name="ce8"/>
          <table:table-cell table:number-columns-repeated="1016"/>
        </table:table-row>
        <table:table-row table:style-name="ro1">
          <table:table-cell table:style-name="ce22" office:value-type="string" calcext:value-type="string">
            <text:p>A9</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Progettare, realizzare, configurare e gestire una rete locale con accesso a Internet.</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10</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Scegliere il sistema operativo adeguato ad un determinato ambiente di sviluppo.</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11</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Selezionare un dispositivo adatto all’ applicazione data.</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12</text:p>
          </table:table-cell>
          <table:table-cell table:style-name="ce22" table:content-validation-name="val8" office:value-type="string" calcext:value-type="string">
            <text:p>secondo biennio</text:p>
          </table:table-cell>
          <table:table-cell table:style-name="ce22" table:content-validation-name="val8" office:value-type="string" calcext:value-type="string">
            <text:p>Sistemi</text:p>
          </table:table-cell>
          <table:table-cell table:style-name="ce8" office:value-type="string" calcext:value-type="string">
            <text:p>Utilizzare il lessico e la terminologia tecnica di settore anche in lingua ingles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1</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Sistemi</text:p>
          </table:table-cell>
          <table:table-cell table:style-name="ce8" office:value-type="string" calcext:value-type="string">
            <text:p>Identificare le caratteristiche di un servizio di ret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2</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Sistemi</text:p>
          </table:table-cell>
          <table:table-cell table:style-name="ce8" office:value-type="string" calcext:value-type="string">
            <text:p>Installare, configurare e gestire reti in riferimento alla privatezza, alla sicurezza e all’accesso ai servizi.</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3</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Sistemi</text:p>
          </table:table-cell>
          <table:table-cell table:style-name="ce8" office:value-type="string" calcext:value-type="string">
            <text:p>Integrare differenti sistemi operativi in ret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table-cell table:style-name="ce8"/>
          <table:table-cell table:number-columns-repeated="1016"/>
        </table:table-row>
        <table:table-row table:style-name="ro1">
          <table:table-cell table:style-name="ce22" office:value-type="string" calcext:value-type="string">
            <text:p>A4</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Sistemi</text:p>
          </table:table-cell>
          <table:table-cell table:style-name="ce8" office:value-type="string" calcext:value-type="string">
            <text:p>Selezionare, installare, configurare e gestire un servizio di rete locale o ad accesso pubblico.</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5</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Sistemi</text:p>
          </table:table-cell>
          <table:table-cell table:style-name="ce8" office:value-type="string" calcext:value-type="string">
            <text:p>Utilizzare il lessico e la terminologia tecnica di settore anche in lingua inglese.</text:p>
          </table:table-cell>
          <table:table-cell table:style-name="ce2" table:content-validation-name="val9" office:value-type="string" calcext:value-type="string">
            <text:p>ministeri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1</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Analisi Storica e Critica dell'IA</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2</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Applicazione Pratica del Machine Learning</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3</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Comprensione dei Processi di Apprendimento Neurale</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4</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Configurazione e Applicazione di Reti Neurali Profonde</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5</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Gestione di Ambienti di Sviluppo Interattivi</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pratica</text:p>
          </table:table-cell>
          <table:table-cell table:number-columns-repeated="1018"/>
        </table:table-row>
        <table:table-row table:style-name="ro1">
          <table:table-cell table:style-name="ce22" office:value-type="string" calcext:value-type="string">
            <text:p>A6</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Interpretazione e Analisi della Regressione Lineare</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number-columns-repeated="1018"/>
        </table:table-row>
        <table:table-row table:style-name="ro1">
          <table:table-cell table:style-name="ce22" office:value-type="string" calcext:value-type="string">
            <text:p>A7</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Sviluppo in Python per l'Analisi e la Visualizzazione Dati</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pratica</text:p>
          </table:table-cell>
          <table:table-cell table:number-columns-repeated="1018"/>
        </table:table-row>
        <table:table-row table:style-name="ro1">
          <table:table-cell table:style-name="ce22" office:value-type="string" calcext:value-type="string">
            <text:p>A8</text:p>
          </table:table-cell>
          <table:table-cell table:style-name="ce22" table:content-validation-name="val8" office:value-type="string" calcext:value-type="string">
            <text:p>ultimo anno</text:p>
          </table:table-cell>
          <table:table-cell table:style-name="ce22" table:content-validation-name="val8" office:value-type="string" calcext:value-type="string">
            <text:p>IA</text:p>
          </table:table-cell>
          <table:table-cell table:style-name="ce8" office:value-type="string" calcext:value-type="string">
            <text:p>Valutazione Critica dei Modelli Predittivi</text:p>
          </table:table-cell>
          <table:table-cell table:style-name="ce2" table:content-validation-name="val9" office:value-type="string" calcext:value-type="string">
            <text:p>dipartimentale</text:p>
          </table:table-cell>
          <table:table-cell table:style-name="ce2" table:content-validation-name="val10" office:value-type="string" calcext:value-type="string">
            <text:p>cognitiva</text:p>
          </table:table-cell>
          <table:table-cell table:number-columns-repeated="1018"/>
        </table:table-row>
        <table:table-row table:style-name="ro2" table:number-rows-repeated="1048531">
          <table:table-cell table:number-columns-repeated="1024"/>
        </table:table-row>
        <table:table-row table:style-name="ro2">
          <table:table-cell table:number-columns-repeated="1024"/>
        </table:table-row>
        <table:named-expressions>
          <table:named-range table:name="_xlnm._FilterDatabase" table:base-cell-address="$templates.$A$1" table:cell-range-address="$abilità.$A$1:.$F$44"/>
        </table:named-expressions>
      </table:table>
      <table:table table:name="competenze_trasversali" table:style-name="ta12">
        <table:table-column table:style-name="co36" table:default-cell-style-name="Default"/>
        <table:table-column table:style-name="co37" table:default-cell-style-name="Default"/>
        <table:table-column table:style-name="co38" table:default-cell-style-name="Default"/>
        <table:table-column table:style-name="co4" table:default-cell-style-name="Default"/>
        <table:table-column table:style-name="co32" table:default-cell-style-name="Default"/>
        <table:table-column table:style-name="co3" table:number-columns-repeated="1019" table:default-cell-style-name="Default"/>
        <table:table-row table:style-name="ro1">
          <table:table-cell table:style-name="ce3" office:value-type="string" calcext:value-type="string">
            <text:p>codice</text:p>
          </table:table-cell>
          <table:table-cell table:style-name="ce3" office:value-type="string" calcext:value-type="string">
            <text:p>nome</text:p>
          </table:table-cell>
          <table:table-cell table:style-name="ce6" office:value-type="string" calcext:value-type="string">
            <text:p>verbose</text:p>
          </table:table-cell>
          <table:table-cell table:style-name="ce3" office:value-type="string" calcext:value-type="string">
            <text:p>tipo</text:p>
          </table:table-cell>
          <table:table-cell table:style-name="ce6" office:value-type="string" calcext:value-type="string">
            <text:p>nome_periodo</text:p>
          </table:table-cell>
          <table:table-cell table:style-name="ce7" table:number-columns-repeated="19"/>
          <table:table-cell table:number-columns-repeated="1000"/>
        </table:table-row>
        <table:table-row table:style-name="ro1">
          <table:table-cell table:style-name="ce22" office:value-type="string" calcext:value-type="string">
            <text:p>C1/a</text:p>
          </table:table-cell>
          <table:table-cell table:style-name="ce22" office:value-type="string" calcext:value-type="string">
            <text:p>Competenza alfabetica funzionale</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2/a</text:p>
          </table:table-cell>
          <table:table-cell table:style-name="ce22" office:value-type="string" calcext:value-type="string">
            <text:p>Competenza digitale</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3/a</text:p>
          </table:table-cell>
          <table:table-cell table:style-name="ce22" office:value-type="string" calcext:value-type="string">
            <text:p>Competenza imprenditoriale</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4/a</text:p>
          </table:table-cell>
          <table:table-cell table:style-name="ce22" office:value-type="string" calcext:value-type="string">
            <text:p>Competenza in materia di cittadinanza</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5/a</text:p>
          </table:table-cell>
          <table:table-cell table:style-name="ce22" office:value-type="string" calcext:value-type="string">
            <text:p>Competenza in materia di consapevolezza ed espressione culturali</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6/a</text:p>
          </table:table-cell>
          <table:table-cell table:style-name="ce22" office:value-type="string" calcext:value-type="string">
            <text:p>Competenza matematica e competenza in scienze, tecnologie e ingegneria</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7/a</text:p>
          </table:table-cell>
          <table:table-cell table:style-name="ce22" office:value-type="string" calcext:value-type="string">
            <text:p>Competenza multilinguistica</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8/a</text:p>
          </table:table-cell>
          <table:table-cell table:style-name="ce22" office:value-type="string" calcext:value-type="string">
            <text:p>Competenza personale, sociale e capacità di imparare a imparare</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9/a</text:p>
          </table:table-cell>
          <table:table-cell table:style-name="ce22" office:value-type="string" calcext:value-type="string">
            <text:p>Competenze green</text:p>
          </table:table-cell>
          <table:table-cell table:style-name="ce22"/>
          <table:table-cell table:style-name="ce22" office:value-type="string" calcext:value-type="string">
            <text:p>apprendimento permanente</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1/c</text:p>
          </table:table-cell>
          <table:table-cell table:style-name="ce7" office:value-type="string" calcext:value-type="string">
            <text:p>Acquisire ed interpretare l’informazione</text:p>
          </table:table-cell>
          <table:table-cell table:style-name="ce7" office:value-type="string" calcext:value-type="string">
            <text:p>acquisire ed interpretare criticamente l'informazione ricevuta nei diversi ambiti ed attraverso diversi strumenti comunicativi, valutandone l’attendibilità e l’utilità, distinguendo fatti e opinioni.</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2/c</text:p>
          </table:table-cell>
          <table:table-cell table:style-name="ce7" office:value-type="string" calcext:value-type="string">
            <text:p>Agire in modo autonomo e responsabile</text:p>
          </table:table-cell>
          <table:table-cell table:style-name="ce7" office:value-type="string" calcext:value-type="string">
            <text:p>sapersi inserire in modo attivo e consapevole nella vita sociale e far valere al suo interno i propri diritti e bisogni riconoscendo al contempo quelli altrui, le opportunità comuni, i limiti, le regole, le responsabilità.</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3/c</text:p>
          </table:table-cell>
          <table:table-cell table:style-name="ce7" office:value-type="string" calcext:value-type="string">
            <text:p>Collaborare e partecipare</text:p>
          </table:table-cell>
          <table:table-cell table:style-name="ce7" office:value-type="string" calcext:value-type="string">
            <text:p>interagire in gruppo, comprendendo i diversi punti di vista, valorizzando le proprie e le altrui capacità, gestendo la conflittualità, contribuendo all’apprendimento comune ed alla realizzazione delle attività collettive, nel riconoscimento dei diritti fondamentali degli altri.</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4/c</text:p>
          </table:table-cell>
          <table:table-cell table:style-name="ce7" office:value-type="string" calcext:value-type="string">
            <text:p>Comunicare</text:p>
          </table:table-cell>
          <table:table-cell table:style-name="ce7" office:value-type="string" calcext:value-type="string">
            <text:p>comprendere messaggi di genere diverso (quotidiano, letterario, tecnico, scientifico) e di complessità diversa, trasmessi utilizzando linguaggi diversi (verbale, matematico, scientifico, simbolico, ecc.) mediante diversi supporti (cartacei, informatici e multimediali); rappresentare eventi, fenomeni, principi, concetti, norme, procedure, atteggiamenti, stati d’animo, emozioni, ecc. utilizzando linguaggi diversi (verbale, matematico, scientifico, simbolico, ecc.) e diverse conoscenze disciplinari, mediante diversi supporti (cartacei, informatici e multimediali).</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5/c</text:p>
          </table:table-cell>
          <table:table-cell table:style-name="ce7" office:value-type="string" calcext:value-type="string">
            <text:p>Imparare ad imparare</text:p>
          </table:table-cell>
          <table:table-cell table:style-name="ce7" office:value-type="string" calcext:value-type="string">
            <text:p>organizzare il proprio apprendimento, individuando, scegliendo ed utilizzando varie fonti e varie modalità di informazione e di formazione (formale, non formale ed informale), anche in funzione dei tempi disponibili, delle proprie strategie e del proprio metodo di studio e di lavoro.</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6/c</text:p>
          </table:table-cell>
          <table:table-cell table:style-name="ce7" office:value-type="string" calcext:value-type="string">
            <text:p>Individuare collegamenti e relazioni</text:p>
          </table:table-cell>
          <table:table-cell table:style-name="ce7" office:value-type="string" calcext:value-type="string">
            <text:p>individuare e rappresentare, elaborando argomentazioni coerenti, collegamenti e relazioni tra fenomeni, eventi e concetti diversi, anche appartenenti a diversi ambiti disciplinari, e lontani nello spazio e nel tempo, cogliendone la natura sistemica, individuando analogie e differenze, coerenze ed incoerenze, cause ed effetti e la loro natura probabilistica.</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7/c</text:p>
          </table:table-cell>
          <table:table-cell table:style-name="ce7" office:value-type="string" calcext:value-type="string">
            <text:p>Progettare</text:p>
          </table:table-cell>
          <table:table-cell table:style-name="ce7" office:value-type="string" calcext:value-type="string">
            <text:p>elaborare e realizzare progetti riguardanti lo sviluppo delle proprie attività di studio e di lavoro, utilizzando le conoscenze apprese per stabilire obiettivi significativi e realistici e le relative priorità, valutando i vincoli e le possibilità esistenti, definendo strategie di azione e verificando i risultati raggiunti.</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8/c</text:p>
          </table:table-cell>
          <table:table-cell table:style-name="ce7" office:value-type="string" calcext:value-type="string">
            <text:p>Risolvere problemi</text:p>
          </table:table-cell>
          <table:table-cell table:style-name="ce7" office:value-type="string" calcext:value-type="string">
            <text:p>affrontare situazioni problematiche costruendo e verificando ipotesi, individuando le fonti e le risorse adeguate, raccogliendo e valutando i dati, proponendo soluzioni utilizzando, secondo il tipo di problema, contenuti e metodi delle diverse discipline.</text:p>
          </table:table-cell>
          <table:table-cell table:style-name="ce22" office:value-type="string" calcext:value-type="string">
            <text:p>cittadinanza</text:p>
          </table:table-cell>
          <table:table-cell table:style-name="ce22" table:content-validation-name="val11" office:value-type="string" calcext:value-type="string">
            <text:p>quinquiennio</text:p>
          </table:table-cell>
          <table:table-cell table:style-name="ce8" table:number-columns-repeated="19"/>
          <table:table-cell table:number-columns-repeated="1000"/>
        </table:table-row>
        <table:table-row table:style-name="ro1">
          <table:table-cell table:style-name="ce22" office:value-type="string" calcext:value-type="string">
            <text:p>C1/i</text:p>
          </table:table-cell>
          <table:table-cell table:style-name="ce22" office:value-type="string" calcext:value-type="string">
            <text:p>Descrivere e comparare il funzionamento di dispositivi e strumenti informatici, scegliere dispositivi e strumenti in base alle loro caratteristiche funzionali.</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secondo biennio</text:p>
          </table:table-cell>
          <table:table-cell table:style-name="ce8" table:number-columns-repeated="19"/>
          <table:table-cell table:number-columns-repeated="1000"/>
        </table:table-row>
        <table:table-row table:style-name="ro1">
          <table:table-cell table:style-name="ce22" office:value-type="string" calcext:value-type="string">
            <text:p>C2/i</text:p>
          </table:table-cell>
          <table:table-cell table:style-name="ce22" office:value-type="string" calcext:value-type="string">
            <text:p>Gestire progetti secondo le procedure e gli standard previsti dai sistemi aziendali di gestione della qualità e della sicurezza.</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secondo biennio</text:p>
          </table:table-cell>
          <table:table-cell table:style-name="ce8"/>
          <table:table-cell table:number-columns-repeated="2"/>
          <table:table-cell table:style-name="ce8" table:number-columns-repeated="16"/>
          <table:table-cell table:number-columns-repeated="1000"/>
        </table:table-row>
        <table:table-row table:style-name="ro1">
          <table:table-cell table:style-name="ce22" office:value-type="string" calcext:value-type="string">
            <text:p>C3/i</text:p>
          </table:table-cell>
          <table:table-cell table:style-name="ce22" office:value-type="string" calcext:value-type="string">
            <text:p>Redigere relazioni tecniche e documentare le attività individuali e di gruppo relative a situazioni professionali.</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secondo biennio</text:p>
          </table:table-cell>
          <table:table-cell table:style-name="ce8" table:number-columns-repeated="19"/>
          <table:table-cell table:number-columns-repeated="1000"/>
        </table:table-row>
        <table:table-row table:style-name="ro1">
          <table:table-cell table:style-name="ce22" office:value-type="string" calcext:value-type="string">
            <text:p>C4/i</text:p>
          </table:table-cell>
          <table:table-cell table:style-name="ce22" office:value-type="string" calcext:value-type="string">
            <text:p>Sviluppare applicazioni informatiche.</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secondo biennio</text:p>
          </table:table-cell>
          <table:table-cell table:style-name="ce8" table:number-columns-repeated="19"/>
          <table:table-cell table:number-columns-repeated="1000"/>
        </table:table-row>
        <table:table-row table:style-name="ro1">
          <table:table-cell table:style-name="ce22" office:value-type="string" calcext:value-type="string">
            <text:p>C5/i</text:p>
          </table:table-cell>
          <table:table-cell table:style-name="ce22" office:value-type="string" calcext:value-type="string">
            <text:p>Utilizzare le strategie del pensiero razionale negli aspetti dialettici ed algoritmici per affrontare situazioni problematiche elaborando opportune soluzioni.</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secondo biennio</text:p>
          </table:table-cell>
          <table:table-cell table:style-name="ce8" table:number-columns-repeated="19"/>
          <table:table-cell table:number-columns-repeated="1000"/>
        </table:table-row>
        <table:table-row table:style-name="ro1">
          <table:table-cell table:style-name="ce22" office:value-type="string" calcext:value-type="string">
            <text:p>C1/i</text:p>
          </table:table-cell>
          <table:table-cell table:style-name="ce22" office:value-type="string" calcext:value-type="string">
            <text:p>Descrivere e comparare il funzionamento di dispositivi e strumenti informatici; scegliere dispositivi e strumenti in base alle loro caratteristiche funzionali.</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ultimo anno</text:p>
          </table:table-cell>
          <table:table-cell table:style-name="ce8" table:number-columns-repeated="19"/>
          <table:table-cell table:number-columns-repeated="1000"/>
        </table:table-row>
        <table:table-row table:style-name="ro1">
          <table:table-cell table:style-name="ce22" office:value-type="string" calcext:value-type="string">
            <text:p>C2/i</text:p>
          </table:table-cell>
          <table:table-cell table:style-name="ce22" office:value-type="string" calcext:value-type="string">
            <text:p>Gestire progetti secondo le procedure e gli standard previsti dai sistemi aziendali di gestione della qualità e della sicurezza.</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ultimo anno</text:p>
          </table:table-cell>
          <table:table-cell table:style-name="ce8" table:number-columns-repeated="19"/>
          <table:table-cell table:number-columns-repeated="1000"/>
        </table:table-row>
        <table:table-row table:style-name="ro1">
          <table:table-cell table:style-name="ce22" office:value-type="string" calcext:value-type="string">
            <text:p>C3/i</text:p>
          </table:table-cell>
          <table:table-cell table:style-name="ce22" office:value-type="string" calcext:value-type="string">
            <text:p>Redigere relazioni tecniche e documentare le attività individuali e di gruppo relative a situazioni professionali.</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ultimo anno</text:p>
          </table:table-cell>
          <table:table-cell table:style-name="ce8" table:number-columns-repeated="19"/>
          <table:table-cell table:number-columns-repeated="1000"/>
        </table:table-row>
        <table:table-row table:style-name="ro1">
          <table:table-cell table:style-name="ce22" office:value-type="string" calcext:value-type="string">
            <text:p>C4/i</text:p>
          </table:table-cell>
          <table:table-cell table:style-name="ce22" office:value-type="string" calcext:value-type="string">
            <text:p>Sviluppare applicazioni informatiche per reti locali o servizi a distanza.</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ultimo anno</text:p>
          </table:table-cell>
          <table:table-cell table:style-name="ce8" table:number-columns-repeated="19"/>
          <table:table-cell table:number-columns-repeated="1000"/>
        </table:table-row>
        <table:table-row table:style-name="ro1">
          <table:table-cell table:style-name="ce22" office:value-type="string" calcext:value-type="string">
            <text:p>C5/i</text:p>
          </table:table-cell>
          <table:table-cell table:style-name="ce22" office:value-type="string" calcext:value-type="string">
            <text:p>Sviluppare applicazioni informatiche.</text:p>
          </table:table-cell>
          <table:table-cell table:style-name="ce22"/>
          <table:table-cell table:style-name="ce22" office:value-type="string" calcext:value-type="string">
            <text:p>indirizzo</text:p>
          </table:table-cell>
          <table:table-cell table:style-name="ce22" table:content-validation-name="val11" office:value-type="string" calcext:value-type="string">
            <text:p>ultimo anno</text:p>
          </table:table-cell>
          <table:table-cell table:style-name="ce8" table:number-columns-repeated="19"/>
          <table:table-cell table:number-columns-repeated="1000"/>
        </table:table-row>
        <table:table-row table:style-name="ro2" table:number-rows-repeated="1048547">
          <table:table-cell table:number-columns-repeated="1024"/>
        </table:table-row>
        <table:table-row table:style-name="ro2">
          <table:table-cell table:number-columns-repeated="1024"/>
        </table:table-row>
        <table:named-expressions>
          <table:named-range table:name="_xlnm._FilterDatabase" table:base-cell-address="$templates.$A$1" table:cell-range-address="$competenze_trasversali.$A$1:.$E$28"/>
        </table:named-expressions>
      </table:table>
      <table:table table:name="classi" table:style-name="ta13">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3" table:number-columns-repeated="1018" table:default-cell-style-name="Default"/>
        <table:table-row table:style-name="ro1">
          <table:table-cell table:style-name="ce23" office:value-type="string" calcext:value-type="string">
            <text:p>A_S</text:p>
          </table:table-cell>
          <table:table-cell table:style-name="ce23" office:value-type="string" calcext:value-type="string">
            <text:p>anno</text:p>
          </table:table-cell>
          <table:table-cell table:style-name="ce23" office:value-type="string" calcext:value-type="string">
            <text:p>corso</text:p>
          </table:table-cell>
          <table:table-cell table:style-name="ce24" office:value-type="string" calcext:value-type="string">
            <text:p>univoco</text:p>
          </table:table-cell>
          <table:table-cell table:style-name="ce23" office:value-type="string" calcext:value-type="string">
            <text:p>valutazione_iniziale</text:p>
          </table:table-cell>
          <table:table-cell table:style-name="ce23" office:value-type="string" calcext:value-type="string">
            <text:p>atività_extra_curriculari</text:p>
          </table:table-cell>
          <table:table-cell table:style-name="ce4" table:number-columns-repeated="20"/>
          <table:table-cell table:number-columns-repeated="998"/>
        </table:table-row>
        <table:table-row table:style-name="ro1">
          <table:table-cell table:style-name="ce10" office:value-type="string" calcext:value-type="string">
            <text:p>2025/26</text:p>
          </table:table-cell>
          <table:table-cell table:style-name="ce10" office:value-type="float" office:value="5" calcext:value-type="float">
            <text:p>5</text:p>
          </table:table-cell>
          <table:table-cell table:style-name="ce10" office:value-type="string" calcext:value-type="string">
            <text:p>H</text:p>
          </table:table-cell>
          <table:table-cell table:style-name="ce10" table:formula="of:=CONCATENATE([.A2];&quot; &quot;;[.B2];[.C2])" office:value-type="string" office:string-value="2025/26 5H" calcext:value-type="string">
            <text:p>2025/26 5H</text:p>
          </table:table-cell>
          <table:table-cell table:style-name="ce10" office:value-type="string" calcext:value-type="string">
            <text:p>La classe si compone di 20 alunni, tutti maschi, dei quali due DSA per i quali è stato approntato un PDP; due alunni si sono aggiunti quest'anno, gli altri provengono tutti dallo stesso corso. 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able:table-cell>
          <table:table-cell table:style-name="ce4" office:value-type="string" calcext:value-type="string">
            <text:p>Come da programmazione coordinata.</text:p>
          </table:table-cell>
          <table:table-cell table:style-name="ce4" table:number-columns-repeated="20"/>
          <table:table-cell table:number-columns-repeated="998"/>
        </table:table-row>
        <table:table-row table:style-name="ro1">
          <table:table-cell table:style-name="ce10" office:value-type="string" calcext:value-type="string">
            <text:p>2025/26</text:p>
          </table:table-cell>
          <table:table-cell table:style-name="ce10" office:value-type="float" office:value="5" calcext:value-type="float">
            <text:p>5</text:p>
          </table:table-cell>
          <table:table-cell table:style-name="ce10" office:value-type="string" calcext:value-type="string">
            <text:p>F</text:p>
          </table:table-cell>
          <table:table-cell table:style-name="ce10" table:formula="of:=CONCATENATE([.A3];&quot; &quot;;[.B3];[.C3])" office:value-type="string" office:string-value="2025/26 5F" calcext:value-type="string">
            <text:p>2025/26 5F</text:p>
          </table:table-cell>
          <table:table-cell table:style-name="ce10" office:value-type="string" calcext:value-type="string">
            <text:p>La classe si compone di 21 studenti, tutti maschi, dei quali due DSA per i quali sono stati approntanti un PDP e un PEI. <text:s/>Essa <text:s/>è estremamente polarizzata e frammentata, priva di un gruppo centrale omogeneo. Si possono identificare almeno tre "cluster" principali. Un piccolo gruppo di studenti virtuosi: sono metodici, attivi, interessati e rispettosi. Hanno un ottimo metodo di studio, rispettano le consegne e partecipano attivamente. Un gruppo consistente di studenti passivi o inibiti. Questi studenti sono generalmente corretti nel comportamento e nelle consegne, ma non partecipano, preferiscono il silenzio, faticano a prendere l'iniziativa e spesso mostrano bassa autostima o incertezza. Un gruppo significativo di studenti problematici e demotivati. Questi studenti mostrano carenze su quasi tutti i fronti: partecipazione nulla o con disturbo, studio assente o limitato al giorno prima, scarso rispetto delle consegne e delle regole, e un interesse nullo (studiano solo per obbligo).</text:p>
          </table:table-cell>
          <table:table-cell table:style-name="ce4" office:value-type="string" calcext:value-type="string">
            <text:p>Come da programmazione coordinata.</text:p>
          </table:table-cell>
          <table:table-cell table:style-name="ce4" table:number-columns-repeated="20"/>
          <table:table-cell table:number-columns-repeated="998"/>
        </table:table-row>
        <table:table-row table:style-name="ro2" table:number-rows-repeated="1048572">
          <table:table-cell table:number-columns-repeated="1024"/>
        </table:table-row>
        <table:table-row table:style-name="ro2">
          <table:table-cell table:number-columns-repeated="1024"/>
        </table:table-row>
      </table:table>
      <table:table table:name="docenti" table:style-name="ta14">
        <table:table-column table:style-name="co45" table:default-cell-style-name="Default"/>
        <table:table-column table:style-name="co3" table:number-columns-repeated="1023" table:default-cell-style-name="Default"/>
        <table:table-row table:style-name="ro1">
          <table:table-cell table:style-name="ce1" office:value-type="string" calcext:value-type="string">
            <text:p>elenco</text:p>
          </table:table-cell>
          <table:table-cell table:number-columns-repeated="1023"/>
        </table:table-row>
        <table:table-row table:style-name="ro1">
          <table:table-cell table:style-name="ce2" office:value-type="string" calcext:value-type="string">
            <text:p>prof. R. Caserta, </text:p>
            <text:p>prof. M. Lo Brutto</text:p>
          </table:table-cell>
          <table:table-cell table:number-columns-repeated="1023"/>
        </table:table-row>
        <table:table-row table:style-name="ro1">
          <table:table-cell table:style-name="ce2" office:value-type="string" calcext:value-type="string">
            <text:p>prof. R. Caserta, </text:p>
            <text:p>prof. M. Genovese</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table>
      <table:table table:name="programmazioni" table:style-name="ta15">
        <table:table-column table:style-name="co46" table:default-cell-style-name="Default"/>
        <table:table-column table:style-name="co47" table:default-cell-style-name="Default"/>
        <table:table-column table:style-name="co48" table:number-columns-repeated="2" table:default-cell-style-name="Default"/>
        <table:table-column table:style-name="co49" table:visibility="collapse"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visibility="collapse" table:default-cell-style-name="Default"/>
        <table:table-column table:style-name="co54" table:visibility="collapse" table:default-cell-style-name="Default"/>
        <table:table-column table:style-name="co15" table:default-cell-style-name="Default"/>
        <table:table-column table:style-name="co55" table:default-cell-style-name="Default"/>
        <table:table-column table:style-name="co35" table:default-cell-style-name="Default"/>
        <table:table-column table:style-name="co56" table:visibility="collapse" table:default-cell-style-name="Default"/>
        <table:table-column table:style-name="co24" table:visibility="collapse" table:default-cell-style-name="Default"/>
        <table:table-column table:style-name="co57" table:visibility="collapse" table:default-cell-style-name="Default"/>
        <table:table-column table:style-name="co58" table:visibility="collapse" table:default-cell-style-name="Default"/>
        <table:table-column table:style-name="co59" table:default-cell-style-name="Default"/>
        <table:table-column table:style-name="co44" table:visibility="collapse" table:default-cell-style-name="Default"/>
        <table:table-column table:style-name="co3" table:number-columns-repeated="1005" table:default-cell-style-name="Default"/>
        <table:table-row table:style-name="ro7">
          <table:table-cell table:style-name="ce25" office:value-type="string" calcext:value-type="string">
            <text:p>data</text:p>
          </table:table-cell>
          <table:table-cell table:style-name="ce25" office:value-type="string" calcext:value-type="string">
            <text:p>A_S</text:p>
          </table:table-cell>
          <table:table-cell table:style-name="ce26" office:value-type="string" calcext:value-type="string">
            <text:p>classe</text:p>
          </table:table-cell>
          <table:table-cell table:style-name="ce26" office:value-type="string" calcext:value-type="string">
            <text:p>corso</text:p>
          </table:table-cell>
          <table:table-cell table:style-name="ce25" office:value-type="string" calcext:value-type="string">
            <text:p>univoco_classe</text:p>
          </table:table-cell>
          <table:table-cell table:style-name="ce25" office:value-type="string" calcext:value-type="string">
            <text:p>alias_disciplina</text:p>
          </table:table-cell>
          <table:table-cell table:style-name="ce25" office:value-type="string" calcext:value-type="string">
            <text:p>titolo_manuale</text:p>
          </table:table-cell>
          <table:table-cell table:style-name="ce25" office:value-type="string" calcext:value-type="string">
            <text:p>elenco_docenti</text:p>
          </table:table-cell>
          <table:table-cell table:style-name="ce26" office:value-type="string" calcext:value-type="string">
            <text:p>situazione_classe</text:p>
          </table:table-cell>
          <table:table-cell table:style-name="ce25" office:value-type="string" calcext:value-type="string">
            <text:p>finalità_disciplina</text:p>
          </table:table-cell>
          <table:table-cell table:style-name="ce26" office:value-type="string" calcext:value-type="string">
            <text:p>periodo</text:p>
          </table:table-cell>
          <table:table-cell table:style-name="ce26" office:value-type="string" calcext:value-type="string">
            <text:p>ore_teoria_week</text:p>
          </table:table-cell>
          <table:table-cell table:style-name="ce26" office:value-type="string" calcext:value-type="string">
            <text:p>ore_lab_week</text:p>
          </table:table-cell>
          <table:table-cell table:style-name="ce25" office:value-type="string" calcext:value-type="string">
            <text:p>ore_teoria_year</text:p>
          </table:table-cell>
          <table:table-cell table:style-name="ce25" office:value-type="string" calcext:value-type="string">
            <text:p>ore_lab_year</text:p>
            <text:p/>
            <text:p/>
          </table:table-cell>
          <table:table-cell table:style-name="ce25" office:value-type="string" calcext:value-type="string">
            <text:p>totale_week</text:p>
            <text:p/>
            <text:p/>
          </table:table-cell>
          <table:table-cell table:style-name="ce25" office:value-type="string" calcext:value-type="string">
            <text:p>totale_year</text:p>
          </table:table-cell>
          <table:table-cell table:style-name="ce25" office:value-type="string" calcext:value-type="string">
            <text:p>mezzi_strumenti_ambienti</text:p>
          </table:table-cell>
          <table:table-cell table:style-name="ce26" office:value-type="string" calcext:value-type="string">
            <text:p>atività_extra_curriculari</text:p>
          </table:table-cell>
          <table:table-cell table:style-name="ce4" table:number-columns-repeated="12"/>
          <table:table-cell table:number-columns-repeated="993"/>
        </table:table-row>
        <table:table-row table:style-name="ro7">
          <table:table-cell table:style-name="ce2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formula="of:=CONCATENATE([.B2];&quot; &quot;;[.C2];[.D2])" office:value-type="string" office:string-value="2025/26 5H" calcext:value-type="string">
            <text:p>2025/26 5H</text:p>
          </table:table-cell>
          <table:table-cell table:style-name="ce4" table:content-validation-name="val12" office:value-type="string" calcext:value-type="string">
            <text:p>TeP</text:p>
          </table:table-cell>
          <table:table-cell table:style-name="ce4" table:content-validation-name="val12" office:value-type="string" calcext:value-type="string">
            <text:p>Dispense e quaderni Colab forniti dal docente</text:p>
          </table:table-cell>
          <table:table-cell table:style-name="ce4" table:content-validation-name="val12" office:value-type="string" calcext:value-type="string">
            <text:p>prof. R. Caserta, </text:p>
            <text:p>prof. M. Lo Brutto</text:p>
          </table:table-cell>
          <table:table-cell table:style-name="ce4" table:number-matrix-columns-spanned="1" table:number-matrix-rows-spanned="1" table:formula="of:=INDEX([$classi.$A$2:.$F$3];MATCH([.E2];[$classi.$D$2:.$D$3];0);5)" office:value-type="string" office:string-value="La classe si compone di 20 alunni, tutti maschi, dei quali due DSA per i quali è stato approntato un PDP; due alunni si sono aggiunti quest'anno, gli altri provengono tutti dallo stesso corso. 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 calcext:value-type="string">
            <text:p>La classe si compone di 20 alunni, tutti maschi, dei quali due DSA per i quali è stato approntato un PDP; due alunni si sono aggiunti quest'anno, gli altri provengono tutti dallo stesso corso. 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able:table-cell>
          <table:table-cell table:style-name="ce4" table:number-matrix-columns-spanned="1" table:number-matrix-rows-spanned="1" table:formula="of:=INDEX([$discipline.$A$2:.$C$4];MATCH([.F2];[$discipline.$B$2:.$B$4];0);3)" office:value-type="string" office:string-value="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10;- cogliere l’importanza dell’orientamento al risultato, del lavoro per obiettivi e della necessità di assumere responsabilità nel rispetto dell’etica e della deontologia professionale. &#10;- orientarsi nella normativa che disciplina i processi produttivi del settore di riferimento, con particolare attenzione sia alla sicurezza sui luoghi di vita e di lavoro sia alla tutela dell’ambiente e del territorio. &#10;- intervenire nelle diverse fasi e livelli del processo produttivo, dall’ideazione alla realizzazione del prodotto, per la parte di propria competenza, utilizzando gli strumenti di progettazione, documentazione e controllo. &#10;- essere capace di lavorare in gruppo o a livello autonomo in attività inerenti la progettazione, lo sviluppo e la gestione di semplici sistemi informatici. &#10;- riconoscere gli aspetti di efficacia, efficienza e qualità nella propria attività lavorativa.  &#10;- utilizzare modelli appropriati per investigare su fenomeni e interpretare dati sperimentali. &#10;- utilizzare le reti e gli strumenti informatici nelle attività di studio e di ricerca. " calcext:value-type="string">
            <text:p>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text:p>
            <text:p>- cogliere l’importanza dell’orientamento al risultato, del lavoro per obiettivi e della necessità di assumere responsabilità nel rispetto dell’etica e della deontologia professionale. </text:p>
            <text:p>- orientarsi nella normativa che disciplina i processi produttivi del settore di riferimento, con particolare 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 strumenti di progettazione, documentazione e controllo. </text:p>
            <text:p>- essere capace di lavorare in gruppo o a livello autonomo in attività inerenti la progettazione, lo sviluppo e la gestione di semplici sistemi informatici. </text:p>
            <text:p>- riconoscere gli aspetti di efficacia, efficienza e qualità nella propria attività lavorativa.  </text:p>
            <text:p>- utilizzare modelli appropriati per investigare su fenomeni e interpretare dati sperimentali. </text:p>
            <text:p>- utilizzare le reti e gli strumenti informatici nelle attività di studio e di ricerca. </text:p>
          </table:table-cell>
          <table:table-cell table:style-name="ce4" table:content-validation-name="val12" table:number-matrix-columns-spanned="1" table:number-matrix-rows-spanned="1" table:formula="of:=INDEX([$periodo.$A$2:.$A$5];IF([.C2]=5;2;1);1)" office:value-type="string" office:string-value="secondo biennio" calcext:value-type="string">
            <text:p>secondo biennio</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table:formula="of:=[.L2]*33" office:value-type="float" office:value="33" calcext:value-type="float">
            <text:p>33</text:p>
          </table:table-cell>
          <table:table-cell table:style-name="ce4" table:formula="of:=[.M2]*33" office:value-type="float" office:value="66" calcext:value-type="float">
            <text:p>66</text:p>
          </table:table-cell>
          <table:table-cell table:style-name="ce4" table:formula="of:=[.L2]+[.M2]" office:value-type="float" office:value="3" calcext:value-type="float">
            <text:p>3</text:p>
          </table:table-cell>
          <table:table-cell table:style-name="ce4" table:formula="of:=[.N2]+[.O2]" office:value-type="float" office:value="99" calcext:value-type="float">
            <text:p>99</text:p>
          </table:table-cell>
          <table:table-cell table:style-name="ce4"/>
          <table:table-cell table:style-name="ce4" table:number-matrix-columns-spanned="1" table:number-matrix-rows-spanned="1" table:formula="of:=INDEX([$classi.$A$2:.$F$3];MATCH(CONCATENATE([.C2];[.D2]);[$classi.$D$2:.$D$3]);6)" office:value-type="string" office:string-value="Come da programmazione coordinata." calcext:value-type="string">
            <text:p>Come da programmazione coordinata.</text:p>
          </table:table-cell>
          <table:table-cell table:style-name="ce4" table:number-columns-repeated="12"/>
          <table:table-cell table:number-columns-repeated="993"/>
        </table:table-row>
        <table:table-row table:style-name="ro7">
          <table:table-cell table:style-name="ce2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formula="of:=CONCATENATE([.B3];&quot; &quot;;[.C3];[.D3])" office:value-type="string" office:string-value="2025/26 5F" calcext:value-type="string">
            <text:p>2025/26 5F</text:p>
          </table:table-cell>
          <table:table-cell table:style-name="ce4" table:content-validation-name="val12" office:value-type="string" calcext:value-type="string">
            <text:p>TeP</text:p>
          </table:table-cell>
          <table:table-cell table:style-name="ce4" table:content-validation-name="val12" office:value-type="string" calcext:value-type="string">
            <text:p>Dispense e quaderni Colab forniti dal docente</text:p>
          </table:table-cell>
          <table:table-cell table:style-name="ce4" table:content-validation-name="val12" office:value-type="string" calcext:value-type="string">
            <text:p>prof. R. Caserta, </text:p>
            <text:p>prof. M. Genovese</text:p>
          </table:table-cell>
          <table:table-cell table:style-name="ce4" table:number-matrix-columns-spanned="1" table:number-matrix-rows-spanned="1" table:formula="of:=INDEX([$classi.$A$2:.$F$3];MATCH([.E3];[$classi.$D$2:.$D$3];0);5)" office:value-type="string" office:string-value="La classe si compone di 21 studenti, tutti maschi, dei quali due DSA per i quali sono stati approntanti un PDP e un PEI.  Essa  è estremamente polarizzata e frammentata, priva di un gruppo centrale omogeneo. Si possono identificare almeno tre &quot;cluster&quot; principali. Un piccolo gruppo di studenti virtuosi: sono metodici, attivi, interessati e rispettosi. Hanno un ottimo metodo di studio, rispettano le consegne e partecipano attivamente. Un gruppo consistente di studenti passivi o inibiti. Questi studenti sono generalmente corretti nel comportamento e nelle consegne, ma non partecipano, preferiscono il silenzio, faticano a prendere l'iniziativa e spesso mostrano bassa autostima o incertezza. Un gruppo significativo di studenti problematici e demotivati. Questi studenti mostrano carenze su quasi tutti i fronti: partecipazione nulla o con disturbo, studio assente o limitato al giorno prima, scarso rispetto delle consegne e delle regole, e un interesse nullo (studiano solo per obbligo)." calcext:value-type="string">
            <text:p>La classe si compone di 21 studenti, tutti maschi, dei quali due DSA per i quali sono stati approntanti un PDP e un PEI. <text:s/>Essa <text:s/>è estremamente polarizzata e frammentata, priva di un gruppo centrale omogeneo. Si possono identificare almeno tre "cluster" principali. Un piccolo gruppo di studenti virtuosi: sono metodici, attivi, interessati e rispettosi. Hanno un ottimo metodo di studio, rispettano le consegne e partecipano attivamente. Un gruppo consistente di studenti passivi o inibiti. Questi studenti sono generalmente corretti nel comportamento e nelle consegne, ma non partecipano, preferiscono il silenzio, faticano a prendere l'iniziativa e spesso mostrano bassa autostima o incertezza. Un gruppo significativo di studenti problematici e demotivati. Questi studenti mostrano carenze su quasi tutti i fronti: partecipazione nulla o con disturbo, studio assente o limitato al giorno prima, scarso rispetto delle consegne e delle regole, e un interesse nullo (studiano solo per obbligo).</text:p>
          </table:table-cell>
          <table:table-cell table:style-name="ce4" table:number-matrix-columns-spanned="1" table:number-matrix-rows-spanned="1" table:formula="of:=INDEX([$discipline.$A$2:.$C$4];MATCH([.F3];[$discipline.$B$2:.$B$4];0);3)" office:value-type="string" office:string-value="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10;- cogliere l’importanza dell’orientamento al risultato, del lavoro per obiettivi e della necessità di assumere responsabilità nel rispetto dell’etica e della deontologia professionale. &#10;- orientarsi nella normativa che disciplina i processi produttivi del settore di riferimento, con particolare attenzione sia alla sicurezza sui luoghi di vita e di lavoro sia alla tutela dell’ambiente e del territorio. &#10;- intervenire nelle diverse fasi e livelli del processo produttivo, dall’ideazione alla realizzazione del prodotto, per la parte di propria competenza, utilizzando gli strumenti di progettazione, documentazione e controllo. &#10;- essere capace di lavorare in gruppo o a livello autonomo in attività inerenti la progettazione, lo sviluppo e la gestione di semplici sistemi informatici. &#10;- riconoscere gli aspetti di efficacia, efficienza e qualità nella propria attività lavorativa.  &#10;- utilizzare modelli appropriati per investigare su fenomeni e interpretare dati sperimentali. &#10;- utilizzare le reti e gli strumenti informatici nelle attività di studio e di ricerca. " calcext:value-type="string">
            <text:p>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text:p>
            <text:p>- cogliere l’importanza dell’orientamento al risultato, del lavoro per obiettivi e della necessità di assumere responsabilità nel rispetto dell’etica e della deontologia professionale. </text:p>
            <text:p>- orientarsi nella normativa che disciplina i processi produttivi del settore di riferimento, con particolare 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 strumenti di progettazione, documentazione e controllo. </text:p>
            <text:p>- essere capace di lavorare in gruppo o a livello autonomo in attività inerenti la progettazione, lo sviluppo e la gestione di semplici sistemi informatici. </text:p>
            <text:p>- riconoscere gli aspetti di efficacia, efficienza e qualità nella propria attività lavorativa.  </text:p>
            <text:p>- utilizzare modelli appropriati per investigare su fenomeni e interpretare dati sperimentali. </text:p>
            <text:p>- utilizzare le reti e gli strumenti informatici nelle attività di studio e di ricerca. </text:p>
          </table:table-cell>
          <table:table-cell table:style-name="ce4" table:content-validation-name="val12" table:number-matrix-columns-spanned="1" table:number-matrix-rows-spanned="1" table:formula="of:=INDEX([$periodo.$A$2:.$A$5];IF([.C3]=5;2;1);1)" office:value-type="string" office:string-value="secondo biennio" calcext:value-type="string">
            <text:p>secondo biennio</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table:formula="of:=[.L3]*33" office:value-type="float" office:value="33" calcext:value-type="float">
            <text:p>33</text:p>
          </table:table-cell>
          <table:table-cell table:style-name="ce4" table:formula="of:=[.M3]*33" office:value-type="float" office:value="66" calcext:value-type="float">
            <text:p>66</text:p>
          </table:table-cell>
          <table:table-cell table:style-name="ce4" table:formula="of:=[.L3]+[.M3]" office:value-type="float" office:value="3" calcext:value-type="float">
            <text:p>3</text:p>
          </table:table-cell>
          <table:table-cell table:style-name="ce4" table:formula="of:=[.N3]+[.O3]" office:value-type="float" office:value="99" calcext:value-type="float">
            <text:p>99</text:p>
          </table:table-cell>
          <table:table-cell table:style-name="ce4"/>
          <table:table-cell table:style-name="ce4" table:number-matrix-columns-spanned="1" table:number-matrix-rows-spanned="1" table:formula="of:=INDEX([$classi.$A$2:.$F$3];MATCH(CONCATENATE([.C3];[.D3]);[$classi.$D$2:.$D$3]);6)" office:value-type="string" office:string-value="Come da programmazione coordinata." calcext:value-type="string">
            <text:p>Come da programmazione coordinata.</text:p>
          </table:table-cell>
          <table:table-cell table:style-name="ce4" table:number-columns-repeated="12"/>
          <table:table-cell table:number-columns-repeated="993"/>
        </table:table-row>
        <table:table-row table:style-name="ro7">
          <table:table-cell table:style-name="ce2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formula="of:=CONCATENATE([.B4];&quot; &quot;;[.C4];[.D4])" office:value-type="string" office:string-value="2025/26 5H" calcext:value-type="string">
            <text:p>2025/26 5H</text:p>
          </table:table-cell>
          <table:table-cell table:style-name="ce4" table:content-validation-name="val12" office:value-type="string" calcext:value-type="string">
            <text:p>Sistemi</text:p>
          </table:table-cell>
          <table:table-cell table:style-name="ce4" table:content-validation-name="val12" office:value-type="string" calcext:value-type="string">
            <text:p>Elena Baldino, Renato Rondano, Antonio Spano, Cesare Iacobelli, Internetworking - Sistemi e reti Terza edizione vol.4, 5, Juvenilia Scuola, ISBN: 9788874857524, 9788874857562; Dispense e quaderni Colab forniti dal docente</text:p>
          </table:table-cell>
          <table:table-cell table:style-name="ce4" table:content-validation-name="val12" office:value-type="string" calcext:value-type="string">
            <text:p>prof. R. Caserta, </text:p>
            <text:p>prof. M. Lo Brutto</text:p>
          </table:table-cell>
          <table:table-cell table:style-name="ce4" table:number-matrix-columns-spanned="1" table:number-matrix-rows-spanned="1" table:formula="of:=INDEX([$classi.$A$2:.$F$3];MATCH([.E4];[$classi.$D$2:.$D$3];0);5)" office:value-type="string" office:string-value="La classe si compone di 20 alunni, tutti maschi, dei quali due DSA per i quali è stato approntato un PDP; due alunni si sono aggiunti quest'anno, gli altri provengono tutti dallo stesso corso. 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 calcext:value-type="string">
            <text:p>La classe si compone di 20 alunni, tutti maschi, dei quali due DSA per i quali è stato approntato un PDP; due alunni si sono aggiunti quest'anno, gli altri provengono tutti dallo stesso corso. 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able:table-cell>
          <table:table-cell table:style-name="ce4" table:number-matrix-columns-spanned="1" table:number-matrix-rows-spanned="1" table:formula="of:=INDEX([$discipline.$A$2:.$C$4];MATCH([.F4];[$discipline.$B$2:.$B$4];0);3)"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4" table:content-validation-name="val12" table:number-matrix-columns-spanned="1" table:number-matrix-rows-spanned="1" table:formula="of:=INDEX([$periodo.$A$2:.$A$5];IF([.C4]=5;2;1);1)" office:value-type="string" office:string-value="secondo biennio" calcext:value-type="string">
            <text:p>secondo biennio</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table:formula="of:=[.L4]*33" office:value-type="float" office:value="33" calcext:value-type="float">
            <text:p>33</text:p>
          </table:table-cell>
          <table:table-cell table:style-name="ce4" table:formula="of:=[.M4]*33" office:value-type="float" office:value="99" calcext:value-type="float">
            <text:p>99</text:p>
          </table:table-cell>
          <table:table-cell table:style-name="ce4" table:formula="of:=[.L4]+[.M4]" office:value-type="float" office:value="4" calcext:value-type="float">
            <text:p>4</text:p>
          </table:table-cell>
          <table:table-cell table:style-name="ce4" table:formula="of:=[.N4]+[.O4]" office:value-type="float" office:value="132" calcext:value-type="float">
            <text:p>132</text:p>
          </table:table-cell>
          <table:table-cell table:style-name="ce4"/>
          <table:table-cell table:style-name="ce4" table:number-matrix-columns-spanned="1" table:number-matrix-rows-spanned="1" table:formula="of:=INDEX([$classi.$A$2:.$F$3];MATCH(CONCATENATE([.C4];[.D4]);[$classi.$D$2:.$D$3]);6)" office:value-type="string" office:string-value="Come da programmazione coordinata." calcext:value-type="string">
            <text:p>Come da programmazione coordinata.</text:p>
          </table:table-cell>
          <table:table-cell table:style-name="ce4" table:number-columns-repeated="12"/>
          <table:table-cell table:number-columns-repeated="993"/>
        </table:table-row>
        <table:table-row table:style-name="ro7">
          <table:table-cell table:style-name="ce2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formula="of:=CONCATENATE([.B5];&quot; &quot;;[.C5];[.D5])" office:value-type="string" office:string-value="2025/26 5F" calcext:value-type="string">
            <text:p>2025/26 5F</text:p>
          </table:table-cell>
          <table:table-cell table:style-name="ce4" table:content-validation-name="val12" office:value-type="string" calcext:value-type="string">
            <text:p>Sistemi</text:p>
          </table:table-cell>
          <table:table-cell table:style-name="ce4" table:content-validation-name="val12" office:value-type="string" calcext:value-type="string">
            <text:p>Elena Baldino, Renato Rondano, Antonio Spano, Cesare Iacobelli, Internetworking - Sistemi e reti Terza edizione vol.4, 5, Juvenilia Scuola, ISBN: 9788874857524, 9788874857562; Dispense e quaderni Colab forniti dal docente</text:p>
          </table:table-cell>
          <table:table-cell table:style-name="ce4" table:content-validation-name="val12" office:value-type="string" calcext:value-type="string">
            <text:p>prof. R. Caserta, </text:p>
            <text:p>prof. M. Lo Brutto</text:p>
          </table:table-cell>
          <table:table-cell table:style-name="ce4" table:number-matrix-columns-spanned="1" table:number-matrix-rows-spanned="1" table:formula="of:=INDEX([$classi.$A$2:.$F$3];MATCH([.E5];[$classi.$D$2:.$D$3];0);5)" office:value-type="string" office:string-value="La classe si compone di 21 studenti, tutti maschi, dei quali due DSA per i quali sono stati approntanti un PDP e un PEI.  Essa  è estremamente polarizzata e frammentata, priva di un gruppo centrale omogeneo. Si possono identificare almeno tre &quot;cluster&quot; principali. Un piccolo gruppo di studenti virtuosi: sono metodici, attivi, interessati e rispettosi. Hanno un ottimo metodo di studio, rispettano le consegne e partecipano attivamente. Un gruppo consistente di studenti passivi o inibiti. Questi studenti sono generalmente corretti nel comportamento e nelle consegne, ma non partecipano, preferiscono il silenzio, faticano a prendere l'iniziativa e spesso mostrano bassa autostima o incertezza. Un gruppo significativo di studenti problematici e demotivati. Questi studenti mostrano carenze su quasi tutti i fronti: partecipazione nulla o con disturbo, studio assente o limitato al giorno prima, scarso rispetto delle consegne e delle regole, e un interesse nullo (studiano solo per obbligo)." calcext:value-type="string">
            <text:p>La classe si compone di 21 studenti, tutti maschi, dei quali due DSA per i quali sono stati approntanti un PDP e un PEI. <text:s/>Essa <text:s/>è estremamente polarizzata e frammentata, priva di un gruppo centrale omogeneo. Si possono identificare almeno tre "cluster" principali. Un piccolo gruppo di studenti virtuosi: sono metodici, attivi, interessati e rispettosi. Hanno un ottimo metodo di studio, rispettano le consegne e partecipano attivamente. Un gruppo consistente di studenti passivi o inibiti. Questi studenti sono generalmente corretti nel comportamento e nelle consegne, ma non partecipano, preferiscono il silenzio, faticano a prendere l'iniziativa e spesso mostrano bassa autostima o incertezza. Un gruppo significativo di studenti problematici e demotivati. Questi studenti mostrano carenze su quasi tutti i fronti: partecipazione nulla o con disturbo, studio assente o limitato al giorno prima, scarso rispetto delle consegne e delle regole, e un interesse nullo (studiano solo per obbligo).</text:p>
          </table:table-cell>
          <table:table-cell table:style-name="ce4" table:number-matrix-columns-spanned="1" table:number-matrix-rows-spanned="1" table:formula="of:=INDEX([$discipline.$A$2:.$C$4];MATCH([.F5];[$discipline.$B$2:.$B$4];0);3)"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4" table:content-validation-name="val12" table:number-matrix-columns-spanned="1" table:number-matrix-rows-spanned="1" table:formula="of:=INDEX([$periodo.$A$2:.$A$5];IF([.C5]=5;2;1);1)" office:value-type="string" office:string-value="secondo biennio" calcext:value-type="string">
            <text:p>secondo biennio</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table:formula="of:=[.L5]*33" office:value-type="float" office:value="33" calcext:value-type="float">
            <text:p>33</text:p>
          </table:table-cell>
          <table:table-cell table:style-name="ce4" table:formula="of:=[.M5]*33" office:value-type="float" office:value="99" calcext:value-type="float">
            <text:p>99</text:p>
          </table:table-cell>
          <table:table-cell table:style-name="ce4" table:formula="of:=[.L5]+[.M5]" office:value-type="float" office:value="4" calcext:value-type="float">
            <text:p>4</text:p>
          </table:table-cell>
          <table:table-cell table:style-name="ce4" table:formula="of:=[.N5]+[.O5]" office:value-type="float" office:value="132" calcext:value-type="float">
            <text:p>132</text:p>
          </table:table-cell>
          <table:table-cell table:style-name="ce4"/>
          <table:table-cell table:style-name="ce4" table:number-matrix-columns-spanned="1" table:number-matrix-rows-spanned="1" table:formula="of:=INDEX([$classi.$A$2:.$F$3];MATCH(CONCATENATE([.C5];[.D5]);[$classi.$D$2:.$D$3]);6)" office:value-type="string" office:string-value="Come da programmazione coordinata." calcext:value-type="string">
            <text:p>Come da programmazione coordinata.</text:p>
          </table:table-cell>
          <table:table-cell table:style-name="ce4" table:number-columns-repeated="12"/>
          <table:table-cell table:number-columns-repeated="993"/>
        </table:table-row>
        <table:table-row table:style-name="ro7">
          <table:table-cell table:style-name="ce2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formula="of:=CONCATENATE([.B6];&quot; &quot;;[.C6];[.D6])" office:value-type="string" office:string-value="2025/26 5H" calcext:value-type="string">
            <text:p>2025/26 5H</text:p>
          </table:table-cell>
          <table:table-cell table:style-name="ce4" table:content-validation-name="val12" office:value-type="string" calcext:value-type="string">
            <text:p>IA</text:p>
          </table:table-cell>
          <table:table-cell table:style-name="ce4" table:content-validation-name="val12" office:value-type="string" calcext:value-type="string">
            <text:p>Simone Conradi, Roberta Molinari, Intelligenza artificiale Cogito ergo sum?, Zanichelli, ISBN:9788808199812; Dispense e quaderni Colab forniti dal docente</text:p>
          </table:table-cell>
          <table:table-cell table:style-name="ce4" table:content-validation-name="val12" office:value-type="string" calcext:value-type="string">
            <text:p>prof. R. Caserta, </text:p>
            <text:p>prof. M. Lo Brutto</text:p>
          </table:table-cell>
          <table:table-cell table:style-name="ce4" table:number-matrix-columns-spanned="1" table:number-matrix-rows-spanned="1" table:formula="of:=INDEX([$classi.$A$2:.$F$3];MATCH([.E6];[$classi.$D$2:.$D$3];0);5)" office:value-type="string" office:string-value="La classe si compone di 20 alunni, tutti maschi, dei quali due DSA per i quali è stato approntato un PDP; due alunni si sono aggiunti quest'anno, gli altri provengono tutti dallo stesso corso. 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 calcext:value-type="string">
            <text:p>La classe si compone di 20 alunni, tutti maschi, dei quali due DSA per i quali è stato approntato un PDP; due alunni si sono aggiunti quest'anno, gli altri provengono tutti dallo stesso corso. 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able:table-cell>
          <table:table-cell table:style-name="ce27" table:number-matrix-columns-spanned="1" table:number-matrix-rows-spanned="1" table:formula="of:=INDEX([$discipline.$A$2:.$C$4];MATCH([.F6];[$discipline.$B$2:.$B$4];0);3)" office:value-type="string" office:string-value="La disciplina &quot;Intelligenza Artificiale&quot; mira a fornire agli studenti una solida comprensione dei principi fondamentali che governano i sistemi intelligenti. Questo include la comprensione dei concetti di machine learning, reti neurali e altri metodi utilizzati nell'IA. Gli studenti devono essere in grado di comprendere come funzionano questi algoritmi, le loro applicazioni e le loro limitazioni. Oltre alla comprensione teorica, la disciplina dell'IA mira a coinvolgere attivamente gli studenti nel processo di apprendimento pratico e nello sviluppo delle competenze necessarie per applicare i concetti teorici in contesti reali. Questo coinvolge l'utilizzo di strumenti e tecniche pratiche per la progettazione e l'implementazione. Attraverso progetti pratici, esercitazioni di laboratorio e studi di caso, gli studenti avranno l'opportunità di applicare direttamente i concetti appresi e di sviluppare le loro capacità nell'uso degli strumenti dell'IA, come Python e le librerie correlate." calcext:value-type="string">
            <text:p>La disciplina "Intelligenza Artificiale" mira a fornire agli studenti una solida comprensione dei principi fondamentali che governano i sistemi intelligenti. Questo include la comprensione dei concetti di machine learning, reti neurali e altri metodi utilizzati nell'IA. Gli studenti devono essere in grado di comprendere come funzionano questi algoritmi, le loro applicazioni e le loro limitazioni. Oltre alla comprensione teorica, la disciplina dell'IA mira a coinvolgere attivamente gli studenti nel processo di apprendimento pratico e nello sviluppo delle competenze necessarie per applicare i concetti teorici in contesti reali. Questo coinvolge l'utilizzo di strumenti e tecniche pratiche per la progettazione e l'implementazione. Attraverso progetti pratici, esercitazioni di laboratorio e studi di caso, gli studenti avranno l'opportunità di applicare direttamente i concetti appresi e di sviluppare le loro capacità nell'uso degli strumenti dell'IA, come Python e le librerie correlate.</text:p>
          </table:table-cell>
          <table:table-cell table:style-name="ce4" table:content-validation-name="val12" table:number-matrix-columns-spanned="1" table:number-matrix-rows-spanned="1" table:formula="of:=INDEX([$periodo.$A$2:.$A$5];IF([.C6]=5;2;1);1)" office:value-type="string" office:string-value="secondo biennio" calcext:value-type="string">
            <text:p>secondo biennio</text:p>
          </table:table-cell>
          <table:table-cell table:number-columns-repeated="2" table:style-name="ce4" office:value-type="float" office:value="1" calcext:value-type="float">
            <text:p>1</text:p>
          </table:table-cell>
          <table:table-cell table:style-name="ce4" table:formula="of:=[.L6]*33" office:value-type="float" office:value="33" calcext:value-type="float">
            <text:p>33</text:p>
          </table:table-cell>
          <table:table-cell table:style-name="ce4" table:formula="of:=[.M6]*33" office:value-type="float" office:value="33" calcext:value-type="float">
            <text:p>33</text:p>
          </table:table-cell>
          <table:table-cell table:style-name="ce4" table:formula="of:=[.L6]+[.M6]" office:value-type="float" office:value="2" calcext:value-type="float">
            <text:p>2</text:p>
          </table:table-cell>
          <table:table-cell table:style-name="ce4" table:formula="of:=[.N6]+[.O6]" office:value-type="float" office:value="66" calcext:value-type="float">
            <text:p>66</text:p>
          </table:table-cell>
          <table:table-cell table:style-name="ce4"/>
          <table:table-cell table:style-name="ce4" table:number-matrix-columns-spanned="1" table:number-matrix-rows-spanned="1" table:formula="of:=INDEX([$classi.$A$2:.$F$3];MATCH(CONCATENATE([.C6];[.D6]);[$classi.$D$2:.$D$3]);6)" office:value-type="string" office:string-value="Come da programmazione coordinata." calcext:value-type="string">
            <text:p>Come da programmazione coordinata.</text:p>
          </table:table-cell>
          <table:table-cell table:style-name="ce4" table:number-columns-repeated="12"/>
          <table:table-cell table:number-columns-repeated="993"/>
        </table:table-row>
        <table:table-row table:style-name="ro7">
          <table:table-cell table:style-name="ce2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formula="of:=CONCATENATE([.B7];&quot; &quot;;[.C7];[.D7])" office:value-type="string" office:string-value="2025/26 5F" calcext:value-type="string">
            <text:p>2025/26 5F</text:p>
          </table:table-cell>
          <table:table-cell table:style-name="ce4" table:content-validation-name="val12" office:value-type="string" calcext:value-type="string">
            <text:p>IA</text:p>
          </table:table-cell>
          <table:table-cell table:style-name="ce4" table:content-validation-name="val12" office:value-type="string" calcext:value-type="string">
            <text:p>Simone Conradi, Roberta Molinari, Intelligenza artificiale Cogito ergo sum?, Zanichelli, ISBN:9788808199812; Dispense e quaderni Colab forniti dal docente</text:p>
          </table:table-cell>
          <table:table-cell table:style-name="ce4" table:content-validation-name="val12" office:value-type="string" calcext:value-type="string">
            <text:p>prof. R. Caserta, </text:p>
            <text:p>prof. M. Lo Brutto</text:p>
          </table:table-cell>
          <table:table-cell table:style-name="ce4" table:number-matrix-columns-spanned="1" table:number-matrix-rows-spanned="1" table:formula="of:=INDEX([$classi.$A$2:.$F$3];MATCH([.E7];[$classi.$D$2:.$D$3];0);5)" office:value-type="string" office:string-value="La classe si compone di 21 studenti, tutti maschi, dei quali due DSA per i quali sono stati approntanti un PDP e un PEI.  Essa  è estremamente polarizzata e frammentata, priva di un gruppo centrale omogeneo. Si possono identificare almeno tre &quot;cluster&quot; principali. Un piccolo gruppo di studenti virtuosi: sono metodici, attivi, interessati e rispettosi. Hanno un ottimo metodo di studio, rispettano le consegne e partecipano attivamente. Un gruppo consistente di studenti passivi o inibiti. Questi studenti sono generalmente corretti nel comportamento e nelle consegne, ma non partecipano, preferiscono il silenzio, faticano a prendere l'iniziativa e spesso mostrano bassa autostima o incertezza. Un gruppo significativo di studenti problematici e demotivati. Questi studenti mostrano carenze su quasi tutti i fronti: partecipazione nulla o con disturbo, studio assente o limitato al giorno prima, scarso rispetto delle consegne e delle regole, e un interesse nullo (studiano solo per obbligo)." calcext:value-type="string">
            <text:p>La classe si compone di 21 studenti, tutti maschi, dei quali due DSA per i quali sono stati approntanti un PDP e un PEI. <text:s/>Essa <text:s/>è estremamente polarizzata e frammentata, priva di un gruppo centrale omogeneo. Si possono identificare almeno tre "cluster" principali. Un piccolo gruppo di studenti virtuosi: sono metodici, attivi, interessati e rispettosi. Hanno un ottimo metodo di studio, rispettano le consegne e partecipano attivamente. Un gruppo consistente di studenti passivi o inibiti. Questi studenti sono generalmente corretti nel comportamento e nelle consegne, ma non partecipano, preferiscono il silenzio, faticano a prendere l'iniziativa e spesso mostrano bassa autostima o incertezza. Un gruppo significativo di studenti problematici e demotivati. Questi studenti mostrano carenze su quasi tutti i fronti: partecipazione nulla o con disturbo, studio assente o limitato al giorno prima, scarso rispetto delle consegne e delle regole, e un interesse nullo (studiano solo per obbligo).</text:p>
          </table:table-cell>
          <table:table-cell table:style-name="ce27" table:number-matrix-columns-spanned="1" table:number-matrix-rows-spanned="1" table:formula="of:=INDEX([$discipline.$A$2:.$C$4];MATCH([.F7];[$discipline.$B$2:.$B$4];0);3)" office:value-type="string" office:string-value="La disciplina &quot;Intelligenza Artificiale&quot; mira a fornire agli studenti una solida comprensione dei principi fondamentali che governano i sistemi intelligenti. Questo include la comprensione dei concetti di machine learning, reti neurali e altri metodi utilizzati nell'IA. Gli studenti devono essere in grado di comprendere come funzionano questi algoritmi, le loro applicazioni e le loro limitazioni. Oltre alla comprensione teorica, la disciplina dell'IA mira a coinvolgere attivamente gli studenti nel processo di apprendimento pratico e nello sviluppo delle competenze necessarie per applicare i concetti teorici in contesti reali. Questo coinvolge l'utilizzo di strumenti e tecniche pratiche per la progettazione e l'implementazione. Attraverso progetti pratici, esercitazioni di laboratorio e studi di caso, gli studenti avranno l'opportunità di applicare direttamente i concetti appresi e di sviluppare le loro capacità nell'uso degli strumenti dell'IA, come Python e le librerie correlate." calcext:value-type="string">
            <text:p>La disciplina "Intelligenza Artificiale" mira a fornire agli studenti una solida comprensione dei principi fondamentali che governano i sistemi intelligenti. Questo include la comprensione dei concetti di machine learning, reti neurali e altri metodi utilizzati nell'IA. Gli studenti devono essere in grado di comprendere come funzionano questi algoritmi, le loro applicazioni e le loro limitazioni. Oltre alla comprensione teorica, la disciplina dell'IA mira a coinvolgere attivamente gli studenti nel processo di apprendimento pratico e nello sviluppo delle competenze necessarie per applicare i concetti teorici in contesti reali. Questo coinvolge l'utilizzo di strumenti e tecniche pratiche per la progettazione e l'implementazione. Attraverso progetti pratici, esercitazioni di laboratorio e studi di caso, gli studenti avranno l'opportunità di applicare direttamente i concetti appresi e di sviluppare le loro capacità nell'uso degli strumenti dell'IA, come Python e le librerie correlate.</text:p>
          </table:table-cell>
          <table:table-cell table:style-name="ce4" table:content-validation-name="val12" table:number-matrix-columns-spanned="1" table:number-matrix-rows-spanned="1" table:formula="of:=INDEX([$periodo.$A$2:.$A$5];IF([.C7]=5;2;1);1)" office:value-type="string" office:string-value="secondo biennio" calcext:value-type="string">
            <text:p>secondo biennio</text:p>
          </table:table-cell>
          <table:table-cell table:number-columns-repeated="2" table:style-name="ce4" office:value-type="float" office:value="1" calcext:value-type="float">
            <text:p>1</text:p>
          </table:table-cell>
          <table:table-cell table:style-name="ce4" table:formula="of:=[.L7]*33" office:value-type="float" office:value="33" calcext:value-type="float">
            <text:p>33</text:p>
          </table:table-cell>
          <table:table-cell table:style-name="ce4" table:formula="of:=[.M7]*33" office:value-type="float" office:value="33" calcext:value-type="float">
            <text:p>33</text:p>
          </table:table-cell>
          <table:table-cell table:style-name="ce4" table:formula="of:=[.L7]+[.M7]" office:value-type="float" office:value="2" calcext:value-type="float">
            <text:p>2</text:p>
          </table:table-cell>
          <table:table-cell table:style-name="ce4" table:formula="of:=[.N7]+[.O7]" office:value-type="float" office:value="66" calcext:value-type="float">
            <text:p>66</text:p>
          </table:table-cell>
          <table:table-cell table:style-name="ce4"/>
          <table:table-cell table:style-name="ce4" table:number-matrix-columns-spanned="1" table:number-matrix-rows-spanned="1" table:formula="of:=INDEX([$classi.$A$2:.$F$3];MATCH(CONCATENATE([.C7];[.D7]);[$classi.$D$2:.$D$3]);6)" office:value-type="string" office:string-value="Come da programmazione coordinata." calcext:value-type="string">
            <text:p>Come da programmazione coordinata.</text:p>
          </table:table-cell>
          <table:table-cell table:style-name="ce4" table:number-columns-repeated="12"/>
          <table:table-cell table:number-columns-repeated="993"/>
        </table:table-row>
        <table:table-row table:style-name="ro2" table:number-rows-repeated="1048568">
          <table:table-cell table:number-columns-repeated="1024"/>
        </table:table-row>
        <table:table-row table:style-name="ro2">
          <table:table-cell table:number-columns-repeated="1024"/>
        </table:table-row>
      </table:table>
      <table:table table:name="moduli" table:style-name="ta16">
        <table:table-column table:style-name="co60" table:default-cell-style-name="Default"/>
        <table:table-column table:style-name="co61" table:default-cell-style-name="Default"/>
        <table:table-column table:style-name="co58" table:default-cell-style-name="Default"/>
        <table:table-column table:style-name="co48"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3" table:number-columns-repeated="1011" table:default-cell-style-name="Default"/>
        <table:table-row table:style-name="ro1">
          <table:table-cell table:style-name="ce26" office:value-type="string" calcext:value-type="string">
            <text:p>alias_disciplina</text:p>
          </table:table-cell>
          <table:table-cell table:style-name="ce25" office:value-type="string" calcext:value-type="string">
            <text:p>uda</text:p>
          </table:table-cell>
          <table:table-cell table:style-name="ce25" office:value-type="string" calcext:value-type="string">
            <text:p>anno</text:p>
          </table:table-cell>
          <table:table-cell table:style-name="ce28" office:value-type="string" calcext:value-type="string">
            <text:p>ordine</text:p>
          </table:table-cell>
          <table:table-cell table:style-name="ce25" office:value-type="string" calcext:value-type="string">
            <text:p>scansione</text:p>
          </table:table-cell>
          <table:table-cell table:style-name="ce30" office:value-type="string" calcext:value-type="string">
            <text:p>titolo</text:p>
          </table:table-cell>
          <table:table-cell table:style-name="ce25" office:value-type="string" calcext:value-type="string">
            <text:p>ore</text:p>
          </table:table-cell>
          <table:table-cell table:style-name="ce26" office:value-type="string" calcext:value-type="string">
            <text:p>abilità_specifiche_cognitive</text:p>
          </table:table-cell>
          <table:table-cell table:style-name="ce26" office:value-type="string" calcext:value-type="string">
            <text:p>abilità_specifiche_pratiche</text:p>
          </table:table-cell>
          <table:table-cell table:style-name="ce26" office:value-type="string" calcext:value-type="string">
            <text:p>competenze_specifiche</text:p>
          </table:table-cell>
          <table:table-cell table:style-name="ce25" office:value-type="string" calcext:value-type="string">
            <text:p>abilità</text:p>
          </table:table-cell>
          <table:table-cell table:style-name="ce26" office:value-type="string" calcext:value-type="string">
            <text:p>competenze</text:p>
          </table:table-cell>
          <table:table-cell table:style-name="ce26" office:value-type="string" calcext:value-type="string">
            <text:p>verifiche</text:p>
          </table:table-cell>
          <table:table-cell table:style-name="ce4" table:number-columns-repeated="17"/>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Statistica descrittiva con Python</text:p>
          </table:table-cell>
          <table:table-cell table:style-name="ce10" office:value-type="float" office:value="5" calcext:value-type="float">
            <text:p>5</text:p>
          </table:table-cell>
          <table:table-cell table:style-name="ce29" office:value-type="float" office:value="1" calcext:value-type="float">
            <text:p>1</text:p>
          </table:table-cell>
          <table:table-cell table:style-name="ce10" office:value-type="string" calcext:value-type="string">
            <text:p>primo quadrimestre</text:p>
          </table:table-cell>
          <table:table-cell table:style-name="ce29" office:value-type="string" calcext:value-type="string">
            <text:p>Fondamenti di Statistica Descrittiva</text:p>
          </table:table-cell>
          <table:table-cell table:style-name="ce10" office:value-type="float" office:value="4" calcext:value-type="float">
            <text:p>4</text:p>
          </table:table-cell>
          <table:table-cell table:style-name="ce10" office:value-type="string" calcext:value-type="string">
            <text:p>Conoscere le misure di tendenza centrale (media, mediana, moda) e di dispersione (varianza, deviazione standard). Distinguere tra popolazione e campione.</text:p>
          </table:table-cell>
          <table:table-cell table:style-name="ce10" office:value-type="string" calcext:value-type="string">
            <text:p>Utilizzare le funzioni statistiche di Pandas e NumPy (es. .mean(), .std(), .describe()) per estrarre informazioni sintetiche da un DataFrame.</text:p>
          </table:table-cell>
          <table:table-cell table:style-name="ce10" office:value-type="string" calcext:value-type="string">
            <text:p>Capacità di progettare, realizzare e documentare soluzioni basate su algoritmi di Machine Learning. Risoluzione di problemi complessi applicando metodologie e tecniche appropriate.</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Statistica descrittiva con Python</text:p>
          </table:table-cell>
          <table:table-cell table:style-name="ce10" office:value-type="float" office:value="5" calcext:value-type="float">
            <text:p>5</text:p>
          </table:table-cell>
          <table:table-cell table:style-name="ce29" office:value-type="float" office:value="2" calcext:value-type="float">
            <text:p>2</text:p>
          </table:table-cell>
          <table:table-cell table:style-name="ce10" office:value-type="string" calcext:value-type="string">
            <text:p>primo quadrimestre</text:p>
          </table:table-cell>
          <table:table-cell table:style-name="ce29" office:value-type="string" calcext:value-type="string">
            <text:p>Introduzione all'ecosistema Python per la Data Science</text:p>
          </table:table-cell>
          <table:table-cell table:style-name="ce10" office:value-type="float" office:value="2" calcext:value-type="float">
            <text:p>2</text:p>
          </table:table-cell>
          <table:table-cell table:style-name="ce10" office:value-type="string" calcext:value-type="string">
            <text:p>Caricare, leggere un dataset in formato .csv con Pandas.</text:p>
          </table:table-cell>
          <table:table-cell table:style-name="ce10" office:value-type="string" calcext:value-type="string">
            <text:p>Manipolare un dataset in formato .csv con Pandas. Utilizzare Google Colab per scrivere ed eseguire codice Python.</text:p>
          </table:table-cell>
          <table:table-cell table:style-name="ce10" office:value-type="string" calcext:value-type="string">
            <text:p>Competenze Personali e Sociali: Capacità di gestire il tempo e le informazioni in modo efficace. Saper lavorare in autonomia e in modo collaborativo su progetti complessi. Rielaborazione critica dei contenuti e autonomia nel proporre soluzioni.</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Statistica descrittiva con Python</text:p>
          </table:table-cell>
          <table:table-cell table:style-name="ce10" office:value-type="float" office:value="5" calcext:value-type="float">
            <text:p>5</text:p>
          </table:table-cell>
          <table:table-cell table:style-name="ce29" office:value-type="float" office:value="3" calcext:value-type="float">
            <text:p>3</text:p>
          </table:table-cell>
          <table:table-cell table:style-name="ce10" office:value-type="string" calcext:value-type="string">
            <text:p>primo quadrimestre</text:p>
          </table:table-cell>
          <table:table-cell table:style-name="ce29" office:value-type="string" calcext:value-type="string">
            <text:p>Relazioni tra Dati e Visualizzazione</text:p>
          </table:table-cell>
          <table:table-cell table:style-name="ce10" office:value-type="float" office:value="4" calcext:value-type="float">
            <text:p>4</text:p>
          </table:table-cell>
          <table:table-cell table:style-name="ce10" office:value-type="string" calcext:value-type="string">
            <text:p>Eseguire un'analisi esploratoria dei dati (EDA) su un dataset per comprenderne la struttura e i valori mancanti. Calcolare e interpretare indici statistici utilizzando le funzioni di Pandas. Creare grafici appropriati (ad es. scatter plot, box plot, count plot) con Matplotlib e Seaborn per visualizzare le relazioni tra le variabili.8</text:p>
          </table:table-cell>
          <table:table-cell table:style-name="ce10" office:value-type="string" calcext:value-type="string">
            <text:p>Scrivere un elaborato tecnico (Progetto 1) che integri codice, grafici e analisi critica dei dati.</text:p>
          </table:table-cell>
          <table:table-cell table:style-name="ce10" office:value-type="string" calcext:value-type="string">
            <text:p>Competenze di Comunicazione: Sapersi esprimere con linguaggio tecnico appropriato, sia in forma scritta che orale, per presentare i risultati delle proprie analisi e progetti.21</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Statistica descrittiva con Python</text:p>
          </table:table-cell>
          <table:table-cell table:style-name="ce10" office:value-type="float" office:value="5" calcext:value-type="float">
            <text:p>5</text:p>
          </table:table-cell>
          <table:table-cell table:style-name="ce29" office:value-type="float" office:value="4" calcext:value-type="float">
            <text:p>4</text:p>
          </table:table-cell>
          <table:table-cell table:style-name="ce10" office:value-type="string" calcext:value-type="string">
            <text:p>primo quadrimestre</text:p>
          </table:table-cell>
          <table:table-cell table:style-name="ce29" office:value-type="string" calcext:value-type="string">
            <text:p>Introduzione alla Classificazione</text:p>
          </table:table-cell>
          <table:table-cell table:style-name="ce10" office:value-type="float" office:value="4" calcext:value-type="float">
            <text:p>4</text:p>
          </table:table-cell>
          <table:table-cell table:style-name="ce10" office:value-type="string" calcext:value-type="string">
            <text:p>Comprendere il concetto di separabilità lineare dei dati. Distinguere tra problemi di regressione e problemi di classificazione binaria o multiclasse.</text:p>
          </table:table-cell>
          <table:table-cell table:style-name="ce10" office:value-type="string" calcext:value-type="string">
            <text:p>Preparare i dati per la classificazione (encoding delle etichette). Visualizzare il confine di decisione (decision boundary) in grafici 2D.</text:p>
          </table:table-cell>
          <table:table-cell table:style-name="ce10" office:value-type="string" calcext:value-type="string">
            <text:p>Saper modellare un problema reale come un problema di classificazione, identificando le feature (variabili indipendenti) e il target (variabile dipendente).</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Il livello di trasporto: protocolli e servizi di Rete</text:p>
          </table:table-cell>
          <table:table-cell table:style-name="ce10" office:value-type="float" office:value="5" calcext:value-type="float">
            <text:p>5</text:p>
          </table:table-cell>
          <table:table-cell table:style-name="ce29" office:value-type="float" office:value="1" calcext:value-type="float">
            <text:p>1</text:p>
          </table:table-cell>
          <table:table-cell table:style-name="ce10" office:value-type="string" calcext:value-type="string">
            <text:p>primo quadrimestre</text:p>
          </table:table-cell>
          <table:table-cell table:style-name="ce29" office:value-type="string" calcext:value-type="string">
            <text:p>Analisi Protocolli di Trasporto (UDP/TCP)</text:p>
          </table:table-cell>
          <table:table-cell table:style-name="ce10" office:value-type="float" office:value="4" calcext:value-type="float">
            <text:p>4</text:p>
          </table:table-cell>
          <table:table-cell table:style-name="ce10" office:value-type="string" calcext:value-type="string">
            <text:p>Saper distinguere servizi connectionless e servizi connection-oriented. <text:s/>Saper affrontare le vulnerabilità dei protocolli del livello Transport.</text:p>
          </table:table-cell>
          <table:table-cell table:style-name="ce10" office:value-type="string" calcext:value-type="string">
            <text:p>Utilizzare strumenti di sniffing (es. Wireshark) per catturare e analizzare il traffico UDP e TCP. Utilizzare il comando netstat per monitorare le porte e le connessioni attive.</text:p>
          </table:table-cell>
          <table:table-cell table:style-name="ce10" office:value-type="string" calcext:value-type="string">
            <text:p>Classificare una rete e i servizi offerti con riferimento agli standard tecnologici e utilizzando correttamente la relativa terminologia. Saper scegliere il tipo di protocollo di trasporto in base al grado di affidabilità, alla velocità e alla sicurezza del servizio che si vuole offrire.</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Il livello di trasporto: protocolli e servizi di Rete</text:p>
          </table:table-cell>
          <table:table-cell table:style-name="ce10" office:value-type="float" office:value="5" calcext:value-type="float">
            <text:p>5</text:p>
          </table:table-cell>
          <table:table-cell table:style-name="ce29" office:value-type="float" office:value="2" calcext:value-type="float">
            <text:p>2</text:p>
          </table:table-cell>
          <table:table-cell table:style-name="ce10" office:value-type="string" calcext:value-type="string">
            <text:p>primo quadrimestre</text:p>
          </table:table-cell>
          <table:table-cell table:style-name="ce29" office:value-type="string" calcext:value-type="string">
            <text:p>Gestione Indirizzamento e NAT/PAT</text:p>
          </table:table-cell>
          <table:table-cell table:style-name="ce10" office:value-type="float" office:value="2" calcext:value-type="float">
            <text:p>2</text:p>
          </table:table-cell>
          <table:table-cell table:style-name="ce10" office:value-type="string" calcext:value-type="string">
            <text:p>Comprendere la differenza tra indirizzamento pubblico e privato (RFC 1918). Comprendere il funzionamento della traduzione degli indirizzi (NAT/PAT) per l'accesso a Internet.</text:p>
          </table:table-cell>
          <table:table-cell table:style-name="ce10" office:value-type="string" calcext:value-type="string">
            <text:p>Saper usare i numeri di porta opportuni per le comunicazioni client-server tra applicativi. </text:p>
          </table:table-cell>
          <table:table-cell table:style-name="ce10" office:value-type="string" calcext:value-type="string">
            <text:p>Configurare, installare e gestire sistemi di rete garantendo la connettività verso l'esterno tramite tecniche di Network Address Translation.</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TeP</text:p>
          </table:table-cell>
          <table:table-cell table:style-name="ce10" table:content-validation-name="val13" office:value-type="string" calcext:value-type="string">
            <text:p>Crittografia</text:p>
          </table:table-cell>
          <table:table-cell table:style-name="ce10" office:value-type="float" office:value="5" calcext:value-type="float">
            <text:p>5</text:p>
          </table:table-cell>
          <table:table-cell table:style-name="ce29" office:value-type="float" office:value="1" calcext:value-type="float">
            <text:p>1</text:p>
          </table:table-cell>
          <table:table-cell table:style-name="ce10" office:value-type="string" calcext:value-type="string">
            <text:p>primo quadrimestre</text:p>
          </table:table-cell>
          <table:table-cell table:style-name="ce29" office:value-type="string" calcext:value-type="string">
            <text:p>Introduzione alla Crittografia</text:p>
          </table:table-cell>
          <table:table-cell table:style-name="ce10" office:value-type="float" office:value="8" calcext:value-type="float">
            <text:p>8</text:p>
          </table:table-cell>
          <table:table-cell table:style-name="ce10" office:value-type="string" calcext:value-type="string">
            <text:p>Contestualizzare l'esigenza di sicurezza nel "cyber caos".</text:p>
          </table:table-cell>
          <table:table-cell table:style-name="ce10" office:value-type="string" calcext:value-type="string">
            <text:p>Riconoscere l'evoluzione delle minacce e la necessità di aggiornamento degli algoritmi (es. post-quantistici).</text:p>
          </table:table-cell>
          <table:table-cell table:style-name="ce10" office:value-type="string" calcext:value-type="string">
            <text:p>Analizzare il rischio informatico: Comprendere e contestualizzare l'importanza della sicurezza dei dati nell'attuale panorama digitale, riconoscendo l'evoluzione delle minacce informatiche e la necessità di algoritmi crittografici aggiornati.</text:p>
          </table:table-cell>
          <table:table-cell table:style-name="ce10" office:value-type="string" calcext:value-type="string">
            <text:p>A2, A4</text:p>
          </table:table-cell>
          <table:table-cell table:style-name="ce10" office:value-type="string" calcext:value-type="string">
            <text:p>C1/c, C4/c, C5/c, C7/c, C3/i, C5/d, C6/cc, C7/cc, C8/cc</text:p>
          </table:table-cell>
          <table:table-cell table:style-name="ce10" office:value-type="string" calcext:value-type="string">
            <text:p>verificha orale</text:p>
          </table:table-cell>
          <table:table-cell table:style-name="ce10" table:number-columns-repeated="17"/>
          <table:table-cell table:number-columns-repeated="994"/>
        </table:table-row>
        <table:table-row table:style-name="ro1">
          <table:table-cell table:style-name="ce10" table:content-validation-name="val13" office:value-type="string" calcext:value-type="string">
            <text:p>TeP</text:p>
          </table:table-cell>
          <table:table-cell table:style-name="ce10" table:content-validation-name="val13" office:value-type="string" calcext:value-type="string">
            <text:p>Crittografia</text:p>
          </table:table-cell>
          <table:table-cell table:style-name="ce10" office:value-type="float" office:value="5" calcext:value-type="float">
            <text:p>5</text:p>
          </table:table-cell>
          <table:table-cell table:style-name="ce29" office:value-type="float" office:value="2" calcext:value-type="float">
            <text:p>2</text:p>
          </table:table-cell>
          <table:table-cell table:style-name="ce10" office:value-type="string" calcext:value-type="string">
            <text:p>primo quadrimestre</text:p>
          </table:table-cell>
          <table:table-cell table:style-name="ce29" office:value-type="string" calcext:value-type="string">
            <text:p>Crittografia Classica</text:p>
          </table:table-cell>
          <table:table-cell table:style-name="ce10" office:value-type="float" office:value="8" calcext:value-type="float">
            <text:p>8</text:p>
          </table:table-cell>
          <table:table-cell table:style-name="ce10" office:value-type="string" calcext:value-type="string">
            <text:p>Valutare l'integrità dei dati. Valutare la robustezza (es. lunghezza chiave DES vs AES). Identificare vulnerabilità. Applicare i principi dell'aritmetica modulare per comprendere i problemi matematici (fattorizzazione, logaritmo discreto) alla base della crittografia asimmetrica. Descrivere il processo di generazione chiavi, cifratura, decifratura e firma con RSA. Descrivere il protocollo DHM e come genera una chiave condivisa segreta su un canale insicuro.</text:p>
          </table:table-cell>
          <table:table-cell table:style-name="ce10" office:value-type="string" calcext:value-type="string">
            <text:p>Utilizzare librerie crittografiche per calcolare il digest (hash) di un file o di un messaggio scambiato in rete per verificarne l'integrità Cifrare un flusso di dati. Utilizzare RSA .</text:p>
          </table:table-cell>
          <table:table-cell table:style-name="ce10" office:value-type="string" calcext:value-type="string">
            <text:p>Progettare e valutare sistemi crittografici: Applicare i fondamenti matematici (aritmetica modulare) per implementare e valutare la robustezza di algoritmi simmetrici (AES) e asimmetrici (RSA, DHM), gestendo la generazione di chiavi, la cifratura e la verifica dell'integrità (hash).</text:p>
          </table:table-cell>
          <table:table-cell table:style-name="ce10" office:value-type="string" calcext:value-type="string">
            <text:p>A2</text:p>
          </table:table-cell>
          <table:table-cell table:style-name="ce10" office:value-type="string" calcext:value-type="string">
            <text:p>C3/c, C4/c, C5/c, C1/i, C2/i, C1/d, C5/d, C2/cc, C6/cc, C7/cc</text:p>
          </table:table-cell>
          <table:table-cell table:style-name="ce10" office:value-type="string" calcext:value-type="string">
            <text:p>test a scelta multipla (conoscenze), test a risposta aperta (abilità e competenze), colloquio orale complessivo</text:p>
          </table:table-cell>
          <table:table-cell table:style-name="ce10" table:number-columns-repeated="17"/>
          <table:table-cell table:number-columns-repeated="994"/>
        </table:table-row>
        <table:table-row table:style-name="ro1">
          <table:table-cell table:style-name="ce10" table:content-validation-name="val13" office:value-type="string" calcext:value-type="string">
            <text:p>TeP</text:p>
          </table:table-cell>
          <table:table-cell table:style-name="ce10" table:content-validation-name="val13" office:value-type="string" calcext:value-type="string">
            <text:p>Crittografia</text:p>
          </table:table-cell>
          <table:table-cell table:style-name="ce10" office:value-type="float" office:value="5" calcext:value-type="float">
            <text:p>5</text:p>
          </table:table-cell>
          <table:table-cell table:style-name="ce29" office:value-type="float" office:value="3" calcext:value-type="float">
            <text:p>3</text:p>
          </table:table-cell>
          <table:table-cell table:style-name="ce10" office:value-type="string" calcext:value-type="string">
            <text:p>primo quadrimestre</text:p>
          </table:table-cell>
          <table:table-cell table:style-name="ce29" office:value-type="string" calcext:value-type="string">
            <text:p>Crittografia Quantistica</text:p>
          </table:table-cell>
          <table:table-cell table:style-name="ce10" office:value-type="float" office:value="4" calcext:value-type="float">
            <text:p>4</text:p>
          </table:table-cell>
          <table:table-cell table:style-name="ce10" office:value-type="string" calcext:value-type="string">
            <text:p>Descrivere la differenza fondamentale tra computazione classica e quantistica. Spiegare come sovrapposizione ed entanglement permettano il parallelismo quantistico. Classificare algoritmi semplici usando la notazione O-grande. Confrontare la complessità di problemi noti (es. fattorizzazione) in ambito classico vs. quantistico. Leggere e interpretare un semplice circuito quantistico. Spiegare perché l'algoritmo di Shor rende obsoleta RSA. Valutare criticamente la robustezza degli algoritmi di UDA 1 (RSA, DH) contro un avversario quantistico.</text:p>
          </table:table-cell>
          <table:table-cell table:style-name="ce10" office:value-type="string" calcext:value-type="string">
            <text:p>Sviluppare semplici applicazioni in Python utilizzando librerie di simulazione (es. Qiskit) per implementare e testare porte logiche e circuiti di base.</text:p>
            <text:p/>
          </table:table-cell>
          <table:table-cell table:style-name="ce10" office:value-type="string" calcext:value-type="string">
            <text:p>Valutare l'impatto della computazione quantistica: Analizzare la minaccia quantistica (es. Algoritmo di Shor) sulla crittografia attuale (RSA), comprendendo i principi del calcolo quantistico (qubit, entanglement) e simulando semplici circuiti (Qiskit) per valutare la complessità algoritmica.</text:p>
          </table:table-cell>
          <table:table-cell table:style-name="ce10" office:value-type="string" calcext:value-type="string">
            <text:p>A2, A4</text:p>
          </table:table-cell>
          <table:table-cell table:style-name="ce10" office:value-type="string" calcext:value-type="string">
            <text:p>C3/c, C4/c, C5/c, C9/c, C3/i, C2/d, C5/d, C1/cc, C6/cc, C7/cc, C8/cc</text:p>
          </table:table-cell>
          <table:table-cell table:style-name="ce10" office:value-type="string" calcext:value-type="string">
            <text:p>test a scelta multipla (conoscenze), test a risposta aperta (abilità e competenze), colloquio orale complessivo</text:p>
          </table:table-cell>
          <table:table-cell table:style-name="ce10" table:number-columns-repeated="17"/>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Machine learning e reti neurali</text:p>
          </table:table-cell>
          <table:table-cell table:style-name="ce10" office:value-type="float" office:value="5" calcext:value-type="float">
            <text:p>5</text:p>
          </table:table-cell>
          <table:table-cell table:style-name="ce29" office:value-type="float" office:value="5" calcext:value-type="float">
            <text:p>5</text:p>
          </table:table-cell>
          <table:table-cell table:style-name="ce10" office:value-type="string" calcext:value-type="string">
            <text:p>secondo quadrimestre</text:p>
          </table:table-cell>
          <table:table-cell table:style-name="ce29" office:value-type="string" calcext:value-type="string">
            <text:p>Storia ed Etica dell'IA</text:p>
          </table:table-cell>
          <table:table-cell table:style-name="ce10" office:value-type="float" office:value="2" calcext:value-type="float">
            <text:p>2</text:p>
          </table:table-cell>
          <table:table-cell table:style-name="ce10" office:value-type="string" calcext:value-type="string">
            <text:p>Conoscere le tappe fondamentali della storia dell'IA (Turing test, Sistemi Esperti, AI Winter, Deep Learning). Comprendere i concetti di Bias algoritmico, Fairness e Accountability.</text:p>
          </table:table-cell>
          <table:table-cell table:style-name="ce10" table:number-columns-repeated="22"/>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Machine learning e reti neurali</text:p>
          </table:table-cell>
          <table:table-cell table:style-name="ce10" office:value-type="float" office:value="5" calcext:value-type="float">
            <text:p>5</text:p>
          </table:table-cell>
          <table:table-cell table:style-name="ce29" office:value-type="float" office:value="6" calcext:value-type="float">
            <text:p>6</text:p>
          </table:table-cell>
          <table:table-cell table:style-name="ce10" office:value-type="string" calcext:value-type="string">
            <text:p>secondo quadrimestre</text:p>
          </table:table-cell>
          <table:table-cell table:style-name="ce29" office:value-type="string" calcext:value-type="string">
            <text:p>Algoritmi di Machine Learning</text:p>
          </table:table-cell>
          <table:table-cell table:style-name="ce10" office:value-type="float" office:value="4" calcext:value-type="float">
            <text:p>4</text:p>
          </table:table-cell>
          <table:table-cell table:style-name="ce10" office:value-type="string" calcext:value-type="string">
            <text:p>Comprendere la logica di funzionamento degli algoritmi supervisionati (es. Regressione Logistica, SVM, Alberi Decisionali) e non supervisionati (es. K-Means).</text:p>
          </table:table-cell>
          <table:table-cell table:style-name="ce10"/>
          <table:table-cell table:style-name="ce10" office:value-type="string" calcext:value-type="string">
            <text:p>Saper scegliere l'algoritmo più adatto in base alla tipologia di dati disponibili e all'obiettivo del progetto (predizione vs raggruppamento).</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Machine learning e reti neurali</text:p>
          </table:table-cell>
          <table:table-cell table:style-name="ce10" office:value-type="float" office:value="5" calcext:value-type="float">
            <text:p>5</text:p>
          </table:table-cell>
          <table:table-cell table:style-name="ce29" office:value-type="float" office:value="7" calcext:value-type="float">
            <text:p>7</text:p>
          </table:table-cell>
          <table:table-cell table:style-name="ce10" office:value-type="string" calcext:value-type="string">
            <text:p>secondo quadrimestre</text:p>
          </table:table-cell>
          <table:table-cell table:style-name="ce29" office:value-type="string" calcext:value-type="string">
            <text:p>Fondamenti di Reti Neurali</text:p>
          </table:table-cell>
          <table:table-cell table:style-name="ce10" office:value-type="float" office:value="4" calcext:value-type="float">
            <text:p>4</text:p>
          </table:table-cell>
          <table:table-cell table:style-name="ce10" office:value-type="string" calcext:value-type="string">
            <text:p>Comprendere la struttura matematica del neurone artificiale: input, pesi, bias e funzione di attivazione (Sigmoide, ReLU).</text:p>
          </table:table-cell>
          <table:table-cell table:style-name="ce10"/>
          <table:table-cell table:style-name="ce10" office:value-type="string" calcext:value-type="string">
            <text:p>Saper spiegare il parallelismo tra neurone biologico e artificiale e i limiti del singolo Perceptron (es. funzione XOR).</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Machine learning e reti neurali</text:p>
          </table:table-cell>
          <table:table-cell table:style-name="ce10" office:value-type="float" office:value="5" calcext:value-type="float">
            <text:p>5</text:p>
          </table:table-cell>
          <table:table-cell table:style-name="ce29" office:value-type="float" office:value="8" calcext:value-type="float">
            <text:p>8</text:p>
          </table:table-cell>
          <table:table-cell table:style-name="ce10" office:value-type="string" calcext:value-type="string">
            <text:p>secondo quadrimestre</text:p>
          </table:table-cell>
          <table:table-cell table:style-name="ce29" office:value-type="string" calcext:value-type="string">
            <text:p>Architettura delle Reti Neurali Profonde (DNN)</text:p>
          </table:table-cell>
          <table:table-cell table:style-name="ce10" office:value-type="float" office:value="2" calcext:value-type="float">
            <text:p>2</text:p>
          </table:table-cell>
          <table:table-cell table:style-name="ce10" office:value-type="string" calcext:value-type="string">
            <text:p>Comprendere il concetto di Deep Learning, il ruolo dei layer nascosti (Hidden Layers) e il meccanismo di Backpropagation per l'apprendimento.</text:p>
          </table:table-cell>
          <table:table-cell table:style-name="ce10"/>
          <table:table-cell table:style-name="ce10" office:value-type="string" calcext:value-type="string">
            <text:p>Progettare architetture di reti neurali definendo correttamente il numero di layer e neuroni in base alla complessità del problema.</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Machine learning e reti neurali</text:p>
          </table:table-cell>
          <table:table-cell table:style-name="ce10" office:value-type="float" office:value="5" calcext:value-type="float">
            <text:p>5</text:p>
          </table:table-cell>
          <table:table-cell table:style-name="ce29" office:value-type="float" office:value="9" calcext:value-type="float">
            <text:p>9</text:p>
          </table:table-cell>
          <table:table-cell table:style-name="ce10" office:value-type="string" calcext:value-type="string">
            <text:p>secondo quadrimestre</text:p>
          </table:table-cell>
          <table:table-cell table:style-name="ce29" office:value-type="string" calcext:value-type="string">
            <text:p>Valutazione dei Modelli</text:p>
          </table:table-cell>
          <table:table-cell table:style-name="ce10" office:value-type="float" office:value="4" calcext:value-type="float">
            <text:p>4</text:p>
          </table:table-cell>
          <table:table-cell table:style-name="ce10" office:value-type="string" calcext:value-type="string">
            <text:p>Saper interpretare le metriche di valutazione (Accuracy, Precision, Recall, F1-Score). Riconoscere i fenomeni di Overfitting e Underfitting dalle curve di apprendimento.</text:p>
          </table:table-cell>
          <table:table-cell table:style-name="ce10"/>
          <table:table-cell table:style-name="ce10" office:value-type="string" calcext:value-type="string">
            <text:p>Validare l'efficacia di un modello predittivo, argomentando se è pronto per il deploy o se necessita di ulteriore addestramento o dati migliori.</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application layer del TCP/IP</text:p>
          </table:table-cell>
          <table:table-cell table:style-name="ce10" office:value-type="float" office:value="5" calcext:value-type="float">
            <text:p>5</text:p>
          </table:table-cell>
          <table:table-cell table:style-name="ce29" office:value-type="float" office:value="3" calcext:value-type="float">
            <text:p>3</text:p>
          </table:table-cell>
          <table:table-cell table:style-name="ce10" office:value-type="string" calcext:value-type="string">
            <text:p>primo quadrimestre</text:p>
          </table:table-cell>
          <table:table-cell table:style-name="ce29" office:value-type="string" calcext:value-type="string">
            <text:p>Protocolli e Servizi Applicativi</text:p>
          </table:table-cell>
          <table:table-cell table:style-name="ce10" office:value-type="float" office:value="2" calcext:value-type="float">
            <text:p>2</text:p>
          </table:table-cell>
          <table:table-cell table:style-name="ce10" office:value-type="string" calcext:value-type="string">
            <text:p>Saper analizzare una sessione HTTP/HTTPS tramite sniffer (Wireshark). Saper configurare un client di posta.</text:p>
          </table:table-cell>
          <table:table-cell table:style-name="ce10" office:value-type="string" calcext:value-type="string">
            <text:p>Associare correttamente i protocolli alle porte standard. Comprendere il meccanismo di risoluzione dei nomi.</text:p>
          </table:table-cell>
          <table:table-cell table:style-name="ce10" office:value-type="string" calcext:value-type="string">
            <text:p>Conoscere il funzionamento dei principali protocolli di livello Application. Saper scegliere il tipo di protocollo in base all’applicazione che si vuol utilizzare. Configurare, installare e gestire sistemi di elaborazione dati e reti.</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TeP</text:p>
          </table:table-cell>
          <table:table-cell table:style-name="ce10" table:content-validation-name="val13" office:value-type="string" calcext:value-type="string">
            <text:p>Architettura e Sviluppo di un Servizio Web</text:p>
          </table:table-cell>
          <table:table-cell table:style-name="ce10" office:value-type="float" office:value="5" calcext:value-type="float">
            <text:p>5</text:p>
          </table:table-cell>
          <table:table-cell table:style-name="ce29" office:value-type="float" office:value="4" calcext:value-type="float">
            <text:p>4</text:p>
          </table:table-cell>
          <table:table-cell table:style-name="ce10" office:value-type="string" calcext:value-type="string">
            <text:p>secondo quadrimestre</text:p>
          </table:table-cell>
          <table:table-cell table:style-name="ce29" office:value-type="string" calcext:value-type="string">
            <text:p>Architettura</text:p>
          </table:table-cell>
          <table:table-cell table:style-name="ce10" office:value-type="float" office:value="4" calcext:value-type="float">
            <text:p>4</text:p>
          </table:table-cell>
          <table:table-cell table:style-name="ce10" office:value-type="string" calcext:value-type="string">
            <text:p>Progettare l'architettura degli endpoint API (CRUD). Identificare i pattern corretti (MVC, ORM). Comprendere i flussi di autenticazione stateless (es. JWT).</text:p>
          </table:table-cell>
          <table:table-cell table:style-name="ce10" office:value-type="string" calcext:value-type="string">
            <text:p>Implementare endpoint API in Laravel. Definire rotte e controller. Interagire con un database. Applicare l'IA per generare codice boilerplate. Implementare un sistema di login/registrazione API. Generare, inviare e validare token (JWT) per proteggere gli endpoint.</text:p>
          </table:table-cell>
          <table:table-cell table:style-name="ce10" office:value-type="string" calcext:value-type="string">
            <text:p>Progettare API RESTful sicure: Definire l'architettura (MVC, ORM) e gli endpoint di un servizio web (CRUD), implementando flussi di autenticazione stateless (JWT) e interagendo con un database (Laravel).</text:p>
          </table:table-cell>
          <table:table-cell table:style-name="ce10" office:value-type="string" calcext:value-type="string">
            <text:p>A4</text:p>
          </table:table-cell>
          <table:table-cell table:style-name="ce10" office:value-type="string" calcext:value-type="string">
            <text:p>C4/c, C5/c, C7/c, C1/i, C2/i, C4/i, C1/d, C3/d, C5/d, C2/cc, C6/cc</text:p>
          </table:table-cell>
          <table:table-cell table:style-name="ce10" table:number-columns-repeated="18"/>
          <table:table-cell table:number-columns-repeated="994"/>
        </table:table-row>
        <table:table-row table:style-name="ro1">
          <table:table-cell table:style-name="ce10" table:content-validation-name="val13" office:value-type="string" calcext:value-type="string">
            <text:p>TeP</text:p>
          </table:table-cell>
          <table:table-cell table:style-name="ce10" table:content-validation-name="val13" office:value-type="string" calcext:value-type="string">
            <text:p>Architettura e Sviluppo di un Servizio Web</text:p>
          </table:table-cell>
          <table:table-cell table:style-name="ce10" office:value-type="float" office:value="5" calcext:value-type="float">
            <text:p>5</text:p>
          </table:table-cell>
          <table:table-cell table:style-name="ce29" office:value-type="float" office:value="5" calcext:value-type="float">
            <text:p>5</text:p>
          </table:table-cell>
          <table:table-cell table:style-name="ce10" office:value-type="string" calcext:value-type="string">
            <text:p>secondo quadrimestre</text:p>
          </table:table-cell>
          <table:table-cell table:style-name="ce29" office:value-type="string" calcext:value-type="string">
            <text:p>Sviluppo</text:p>
          </table:table-cell>
          <table:table-cell table:style-name="ce10" office:value-type="float" office:value="4" calcext:value-type="float">
            <text:p>4</text:p>
          </table:table-cell>
          <table:table-cell table:style-name="ce10" office:value-type="string" calcext:value-type="string">
            <text:p>Valutare criticamente l'output dell'IA. Comprendere e scegliere il flusso di lavoro (Git Flow) adatto al progetto. Progettare la struttura semantica di una pagina HTML5. Scegliere le corrette tecniche di responsive design. Analizzare i requisiti di interattività. Progettare la logica asincrona (Promise, async/await).</text:p>
          </table:table-cell>
          <table:table-cell table:style-name="ce10" office:value-type="string" calcext:value-type="string">
            <text:p>Implementare endpoint API in Laravel. Definire rotte e controller. Interagire con un database. Applicare l'IA per generare codice boilerplate. Implementare un sistema di login/registrazione API. Generare, inviare e validare token (JWT) per proteggere gli endpoint. Sfruttare un assistente AI per ottimizzare la scrittura di codice, identificare errori e generare documentazione. Utilizzare GitHub (branch, PR), ottimizzare la scrittura di codice, identificare errori e generare documentazione. Strutturare la pagina web. Creare layout responsive. Applicare stili coerenti utilizzando Bootstrap.</text:p>
          </table:table-cell>
          <table:table-cell table:style-name="ce10" office:value-type="string" calcext:value-type="string">
            <text:p>Sviluppare applicazioni web full-stack: Gestire l'intero ciclo di vita dello sviluppo (Git Flow), implementando la logica di backend (API Laravel) e la logica di frontend (HTML5, Bootstrap, JS asincrono), e sfruttando l'IA per ottimizzare il codice.</text:p>
          </table:table-cell>
          <table:table-cell table:style-name="ce10"/>
          <table:table-cell table:style-name="ce10" office:value-type="string" calcext:value-type="string">
            <text:p>C4/c, C5/c, C7/c, C9/c, C1/i, C2/i, C4/i, C1/d, C3/d, C4/d, C2/cc, C4/cc, C5/cc, C6/cc</text:p>
          </table:table-cell>
          <table:table-cell table:style-name="ce10" table:number-columns-repeated="18"/>
          <table:table-cell table:number-columns-repeated="994"/>
        </table:table-row>
        <table:table-row table:style-name="ro1">
          <table:table-cell table:style-name="ce10" table:content-validation-name="val13" office:value-type="string" calcext:value-type="string">
            <text:p>TeP</text:p>
          </table:table-cell>
          <table:table-cell table:style-name="ce10" table:content-validation-name="val13" office:value-type="string" calcext:value-type="string">
            <text:p>Architettura e Sviluppo di un Servizio Web</text:p>
          </table:table-cell>
          <table:table-cell table:style-name="ce10" office:value-type="float" office:value="5" calcext:value-type="float">
            <text:p>5</text:p>
          </table:table-cell>
          <table:table-cell table:style-name="ce29" office:value-type="float" office:value="6" calcext:value-type="float">
            <text:p>6</text:p>
          </table:table-cell>
          <table:table-cell table:style-name="ce10" office:value-type="string" calcext:value-type="string">
            <text:p>secondo quadrimestre</text:p>
          </table:table-cell>
          <table:table-cell table:style-name="ce29" office:value-type="string" calcext:value-type="string">
            <text:p>API e Strutture dati</text:p>
          </table:table-cell>
          <table:table-cell table:style-name="ce10" office:value-type="float" office:value="4" calcext:value-type="float">
            <text:p>4</text:p>
          </table:table-cell>
          <table:table-cell table:style-name="ce10" office:value-type="string" calcext:value-type="string">
            <text:p>Identificare quali endpoint API consumare e come gestire le risposte (successo/errore). Definire e progettare la struttura dei dati (JSON) per lo scambio dati.</text:p>
          </table:table-cell>
          <table:table-cell table:style-name="ce10" office:value-type="string" calcext:value-type="string">
            <text:p>Manipolare il DOM. Gestire gli eventi utente. Scrivere codice ECMAScript asincrono per gestire le interazioni di rete. Inviare richieste (es. Fetch API) all'API (UDA 2). Gestire l'invio di token di autenticazione. Parsare le risposte JSON e aggiornare l'UI. Implementare la serializzazione/deserializzazione. Scrivere regole di validazione per i dati in ingresso.</text:p>
          </table:table-cell>
          <table:table-cell table:style-name="ce10" office:value-type="string" calcext:value-type="string">
            <text:p>Integrare servizi e gestire dati (Client-Side): Sviluppare la capacità di un'applicazione client (browser) di consumare API esterne, gestendo l'autenticazione (token), manipolando il DOM e gestendo lo scambio di dati strutturati (JSON) in modo asincrono (Fetch API).</text:p>
          </table:table-cell>
          <table:table-cell table:style-name="ce10" office:value-type="string" calcext:value-type="string">
            <text:p>A2</text:p>
          </table:table-cell>
          <table:table-cell table:style-name="ce10" office:value-type="string" calcext:value-type="string">
            <text:p>C1/c, C4/c, C5/c, C1/i, C2/i, C3/i, C1/d, C5/d, C3/cc, C6/cc, C7/cc, C8/cc</text:p>
          </table:table-cell>
          <table:table-cell table:style-name="ce10" table:number-columns-repeated="18"/>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Efficienza e sicurezza nelle e tra le reti locali</text:p>
          </table:table-cell>
          <table:table-cell table:style-name="ce10" office:value-type="float" office:value="5" calcext:value-type="float">
            <text:p>5</text:p>
          </table:table-cell>
          <table:table-cell table:style-name="ce29" office:value-type="float" office:value="4" calcext:value-type="float">
            <text:p>4</text:p>
          </table:table-cell>
          <table:table-cell table:style-name="ce10" office:value-type="string" calcext:value-type="string">
            <text:p>primo quadrimestre</text:p>
          </table:table-cell>
          <table:table-cell table:style-name="ce29" office:value-type="string" calcext:value-type="string">
            <text:p>Le VLAN</text:p>
          </table:table-cell>
          <table:table-cell table:style-name="ce10" office:value-type="float" office:value="2" calcext:value-type="float">
            <text:p>2</text:p>
          </table:table-cell>
          <table:table-cell table:style-name="ce10" office:value-type="string" calcext:value-type="string">
            <text:p>Comprendere i vantaggi della segmentazione di rete in termini di sicurezza e gestione del traffico broadcast. Distinguere il funzionamento delle porte in modalità Access e Trunk (802.1Q).</text:p>
          </table:table-cell>
          <table:table-cell table:style-name="ce10" office:value-type="string" calcext:value-type="string">
            <text:p>Saper configurare e gestire una rete in riferimento a riservatezza e sicurezza. Saper predisporre gli apparati per segmentare la rete. Saper simulare una rete locale, anche virtuale.</text:p>
          </table:table-cell>
          <table:table-cell table:style-name="ce10" office:value-type="string" calcext:value-type="string">
            <text:p>Scegliere dispositivi e strumenti in base alle loro</text:p>
            <text:p>caratteristiche funzionali.</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Efficienza e sicurezza nelle e tra le reti locali</text:p>
          </table:table-cell>
          <table:table-cell table:style-name="ce10" office:value-type="float" office:value="5" calcext:value-type="float">
            <text:p>5</text:p>
          </table:table-cell>
          <table:table-cell table:style-name="ce29" office:value-type="float" office:value="5" calcext:value-type="float">
            <text:p>5</text:p>
          </table:table-cell>
          <table:table-cell table:style-name="ce10" office:value-type="string" calcext:value-type="string">
            <text:p>secondo quadrimestre</text:p>
          </table:table-cell>
          <table:table-cell table:style-name="ce29" office:value-type="string" calcext:value-type="string">
            <text:p>Le VPN</text:p>
          </table:table-cell>
          <table:table-cell table:style-name="ce10" office:value-type="float" office:value="2" calcext:value-type="float">
            <text:p>2</text:p>
          </table:table-cell>
          <table:table-cell table:style-name="ce10" office:value-type="string" calcext:value-type="string">
            <text:p>Saper distinguere le diverse tecnologie e le diverse componenti necessarie alla realizzazione di reti VPN. Saper scegliere l’opportuna tecnologia in base ai diversi scenari d’utilizzo. Comprendere le problematiche relative alla sicurezza in ambito geografico</text:p>
          </table:table-cell>
          <table:table-cell table:style-name="ce10" office:value-type="string" calcext:value-type="string">
            <text:p>Saper configurare un tunnel VPN client-to-site o site-to-site. Saper configurare i parametri di sicurezza (autenticazione e crittografia) nel tunnel.</text:p>
          </table:table-cell>
          <table:table-cell table:style-name="ce10" office:value-type="string" calcext:value-type="string">
            <text:p>Progettare soluzioni per l'accesso remoto sicuro alle risorse aziendali, valutando i compromessi tra prestazioni e sicurezza.</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Efficienza e sicurezza nelle e tra le reti locali</text:p>
          </table:table-cell>
          <table:table-cell table:style-name="ce10" office:value-type="float" office:value="5" calcext:value-type="float">
            <text:p>5</text:p>
          </table:table-cell>
          <table:table-cell table:style-name="ce29" office:value-type="float" office:value="6" calcext:value-type="float">
            <text:p>6</text:p>
          </table:table-cell>
          <table:table-cell table:style-name="ce10" office:value-type="string" calcext:value-type="string">
            <text:p>secondo quadrimestre</text:p>
          </table:table-cell>
          <table:table-cell table:style-name="ce29" office:value-type="string" calcext:value-type="string">
            <text:p>Filtraggio di rete</text:p>
          </table:table-cell>
          <table:table-cell table:style-name="ce10" office:value-type="float" office:value="2" calcext:value-type="float">
            <text:p>2</text:p>
          </table:table-cell>
          <table:table-cell table:style-name="ce10" office:value-type="string" calcext:value-type="string">
            <text:p>Saper configurare ACL standard ed estese su router/firewall. Saper impostare regole di filtraggio in ingresso e uscita.</text:p>
          </table:table-cell>
          <table:table-cell table:style-name="ce10" office:value-type="string" calcext:value-type="string">
            <text:p>Distinguere tra Packet Filtering, Stateful Inspection e Application Proxy. Progettare una DMZ sicura per esporre servizi.</text:p>
          </table:table-cell>
          <table:table-cell table:style-name="ce10" table:number-columns-repeated="21"/>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Efficienza e sicurezza nelle e tra le reti locali</text:p>
          </table:table-cell>
          <table:table-cell table:style-name="ce10" office:value-type="float" office:value="5" calcext:value-type="float">
            <text:p>5</text:p>
          </table:table-cell>
          <table:table-cell table:style-name="ce29" office:value-type="float" office:value="7" calcext:value-type="float">
            <text:p>7</text:p>
          </table:table-cell>
          <table:table-cell table:style-name="ce10" office:value-type="string" calcext:value-type="string">
            <text:p>secondo quadrimestre</text:p>
          </table:table-cell>
          <table:table-cell table:style-name="ce29" office:value-type="string" calcext:value-type="string">
            <text:p>Il modello ISO-OSI e la crittografia</text:p>
          </table:table-cell>
          <table:table-cell table:style-name="ce10" office:value-type="float" office:value="2" calcext:value-type="float">
            <text:p>2</text:p>
          </table:table-cell>
          <table:table-cell table:style-name="ce10" office:value-type="string" calcext:value-type="string">
            <text:p>Saper utilizzare strumenti per cifrare/decifrare file (es. GPG). Configurare una VPN Site-to-Site con IPsec.</text:p>
          </table:table-cell>
          <table:table-cell table:style-name="ce10" office:value-type="string" calcext:value-type="string">
            <text:p>Valutare quale algoritmo crittografico utilizzare in base alle esigenze di performance e sicurezza.</text:p>
          </table:table-cell>
          <table:table-cell table:style-name="ce10" office:value-type="string" calcext:value-type="string">
            <text:p>Analizzare il valore, i limiti e i rischi delle varie soluzioni crittografiche per la protezione dei dati in transito e a riposo.</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TeP</text:p>
          </table:table-cell>
          <table:table-cell table:style-name="ce10" table:content-validation-name="val13" office:value-type="string" calcext:value-type="string">
            <text:p>Educazione Civica</text:p>
          </table:table-cell>
          <table:table-cell table:style-name="ce10" office:value-type="float" office:value="5" calcext:value-type="float">
            <text:p>5</text:p>
          </table:table-cell>
          <table:table-cell table:style-name="ce29" office:value-type="float" office:value="7" calcext:value-type="float">
            <text:p>7</text:p>
          </table:table-cell>
          <table:table-cell table:style-name="ce10" office:value-type="string" calcext:value-type="string">
            <text:p>secondo quadrimestre</text:p>
          </table:table-cell>
          <table:table-cell table:style-name="ce29" office:value-type="string" calcext:value-type="string">
            <text:p>Il progresso, la tecnologia, l’IA: quale relazione con la tutela dei diritti</text:p>
          </table:table-cell>
          <table:table-cell table:style-name="ce10" office:value-type="float" office:value="2" calcext:value-type="float">
            <text:p>2</text:p>
          </table:table-cell>
          <table:table-cell table:style-name="ce10" office:value-type="string" calcext:value-type="string">
            <text:p>Analisi critica delle fonti: Reperire e interpretare dati scientifici sul clima utilizzando strumenti digitali. Correlazione giuridico-tecnica: Individuare i vincoli e le opportunità offerti dal nuovo dettato costituzionale nello sviluppo di software e start-up.</text:p>
            <text:p/>
            <text:p/>
          </table:table-cell>
          <table:table-cell table:style-name="ce10" office:value-type="string" calcext:value-type="string">
            <text:p>Valutazione energetica del software: Stimare il "costo computazionale" ed energetico di un algoritmo o di una query complessa. Data Analysis ambientale: Utilizzare librerie software (es. Python/Pandas) per visualizzare dataset relativi al cambiamento climatico. Problem Solving sostenibile: Identificare come l'IA possa efficientare un processo industriale riducendone gli sprechi.</text:p>
          </table:table-cell>
          <table:table-cell table:style-name="ce10" office:value-type="string" calcext:value-type="string">
            <text:p>Cittadinanza Digitale Sostenibile: Agire consapevolmente nel mondo digitale minimizzando il proprio impatto ecologico e promuovendo buone pratiche. Progettazione "Green-Oriented": Integrare criteri di efficienza energetica e sostenibilità ambientale fin dalle fasi di design di sistemi informatici e reti (Eco-design). Pensiero Sistemico (Systems Thinking): Comprendere le interconnessioni complesse tra sviluppo tecnologico (IA), quadro normativo (Costituzione) ed ecosistema globale (Agenda 2030). Etica dell'Innovazione: Valutare le implicazioni etiche e sociali dell'uso dell'Intelligenza Artificiale in relazione alla salvaguardia del pianeta.</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e reti wireless</text:p>
          </table:table-cell>
          <table:table-cell table:style-name="ce10" office:value-type="float" office:value="5" calcext:value-type="float">
            <text:p>5</text:p>
          </table:table-cell>
          <table:table-cell table:style-name="ce29" office:value-type="float" office:value="8" calcext:value-type="float">
            <text:p>8</text:p>
          </table:table-cell>
          <table:table-cell table:style-name="ce10" office:value-type="string" calcext:value-type="string">
            <text:p>secondo quadrimestre</text:p>
          </table:table-cell>
          <table:table-cell table:style-name="ce29" office:value-type="string" calcext:value-type="string">
            <text:p>Infrastuttura fisica</text:p>
          </table:table-cell>
          <table:table-cell table:style-name="ce10" office:value-type="float" office:value="2" calcext:value-type="float">
            <text:p>2</text:p>
          </table:table-cell>
          <table:table-cell table:style-name="ce10" office:value-type="string" calcext:value-type="string">
            <text:p>Saper progettare la copertura radio (Site Survey). Identificare interferenze e canali ottimali.</text:p>
          </table:table-cell>
          <table:table-cell table:style-name="ce10" office:value-type="string" calcext:value-type="string">
            <text:p>Comprendere le modulazioni e gli standard 802.11 (b/g/n/ac/ax).</text:p>
          </table:table-cell>
          <table:table-cell table:style-name="ce10" office:value-type="string" calcext:value-type="string">
            <text:p>Saper dimensionare e progettare un'infrastruttura wireless (WLAN) efficace, minimizzando le interferenze e ottimizzando la copertura (Site Survey).</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e reti wireless</text:p>
          </table:table-cell>
          <table:table-cell table:style-name="ce10" office:value-type="float" office:value="5" calcext:value-type="float">
            <text:p>5</text:p>
          </table:table-cell>
          <table:table-cell table:style-name="ce29" office:value-type="float" office:value="9" calcext:value-type="float">
            <text:p>9</text:p>
          </table:table-cell>
          <table:table-cell table:style-name="ce10" office:value-type="string" calcext:value-type="string">
            <text:p>secondo quadrimestre</text:p>
          </table:table-cell>
          <table:table-cell table:style-name="ce29" office:value-type="string" calcext:value-type="string">
            <text:p>La sicurezza delle reti wireless</text:p>
          </table:table-cell>
          <table:table-cell table:style-name="ce10" office:value-type="float" office:value="2" calcext:value-type="float">
            <text:p>2</text:p>
          </table:table-cell>
          <table:table-cell table:style-name="ce10" office:value-type="string" calcext:value-type="string">
            <text:p>Saper distinguere le diverse tecnologie e le diverse componenti necessarie alla realizzazione di reti wireless. Saper configurare una LAN wireless. Comprendere le problematiche relative alla sicurezza wireless.</text:p>
          </table:table-cell>
          <table:table-cell table:style-name="ce10" office:value-type="string" calcext:value-type="string">
            <text:p>Saper configurare i protocolli di sicurezza su un Access Point (WPA2/WPA3 Personal ed Enterprise). Saper implementare filtri MAC e nascondere l'SSID se necessario.</text:p>
          </table:table-cell>
          <table:table-cell table:style-name="ce10" office:value-type="string" calcext:value-type="string">
            <text:p>Saper utilizzare le tecnologie wireless e scegliere gli opportuni dispositivi mobili in base alle esigenze di progettazione.</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a struttura di rete</text:p>
          </table:table-cell>
          <table:table-cell table:style-name="ce10" office:value-type="float" office:value="5" calcext:value-type="float">
            <text:p>5</text:p>
          </table:table-cell>
          <table:table-cell table:style-name="ce29" office:value-type="float" office:value="10" calcext:value-type="float">
            <text:p>10</text:p>
          </table:table-cell>
          <table:table-cell table:style-name="ce10" office:value-type="string" calcext:value-type="string">
            <text:p>secondo quadrimestre</text:p>
          </table:table-cell>
          <table:table-cell table:style-name="ce29" office:value-type="string" calcext:value-type="string">
            <text:p>Cablaggio e cloud</text:p>
          </table:table-cell>
          <table:table-cell table:style-name="ce10" office:value-type="float" office:value="2" calcext:value-type="float">
            <text:p>2</text:p>
          </table:table-cell>
          <table:table-cell table:style-name="ce10" office:value-type="string" calcext:value-type="string">
            <text:p>Saper scegliere gli opportuni mezzi fisicie gli apparati di rete. Saper scegliere l’opportuna tecnologia in base ai diversi scenari d’utilizzo. Comprendere le necessità delle aziende nella progettazione della rete.</text:p>
          </table:table-cell>
          <table:table-cell table:style-name="ce10" office:value-type="string" calcext:value-type="string">
            <text:p>Saper riconoscere e scegliere le categorie di cavi (Cat 5e, 6, Fibra) e connettori adeguati. Saper istanziare e gestire risorse base (VM o Storage) su una piattaforma Cloud.</text:p>
          </table:table-cell>
          <table:table-cell table:style-name="ce10" office:value-type="string" calcext:value-type="string">
            <text:p>Scegliere dispositivi e strumenti in base alle loro caratteristiche funzionali. Saper progettare una rete in termini di cablaggio e collocazione dei servizi. Saper proporre soluzioni di virtualizzazione e soluzioni cloud.</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a struttura di rete</text:p>
          </table:table-cell>
          <table:table-cell table:style-name="ce10" office:value-type="float" office:value="5" calcext:value-type="float">
            <text:p>5</text:p>
          </table:table-cell>
          <table:table-cell table:style-name="ce29" office:value-type="float" office:value="11" calcext:value-type="float">
            <text:p>11</text:p>
          </table:table-cell>
          <table:table-cell table:style-name="ce10" office:value-type="string" calcext:value-type="string">
            <text:p>secondo quadrimestre</text:p>
          </table:table-cell>
          <table:table-cell table:style-name="ce29" office:value-type="string" calcext:value-type="string">
            <text:p>Le reti aziendali</text:p>
          </table:table-cell>
          <table:table-cell table:style-name="ce10" office:value-type="float" office:value="2" calcext:value-type="float">
            <text:p>2</text:p>
          </table:table-cell>
          <table:table-cell table:style-name="ce10" office:value-type="string" calcext:value-type="string">
            <text:p>Disegnare topologie di rete gerarchiche.</text:p>
          </table:table-cell>
          <table:table-cell table:style-name="ce10" office:value-type="string" calcext:value-type="string">
            <text:p>Giustificare le scelte di segmentazione della rete in ambito enterprise.</text:p>
          </table:table-cell>
          <table:table-cell table:style-name="ce10" table:number-columns-repeated="21"/>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a struttura di rete</text:p>
          </table:table-cell>
          <table:table-cell table:style-name="ce10" office:value-type="float" office:value="5" calcext:value-type="float">
            <text:p>5</text:p>
          </table:table-cell>
          <table:table-cell table:style-name="ce29" office:value-type="float" office:value="12" calcext:value-type="float">
            <text:p>12</text:p>
          </table:table-cell>
          <table:table-cell table:style-name="ce10" office:value-type="string" calcext:value-type="string">
            <text:p>secondo quadrimestre</text:p>
          </table:table-cell>
          <table:table-cell table:style-name="ce29" office:value-type="string" calcext:value-type="string">
            <text:p>La virtualizzazione</text:p>
          </table:table-cell>
          <table:table-cell table:style-name="ce10" office:value-type="float" office:value="2" calcext:value-type="float">
            <text:p>2</text:p>
          </table:table-cell>
          <table:table-cell table:style-name="ce10" office:value-type="string" calcext:value-type="string">
            <text:p>Saper creare e configurare Macchine Virtuali (VM). Gestire snapshot e risorse (RAM/CPU).</text:p>
          </table:table-cell>
          <table:table-cell table:style-name="ce10" office:value-type="string" calcext:value-type="string">
            <text:p>istinguere tra Hypervisor Tipo 1 (Bare Metal) e Tipo 2 (Hosted). Comprendere i vantaggi del Consolidamento server.</text:p>
          </table:table-cell>
          <table:table-cell table:style-name="ce10" table:number-columns-repeated="21"/>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e architetture di rete</text:p>
          </table:table-cell>
          <table:table-cell table:style-name="ce10" office:value-type="float" office:value="5" calcext:value-type="float">
            <text:p>5</text:p>
          </table:table-cell>
          <table:table-cell table:style-name="ce29" office:value-type="float" office:value="13" calcext:value-type="float">
            <text:p>13</text:p>
          </table:table-cell>
          <table:table-cell table:style-name="ce10" office:value-type="string" calcext:value-type="string">
            <text:p>secondo quadrimestre</text:p>
          </table:table-cell>
          <table:table-cell table:style-name="ce29" office:value-type="string" calcext:value-type="string">
            <text:p>Architetture</text:p>
          </table:table-cell>
          <table:table-cell table:style-name="ce10" office:value-type="float" office:value="2" calcext:value-type="float">
            <text:p>2</text:p>
          </table:table-cell>
          <table:table-cell table:style-name="ce10" office:value-type="string" calcext:value-type="string">
            <text:p>Saper installare un Domain Controller. Saper configurare utenti, computer, gruppi. Saper installare un DHCP Server. Saper installare un DNS Server. Comprendere le necessità delle aziende nella progettazione dei servizi.</text:p>
          </table:table-cell>
          <table:table-cell table:style-name="ce10"/>
          <table:table-cell table:style-name="ce10" office:value-type="string" calcext:value-type="string">
            <text:p>Saper progettare un’infrastruttura di rete basata su server. Saper proporre soluzioni per il web aziendale. Saper amministrare una rete aziendale.</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e architetture di rete</text:p>
          </table:table-cell>
          <table:table-cell table:style-name="ce10" office:value-type="float" office:value="5" calcext:value-type="float">
            <text:p>5</text:p>
          </table:table-cell>
          <table:table-cell table:style-name="ce29" office:value-type="float" office:value="14" calcext:value-type="float">
            <text:p>14</text:p>
          </table:table-cell>
          <table:table-cell table:style-name="ce10" office:value-type="string" calcext:value-type="string">
            <text:p>secondo quadrimestre</text:p>
          </table:table-cell>
          <table:table-cell table:style-name="ce29" office:value-type="string" calcext:value-type="string">
            <text:p>Architetture</text:p>
          </table:table-cell>
          <table:table-cell table:style-name="ce10" office:value-type="float" office:value="2" calcext:value-type="float">
            <text:p>2</text:p>
          </table:table-cell>
          <table:table-cell table:style-name="ce10" office:value-type="string" calcext:value-type="string">
            <text:p>Saper creare utenti e gruppi in un dominio Windows Server. Applicare restrizioni tramite GPO.</text:p>
          </table:table-cell>
          <table:table-cell table:style-name="ce10" office:value-type="string" calcext:value-type="string">
            <text:p>Progettare una struttura di dominio scalabile per una piccola-media impresa.</text:p>
          </table:table-cell>
          <table:table-cell table:style-name="ce10" table:number-columns-repeated="21"/>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Le architetture di rete</text:p>
          </table:table-cell>
          <table:table-cell table:style-name="ce10" office:value-type="float" office:value="5" calcext:value-type="float">
            <text:p>5</text:p>
          </table:table-cell>
          <table:table-cell table:style-name="ce29" office:value-type="float" office:value="15" calcext:value-type="float">
            <text:p>15</text:p>
          </table:table-cell>
          <table:table-cell table:style-name="ce10" office:value-type="string" calcext:value-type="string">
            <text:p>secondo quadrimestre</text:p>
          </table:table-cell>
          <table:table-cell table:style-name="ce29" office:value-type="string" calcext:value-type="string">
            <text:p>Serivizi</text:p>
          </table:table-cell>
          <table:table-cell table:style-name="ce10" office:value-type="float" office:value="2" calcext:value-type="float">
            <text:p>2</text:p>
          </table:table-cell>
          <table:table-cell table:style-name="ce10" office:value-type="string" calcext:value-type="string">
            <text:p>Configurare uno scope DHCP con reservation. Creare zone di ricerca diretta e inversa nel DNS.</text:p>
          </table:table-cell>
          <table:table-cell table:style-name="ce10" office:value-type="string" calcext:value-type="string">
            <text:p>Saper diagnosticare malfunzionamenti di rete legati alla mancata risoluzione nomi o assegnazione IP.</text:p>
          </table:table-cell>
          <table:table-cell table:style-name="ce10" table:number-columns-repeated="21"/>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CLIL</text:p>
          </table:table-cell>
          <table:table-cell table:style-name="ce10" office:value-type="float" office:value="5" calcext:value-type="float">
            <text:p>5</text:p>
          </table:table-cell>
          <table:table-cell table:style-name="ce29" office:value-type="float" office:value="16" calcext:value-type="float">
            <text:p>16</text:p>
          </table:table-cell>
          <table:table-cell table:style-name="ce10" office:value-type="string" calcext:value-type="string">
            <text:p>primo e secondo quadrimestre</text:p>
          </table:table-cell>
          <table:table-cell table:style-name="ce29" office:value-type="string" calcext:value-type="string">
            <text:p>Safe delivering of informations </text:p>
          </table:table-cell>
          <table:table-cell table:style-name="ce10" office:value-type="string" calcext:value-type="string">
            <text:p>-</text:p>
          </table:table-cell>
          <table:table-cell table:style-name="ce10" table:number-columns-repeated="2"/>
          <table:table-cell table:style-name="ce10" office:value-type="string" calcext:value-type="string">
            <text:p>Interazione orale. Partecipa in modo attivo e interagisce in modo efficace, anche con l’aiuto degli interlocutori, in una varietà di situazioni comunicative di routine e incontri di servizio in lingua standard: per chiedere e dare informazioni personali; per soddisfare esigenze personali; per descrivere e narrare esperienze, avvenimenti, progetti, ambizioni; per esprimere il proprio punto di vista esponendo le ragioni e motivarle; per dare e ottenere informazioni di base in incontri di servizio; per informarsi su temi diversi di attualità ed esprimere le proprie opinioni. Espressione orale. Presenta ed espone in modo lineare, comprensibile e adeguato argomenti familiari o studiati, anche con l’aiuto di una traccia o di supporti mediali. Competenza digitale. Competenza personale, sociale e capacità di imparare a imparare</text:p>
          </table:table-cell>
          <table:table-cell table:style-name="ce10"/>
          <table:table-cell table:style-name="ce10" office:value-type="string" calcext:value-type="string">
            <text:p>COMPETENZE EUROPEE: 2, 4, 5, 6, 7, 8, 9</text:p>
          </table:table-cell>
          <table:table-cell table:style-name="ce10" table:number-columns-repeated="18"/>
          <table:table-cell table:number-columns-repeated="994"/>
        </table:table-row>
        <table:table-row table:style-name="ro1">
          <table:table-cell table:style-name="ce10" table:content-validation-name="val13" office:value-type="string" calcext:value-type="string">
            <text:p>Sistemi</text:p>
          </table:table-cell>
          <table:table-cell table:style-name="ce10" table:content-validation-name="val13" office:value-type="string" calcext:value-type="string">
            <text:p>Educazione Civica</text:p>
          </table:table-cell>
          <table:table-cell table:style-name="ce10" office:value-type="float" office:value="5" calcext:value-type="float">
            <text:p>5</text:p>
          </table:table-cell>
          <table:table-cell table:style-name="ce29" office:value-type="float" office:value="17" calcext:value-type="float">
            <text:p>17</text:p>
          </table:table-cell>
          <table:table-cell table:style-name="ce10" office:value-type="string" calcext:value-type="string">
            <text:p>secondo quadrimestre</text:p>
          </table:table-cell>
          <table:table-cell table:style-name="ce29" office:value-type="string" calcext:value-type="string">
            <text:p>Il progresso, la tecnologia, l’IA: quale relazione con la tutela dei diritti</text:p>
          </table:table-cell>
          <table:table-cell table:style-name="ce10" office:value-type="float" office:value="2" calcext:value-type="float">
            <text:p>2</text:p>
          </table:table-cell>
          <table:table-cell table:style-name="ce10" office:value-type="string" calcext:value-type="string">
            <text:p>Analisi critica delle fonti: Reperire e interpretare dati scientifici sul clima utilizzando strumenti digitali. Correlazione giuridico-tecnica: Individuare i vincoli e le opportunità offerti dal nuovo dettato costituzionale nello sviluppo di software e start-up.</text:p>
            <text:p/>
            <text:p/>
          </table:table-cell>
          <table:table-cell table:style-name="ce10" office:value-type="string" calcext:value-type="string">
            <text:p>Valutazione energetica del software: Stimare il "costo computazionale" ed energetico di un algoritmo o di una query complessa. Data Analysis ambientale: Utilizzare librerie software (es. Python/Pandas) per visualizzare dataset relativi al cambiamento climatico. Problem Solving sostenibile: Identificare come l'IA possa efficientare un processo industriale riducendone gli sprechi.</text:p>
          </table:table-cell>
          <table:table-cell table:style-name="ce10" office:value-type="string" calcext:value-type="string">
            <text:p>Cittadinanza Digitale Sostenibile: Agire consapevolmente nel mondo digitale minimizzando il proprio impatto ecologico e promuovendo buone pratiche. Progettazione "Green-Oriented": Integrare criteri di efficienza energetica e sostenibilità ambientale fin dalle fasi di design di sistemi informatici e reti (Eco-design). Pensiero Sistemico (Systems Thinking): Comprendere le interconnessioni complesse tra sviluppo tecnologico (IA), quadro normativo (Costituzione) ed ecosistema globale (Agenda 2030). Etica dell'Innovazione: Valutare le implicazioni etiche e sociali dell'uso dell'Intelligenza Artificiale in relazione alla salvaguardia del pianeta.</text:p>
          </table:table-cell>
          <table:table-cell table:style-name="ce10" table:number-columns-repeated="20"/>
          <table:table-cell table:number-columns-repeated="994"/>
        </table:table-row>
        <table:table-row table:style-name="ro1">
          <table:table-cell table:style-name="ce10" table:content-validation-name="val13" office:value-type="string" calcext:value-type="string">
            <text:p>IA</text:p>
          </table:table-cell>
          <table:table-cell table:style-name="ce10" table:content-validation-name="val13" office:value-type="string" calcext:value-type="string">
            <text:p>Machine learning e reti neurali</text:p>
          </table:table-cell>
          <table:table-cell table:style-name="ce10" office:value-type="float" office:value="5" calcext:value-type="float">
            <text:p>5</text:p>
          </table:table-cell>
          <table:table-cell table:style-name="ce29" office:value-type="float" office:value="10" calcext:value-type="float">
            <text:p>10</text:p>
          </table:table-cell>
          <table:table-cell table:style-name="ce10" office:value-type="string" calcext:value-type="string">
            <text:p>secondo quadrimestre</text:p>
          </table:table-cell>
          <table:table-cell table:style-name="ce29" office:value-type="string" calcext:value-type="string">
            <text:p>Il progresso, la tecnologia, l’IA: quale relazione con la tutela dei diritti</text:p>
          </table:table-cell>
          <table:table-cell table:style-name="ce10" office:value-type="float" office:value="2" calcext:value-type="float">
            <text:p>2</text:p>
          </table:table-cell>
          <table:table-cell table:style-name="ce10" office:value-type="string" calcext:value-type="string">
            <text:p>Analisi critica delle fonti: Reperire e interpretare dati scientifici sul clima utilizzando strumenti digitali. Correlazione giuridico-tecnica: Individuare i vincoli e le opportunità offerti dal nuovo dettato costituzionale nello sviluppo di software e start-up.</text:p>
            <text:p/>
            <text:p/>
          </table:table-cell>
          <table:table-cell table:style-name="ce10" office:value-type="string" calcext:value-type="string">
            <text:p>Valutazione energetica del software: Stimare il "costo computazionale" ed energetico di un algoritmo o di una query complessa. Data Analysis ambientale: Utilizzare librerie software (es. Python/Pandas) per visualizzare dataset relativi al cambiamento climatico. Problem Solving sostenibile: Identificare come l'IA possa efficientare un processo industriale riducendone gli sprechi.</text:p>
          </table:table-cell>
          <table:table-cell table:style-name="ce10" office:value-type="string" calcext:value-type="string">
            <text:p>Cittadinanza Digitale Sostenibile: Agire consapevolmente nel mondo digitale minimizzando il proprio impatto ecologico e promuovendo buone pratiche. Progettazione "Green-Oriented": Integrare criteri di efficienza energetica e sostenibilità ambientale fin dalle fasi di design di sistemi informatici e reti (Eco-design). Pensiero Sistemico (Systems Thinking): Comprendere le interconnessioni complesse tra sviluppo tecnologico (IA), quadro normativo (Costituzione) ed ecosistema globale (Agenda 2030). Etica dell'Innovazione: Valutare le implicazioni etiche e sociali dell'uso dell'Intelligenza Artificiale in relazione alla salvaguardia del pianeta.</text:p>
          </table:table-cell>
          <table:table-cell table:style-name="ce10" table:number-columns-repeated="20"/>
          <table:table-cell table:number-columns-repeated="994"/>
        </table:table-row>
        <table:table-row table:style-name="ro2" table:number-rows-repeated="1048540">
          <table:table-cell table:number-columns-repeated="1024"/>
        </table:table-row>
        <table:table-row table:style-name="ro2">
          <table:table-cell table:number-columns-repeated="1024"/>
        </table:table-row>
        <table:named-expressions>
          <table:named-range table:name="Z_DA8F7E9C_2010_4419_9180_56D2AEC0FFCF_.wvu.FilterData" table:base-cell-address="$templates.$A$1" table:cell-range-address="$moduli.$A$1:.$M$35"/>
        </table:named-expressions>
      </table:table>
      <table:table table:name="ud" table:style-name="ta17">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3" table:number-columns-repeated="1016" table:default-cell-style-name="Default"/>
        <table:table-row table:style-name="ro1">
          <table:table-cell table:style-name="ce26" office:value-type="string" calcext:value-type="string">
            <text:p>alias_diciplina</text:p>
          </table:table-cell>
          <table:table-cell table:style-name="ce26" office:value-type="string" calcext:value-type="string">
            <text:p>titolo_uda</text:p>
          </table:table-cell>
          <table:table-cell table:style-name="ce26" office:value-type="string" calcext:value-type="string">
            <text:p>titolo_modulo</text:p>
          </table:table-cell>
          <table:table-cell table:style-name="ce25" office:value-type="string" calcext:value-type="string">
            <text:p>ordine</text:p>
          </table:table-cell>
          <table:table-cell table:style-name="ce28" office:value-type="string" calcext:value-type="string">
            <text:p>titolo</text:p>
          </table:table-cell>
          <table:table-cell table:style-name="ce26" office:value-type="string" calcext:value-type="string">
            <text:p>conoscenze_specifiche</text:p>
          </table:table-cell>
          <table:table-cell table:style-name="ce26" office:value-type="string" calcext:value-type="string">
            <text:p>conoscenze</text:p>
          </table:table-cell>
          <table:table-cell table:style-name="ce26" office:value-type="string" calcext:value-type="string">
            <text:p>codici_conoscenze</text:p>
          </table:table-cell>
          <table:table-cell table:style-name="ce4" table:number-columns-repeated="13"/>
          <table:table-cell table:number-columns-repeated="1003"/>
        </table:table-row>
        <table:table-row table:style-name="ro1">
          <table:table-cell table:style-name="ce10" table:number-matrix-columns-spanned="1" table:number-matrix-rows-spanned="1" table:formula="of:=INDEX([$moduli.$A$2:.$M$35];MATCH([.C2];[$moduli.$F$2:.$F$35];0);1)" office:value-type="string" office:string-value="TeP" calcext:value-type="string">
            <text:p>TeP</text:p>
          </table:table-cell>
          <table:table-cell table:style-name="ce10" table:number-matrix-columns-spanned="1" table:number-matrix-rows-spanned="1" table:formula="of:=INDEX([$moduli.$A$2:.$M$35];MATCH([.C2];[$moduli.$F$2:.$F$35];0);2)" office:value-type="string" office:string-value="Crittografia" calcext:value-type="string">
            <text:p>Crittografia</text:p>
          </table:table-cell>
          <table:table-cell table:style-name="ce10" table:content-validation-name="val14" office:value-type="string" calcext:value-type="string">
            <text:p>Introduzione alla Crittografia</text:p>
          </table:table-cell>
          <table:table-cell table:style-name="ce10" office:value-type="float" office:value="1" calcext:value-type="float">
            <text:p>1</text:p>
          </table:table-cell>
          <table:table-cell table:style-name="ce29" office:value-type="string" calcext:value-type="string">
            <text:p>Fondamenti e Storia della Crittografia</text:p>
          </table:table-cell>
          <table:table-cell table:style-name="ce10" office:value-type="string" calcext:value-type="string">
            <text:p>Definizioni (Crittografia, Criptoanalisi), obiettivi. Evoluzione storica (da Vigenère a RSA). L'era pre-calcolatore (ENIGMA) e l'era moderna. Il contesto della crittografia post-quantistica.</text:p>
          </table:table-cell>
          <table:table-cell table:style-name="ce10" table:formula="of:=IF([.H2]=&quot;&quot;;[.F2];CONCATENATE([.F2];&quot; (&quot;;[.H2];&quot;)&quot;))" office:value-type="string" office:string-value="Definizioni (Crittografia, Criptoanalisi), obiettivi. Evoluzione storica (da Vigenère a RSA). L'era pre-calcolatore (ENIGMA) e l'era moderna. Il contesto della crittografia post-quantistica. (Co4)" calcext:value-type="string">
            <text:p>Definizioni (Crittografia, Criptoanalisi), obiettivi. Evoluzione storica (da Vigenère a RSA). L'era pre-calcolatore (ENIGMA) e l'era moderna. Il contesto della crittografia post-quantistica.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3];[$moduli.$F$2:.$F$35];0);1)" office:value-type="string" office:string-value="TeP" calcext:value-type="string">
            <text:p>TeP</text:p>
          </table:table-cell>
          <table:table-cell table:style-name="ce10" table:number-matrix-columns-spanned="1" table:number-matrix-rows-spanned="1" table:formula="of:=INDEX([$moduli.$A$2:.$M$35];MATCH([.C3];[$moduli.$F$2:.$F$35];0);2)" office:value-type="string" office:string-value="Crittografia" calcext:value-type="string">
            <text:p>Crittografia</text:p>
          </table:table-cell>
          <table:table-cell table:style-name="ce10" table:content-validation-name="val14" office:value-type="string" calcext:value-type="string">
            <text:p>Introduzione alla Crittografia</text:p>
          </table:table-cell>
          <table:table-cell table:style-name="ce10" office:value-type="float" office:value="2" calcext:value-type="float">
            <text:p>2</text:p>
          </table:table-cell>
          <table:table-cell table:style-name="ce29" office:value-type="string" calcext:value-type="string">
            <text:p>Funzioni Hash: L'Impronta Digitale dei Dati</text:p>
          </table:table-cell>
          <table:table-cell table:style-name="ce10" office:value-type="string" calcext:value-type="string">
            <text:p>Le tre proprietà crittografiche (Unidirezionalità, Effetto Valanga, Resistenza alle Collisioni). Uso di Hashing e Salting per password.</text:p>
          </table:table-cell>
          <table:table-cell table:style-name="ce10" table:formula="of:=IF([.H3]=&quot;&quot;;[.F3];CONCATENATE([.F3];&quot; (&quot;;[.H3];&quot;)&quot;))" office:value-type="string" office:string-value="Le tre proprietà crittografiche (Unidirezionalità, Effetto Valanga, Resistenza alle Collisioni). Uso di Hashing e Salting per password. (Co4)" calcext:value-type="string">
            <text:p>Le tre proprietà crittografiche (Unidirezionalità, Effetto Valanga, Resistenza alle Collisioni). Uso di Hashing e Salting per password.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4];[$moduli.$F$2:.$F$35];0);1)" office:value-type="string" office:string-value="TeP" calcext:value-type="string">
            <text:p>TeP</text:p>
          </table:table-cell>
          <table:table-cell table:style-name="ce10" table:number-matrix-columns-spanned="1" table:number-matrix-rows-spanned="1" table:formula="of:=INDEX([$moduli.$A$2:.$M$35];MATCH([.C4];[$moduli.$F$2:.$F$35];0);2)" office:value-type="string" office:string-value="Crittografia" calcext:value-type="string">
            <text:p>Crittografia</text:p>
          </table:table-cell>
          <table:table-cell table:style-name="ce10" table:content-validation-name="val14" office:value-type="string" calcext:value-type="string">
            <text:p>Crittografia Classica</text:p>
          </table:table-cell>
          <table:table-cell table:style-name="ce10" office:value-type="float" office:value="3" calcext:value-type="float">
            <text:p>3</text:p>
          </table:table-cell>
          <table:table-cell table:style-name="ce29" office:value-type="string" calcext:value-type="string">
            <text:p>Crittografia Simmetrica: Algoritmi Storici e Moderni</text:p>
          </table:table-cell>
          <table:table-cell table:style-name="ce10" office:value-type="string" calcext:value-type="string">
            <text:p>Struttura e obsolescenza di DES/3DES. Architettura di AES e modalità di funzionamento.</text:p>
          </table:table-cell>
          <table:table-cell table:style-name="ce10" table:formula="of:=IF([.H4]=&quot;&quot;;[.F4];CONCATENATE([.F4];&quot; (&quot;;[.H4];&quot;)&quot;))" office:value-type="string" office:string-value="Struttura e obsolescenza di DES/3DES. Architettura di AES e modalità di funzionamento. (Co4)" calcext:value-type="string">
            <text:p>Struttura e obsolescenza di DES/3DES. Architettura di AES e modalità di funzionamento.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5];[$moduli.$F$2:.$F$35];0);1)" office:value-type="string" office:string-value="TeP" calcext:value-type="string">
            <text:p>TeP</text:p>
          </table:table-cell>
          <table:table-cell table:style-name="ce10" table:number-matrix-columns-spanned="1" table:number-matrix-rows-spanned="1" table:formula="of:=INDEX([$moduli.$A$2:.$M$35];MATCH([.C5];[$moduli.$F$2:.$F$35];0);2)" office:value-type="string" office:string-value="Crittografia" calcext:value-type="string">
            <text:p>Crittografia</text:p>
          </table:table-cell>
          <table:table-cell table:style-name="ce10" table:content-validation-name="val14" office:value-type="string" calcext:value-type="string">
            <text:p>Crittografia Classica</text:p>
          </table:table-cell>
          <table:table-cell table:style-name="ce10" office:value-type="float" office:value="4" calcext:value-type="float">
            <text:p>4</text:p>
          </table:table-cell>
          <table:table-cell table:style-name="ce29" office:value-type="string" calcext:value-type="string">
            <text:p>Aritmetica Modulare e Teoria dei Numeri</text:p>
          </table:table-cell>
          <table:table-cell table:style-name="ce10" office:value-type="string" calcext:value-type="string">
            <text:p>Fondamenti dell'Aritmetica Modulare e concetto di congruenza. </text:p>
          </table:table-cell>
          <table:table-cell table:style-name="ce10" table:formula="of:=IF([.H5]=&quot;&quot;;[.F5];CONCATENATE([.F5];&quot; (&quot;;[.H5];&quot;)&quot;))" office:value-type="string" office:string-value="Fondamenti dell'Aritmetica Modulare e concetto di congruenza.  (Co4)" calcext:value-type="string">
            <text:p>Fondamenti dell'Aritmetica Modulare e concetto di congruenza. <text:s/>(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6];[$moduli.$F$2:.$F$35];0);1)" office:value-type="string" office:string-value="TeP" calcext:value-type="string">
            <text:p>TeP</text:p>
          </table:table-cell>
          <table:table-cell table:style-name="ce10" table:number-matrix-columns-spanned="1" table:number-matrix-rows-spanned="1" table:formula="of:=INDEX([$moduli.$A$2:.$M$35];MATCH([.C6];[$moduli.$F$2:.$F$35];0);2)" office:value-type="string" office:string-value="Crittografia" calcext:value-type="string">
            <text:p>Crittografia</text:p>
          </table:table-cell>
          <table:table-cell table:style-name="ce10" table:content-validation-name="val14" office:value-type="string" calcext:value-type="string">
            <text:p>Crittografia Classica</text:p>
          </table:table-cell>
          <table:table-cell table:style-name="ce10" office:value-type="float" office:value="5" calcext:value-type="float">
            <text:p>5</text:p>
          </table:table-cell>
          <table:table-cell table:style-name="ce29" office:value-type="string" calcext:value-type="string">
            <text:p>Crittografia Asimmetrica e Scambio di Chiavi (RSA)</text:p>
          </table:table-cell>
          <table:table-cell table:style-name="ce10" office:value-type="string" calcext:value-type="string">
            <text:p>Funzionamento di RSA. Problema matematico sottostante (Fattorizzazione). Concetto di chiave pubblica e privata. </text:p>
          </table:table-cell>
          <table:table-cell table:style-name="ce10" table:formula="of:=IF([.H6]=&quot;&quot;;[.F6];CONCATENATE([.F6];&quot; (&quot;;[.H6];&quot;)&quot;))" office:value-type="string" office:string-value="Funzionamento di RSA. Problema matematico sottostante (Fattorizzazione). Concetto di chiave pubblica e privata.  (Co4)" calcext:value-type="string">
            <text:p>Funzionamento di RSA. Problema matematico sottostante (Fattorizzazione). Concetto di chiave pubblica e privata. <text:s/>(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7];[$moduli.$F$2:.$F$35];0);1)" office:value-type="string" office:string-value="TeP" calcext:value-type="string">
            <text:p>TeP</text:p>
          </table:table-cell>
          <table:table-cell table:style-name="ce10" table:number-matrix-columns-spanned="1" table:number-matrix-rows-spanned="1" table:formula="of:=INDEX([$moduli.$A$2:.$M$35];MATCH([.C7];[$moduli.$F$2:.$F$35];0);2)" office:value-type="string" office:string-value="Crittografia" calcext:value-type="string">
            <text:p>Crittografia</text:p>
          </table:table-cell>
          <table:table-cell table:style-name="ce10" table:content-validation-name="val14" office:value-type="string" calcext:value-type="string">
            <text:p>Crittografia Classica</text:p>
          </table:table-cell>
          <table:table-cell table:style-name="ce10" office:value-type="float" office:value="6" calcext:value-type="float">
            <text:p>6</text:p>
          </table:table-cell>
          <table:table-cell table:style-name="ce29" office:value-type="string" calcext:value-type="string">
            <text:p>Scambio di Chiavi Diffie-Hellman</text:p>
          </table:table-cell>
          <table:table-cell table:style-name="ce10" office:value-type="string" calcext:value-type="string">
            <text:p>Funzionamento del protocollo Diffie-Hellman-Merkle (DHM). Problema matematico sottostante (Logaritmo Discreto).</text:p>
          </table:table-cell>
          <table:table-cell table:style-name="ce10" table:formula="of:=IF([.H7]=&quot;&quot;;[.F7];CONCATENATE([.F7];&quot; (&quot;;[.H7];&quot;)&quot;))" office:value-type="string" office:string-value="Funzionamento del protocollo Diffie-Hellman-Merkle (DHM). Problema matematico sottostante (Logaritmo Discreto). (Co2, Co4)" calcext:value-type="string">
            <text:p>Funzionamento del protocollo Diffie-Hellman-Merkle (DHM). Problema matematico sottostante (Logaritmo Discreto). (Co2, Co4)</text:p>
          </table:table-cell>
          <table:table-cell table:style-name="ce10" office:value-type="string" calcext:value-type="string">
            <text:p>Co2, 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8];[$moduli.$F$2:.$F$35];0);1)" office:value-type="string" office:string-value="TeP" calcext:value-type="string">
            <text:p>TeP</text:p>
          </table:table-cell>
          <table:table-cell table:style-name="ce10" table:number-matrix-columns-spanned="1" table:number-matrix-rows-spanned="1" table:formula="of:=INDEX([$moduli.$A$2:.$M$35];MATCH([.C8];[$moduli.$F$2:.$F$35];0);2)" office:value-type="string" office:string-value="Crittografia" calcext:value-type="string">
            <text:p>Crittografia</text:p>
          </table:table-cell>
          <table:table-cell table:style-name="ce10" table:content-validation-name="val14" office:value-type="string" calcext:value-type="string">
            <text:p>Crittografia Quantistica</text:p>
          </table:table-cell>
          <table:table-cell table:style-name="ce10" office:value-type="float" office:value="7" calcext:value-type="float">
            <text:p>7</text:p>
          </table:table-cell>
          <table:table-cell table:style-name="ce29" office:value-type="string" calcext:value-type="string">
            <text:p>Fondamenti di Meccanica Quantistica per l'IT</text:p>
          </table:table-cell>
          <table:table-cell table:style-name="ce10" office:value-type="string" calcext:value-type="string">
            <text:p>Il Qubit: sovrapposizione ed entanglement. Differenza tra bit classico e qubit. Il collasso della funzione d'onda (misurazione) e il principio di indeterminazione. </text:p>
          </table:table-cell>
          <table:table-cell table:style-name="ce10" table:formula="of:=IF([.H8]=&quot;&quot;;[.F8];CONCATENATE([.F8];&quot; (&quot;;[.H8];&quot;)&quot;))" office:value-type="string" office:string-value="Il Qubit: sovrapposizione ed entanglement. Differenza tra bit classico e qubit. Il collasso della funzione d'onda (misurazione) e il principio di indeterminazione.  (Co4)" calcext:value-type="string">
            <text:p>Il Qubit: sovrapposizione ed entanglement. Differenza tra bit classico e qubit. Il collasso della funzione d'onda (misurazione) e il principio di indeterminazione. <text:s/>(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9];[$moduli.$F$2:.$F$35];0);1)" office:value-type="string" office:string-value="TeP" calcext:value-type="string">
            <text:p>TeP</text:p>
          </table:table-cell>
          <table:table-cell table:style-name="ce10" table:number-matrix-columns-spanned="1" table:number-matrix-rows-spanned="1" table:formula="of:=INDEX([$moduli.$A$2:.$M$35];MATCH([.C9];[$moduli.$F$2:.$F$35];0);2)" office:value-type="string" office:string-value="Crittografia" calcext:value-type="string">
            <text:p>Crittografia</text:p>
          </table:table-cell>
          <table:table-cell table:style-name="ce10" table:content-validation-name="val14" office:value-type="string" calcext:value-type="string">
            <text:p>Crittografia Quantistica</text:p>
          </table:table-cell>
          <table:table-cell table:style-name="ce10" office:value-type="float" office:value="8" calcext:value-type="float">
            <text:p>8</text:p>
          </table:table-cell>
          <table:table-cell table:style-name="ce29" office:value-type="string" calcext:value-type="string">
            <text:p>Complessità Algoritmica e Classi di Complessità</text:p>
          </table:table-cell>
          <table:table-cell table:style-name="ce10" office:value-type="string" calcext:value-type="string">
            <text:p>Notazione O-grande (Big-O). Classi P, NP, NP-completo. La classe BQP (Bounded-error Quantum Polynomial time) e la sua relazione con le classi classiche. Esempi (ricerca lineare vs. binaria).</text:p>
          </table:table-cell>
          <table:table-cell table:style-name="ce10" table:formula="of:=IF([.H9]=&quot;&quot;;[.F9];CONCATENATE([.F9];&quot; (&quot;;[.H9];&quot;)&quot;))" office:value-type="string" office:string-value="Notazione O-grande (Big-O). Classi P, NP, NP-completo. La classe BQP (Bounded-error Quantum Polynomial time) e la sua relazione con le classi classiche. Esempi (ricerca lineare vs. binaria). (Co4)" calcext:value-type="string">
            <text:p>Notazione O-grande (Big-O). Classi P, NP, NP-completo. La classe BQP (Bounded-error Quantum Polynomial time) e la sua relazione con le classi classiche. Esempi (ricerca lineare vs. binaria).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0];[$moduli.$F$2:.$F$35];0);1)" office:value-type="string" office:string-value="TeP" calcext:value-type="string">
            <text:p>TeP</text:p>
          </table:table-cell>
          <table:table-cell table:style-name="ce10" table:number-matrix-columns-spanned="1" table:number-matrix-rows-spanned="1" table:formula="of:=INDEX([$moduli.$A$2:.$M$35];MATCH([.C10];[$moduli.$F$2:.$F$35];0);2)" office:value-type="string" office:string-value="Crittografia" calcext:value-type="string">
            <text:p>Crittografia</text:p>
          </table:table-cell>
          <table:table-cell table:style-name="ce10" table:content-validation-name="val14" office:value-type="string" calcext:value-type="string">
            <text:p>Crittografia Quantistica</text:p>
          </table:table-cell>
          <table:table-cell table:style-name="ce10" office:value-type="float" office:value="9" calcext:value-type="float">
            <text:p>9</text:p>
          </table:table-cell>
          <table:table-cell table:style-name="ce29" office:value-type="string" calcext:value-type="string">
            <text:p>Simulazione di Circuiti Quantistici</text:p>
          </table:table-cell>
          <table:table-cell table:style-name="ce10" office:value-type="string" calcext:value-type="string">
            <text:p>Panoramica delle librerie di sviluppo (es. Qiskit, Cirq). Concetto di porte quantistiche (Hadamard, Pauli-X, CNOT). Costruzione di semplici circuiti (es. stato di Bell, teletrasporto base). </text:p>
          </table:table-cell>
          <table:table-cell table:style-name="ce10" table:formula="of:=IF([.H10]=&quot;&quot;;[.F10];CONCATENATE([.F10];&quot; (&quot;;[.H10];&quot;)&quot;))" office:value-type="string" office:string-value="Panoramica delle librerie di sviluppo (es. Qiskit, Cirq). Concetto di porte quantistiche (Hadamard, Pauli-X, CNOT). Costruzione di semplici circuiti (es. stato di Bell, teletrasporto base).  (Co4)" calcext:value-type="string">
            <text:p>Panoramica delle librerie di sviluppo (es. Qiskit, Cirq). Concetto di porte quantistiche (Hadamard, Pauli-X, CNOT). Costruzione di semplici circuiti (es. stato di Bell, teletrasporto base). <text:s/>(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1];[$moduli.$F$2:.$F$35];0);1)" office:value-type="string" office:string-value="TeP" calcext:value-type="string">
            <text:p>TeP</text:p>
          </table:table-cell>
          <table:table-cell table:style-name="ce10" table:number-matrix-columns-spanned="1" table:number-matrix-rows-spanned="1" table:formula="of:=INDEX([$moduli.$A$2:.$M$35];MATCH([.C11];[$moduli.$F$2:.$F$35];0);2)" office:value-type="string" office:string-value="Crittografia" calcext:value-type="string">
            <text:p>Crittografia</text:p>
          </table:table-cell>
          <table:table-cell table:style-name="ce10" table:content-validation-name="val14" office:value-type="string" calcext:value-type="string">
            <text:p>Crittografia Quantistica</text:p>
          </table:table-cell>
          <table:table-cell table:style-name="ce10" office:value-type="float" office:value="10" calcext:value-type="float">
            <text:p>10</text:p>
          </table:table-cell>
          <table:table-cell table:style-name="ce29" office:value-type="string" calcext:value-type="string">
            <text:p>L'Algoritmo di Shor e la Minaccia a RSA</text:p>
          </table:table-cell>
          <table:table-cell table:style-name="ce10" office:value-type="string" calcext:value-type="string">
            <text:p>Il problema della fattorizzazione (alla base di RSA, UDA 1.5). Descrizione concettuale dell'algoritmo di Shor. Impatto sulla crittografia asimmetrica moderna. Introduzione alla Crittografia Post-Quantistica (PQC).</text:p>
          </table:table-cell>
          <table:table-cell table:style-name="ce10" table:formula="of:=IF([.H11]=&quot;&quot;;[.F11];CONCATENATE([.F11];&quot; (&quot;;[.H11];&quot;)&quot;))" office:value-type="string" office:string-value="Il problema della fattorizzazione (alla base di RSA, UDA 1.5). Descrizione concettuale dell'algoritmo di Shor. Impatto sulla crittografia asimmetrica moderna. Introduzione alla Crittografia Post-Quantistica (PQC). (Co4)" calcext:value-type="string">
            <text:p>Il problema della fattorizzazione (alla base di RSA, UDA 1.5). Descrizione concettuale dell'algoritmo di Shor. Impatto sulla crittografia asimmetrica moderna. Introduzione alla Crittografia Post-Quantistica (PQC).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2];[$moduli.$F$2:.$F$35];0);1)" office:value-type="string" office:string-value="TeP" calcext:value-type="string">
            <text:p>TeP</text:p>
          </table:table-cell>
          <table:table-cell table:style-name="ce10" table:number-matrix-columns-spanned="1" table:number-matrix-rows-spanned="1" table:formula="of:=INDEX([$moduli.$A$2:.$M$35];MATCH([.C12];[$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Architettura</text:p>
          </table:table-cell>
          <table:table-cell table:style-name="ce10" office:value-type="float" office:value="11" calcext:value-type="float">
            <text:p>11</text:p>
          </table:table-cell>
          <table:table-cell table:style-name="ce29" office:value-type="string" calcext:value-type="string">
            <text:p>Sviluppo API REST (con Laravel)</text:p>
          </table:table-cell>
          <table:table-cell table:style-name="ce10" office:value-type="string" calcext:value-type="string">
            <text:p>Architettura REST. Struttura framework backend MVC (es. Laravel). Routing. ORM (Object-Relational Mapping).</text:p>
          </table:table-cell>
          <table:table-cell table:style-name="ce10" table:formula="of:=IF([.H12]=&quot;&quot;;[.F12];CONCATENATE([.F12];&quot; (&quot;;[.H12];&quot;)&quot;))" office:value-type="string" office:string-value="Architettura REST. Struttura framework backend MVC (es. Laravel). Routing. ORM (Object-Relational Mapping). (Co3, Co4)" calcext:value-type="string">
            <text:p>Architettura REST. Struttura framework backend MVC (es. Laravel). Routing. ORM (Object-Relational Mapping). (Co3, Co4)</text:p>
          </table:table-cell>
          <table:table-cell table:style-name="ce10" office:value-type="string" calcext:value-type="string">
            <text:p>Co3, 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3];[$moduli.$F$2:.$F$35];0);1)" office:value-type="string" office:string-value="TeP" calcext:value-type="string">
            <text:p>TeP</text:p>
          </table:table-cell>
          <table:table-cell table:style-name="ce10" table:number-matrix-columns-spanned="1" table:number-matrix-rows-spanned="1" table:formula="of:=INDEX([$moduli.$A$2:.$M$35];MATCH([.C13];[$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Architettura</text:p>
          </table:table-cell>
          <table:table-cell table:style-name="ce10" office:value-type="float" office:value="12" calcext:value-type="float">
            <text:p>12</text:p>
          </table:table-cell>
          <table:table-cell table:style-name="ce29" office:value-type="string" calcext:value-type="string">
            <text:p>Sicurezza e Autenticazione API</text:p>
          </table:table-cell>
          <table:table-cell table:style-name="ce10" office:value-type="string" calcext:value-type="string">
            <text:p>Principi di autenticazione stateless. Standard comuni come JWT (JSON Web Tokens). Concetto di "bearer token". (Collegamento con UDA 1 - Crittografia).</text:p>
          </table:table-cell>
          <table:table-cell table:style-name="ce10" table:formula="of:=IF([.H13]=&quot;&quot;;[.F13];CONCATENATE([.F13];&quot; (&quot;;[.H13];&quot;)&quot;))" office:value-type="string" office:string-value="Principi di autenticazione stateless. Standard comuni come JWT (JSON Web Tokens). Concetto di &quot;bearer token&quot;. (Collegamento con UDA 1 - Crittografia). (Co3, Co4)" calcext:value-type="string">
            <text:p>Principi di autenticazione stateless. Standard comuni come JWT (JSON Web Tokens). Concetto di "bearer token". (Collegamento con UDA 1 - Crittografia). (Co3, Co4)</text:p>
          </table:table-cell>
          <table:table-cell table:style-name="ce10" office:value-type="string" calcext:value-type="string">
            <text:p>Co3, 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4];[$moduli.$F$2:.$F$35];0);1)" office:value-type="string" office:string-value="TeP" calcext:value-type="string">
            <text:p>TeP</text:p>
          </table:table-cell>
          <table:table-cell table:style-name="ce10" table:number-matrix-columns-spanned="1" table:number-matrix-rows-spanned="1" table:formula="of:=INDEX([$moduli.$A$2:.$M$35];MATCH([.C14];[$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Sviluppo</text:p>
          </table:table-cell>
          <table:table-cell table:style-name="ce10" office:value-type="float" office:value="13" calcext:value-type="float">
            <text:p>13</text:p>
          </table:table-cell>
          <table:table-cell table:style-name="ce29" office:value-type="string" calcext:value-type="string">
            <text:p>Strumenti di Sviluppo</text:p>
          </table:table-cell>
          <table:table-cell table:style-name="ce10" office:value-type="string" calcext:value-type="string">
            <text:p>Conoscenza degli strumenti di IA per lo sviluppo (es. "Jules" / GitHub Copilot) per generazione codice, debug, documentazione.</text:p>
          </table:table-cell>
          <table:table-cell table:style-name="ce10" table:formula="of:=IF([.H14]=&quot;&quot;;[.F14];CONCATENATE([.F14];&quot; (&quot;;[.H14];&quot;)&quot;))" office:value-type="string" office:string-value="Conoscenza degli strumenti di IA per lo sviluppo (es. &quot;Jules&quot; / GitHub Copilot) per generazione codice, debug, documentazione. (Co4)" calcext:value-type="string">
            <text:p>Conoscenza degli strumenti di IA per lo sviluppo (es. "Jules" / GitHub Copilot) per generazione codice, debug, documentazione.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5];[$moduli.$F$2:.$F$35];0);1)" office:value-type="string" office:string-value="TeP" calcext:value-type="string">
            <text:p>TeP</text:p>
          </table:table-cell>
          <table:table-cell table:style-name="ce10" table:number-matrix-columns-spanned="1" table:number-matrix-rows-spanned="1" table:formula="of:=INDEX([$moduli.$A$2:.$M$35];MATCH([.C15];[$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Sviluppo</text:p>
          </table:table-cell>
          <table:table-cell table:style-name="ce10" office:value-type="float" office:value="14" calcext:value-type="float">
            <text:p>14</text:p>
          </table:table-cell>
          <table:table-cell table:style-name="ce29" office:value-type="string" calcext:value-type="string">
            <text:p>Workflow</text:p>
          </table:table-cell>
          <table:table-cell table:style-name="ce10" office:value-type="string" calcext:value-type="string">
            <text:p>Flussi di lavoro (es. Git Flow). Sistemi di versioning (GitHub).</text:p>
          </table:table-cell>
          <table:table-cell table:style-name="ce10" table:formula="of:=IF([.H15]=&quot;&quot;;[.F15];CONCATENATE([.F15];&quot; (&quot;;[.H15];&quot;)&quot;))" office:value-type="string" office:string-value="Flussi di lavoro (es. Git Flow). Sistemi di versioning (GitHub). (Co4)" calcext:value-type="string">
            <text:p>Flussi di lavoro (es. Git Flow). Sistemi di versioning (GitHub).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6];[$moduli.$F$2:.$F$35];0);1)" office:value-type="string" office:string-value="TeP" calcext:value-type="string">
            <text:p>TeP</text:p>
          </table:table-cell>
          <table:table-cell table:style-name="ce10" table:number-matrix-columns-spanned="1" table:number-matrix-rows-spanned="1" table:formula="of:=INDEX([$moduli.$A$2:.$M$35];MATCH([.C16];[$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Sviluppo</text:p>
          </table:table-cell>
          <table:table-cell table:style-name="ce10" office:value-type="float" office:value="15" calcext:value-type="float">
            <text:p>15</text:p>
          </table:table-cell>
          <table:table-cell table:style-name="ce29" office:value-type="string" calcext:value-type="string">
            <text:p>Standard Web e Design (HTML5)</text:p>
          </table:table-cell>
          <table:table-cell table:style-name="ce10" office:value-type="string" calcext:value-type="string">
            <text:p>Struttura semantica di HTML5. Principi di responsive design (Flexbox, Grid). Utilizzo di librerie UI (es. Bootstrap).</text:p>
          </table:table-cell>
          <table:table-cell table:style-name="ce10" table:formula="of:=IF([.H16]=&quot;&quot;;[.F16];CONCATENATE([.F16];&quot; (&quot;;[.H16];&quot;)&quot;))" office:value-type="string" office:string-value="Struttura semantica di HTML5. Principi di responsive design (Flexbox, Grid). Utilizzo di librerie UI (es. Bootstrap). (Co4)" calcext:value-type="string">
            <text:p>Struttura semantica di HTML5. Principi di responsive design (Flexbox, Grid). Utilizzo di librerie UI (es. Bootstrap).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7];[$moduli.$F$2:.$F$35];0);1)" office:value-type="string" office:string-value="TeP" calcext:value-type="string">
            <text:p>TeP</text:p>
          </table:table-cell>
          <table:table-cell table:style-name="ce10" table:number-matrix-columns-spanned="1" table:number-matrix-rows-spanned="1" table:formula="of:=INDEX([$moduli.$A$2:.$M$35];MATCH([.C17];[$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Sviluppo</text:p>
          </table:table-cell>
          <table:table-cell table:style-name="ce10" office:value-type="float" office:value="16" calcext:value-type="float">
            <text:p>16</text:p>
          </table:table-cell>
          <table:table-cell table:style-name="ce29" office:value-type="string" calcext:value-type="string">
            <text:p>Logica Client (ECMAScript)</text:p>
          </table:table-cell>
          <table:table-cell table:style-name="ce10" office:value-type="string" calcext:value-type="string">
            <text:p>Sintassi moderna di JavaScript (ECMAScript ES6+): let/const, arrow function, classi, moduli. Programmazione Asincrona: Promise, async/await.</text:p>
          </table:table-cell>
          <table:table-cell table:style-name="ce10" table:formula="of:=IF([.H17]=&quot;&quot;;[.F17];CONCATENATE([.F17];&quot; (&quot;;[.H17];&quot;)&quot;))" office:value-type="string" office:string-value="Sintassi moderna di JavaScript (ECMAScript ES6+): let/const, arrow function, classi, moduli. Programmazione Asincrona: Promise, async/await. (Co4)" calcext:value-type="string">
            <text:p>Sintassi moderna di JavaScript (ECMAScript ES6+): let/const, arrow function, classi, moduli. Programmazione Asincrona: Promise, async/await. (Co4)</text:p>
          </table:table-cell>
          <table:table-cell table:style-name="ce10" office:value-type="string" calcext:value-type="string">
            <text:p>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8];[$moduli.$F$2:.$F$35];0);1)" office:value-type="string" office:string-value="TeP" calcext:value-type="string">
            <text:p>TeP</text:p>
          </table:table-cell>
          <table:table-cell table:style-name="ce10" table:number-matrix-columns-spanned="1" table:number-matrix-rows-spanned="1" table:formula="of:=INDEX([$moduli.$A$2:.$M$35];MATCH([.C18];[$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API e Strutture dati</text:p>
          </table:table-cell>
          <table:table-cell table:style-name="ce10" office:value-type="float" office:value="17" calcext:value-type="float">
            <text:p>17</text:p>
          </table:table-cell>
          <table:table-cell table:style-name="ce29" office:value-type="string" calcext:value-type="string">
            <text:p>Consumo API e Scambio Dati</text:p>
          </table:table-cell>
          <table:table-cell table:style-name="ce10" office:value-type="string" calcext:value-type="string">
            <text:p>Protocollo HTTP (lato client). Metodi per effettuare richieste di rete (es. Fetch API). Gestione delle risposte JSON e degli errori. Autenticazione (invio del token).</text:p>
          </table:table-cell>
          <table:table-cell table:style-name="ce10" table:formula="of:=IF([.H18]=&quot;&quot;;[.F18];CONCATENATE([.F18];&quot; (&quot;;[.H18];&quot;)&quot;))" office:value-type="string" office:string-value="Protocollo HTTP (lato client). Metodi per effettuare richieste di rete (es. Fetch API). Gestione delle risposte JSON e degli errori. Autenticazione (invio del token). (Co1, Co2, Co4)" calcext:value-type="string">
            <text:p>Protocollo HTTP (lato client). Metodi per effettuare richieste di rete (es. Fetch API). Gestione delle risposte JSON e degli errori. Autenticazione (invio del token). (Co1, Co2, Co4)</text:p>
          </table:table-cell>
          <table:table-cell table:style-name="ce10" office:value-type="string" calcext:value-type="string">
            <text:p>Co1, Co2, 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19];[$moduli.$F$2:.$F$35];0);1)" office:value-type="string" office:string-value="TeP" calcext:value-type="string">
            <text:p>TeP</text:p>
          </table:table-cell>
          <table:table-cell table:style-name="ce10" table:number-matrix-columns-spanned="1" table:number-matrix-rows-spanned="1" table:formula="of:=INDEX([$moduli.$A$2:.$M$35];MATCH([.C19];[$moduli.$F$2:.$F$35];0);2)" office:value-type="string" office:string-value="Architettura e Sviluppo di un Servizio Web" calcext:value-type="string">
            <text:p>Architettura e Sviluppo di un Servizio Web</text:p>
          </table:table-cell>
          <table:table-cell table:style-name="ce10" table:content-validation-name="val14" office:value-type="string" calcext:value-type="string">
            <text:p>API e Strutture dati</text:p>
          </table:table-cell>
          <table:table-cell table:style-name="ce10" office:value-type="float" office:value="18" calcext:value-type="float">
            <text:p>18</text:p>
          </table:table-cell>
          <table:table-cell table:style-name="ce29" office:value-type="string" calcext:value-type="string">
            <text:p>Strutture Dati e Scambio (JSON)</text:p>
          </table:table-cell>
          <table:table-cell table:style-name="ce10" office:value-type="string" calcext:value-type="string">
            <text:p>Formati interscambio dati (Strutture Dati): sintassi e uso di JSON per lo scambio dati tra applicazioni. Serializzazione e deserializzazione.</text:p>
          </table:table-cell>
          <table:table-cell table:style-name="ce10" table:formula="of:=IF([.H19]=&quot;&quot;;[.F19];CONCATENATE([.F19];&quot; (&quot;;[.H19];&quot;)&quot;))" office:value-type="string" office:string-value="Formati interscambio dati (Strutture Dati): sintassi e uso di JSON per lo scambio dati tra applicazioni. Serializzazione e deserializzazione. (Co2, Co4)" calcext:value-type="string">
            <text:p>Formati interscambio dati (Strutture Dati): sintassi e uso di JSON per lo scambio dati tra applicazioni. Serializzazione e deserializzazione. (Co2, Co4)</text:p>
          </table:table-cell>
          <table:table-cell table:style-name="ce10" office:value-type="string" calcext:value-type="string">
            <text:p>Co2, Co4</text:p>
          </table:table-cell>
          <table:table-cell table:style-name="ce10" table:number-columns-repeated="13"/>
          <table:table-cell table:number-columns-repeated="1003"/>
        </table:table-row>
        <table:table-row table:style-name="ro1">
          <table:table-cell table:style-name="ce10" table:number-matrix-columns-spanned="1" table:number-matrix-rows-spanned="1" table:formula="of:=INDEX([$moduli.$A$2:.$M$35];MATCH([.C20];[$moduli.$F$2:.$F$35];0);1)" office:value-type="string" office:string-value="Sistemi" calcext:value-type="string">
            <text:p>Sistemi</text:p>
          </table:table-cell>
          <table:table-cell table:style-name="ce10" table:number-matrix-columns-spanned="1" table:number-matrix-rows-spanned="1" table:formula="of:=INDEX([$moduli.$A$2:.$M$35];MATCH([.C20];[$moduli.$F$2:.$F$35];0);2)" office:value-type="string" office:string-value="Il livello di trasporto: protocolli e servizi di Rete" calcext:value-type="string">
            <text:p>Il livello di trasporto: protocolli e servizi di Rete</text:p>
          </table:table-cell>
          <table:table-cell table:style-name="ce10" table:content-validation-name="val14" office:value-type="string" calcext:value-type="string">
            <text:p>Analisi Protocolli di Trasporto (UDP/TCP)</text:p>
          </table:table-cell>
          <table:table-cell table:style-name="ce10" office:value-type="float" office:value="1" calcext:value-type="float">
            <text:p>1</text:p>
          </table:table-cell>
          <table:table-cell table:style-name="ce29" office:value-type="string" calcext:value-type="string">
            <text:p>Il livello Trasporto: multiplexing, demultiplexing e porte.</text:p>
          </table:table-cell>
          <table:table-cell table:style-name="ce10" office:value-type="string" calcext:value-type="string">
            <text:p>Differenza tra comunicazione logica (processi) e fisica (host). Concetto di Socket (Indirizzo IP : Numero di Porta). Classificazione delle porte: Well-known (0-1023), Registered e Dynamic/Private. IANA e assegnazione delle porte standard.</text:p>
          </table:table-cell>
          <table:table-cell table:style-name="ce10" table:formula="of:=IF([.H20]=&quot;&quot;;[.F20];CONCATENATE([.F20];&quot; (&quot;;[.H20];&quot;)&quot;))" office:value-type="string" office:string-value="Differenza tra comunicazione logica (processi) e fisica (host). Concetto di Socket (Indirizzo IP : Numero di Porta). Classificazione delle porte: Well-known (0-1023), Registered e Dynamic/Private. IANA e assegnazione delle porte standard." calcext:value-type="string">
            <text:p>Differenza tra comunicazione logica (processi) e fisica (host). Concetto di Socket (Indirizzo IP : Numero di Porta). Classificazione delle porte: Well-known (0-1023), Registered e Dynamic/Private. IANA e assegnazione delle porte standard.</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1];[$moduli.$F$2:.$F$35];0);1)" office:value-type="string" office:string-value="Sistemi" calcext:value-type="string">
            <text:p>Sistemi</text:p>
          </table:table-cell>
          <table:table-cell table:style-name="ce10" table:number-matrix-columns-spanned="1" table:number-matrix-rows-spanned="1" table:formula="of:=INDEX([$moduli.$A$2:.$M$35];MATCH([.C21];[$moduli.$F$2:.$F$35];0);2)" office:value-type="string" office:string-value="Il livello di trasporto: protocolli e servizi di Rete" calcext:value-type="string">
            <text:p>Il livello di trasporto: protocolli e servizi di Rete</text:p>
          </table:table-cell>
          <table:table-cell table:style-name="ce10" table:content-validation-name="val14" office:value-type="string" calcext:value-type="string">
            <text:p>Analisi Protocolli di Trasporto (UDP/TCP)</text:p>
          </table:table-cell>
          <table:table-cell table:style-name="ce10" office:value-type="float" office:value="2" calcext:value-type="float">
            <text:p>2</text:p>
          </table:table-cell>
          <table:table-cell table:style-name="ce29" office:value-type="string" calcext:value-type="string">
            <text:p>Il protocollo UDP: struttura del segmento, utilizzo e controllo degli errori (checksum).</text:p>
          </table:table-cell>
          <table:table-cell table:style-name="ce10" office:value-type="string" calcext:value-type="string">
            <text:p>Caratteristiche connectionless e servizio "Best Effort". L'header UDP: formato leggero a 8 byte (Porte, Lunghezza, Checksum). Assenza di controllo di flusso e ritrasmissione. Campi di applicazione: Streaming, VoIP, DNS.</text:p>
          </table:table-cell>
          <table:table-cell table:style-name="ce10" table:formula="of:=IF([.H21]=&quot;&quot;;[.F21];CONCATENATE([.F21];&quot; (&quot;;[.H21];&quot;)&quot;))" office:value-type="string" office:string-value="Caratteristiche connectionless e servizio &quot;Best Effort&quot;. L'header UDP: formato leggero a 8 byte (Porte, Lunghezza, Checksum). Assenza di controllo di flusso e ritrasmissione. Campi di applicazione: Streaming, VoIP, DNS." calcext:value-type="string">
            <text:p>Caratteristiche connectionless e servizio "Best Effort". L'header UDP: formato leggero a 8 byte (Porte, Lunghezza, Checksum). Assenza di controllo di flusso e ritrasmissione. Campi di applicazione: Streaming, VoIP, DNS.</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2];[$moduli.$F$2:.$F$35];0);1)" office:value-type="string" office:string-value="Sistemi" calcext:value-type="string">
            <text:p>Sistemi</text:p>
          </table:table-cell>
          <table:table-cell table:style-name="ce10" table:number-matrix-columns-spanned="1" table:number-matrix-rows-spanned="1" table:formula="of:=INDEX([$moduli.$A$2:.$M$35];MATCH([.C22];[$moduli.$F$2:.$F$35];0);2)" office:value-type="string" office:string-value="Il livello di trasporto: protocolli e servizi di Rete" calcext:value-type="string">
            <text:p>Il livello di trasporto: protocolli e servizi di Rete</text:p>
          </table:table-cell>
          <table:table-cell table:style-name="ce10" table:content-validation-name="val14" office:value-type="string" calcext:value-type="string">
            <text:p>Analisi Protocolli di Trasporto (UDP/TCP)</text:p>
          </table:table-cell>
          <table:table-cell table:style-name="ce10" office:value-type="float" office:value="3" calcext:value-type="float">
            <text:p>3</text:p>
          </table:table-cell>
          <table:table-cell table:style-name="ce29" office:value-type="string" calcext:value-type="string">
            <text:p>Il protocollo TCP: struttura del segmento, three-way handshake e chiusura della connessione.</text:p>
          </table:table-cell>
          <table:table-cell table:style-name="ce10" office:value-type="string" calcext:value-type="string">
            <text:p>Caratteristiche connection-oriented e garanzia di consegna. L'header TCP: Numeri di Sequenza (SEQ) e Riscontro (ACK). I flag di controllo: SYN, ACK, FIN, RST, PSH, URG. Fasi della connessione: instaurazione (3-way handshake) e rilascio (4-way handshake).</text:p>
          </table:table-cell>
          <table:table-cell table:style-name="ce10" table:formula="of:=IF([.H22]=&quot;&quot;;[.F22];CONCATENATE([.F22];&quot; (&quot;;[.H22];&quot;)&quot;))" office:value-type="string" office:string-value="Caratteristiche connection-oriented e garanzia di consegna. L'header TCP: Numeri di Sequenza (SEQ) e Riscontro (ACK). I flag di controllo: SYN, ACK, FIN, RST, PSH, URG. Fasi della connessione: instaurazione (3-way handshake) e rilascio (4-way handshake)." calcext:value-type="string">
            <text:p>Caratteristiche connection-oriented e garanzia di consegna. L'header TCP: Numeri di Sequenza (SEQ) e Riscontro (ACK). I flag di controllo: SYN, ACK, FIN, RST, PSH, URG. Fasi della connessione: instaurazione (3-way handshake) e rilascio (4-way handshak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3];[$moduli.$F$2:.$F$35];0);1)" office:value-type="string" office:string-value="Sistemi" calcext:value-type="string">
            <text:p>Sistemi</text:p>
          </table:table-cell>
          <table:table-cell table:style-name="ce10" table:number-matrix-columns-spanned="1" table:number-matrix-rows-spanned="1" table:formula="of:=INDEX([$moduli.$A$2:.$M$35];MATCH([.C23];[$moduli.$F$2:.$F$35];0);2)" office:value-type="string" office:string-value="Il livello di trasporto: protocolli e servizi di Rete" calcext:value-type="string">
            <text:p>Il livello di trasporto: protocolli e servizi di Rete</text:p>
          </table:table-cell>
          <table:table-cell table:style-name="ce10" table:content-validation-name="val14" office:value-type="string" calcext:value-type="string">
            <text:p>Analisi Protocolli di Trasporto (UDP/TCP)</text:p>
          </table:table-cell>
          <table:table-cell table:style-name="ce10" office:value-type="float" office:value="4" calcext:value-type="float">
            <text:p>4</text:p>
          </table:table-cell>
          <table:table-cell table:style-name="ce29" office:value-type="string" calcext:value-type="string">
            <text:p>TCP: Controllo di flusso (sliding window) e controllo di congestione.</text:p>
          </table:table-cell>
          <table:table-cell table:style-name="ce10" office:value-type="string" calcext:value-type="string">
            <text:p>Flow Control: funzionamento della "Sliding Window" per adattarsi al ricevente. Congestion Control: gestione della "Congestion Window" (cwnd) per non saturare la rete. Fasi di gestione: Slow Start, Congestion Avoidance, Fast Retransmit.</text:p>
          </table:table-cell>
          <table:table-cell table:style-name="ce10" table:formula="of:=IF([.H23]=&quot;&quot;;[.F23];CONCATENATE([.F23];&quot; (&quot;;[.H23];&quot;)&quot;))" office:value-type="string" office:string-value="Flow Control: funzionamento della &quot;Sliding Window&quot; per adattarsi al ricevente. Congestion Control: gestione della &quot;Congestion Window&quot; (cwnd) per non saturare la rete. Fasi di gestione: Slow Start, Congestion Avoidance, Fast Retransmit." calcext:value-type="string">
            <text:p>Flow Control: funzionamento della "Sliding Window" per adattarsi al ricevente. Congestion Control: gestione della "Congestion Window" (cwnd) per non saturare la rete. Fasi di gestione: Slow Start, Congestion Avoidance, Fast Retransmit.</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4];[$moduli.$F$2:.$F$35];0);1)" office:value-type="string" office:string-value="Sistemi" calcext:value-type="string">
            <text:p>Sistemi</text:p>
          </table:table-cell>
          <table:table-cell table:style-name="ce10" table:number-matrix-columns-spanned="1" table:number-matrix-rows-spanned="1" table:formula="of:=INDEX([$moduli.$A$2:.$M$35];MATCH([.C24];[$moduli.$F$2:.$F$35];0);2)" office:value-type="string" office:string-value="Il livello di trasporto: protocolli e servizi di Rete" calcext:value-type="string">
            <text:p>Il livello di trasporto: protocolli e servizi di Rete</text:p>
          </table:table-cell>
          <table:table-cell table:style-name="ce10" table:content-validation-name="val14" office:value-type="string" calcext:value-type="string">
            <text:p>Analisi Protocolli di Trasporto (UDP/TCP)</text:p>
          </table:table-cell>
          <table:table-cell table:style-name="ce10" office:value-type="float" office:value="5" calcext:value-type="float">
            <text:p>5</text:p>
          </table:table-cell>
          <table:table-cell table:style-name="ce29" office:value-type="string" calcext:value-type="string">
            <text:p>Scelta tra TCP e UDP in base alle esigenze della trasmissione.</text:p>
          </table:table-cell>
          <table:table-cell table:style-name="ce10" office:value-type="string" calcext:value-type="string">
            <text:p>Analisi comparativa: Affidabilità vs Latenza. Overhead dei protocolli (intestazioni e handshake). Impatto dei protocolli sull'esperienza utente (es. buffering video vs caricamento pagina web).</text:p>
          </table:table-cell>
          <table:table-cell table:style-name="ce10" table:formula="of:=IF([.H24]=&quot;&quot;;[.F24];CONCATENATE([.F24];&quot; (&quot;;[.H24];&quot;)&quot;))" office:value-type="string" office:string-value="Analisi comparativa: Affidabilità vs Latenza. Overhead dei protocolli (intestazioni e handshake). Impatto dei protocolli sull'esperienza utente (es. buffering video vs caricamento pagina web)." calcext:value-type="string">
            <text:p>Analisi comparativa: Affidabilità vs Latenza. Overhead dei protocolli (intestazioni e handshake). Impatto dei protocolli sull'esperienza utente (es. buffering video vs caricamento pagina web).</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5];[$moduli.$F$2:.$F$35];0);1)" office:value-type="string" office:string-value="Sistemi" calcext:value-type="string">
            <text:p>Sistemi</text:p>
          </table:table-cell>
          <table:table-cell table:style-name="ce10" table:number-matrix-columns-spanned="1" table:number-matrix-rows-spanned="1" table:formula="of:=INDEX([$moduli.$A$2:.$M$35];MATCH([.C25];[$moduli.$F$2:.$F$35];0);2)" office:value-type="string" office:string-value="Il livello di trasporto: protocolli e servizi di Rete" calcext:value-type="string">
            <text:p>Il livello di trasporto: protocolli e servizi di Rete</text:p>
          </table:table-cell>
          <table:table-cell table:style-name="ce10" table:content-validation-name="val14" office:value-type="string" calcext:value-type="string">
            <text:p>Gestione Indirizzamento e NAT/PAT</text:p>
          </table:table-cell>
          <table:table-cell table:style-name="ce10" office:value-type="float" office:value="6" calcext:value-type="float">
            <text:p>6</text:p>
          </table:table-cell>
          <table:table-cell table:style-name="ce29" office:value-type="string" calcext:value-type="string">
            <text:p>Indirizzamento privato (RFC 1918) e necessità del NAT.</text:p>
          </table:table-cell>
          <table:table-cell table:style-name="ce10" office:value-type="string" calcext:value-type="string">
            <text:p>Tecniche di gestione dell’indirizzamento di rete. (Distinzione tra indirizzi IP pubblici e privati (RFC 1918); consapevolezza del problema dell'esaurimento degli indirizzi IPv4 e della necessità di preservarli).</text:p>
          </table:table-cell>
          <table:table-cell table:style-name="ce10" table:formula="of:=IF([.H25]=&quot;&quot;;[.F25];CONCATENATE([.F25];&quot; (&quot;;[.H25];&quot;)&quot;))" office:value-type="string" office:string-value="Tecniche di gestione dell’indirizzamento di rete. (Distinzione tra indirizzi IP pubblici e privati (RFC 1918); consapevolezza del problema dell'esaurimento degli indirizzi IPv4 e della necessità di preservarli)." calcext:value-type="string">
            <text:p>Tecniche di gestione dell’indirizzamento di rete. (Distinzione tra indirizzi IP pubblici e privati (RFC 1918); consapevolezza del problema dell'esaurimento degli indirizzi IPv4 e della necessità di preservarli).</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6];[$moduli.$F$2:.$F$35];0);1)" office:value-type="string" office:string-value="Sistemi" calcext:value-type="string">
            <text:p>Sistemi</text:p>
          </table:table-cell>
          <table:table-cell table:style-name="ce10" table:number-matrix-columns-spanned="1" table:number-matrix-rows-spanned="1" table:formula="of:=INDEX([$moduli.$A$2:.$M$35];MATCH([.C26];[$moduli.$F$2:.$F$35];0);2)" office:value-type="string" office:string-value="Il livello di trasporto: protocolli e servizi di Rete" calcext:value-type="string">
            <text:p>Il livello di trasporto: protocolli e servizi di Rete</text:p>
          </table:table-cell>
          <table:table-cell table:style-name="ce10" table:content-validation-name="val14" office:value-type="string" calcext:value-type="string">
            <text:p>Gestione Indirizzamento e NAT/PAT</text:p>
          </table:table-cell>
          <table:table-cell table:style-name="ce10" office:value-type="float" office:value="7" calcext:value-type="float">
            <text:p>7</text:p>
          </table:table-cell>
          <table:table-cell table:style-name="ce29" office:value-type="string" calcext:value-type="string">
            <text:p>Funzionamento del NAT (Statico, Dinamico) e del PAT (Port Address Translation).</text:p>
          </table:table-cell>
          <table:table-cell table:style-name="ce10" office:value-type="string" calcext:value-type="string">
            <text:p>Dispositivi di instradamento e relativi protocolli. (Funzionamento del NAT come servizio di traduzione su router/firewall; differenza tra NAT Statico, NAT Dinamico e PAT (NAPT); gestione della tabella di traduzione).</text:p>
          </table:table-cell>
          <table:table-cell table:style-name="ce10" table:formula="of:=IF([.H26]=&quot;&quot;;[.F26];CONCATENATE([.F26];&quot; (&quot;;[.H26];&quot;)&quot;))" office:value-type="string" office:string-value="Dispositivi di instradamento e relativi protocolli. (Funzionamento del NAT come servizio di traduzione su router/firewall; differenza tra NAT Statico, NAT Dinamico e PAT (NAPT); gestione della tabella di traduzione)." calcext:value-type="string">
            <text:p>Dispositivi di instradamento e relativi protocolli. (Funzionamento del NAT come servizio di traduzione su router/firewall; differenza tra NAT Statico, NAT Dinamico e PAT (NAPT); gestione della tabella di traduzion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7];[$moduli.$F$2:.$F$35];0);1)" office:value-type="string" office:string-value="Sistemi" calcext:value-type="string">
            <text:p>Sistemi</text:p>
          </table:table-cell>
          <table:table-cell table:style-name="ce10" table:number-matrix-columns-spanned="1" table:number-matrix-rows-spanned="1" table:formula="of:=INDEX([$moduli.$A$2:.$M$35];MATCH([.C27];[$moduli.$F$2:.$F$35];0);2)" office:value-type="string" office:string-value="L'application layer del TCP/IP" calcext:value-type="string">
            <text:p>L'application layer del TCP/IP</text:p>
          </table:table-cell>
          <table:table-cell table:style-name="ce10" table:content-validation-name="val14" office:value-type="string" calcext:value-type="string">
            <text:p>Protocolli e Servizi Applicativi</text:p>
          </table:table-cell>
          <table:table-cell table:style-name="ce10" office:value-type="float" office:value="8" calcext:value-type="float">
            <text:p>8</text:p>
          </table:table-cell>
          <table:table-cell table:style-name="ce29" office:value-type="string" calcext:value-type="string">
            <text:p>Protocolli Application Layer</text:p>
          </table:table-cell>
          <table:table-cell table:style-name="ce10" office:value-type="string" calcext:value-type="string">
            <text:p>Protocolli di base: HTTP/HTTPS, DNS, DHCP, FTP.</text:p>
          </table:table-cell>
          <table:table-cell table:style-name="ce10" table:formula="of:=IF([.H27]=&quot;&quot;;[.F27];CONCATENATE([.F27];&quot; (&quot;;[.H27];&quot;)&quot;))" office:value-type="string" office:string-value="Protocolli di base: HTTP/HTTPS, DNS, DHCP, FTP." calcext:value-type="string">
            <text:p>Protocolli di base: HTTP/HTTPS, DNS, DHCP, FTP.</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8];[$moduli.$F$2:.$F$35];0);1)" office:value-type="string" office:string-value="Sistemi" calcext:value-type="string">
            <text:p>Sistemi</text:p>
          </table:table-cell>
          <table:table-cell table:style-name="ce10" table:number-matrix-columns-spanned="1" table:number-matrix-rows-spanned="1" table:formula="of:=INDEX([$moduli.$A$2:.$M$35];MATCH([.C28];[$moduli.$F$2:.$F$35];0);2)" office:value-type="string" office:string-value="L'application layer del TCP/IP" calcext:value-type="string">
            <text:p>L'application layer del TCP/IP</text:p>
          </table:table-cell>
          <table:table-cell table:style-name="ce10" table:content-validation-name="val14" office:value-type="string" calcext:value-type="string">
            <text:p>Protocolli e Servizi Applicativi</text:p>
          </table:table-cell>
          <table:table-cell table:style-name="ce10" office:value-type="float" office:value="9" calcext:value-type="float">
            <text:p>9</text:p>
          </table:table-cell>
          <table:table-cell table:style-name="ce29" office:value-type="string" calcext:value-type="string">
            <text:p>Posta Elettronica</text:p>
          </table:table-cell>
          <table:table-cell table:style-name="ce10" office:value-type="string" calcext:value-type="string">
            <text:p>Funzionamento e sicurezza: SMTP, POP3, IMAP.</text:p>
          </table:table-cell>
          <table:table-cell table:style-name="ce10" table:formula="of:=IF([.H28]=&quot;&quot;;[.F28];CONCATENATE([.F28];&quot; (&quot;;[.H28];&quot;)&quot;))" office:value-type="string" office:string-value="Funzionamento e sicurezza: SMTP, POP3, IMAP." calcext:value-type="string">
            <text:p>Funzionamento e sicurezza: SMTP, POP3, IMAP.</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29];[$moduli.$F$2:.$F$35];0);1)" office:value-type="string" office:string-value="Sistemi" calcext:value-type="string">
            <text:p>Sistemi</text:p>
          </table:table-cell>
          <table:table-cell table:style-name="ce10" table:number-matrix-columns-spanned="1" table:number-matrix-rows-spanned="1" table:formula="of:=INDEX([$moduli.$A$2:.$M$35];MATCH([.C29];[$moduli.$F$2:.$F$35];0);2)" office:value-type="string" office:string-value="L'application layer del TCP/IP" calcext:value-type="string">
            <text:p>L'application layer del TCP/IP</text:p>
          </table:table-cell>
          <table:table-cell table:style-name="ce10" table:content-validation-name="val14" office:value-type="string" calcext:value-type="string">
            <text:p>Protocolli e Servizi Applicativi</text:p>
          </table:table-cell>
          <table:table-cell table:style-name="ce10" office:value-type="float" office:value="10" calcext:value-type="float">
            <text:p>10</text:p>
          </table:table-cell>
          <table:table-cell table:style-name="ce29" office:value-type="string" calcext:value-type="string">
            <text:p>Accesso Remoto</text:p>
          </table:table-cell>
          <table:table-cell table:style-name="ce10" office:value-type="string" calcext:value-type="string">
            <text:p>Telnet vs SSH: differenze e implicazioni di sicurezza.</text:p>
          </table:table-cell>
          <table:table-cell table:style-name="ce10" table:formula="of:=IF([.H29]=&quot;&quot;;[.F29];CONCATENATE([.F29];&quot; (&quot;;[.H29];&quot;)&quot;))" office:value-type="string" office:string-value="Telnet vs SSH: differenze e implicazioni di sicurezza." calcext:value-type="string">
            <text:p>Telnet vs SSH: differenze e implicazioni di sicurezza.</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0];[$moduli.$F$2:.$F$35];0);1)" office:value-type="string" office:string-value="Sistemi" calcext:value-type="string">
            <text:p>Sistemi</text:p>
          </table:table-cell>
          <table:table-cell table:style-name="ce10" table:number-matrix-columns-spanned="1" table:number-matrix-rows-spanned="1" table:formula="of:=INDEX([$moduli.$A$2:.$M$35];MATCH([.C30];[$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Le VLAN</text:p>
          </table:table-cell>
          <table:table-cell table:style-name="ce10" office:value-type="float" office:value="11" calcext:value-type="float">
            <text:p>11</text:p>
          </table:table-cell>
          <table:table-cell table:style-name="ce29" office:value-type="string" calcext:value-type="string">
            <text:p>Il protocollo di comunicazione tra gli switch</text:p>
          </table:table-cell>
          <table:table-cell table:style-name="ce10" office:value-type="string" calcext:value-type="string">
            <text:p>Standard IEEE 802.1Q (Frame Tagging). Porte di accesso (Access) e porte di dorsale (Trunk). VLAN nativa.</text:p>
          </table:table-cell>
          <table:table-cell table:style-name="ce10" table:formula="of:=IF([.H30]=&quot;&quot;;[.F30];CONCATENATE([.F30];&quot; (&quot;;[.H30];&quot;)&quot;))" office:value-type="string" office:string-value="Standard IEEE 802.1Q (Frame Tagging). Porte di accesso (Access) e porte di dorsale (Trunk). VLAN nativa." calcext:value-type="string">
            <text:p>Standard IEEE 802.1Q (Frame Tagging). Porte di accesso (Access) e porte di dorsale (Trunk). VLAN nativa.</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1];[$moduli.$F$2:.$F$35];0);1)" office:value-type="string" office:string-value="Sistemi" calcext:value-type="string">
            <text:p>Sistemi</text:p>
          </table:table-cell>
          <table:table-cell table:style-name="ce10" table:number-matrix-columns-spanned="1" table:number-matrix-rows-spanned="1" table:formula="of:=INDEX([$moduli.$A$2:.$M$35];MATCH([.C31];[$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Le VLAN</text:p>
          </table:table-cell>
          <table:table-cell table:style-name="ce10" office:value-type="float" office:value="12" calcext:value-type="float">
            <text:p>12</text:p>
          </table:table-cell>
          <table:table-cell table:style-name="ce29" office:value-type="string" calcext:value-type="string">
            <text:p>Le reti locali</text:p>
          </table:table-cell>
          <table:table-cell table:style-name="ce10" office:value-type="string" calcext:value-type="string">
            <text:p>Concetto di segmentazione logica. Riduzione dei domini di broadcast. Vantaggi in termini di sicurezza e gestione.</text:p>
          </table:table-cell>
          <table:table-cell table:style-name="ce10" table:formula="of:=IF([.H31]=&quot;&quot;;[.F31];CONCATENATE([.F31];&quot; (&quot;;[.H31];&quot;)&quot;))" office:value-type="string" office:string-value="Concetto di segmentazione logica. Riduzione dei domini di broadcast. Vantaggi in termini di sicurezza e gestione." calcext:value-type="string">
            <text:p>Concetto di segmentazione logica. Riduzione dei domini di broadcast. Vantaggi in termini di sicurezza e gestion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2];[$moduli.$F$2:.$F$35];0);1)" office:value-type="string" office:string-value="Sistemi" calcext:value-type="string">
            <text:p>Sistemi</text:p>
          </table:table-cell>
          <table:table-cell table:style-name="ce10" table:number-matrix-columns-spanned="1" table:number-matrix-rows-spanned="1" table:formula="of:=INDEX([$moduli.$A$2:.$M$35];MATCH([.C32];[$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Filtraggio di rete</text:p>
          </table:table-cell>
          <table:table-cell table:style-name="ce10" office:value-type="float" office:value="13" calcext:value-type="float">
            <text:p>13</text:p>
          </table:table-cell>
          <table:table-cell table:style-name="ce29" office:value-type="string" calcext:value-type="string">
            <text:p>I firewall e le ACL</text:p>
          </table:table-cell>
          <table:table-cell table:style-name="ce10" office:value-type="string" calcext:value-type="string">
            <text:p>Packet Filtering vs Stateful Inspection. Sintassi e logica delle ACL Standard ed Estese. Inbound vs Outbound.</text:p>
          </table:table-cell>
          <table:table-cell table:style-name="ce10" table:formula="of:=IF([.H32]=&quot;&quot;;[.F32];CONCATENATE([.F32];&quot; (&quot;;[.H32];&quot;)&quot;))" office:value-type="string" office:string-value="Packet Filtering vs Stateful Inspection. Sintassi e logica delle ACL Standard ed Estese. Inbound vs Outbound." calcext:value-type="string">
            <text:p>Packet Filtering vs Stateful Inspection. Sintassi e logica delle ACL Standard ed Estese. Inbound vs Outbound.</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3];[$moduli.$F$2:.$F$35];0);1)" office:value-type="string" office:string-value="Sistemi" calcext:value-type="string">
            <text:p>Sistemi</text:p>
          </table:table-cell>
          <table:table-cell table:style-name="ce10" table:number-matrix-columns-spanned="1" table:number-matrix-rows-spanned="1" table:formula="of:=INDEX([$moduli.$A$2:.$M$35];MATCH([.C33];[$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Filtraggio di rete</text:p>
          </table:table-cell>
          <table:table-cell table:style-name="ce10" office:value-type="float" office:value="14" calcext:value-type="float">
            <text:p>14</text:p>
          </table:table-cell>
          <table:table-cell table:style-name="ce29" office:value-type="string" calcext:value-type="string">
            <text:p>Il Proxy Server</text:p>
          </table:table-cell>
          <table:table-cell table:style-name="ce10" office:value-type="string" calcext:value-type="string">
            <text:p>Funzionamento Application Level Gateway. Caching web, filtraggio URL, anonimato e controllo degli accessi.</text:p>
          </table:table-cell>
          <table:table-cell table:style-name="ce10" table:formula="of:=IF([.H33]=&quot;&quot;;[.F33];CONCATENATE([.F33];&quot; (&quot;;[.H33];&quot;)&quot;))" office:value-type="string" office:string-value="Funzionamento Application Level Gateway. Caching web, filtraggio URL, anonimato e controllo degli accessi." calcext:value-type="string">
            <text:p>Funzionamento Application Level Gateway. Caching web, filtraggio URL, anonimato e controllo degli accessi.</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4];[$moduli.$F$2:.$F$35];0);1)" office:value-type="string" office:string-value="Sistemi" calcext:value-type="string">
            <text:p>Sistemi</text:p>
          </table:table-cell>
          <table:table-cell table:style-name="ce10" table:number-matrix-columns-spanned="1" table:number-matrix-rows-spanned="1" table:formula="of:=INDEX([$moduli.$A$2:.$M$35];MATCH([.C34];[$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Filtraggio di rete</text:p>
          </table:table-cell>
          <table:table-cell table:style-name="ce10" office:value-type="float" office:value="15" calcext:value-type="float">
            <text:p>15</text:p>
          </table:table-cell>
          <table:table-cell table:style-name="ce29" office:value-type="string" calcext:value-type="string">
            <text:p>La DMZ</text:p>
          </table:table-cell>
          <table:table-cell table:style-name="ce10" office:value-type="string" calcext:value-type="string">
            <text:p>Architettura di rete sicura (Screened Subnet). Posizionamento dei servizi pubblici (Web, Mail, DNS) rispetto alla LAN interna.</text:p>
          </table:table-cell>
          <table:table-cell table:style-name="ce10" table:formula="of:=IF([.H34]=&quot;&quot;;[.F34];CONCATENATE([.F34];&quot; (&quot;;[.H34];&quot;)&quot;))" office:value-type="string" office:string-value="Architettura di rete sicura (Screened Subnet). Posizionamento dei servizi pubblici (Web, Mail, DNS) rispetto alla LAN interna." calcext:value-type="string">
            <text:p>Architettura di rete sicura (Screened Subnet). Posizionamento dei servizi pubblici (Web, Mail, DNS) rispetto alla LAN interna.</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5];[$moduli.$F$2:.$F$35];0);1)" office:value-type="string" office:string-value="Sistemi" calcext:value-type="string">
            <text:p>Sistemi</text:p>
          </table:table-cell>
          <table:table-cell table:style-name="ce10" table:number-matrix-columns-spanned="1" table:number-matrix-rows-spanned="1" table:formula="of:=INDEX([$moduli.$A$2:.$M$35];MATCH([.C35];[$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Le VPN</text:p>
          </table:table-cell>
          <table:table-cell table:style-name="ce10" office:value-type="float" office:value="16" calcext:value-type="float">
            <text:p>16</text:p>
          </table:table-cell>
          <table:table-cell table:style-name="ce29" office:value-type="string" calcext:value-type="string">
            <text:p>Introduzione alle reti virtuali private (VPN)</text:p>
          </table:table-cell>
          <table:table-cell table:style-name="ce10" office:value-type="string" calcext:value-type="string">
            <text:p>Concetto di Tunneling e incapsulamento. Vantaggi economici e di sicurezza rispetto alle linee dedicate (Leased Lines).</text:p>
          </table:table-cell>
          <table:table-cell table:style-name="ce10" table:formula="of:=IF([.H35]=&quot;&quot;;[.F35];CONCATENATE([.F35];&quot; (&quot;;[.H35];&quot;)&quot;))" office:value-type="string" office:string-value="Concetto di Tunneling e incapsulamento. Vantaggi economici e di sicurezza rispetto alle linee dedicate (Leased Lines)." calcext:value-type="string">
            <text:p>Concetto di Tunneling e incapsulamento. Vantaggi economici e di sicurezza rispetto alle linee dedicate (Leased Lines).</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6];[$moduli.$F$2:.$F$35];0);1)" office:value-type="string" office:string-value="Sistemi" calcext:value-type="string">
            <text:p>Sistemi</text:p>
          </table:table-cell>
          <table:table-cell table:style-name="ce10" table:number-matrix-columns-spanned="1" table:number-matrix-rows-spanned="1" table:formula="of:=INDEX([$moduli.$A$2:.$M$35];MATCH([.C36];[$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Le VPN</text:p>
          </table:table-cell>
          <table:table-cell table:style-name="ce10" office:value-type="float" office:value="17" calcext:value-type="float">
            <text:p>17</text:p>
          </table:table-cell>
          <table:table-cell table:style-name="ce29" office:value-type="string" calcext:value-type="string">
            <text:p>Le caratteristiche dell VPN</text:p>
          </table:table-cell>
          <table:table-cell table:style-name="ce10" office:value-type="string" calcext:value-type="string">
            <text:p>Tipologie di architettura: Site-to-Site (LAN-to-LAN) vs Remote Access (Client-to-Site).</text:p>
          </table:table-cell>
          <table:table-cell table:style-name="ce10" table:formula="of:=IF([.H36]=&quot;&quot;;[.F36];CONCATENATE([.F36];&quot; (&quot;;[.H36];&quot;)&quot;))" office:value-type="string" office:string-value="Tipologie di architettura: Site-to-Site (LAN-to-LAN) vs Remote Access (Client-to-Site)." calcext:value-type="string">
            <text:p>Tipologie di architettura: Site-to-Site (LAN-to-LAN) vs Remote Access (Client-to-Sit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7];[$moduli.$F$2:.$F$35];0);1)" office:value-type="string" office:string-value="Sistemi" calcext:value-type="string">
            <text:p>Sistemi</text:p>
          </table:table-cell>
          <table:table-cell table:style-name="ce10" table:number-matrix-columns-spanned="1" table:number-matrix-rows-spanned="1" table:formula="of:=INDEX([$moduli.$A$2:.$M$35];MATCH([.C37];[$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Le VPN</text:p>
          </table:table-cell>
          <table:table-cell table:style-name="ce10" office:value-type="float" office:value="18" calcext:value-type="float">
            <text:p>18</text:p>
          </table:table-cell>
          <table:table-cell table:style-name="ce29" office:value-type="string" calcext:value-type="string">
            <text:p>La sicurezza delle VPN</text:p>
          </table:table-cell>
          <table:table-cell table:style-name="ce10" office:value-type="string" calcext:value-type="string">
            <text:p>I requisiti CIA: Confidenzialità (Crittografia), Integrità (Hashing), Autenticazione (PSK/Certificati).</text:p>
          </table:table-cell>
          <table:table-cell table:style-name="ce10" table:formula="of:=IF([.H37]=&quot;&quot;;[.F37];CONCATENATE([.F37];&quot; (&quot;;[.H37];&quot;)&quot;))" office:value-type="string" office:string-value="I requisiti CIA: Confidenzialità (Crittografia), Integrità (Hashing), Autenticazione (PSK/Certificati)." calcext:value-type="string">
            <text:p>I requisiti CIA: Confidenzialità (Crittografia), Integrità (Hashing), Autenticazione (PSK/Certificati).</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8];[$moduli.$F$2:.$F$35];0);1)" office:value-type="string" office:string-value="Sistemi" calcext:value-type="string">
            <text:p>Sistemi</text:p>
          </table:table-cell>
          <table:table-cell table:style-name="ce10" table:number-matrix-columns-spanned="1" table:number-matrix-rows-spanned="1" table:formula="of:=INDEX([$moduli.$A$2:.$M$35];MATCH([.C38];[$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Le VPN</text:p>
          </table:table-cell>
          <table:table-cell table:style-name="ce10" office:value-type="float" office:value="19" calcext:value-type="float">
            <text:p>19</text:p>
          </table:table-cell>
          <table:table-cell table:style-name="ce29" office:value-type="string" calcext:value-type="string">
            <text:p>I protocolli per la sicurezza delle VPN</text:p>
          </table:table-cell>
          <table:table-cell table:style-name="ce10" office:value-type="string" calcext:value-type="string">
            <text:p>Panoramica protocolli: PPTP (obsoleto), L2TP/IPsec, SSL/TLS VPN (OpenVPN), GRE (per incapsulamento generico).</text:p>
          </table:table-cell>
          <table:table-cell table:style-name="ce10" table:formula="of:=IF([.H38]=&quot;&quot;;[.F38];CONCATENATE([.F38];&quot; (&quot;;[.H38];&quot;)&quot;))" office:value-type="string" office:string-value="Panoramica protocolli: PPTP (obsoleto), L2TP/IPsec, SSL/TLS VPN (OpenVPN), GRE (per incapsulamento generico)." calcext:value-type="string">
            <text:p>Panoramica protocolli: PPTP (obsoleto), L2TP/IPsec, SSL/TLS VPN (OpenVPN), GRE (per incapsulamento generic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39];[$moduli.$F$2:.$F$35];0);1)" office:value-type="string" office:string-value="Sistemi" calcext:value-type="string">
            <text:p>Sistemi</text:p>
          </table:table-cell>
          <table:table-cell table:style-name="ce10" table:number-matrix-columns-spanned="1" table:number-matrix-rows-spanned="1" table:formula="of:=INDEX([$moduli.$A$2:.$M$35];MATCH([.C39];[$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Il modello ISO-OSI e la crittografia</text:p>
          </table:table-cell>
          <table:table-cell table:style-name="ce10" office:value-type="float" office:value="20" calcext:value-type="float">
            <text:p>20</text:p>
          </table:table-cell>
          <table:table-cell table:style-name="ce29" office:value-type="string" calcext:value-type="string">
            <text:p>Il protocollo IPsec</text:p>
          </table:table-cell>
          <table:table-cell table:style-name="ce10" office:value-type="string" calcext:value-type="string">
            <text:p>Architettura IPsec: Protocolli AH (Authentication Header) e ESP (Encapsulating Security Payload). Gestione chiavi (IKE).</text:p>
          </table:table-cell>
          <table:table-cell table:style-name="ce10" table:formula="of:=IF([.H39]=&quot;&quot;;[.F39];CONCATENATE([.F39];&quot; (&quot;;[.H39];&quot;)&quot;))" office:value-type="string" office:string-value="Architettura IPsec: Protocolli AH (Authentication Header) e ESP (Encapsulating Security Payload). Gestione chiavi (IKE)." calcext:value-type="string">
            <text:p>Architettura IPsec: Protocolli AH (Authentication Header) e ESP (Encapsulating Security Payload). Gestione chiavi (IK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0];[$moduli.$F$2:.$F$35];0);1)" office:value-type="string" office:string-value="Sistemi" calcext:value-type="string">
            <text:p>Sistemi</text:p>
          </table:table-cell>
          <table:table-cell table:style-name="ce10" table:number-matrix-columns-spanned="1" table:number-matrix-rows-spanned="1" table:formula="of:=INDEX([$moduli.$A$2:.$M$35];MATCH([.C40];[$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Il modello ISO-OSI e la crittografia</text:p>
          </table:table-cell>
          <table:table-cell table:style-name="ce10" office:value-type="float" office:value="21" calcext:value-type="float">
            <text:p>21</text:p>
          </table:table-cell>
          <table:table-cell table:style-name="ce29" office:value-type="string" calcext:value-type="string">
            <text:p>Simmetrica vs Asimmetrica. Hashing e Firma Digitale.</text:p>
          </table:table-cell>
          <table:table-cell table:style-name="ce10" office:value-type="string" calcext:value-type="string">
            <text:p>Differenza chiavi pubbliche/private. Algoritmi principali (AES, RSA). Funzioni di Hash (SHA-256, MD5) e il concetto di Non ripudio.</text:p>
          </table:table-cell>
          <table:table-cell table:style-name="ce10" table:formula="of:=IF([.H40]=&quot;&quot;;[.F40];CONCATENATE([.F40];&quot; (&quot;;[.H40];&quot;)&quot;))" office:value-type="string" office:string-value="Differenza chiavi pubbliche/private. Algoritmi principali (AES, RSA). Funzioni di Hash (SHA-256, MD5) e il concetto di Non ripudio." calcext:value-type="string">
            <text:p>Differenza chiavi pubbliche/private. Algoritmi principali (AES, RSA). Funzioni di Hash (SHA-256, MD5) e il concetto di Non ripudi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1];[$moduli.$F$2:.$F$35];0);1)" office:value-type="string" office:string-value="Sistemi" calcext:value-type="string">
            <text:p>Sistemi</text:p>
          </table:table-cell>
          <table:table-cell table:style-name="ce10" table:number-matrix-columns-spanned="1" table:number-matrix-rows-spanned="1" table:formula="of:=INDEX([$moduli.$A$2:.$M$35];MATCH([.C41];[$moduli.$F$2:.$F$35];0);2)" office:value-type="string" office:string-value="Efficienza e sicurezza nelle e tra le reti locali" calcext:value-type="string">
            <text:p>Efficienza e sicurezza nelle e tra le reti locali</text:p>
          </table:table-cell>
          <table:table-cell table:style-name="ce10" table:content-validation-name="val14" office:value-type="string" calcext:value-type="string">
            <text:p>Il modello ISO-OSI e la crittografia</text:p>
          </table:table-cell>
          <table:table-cell table:style-name="ce10" office:value-type="float" office:value="22" calcext:value-type="float">
            <text:p>22</text:p>
          </table:table-cell>
          <table:table-cell table:style-name="ce29" office:value-type="string" calcext:value-type="string">
            <text:p>SSL/TLS, HTTPS, IPsec (Tunnel vs Transport mode).</text:p>
          </table:table-cell>
          <table:table-cell table:style-name="ce10" office:value-type="string" calcext:value-type="string">
            <text:p>Funzionamento del Handshake TLS. Certificati X.509 e CA. Differenza operativa tra IPsec in modalità Tunnel vs Transport.</text:p>
          </table:table-cell>
          <table:table-cell table:style-name="ce10" table:formula="of:=IF([.H41]=&quot;&quot;;[.F41];CONCATENATE([.F41];&quot; (&quot;;[.H41];&quot;)&quot;))" office:value-type="string" office:string-value="Funzionamento del Handshake TLS. Certificati X.509 e CA. Differenza operativa tra IPsec in modalità Tunnel vs Transport." calcext:value-type="string">
            <text:p>Funzionamento del Handshake TLS. Certificati X.509 e CA. Differenza operativa tra IPsec in modalità Tunnel vs Transport.</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2];[$moduli.$F$2:.$F$35];0);1)" office:value-type="string" office:string-value="Sistemi" calcext:value-type="string">
            <text:p>Sistemi</text:p>
          </table:table-cell>
          <table:table-cell table:style-name="ce10" table:number-matrix-columns-spanned="1" table:number-matrix-rows-spanned="1" table:formula="of:=INDEX([$moduli.$A$2:.$M$35];MATCH([.C42];[$moduli.$F$2:.$F$35];0);2)" office:value-type="string" office:string-value="Le reti wireless" calcext:value-type="string">
            <text:p>Le reti wireless</text:p>
          </table:table-cell>
          <table:table-cell table:style-name="ce10" table:content-validation-name="val14" office:value-type="string" calcext:value-type="string">
            <text:p>Infrastuttura fisica</text:p>
          </table:table-cell>
          <table:table-cell table:style-name="ce10" office:value-type="float" office:value="23" calcext:value-type="float">
            <text:p>23</text:p>
          </table:table-cell>
          <table:table-cell table:style-name="ce29" office:value-type="string" calcext:value-type="string">
            <text:p>L'infrastruttura fisica delle reti wireless</text:p>
          </table:table-cell>
          <table:table-cell table:style-name="ce10" office:value-type="string" calcext:value-type="string">
            <text:p>Componenti WLAN: Access Point, Wireless Controller. Concetti di BSS (Basic Service Set), ESS (Extended Service Set) e SSID.</text:p>
          </table:table-cell>
          <table:table-cell table:style-name="ce10" table:formula="of:=IF([.H42]=&quot;&quot;;[.F42];CONCATENATE([.F42];&quot; (&quot;;[.H42];&quot;)&quot;))" office:value-type="string" office:string-value="Componenti WLAN: Access Point, Wireless Controller. Concetti di BSS (Basic Service Set), ESS (Extended Service Set) e SSID." calcext:value-type="string">
            <text:p>Componenti WLAN: Access Point, Wireless Controller. Concetti di BSS (Basic Service Set), ESS (Extended Service Set) e SSID.</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3];[$moduli.$F$2:.$F$35];0);1)" office:value-type="string" office:string-value="Sistemi" calcext:value-type="string">
            <text:p>Sistemi</text:p>
          </table:table-cell>
          <table:table-cell table:style-name="ce10" table:number-matrix-columns-spanned="1" table:number-matrix-rows-spanned="1" table:formula="of:=INDEX([$moduli.$A$2:.$M$35];MATCH([.C43];[$moduli.$F$2:.$F$35];0);2)" office:value-type="string" office:string-value="Le reti wireless" calcext:value-type="string">
            <text:p>Le reti wireless</text:p>
          </table:table-cell>
          <table:table-cell table:style-name="ce10" table:content-validation-name="val14" office:value-type="string" calcext:value-type="string">
            <text:p>La sicurezza delle reti wireless</text:p>
          </table:table-cell>
          <table:table-cell table:style-name="ce10" office:value-type="float" office:value="24" calcext:value-type="float">
            <text:p>24</text:p>
          </table:table-cell>
          <table:table-cell table:style-name="ce29" office:value-type="string" calcext:value-type="string">
            <text:p>I protocolli di sicurezza</text:p>
          </table:table-cell>
          <table:table-cell table:style-name="ce10" office:value-type="string" calcext:value-type="string">
            <text:p>Evoluzione della sicurezza: WEP (insicuro), WPA, WPA2 (CCMP/AES), WPA3 (SAE). Autenticazione Personal (PSK) vs Enterprise (802.1X/Radius).</text:p>
          </table:table-cell>
          <table:table-cell table:style-name="ce10" table:formula="of:=IF([.H43]=&quot;&quot;;[.F43];CONCATENATE([.F43];&quot; (&quot;;[.H43];&quot;)&quot;))" office:value-type="string" office:string-value="Evoluzione della sicurezza: WEP (insicuro), WPA, WPA2 (CCMP/AES), WPA3 (SAE). Autenticazione Personal (PSK) vs Enterprise (802.1X/Radius)." calcext:value-type="string">
            <text:p>Evoluzione della sicurezza: WEP (insicuro), WPA, WPA2 (CCMP/AES), WPA3 (SAE). Autenticazione Personal (PSK) vs Enterprise (802.1X/Radius).</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4];[$moduli.$F$2:.$F$35];0);1)" office:value-type="string" office:string-value="Sistemi" calcext:value-type="string">
            <text:p>Sistemi</text:p>
          </table:table-cell>
          <table:table-cell table:style-name="ce10" table:number-matrix-columns-spanned="1" table:number-matrix-rows-spanned="1" table:formula="of:=INDEX([$moduli.$A$2:.$M$35];MATCH([.C44];[$moduli.$F$2:.$F$35];0);2)" office:value-type="string" office:string-value="Le reti wireless" calcext:value-type="string">
            <text:p>Le reti wireless</text:p>
          </table:table-cell>
          <table:table-cell table:style-name="ce10" table:content-validation-name="val14" office:value-type="string" calcext:value-type="string">
            <text:p>La sicurezza delle reti wireless</text:p>
          </table:table-cell>
          <table:table-cell table:style-name="ce10" office:value-type="float" office:value="25" calcext:value-type="float">
            <text:p>25</text:p>
          </table:table-cell>
          <table:table-cell table:style-name="ce29" office:value-type="string" calcext:value-type="string">
            <text:p>Hacking delle reti wireless</text:p>
          </table:table-cell>
          <table:table-cell table:style-name="ce10" office:value-type="string" calcext:value-type="string">
            <text:p>Principali minacce: Rogue Access Point, Evil Twin, Deauthentication attack, Sniffing passivo.</text:p>
          </table:table-cell>
          <table:table-cell table:style-name="ce10" table:formula="of:=IF([.H44]=&quot;&quot;;[.F44];CONCATENATE([.F44];&quot; (&quot;;[.H44];&quot;)&quot;))" office:value-type="string" office:string-value="Principali minacce: Rogue Access Point, Evil Twin, Deauthentication attack, Sniffing passivo." calcext:value-type="string">
            <text:p>Principali minacce: Rogue Access Point, Evil Twin, Deauthentication attack, Sniffing passiv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5];[$moduli.$F$2:.$F$35];0);1)" office:value-type="string" office:string-value="Sistemi" calcext:value-type="string">
            <text:p>Sistemi</text:p>
          </table:table-cell>
          <table:table-cell table:style-name="ce10" table:number-matrix-columns-spanned="1" table:number-matrix-rows-spanned="1" table:formula="of:=INDEX([$moduli.$A$2:.$M$35];MATCH([.C45];[$moduli.$F$2:.$F$35];0);2)" office:value-type="string" office:string-value="Le reti wireless" calcext:value-type="string">
            <text:p>Le reti wireless</text:p>
          </table:table-cell>
          <table:table-cell table:style-name="ce10" table:content-validation-name="val14" office:value-type="string" calcext:value-type="string">
            <text:p>La sicurezza delle reti wireless</text:p>
          </table:table-cell>
          <table:table-cell table:style-name="ce10" office:value-type="float" office:value="26" calcext:value-type="float">
            <text:p>26</text:p>
          </table:table-cell>
          <table:table-cell table:style-name="ce29" office:value-type="string" calcext:value-type="string">
            <text:p>Protocolli 801 legacy</text:p>
          </table:table-cell>
          <table:table-cell table:style-name="ce10" office:value-type="string" calcext:value-type="string">
            <text:p>Evoluzione standard IEEE 802.11: a, b, g, n, ac (Wi-Fi 5), ax (Wi-Fi 6). Frequenze 2.4GHz vs 5GHz.</text:p>
          </table:table-cell>
          <table:table-cell table:style-name="ce10" table:formula="of:=IF([.H45]=&quot;&quot;;[.F45];CONCATENATE([.F45];&quot; (&quot;;[.H45];&quot;)&quot;))" office:value-type="string" office:string-value="Evoluzione standard IEEE 802.11: a, b, g, n, ac (Wi-Fi 5), ax (Wi-Fi 6). Frequenze 2.4GHz vs 5GHz." calcext:value-type="string">
            <text:p>Evoluzione standard IEEE 802.11: a, b, g, n, ac (Wi-Fi 5), ax (Wi-Fi 6). Frequenze 2.4GHz vs 5GHz.</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6];[$moduli.$F$2:.$F$35];0);1)" office:value-type="string" office:string-value="Sistemi" calcext:value-type="string">
            <text:p>Sistemi</text:p>
          </table:table-cell>
          <table:table-cell table:style-name="ce10" table:number-matrix-columns-spanned="1" table:number-matrix-rows-spanned="1" table:formula="of:=INDEX([$moduli.$A$2:.$M$35];MATCH([.C46];[$moduli.$F$2:.$F$35];0);2)" office:value-type="string" office:string-value="La struttura di rete" calcext:value-type="string">
            <text:p>La struttura di rete</text:p>
          </table:table-cell>
          <table:table-cell table:style-name="ce10" table:content-validation-name="val14" office:value-type="string" calcext:value-type="string">
            <text:p>Cablaggio e cloud</text:p>
          </table:table-cell>
          <table:table-cell table:style-name="ce10" office:value-type="float" office:value="27" calcext:value-type="float">
            <text:p>27</text:p>
          </table:table-cell>
          <table:table-cell table:style-name="ce29" office:value-type="string" calcext:value-type="string">
            <text:p>Il cablaggio</text:p>
          </table:table-cell>
          <table:table-cell table:style-name="ce10" office:value-type="string" calcext:value-type="string">
            <text:p>Cablaggio strutturato (EIA/TIA 568). Categorie cavi in rame (Cat 5e, 6, 6a, 7). Fibra ottica: Monomodale vs Multimodale.</text:p>
          </table:table-cell>
          <table:table-cell table:style-name="ce10" table:formula="of:=IF([.H46]=&quot;&quot;;[.F46];CONCATENATE([.F46];&quot; (&quot;;[.H46];&quot;)&quot;))" office:value-type="string" office:string-value="Cablaggio strutturato (EIA/TIA 568). Categorie cavi in rame (Cat 5e, 6, 6a, 7). Fibra ottica: Monomodale vs Multimodale." calcext:value-type="string">
            <text:p>Cablaggio strutturato (EIA/TIA 568). Categorie cavi in rame (Cat 5e, 6, 6a, 7). Fibra ottica: Monomodale vs Multimodal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7];[$moduli.$F$2:.$F$35];0);1)" office:value-type="string" office:string-value="Sistemi" calcext:value-type="string">
            <text:p>Sistemi</text:p>
          </table:table-cell>
          <table:table-cell table:style-name="ce10" table:number-matrix-columns-spanned="1" table:number-matrix-rows-spanned="1" table:formula="of:=INDEX([$moduli.$A$2:.$M$35];MATCH([.C47];[$moduli.$F$2:.$F$35];0);2)" office:value-type="string" office:string-value="La struttura di rete" calcext:value-type="string">
            <text:p>La struttura di rete</text:p>
          </table:table-cell>
          <table:table-cell table:style-name="ce10" table:content-validation-name="val14" office:value-type="string" calcext:value-type="string">
            <text:p>Cablaggio e cloud</text:p>
          </table:table-cell>
          <table:table-cell table:style-name="ce10" office:value-type="float" office:value="28" calcext:value-type="float">
            <text:p>28</text:p>
          </table:table-cell>
          <table:table-cell table:style-name="ce29" office:value-type="string" calcext:value-type="string">
            <text:p>Il cloud</text:p>
          </table:table-cell>
          <table:table-cell table:style-name="ce10" office:value-type="string" calcext:value-type="string">
            <text:p>I modelli di servizio: IaaS, PaaS, SaaS. I modelli di deployment: Cloud Pubblico, Privato, Ibrido. Vantaggi (scalabilità) e rischi.</text:p>
          </table:table-cell>
          <table:table-cell table:style-name="ce10" table:formula="of:=IF([.H47]=&quot;&quot;;[.F47];CONCATENATE([.F47];&quot; (&quot;;[.H47];&quot;)&quot;))" office:value-type="string" office:string-value="I modelli di servizio: IaaS, PaaS, SaaS. I modelli di deployment: Cloud Pubblico, Privato, Ibrido. Vantaggi (scalabilità) e rischi." calcext:value-type="string">
            <text:p>I modelli di servizio: IaaS, PaaS, SaaS. I modelli di deployment: Cloud Pubblico, Privato, Ibrido. Vantaggi (scalabilità) e rischi.</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8];[$moduli.$F$2:.$F$35];0);1)" office:value-type="string" office:string-value="Sistemi" calcext:value-type="string">
            <text:p>Sistemi</text:p>
          </table:table-cell>
          <table:table-cell table:style-name="ce10" table:number-matrix-columns-spanned="1" table:number-matrix-rows-spanned="1" table:formula="of:=INDEX([$moduli.$A$2:.$M$35];MATCH([.C48];[$moduli.$F$2:.$F$35];0);2)" office:value-type="string" office:string-value="La struttura di rete" calcext:value-type="string">
            <text:p>La struttura di rete</text:p>
          </table:table-cell>
          <table:table-cell table:style-name="ce10" table:content-validation-name="val14" office:value-type="string" calcext:value-type="string">
            <text:p>Le reti aziendali</text:p>
          </table:table-cell>
          <table:table-cell table:style-name="ce10" office:value-type="float" office:value="29" calcext:value-type="float">
            <text:p>29</text:p>
          </table:table-cell>
          <table:table-cell table:style-name="ce29" office:value-type="string" calcext:value-type="string">
            <text:p>L'infrastruttura azienda</text:p>
          </table:table-cell>
          <table:table-cell table:style-name="ce10" office:value-type="string" calcext:value-type="string">
            <text:p>Core, Distribution e Access Layer. Ridondanza (STP, Etherchannel)</text:p>
          </table:table-cell>
          <table:table-cell table:style-name="ce10" table:formula="of:=IF([.H48]=&quot;&quot;;[.F48];CONCATENATE([.F48];&quot; (&quot;;[.H48];&quot;)&quot;))" office:value-type="string" office:string-value="Core, Distribution e Access Layer. Ridondanza (STP, Etherchannel)" calcext:value-type="string">
            <text:p>Core, Distribution e Access Layer. Ridondanza (STP, Etherchannel)</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49];[$moduli.$F$2:.$F$35];0);1)" office:value-type="string" office:string-value="Sistemi" calcext:value-type="string">
            <text:p>Sistemi</text:p>
          </table:table-cell>
          <table:table-cell table:style-name="ce10" table:number-matrix-columns-spanned="1" table:number-matrix-rows-spanned="1" table:formula="of:=INDEX([$moduli.$A$2:.$M$35];MATCH([.C49];[$moduli.$F$2:.$F$35];0);2)" office:value-type="string" office:string-value="La struttura di rete" calcext:value-type="string">
            <text:p>La struttura di rete</text:p>
          </table:table-cell>
          <table:table-cell table:style-name="ce10" table:content-validation-name="val14" office:value-type="string" calcext:value-type="string">
            <text:p>Le reti aziendali</text:p>
          </table:table-cell>
          <table:table-cell table:style-name="ce10" office:value-type="float" office:value="30" calcext:value-type="float">
            <text:p>30</text:p>
          </table:table-cell>
          <table:table-cell table:style-name="ce29" office:value-type="string" calcext:value-type="string">
            <text:p>La collocazione del server</text:p>
          </table:table-cell>
          <table:table-cell table:style-name="ce10" office:value-type="string" calcext:value-type="string">
            <text:p>Scelta tra On-Premise, Housing (Colocation) e Hosting. Gestione degli armadi Rack (unità U) e del cablaggio strutturato.</text:p>
          </table:table-cell>
          <table:table-cell table:style-name="ce10" table:formula="of:=IF([.H49]=&quot;&quot;;[.F49];CONCATENATE([.F49];&quot; (&quot;;[.H49];&quot;)&quot;))" office:value-type="string" office:string-value="Scelta tra On-Premise, Housing (Colocation) e Hosting. Gestione degli armadi Rack (unità U) e del cablaggio strutturato." calcext:value-type="string">
            <text:p>Scelta tra On-Premise, Housing (Colocation) e Hosting. Gestione degli armadi Rack (unità U) e del cablaggio strutturat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0];[$moduli.$F$2:.$F$35];0);1)" office:value-type="string" office:string-value="Sistemi" calcext:value-type="string">
            <text:p>Sistemi</text:p>
          </table:table-cell>
          <table:table-cell table:style-name="ce10" table:number-matrix-columns-spanned="1" table:number-matrix-rows-spanned="1" table:formula="of:=INDEX([$moduli.$A$2:.$M$35];MATCH([.C50];[$moduli.$F$2:.$F$35];0);2)" office:value-type="string" office:string-value="La struttura di rete" calcext:value-type="string">
            <text:p>La struttura di rete</text:p>
          </table:table-cell>
          <table:table-cell table:style-name="ce10" table:content-validation-name="val14" office:value-type="string" calcext:value-type="string">
            <text:p>Le reti aziendali</text:p>
          </table:table-cell>
          <table:table-cell table:style-name="ce10" office:value-type="float" office:value="31" calcext:value-type="float">
            <text:p>31</text:p>
          </table:table-cell>
          <table:table-cell table:style-name="ce29" office:value-type="string" calcext:value-type="string">
            <text:p>Server Farm</text:p>
          </table:table-cell>
          <table:table-cell table:style-name="ce10" office:value-type="string" calcext:value-type="string">
            <text:p>Requisiti ambientali, energetici e di connettività per i Data Center.</text:p>
          </table:table-cell>
          <table:table-cell table:style-name="ce10" table:formula="of:=IF([.H50]=&quot;&quot;;[.F50];CONCATENATE([.F50];&quot; (&quot;;[.H50];&quot;)&quot;))" office:value-type="string" office:string-value="Requisiti ambientali, energetici e di connettività per i Data Center." calcext:value-type="string">
            <text:p>Requisiti ambientali, energetici e di connettività per i Data Center.</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1];[$moduli.$F$2:.$F$35];0);1)" office:value-type="string" office:string-value="Sistemi" calcext:value-type="string">
            <text:p>Sistemi</text:p>
          </table:table-cell>
          <table:table-cell table:style-name="ce10" table:number-matrix-columns-spanned="1" table:number-matrix-rows-spanned="1" table:formula="of:=INDEX([$moduli.$A$2:.$M$35];MATCH([.C51];[$moduli.$F$2:.$F$35];0);2)" office:value-type="string" office:string-value="La struttura di rete" calcext:value-type="string">
            <text:p>La struttura di rete</text:p>
          </table:table-cell>
          <table:table-cell table:style-name="ce10" table:content-validation-name="val14" office:value-type="string" calcext:value-type="string">
            <text:p>La virtualizzazione</text:p>
          </table:table-cell>
          <table:table-cell table:style-name="ce10" office:value-type="float" office:value="32" calcext:value-type="float">
            <text:p>32</text:p>
          </table:table-cell>
          <table:table-cell table:style-name="ce29" office:value-type="string" calcext:value-type="string">
            <text:p>La virtualizzazione del server</text:p>
          </table:table-cell>
          <table:table-cell table:style-name="ce10" office:value-type="string" calcext:value-type="string">
            <text:p>Hypervisor di Tipo 1 (Bare Metal, es. ESXi) vs Tipo 2 (Hosted, es. VirtualBox). Allocazione dinamica delle risorse (vCPU, vRAM).</text:p>
          </table:table-cell>
          <table:table-cell table:style-name="ce10" table:formula="of:=IF([.H51]=&quot;&quot;;[.F51];CONCATENATE([.F51];&quot; (&quot;;[.H51];&quot;)&quot;))" office:value-type="string" office:string-value="Hypervisor di Tipo 1 (Bare Metal, es. ESXi) vs Tipo 2 (Hosted, es. VirtualBox). Allocazione dinamica delle risorse (vCPU, vRAM)." calcext:value-type="string">
            <text:p>Hypervisor di Tipo 1 (Bare Metal, es. ESXi) vs Tipo 2 (Hosted, es. VirtualBox). Allocazione dinamica delle risorse (vCPU, vRAM).</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2];[$moduli.$F$2:.$F$35];0);1)" office:value-type="string" office:string-value="Sistemi" calcext:value-type="string">
            <text:p>Sistemi</text:p>
          </table:table-cell>
          <table:table-cell table:style-name="ce10" table:number-matrix-columns-spanned="1" table:number-matrix-rows-spanned="1" table:formula="of:=INDEX([$moduli.$A$2:.$M$35];MATCH([.C52];[$moduli.$F$2:.$F$35];0);2)" office:value-type="string" office:string-value="La struttura di rete" calcext:value-type="string">
            <text:p>La struttura di rete</text:p>
          </table:table-cell>
          <table:table-cell table:style-name="ce10" table:content-validation-name="val14" office:value-type="string" calcext:value-type="string">
            <text:p>La virtualizzazione</text:p>
          </table:table-cell>
          <table:table-cell table:style-name="ce10" office:value-type="float" office:value="33" calcext:value-type="float">
            <text:p>33</text:p>
          </table:table-cell>
          <table:table-cell table:style-name="ce29" office:value-type="string" calcext:value-type="string">
            <text:p>La virtualizzazione del software</text:p>
          </table:table-cell>
          <table:table-cell table:style-name="ce10" office:value-type="string" calcext:value-type="string">
            <text:p>Differenza tra Virtualizzazione e Containerizzazione (es. Docker). Isolamento delle applicazioni e concetto di Microservizi.</text:p>
          </table:table-cell>
          <table:table-cell table:style-name="ce10" table:formula="of:=IF([.H52]=&quot;&quot;;[.F52];CONCATENATE([.F52];&quot; (&quot;;[.H52];&quot;)&quot;))" office:value-type="string" office:string-value="Differenza tra Virtualizzazione e Containerizzazione (es. Docker). Isolamento delle applicazioni e concetto di Microservizi." calcext:value-type="string">
            <text:p>Differenza tra Virtualizzazione e Containerizzazione (es. Docker). Isolamento delle applicazioni e concetto di Microservizi.</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3];[$moduli.$F$2:.$F$35];0);1)" office:value-type="string" office:string-value="Sistemi" calcext:value-type="string">
            <text:p>Sistemi</text:p>
          </table:table-cell>
          <table:table-cell table:style-name="ce10" table:number-matrix-columns-spanned="1" table:number-matrix-rows-spanned="1" table:formula="of:=INDEX([$moduli.$A$2:.$M$35];MATCH([.C53];[$moduli.$F$2:.$F$35];0);2)" office:value-type="string" office:string-value="Le architetture di rete" calcext:value-type="string">
            <text:p>Le architetture di rete</text:p>
          </table:table-cell>
          <table:table-cell table:style-name="ce10" table:content-validation-name="val14" office:value-type="string" calcext:value-type="string">
            <text:p>Architetture</text:p>
          </table:table-cell>
          <table:table-cell table:style-name="ce10" office:value-type="float" office:value="34" calcext:value-type="float">
            <text:p>34</text:p>
          </table:table-cell>
          <table:table-cell table:style-name="ce29" office:value-type="string" calcext:value-type="string">
            <text:p>Il modello client-server</text:p>
          </table:table-cell>
          <table:table-cell table:style-name="ce10" office:value-type="string" calcext:value-type="string">
            <text:p>Ruoli e responsabilità: Client (richiedente attivo) e Server (fornitore passivo). Logica Request-Response. Stateless vs Stateful.</text:p>
          </table:table-cell>
          <table:table-cell table:style-name="ce10" table:formula="of:=IF([.H53]=&quot;&quot;;[.F53];CONCATENATE([.F53];&quot; (&quot;;[.H53];&quot;)&quot;))" office:value-type="string" office:string-value="Ruoli e responsabilità: Client (richiedente attivo) e Server (fornitore passivo). Logica Request-Response. Stateless vs Stateful." calcext:value-type="string">
            <text:p>Ruoli e responsabilità: Client (richiedente attivo) e Server (fornitore passivo). Logica Request-Response. Stateless vs Stateful.</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4];[$moduli.$F$2:.$F$35];0);1)" office:value-type="string" office:string-value="Sistemi" calcext:value-type="string">
            <text:p>Sistemi</text:p>
          </table:table-cell>
          <table:table-cell table:style-name="ce10" table:number-matrix-columns-spanned="1" table:number-matrix-rows-spanned="1" table:formula="of:=INDEX([$moduli.$A$2:.$M$35];MATCH([.C54];[$moduli.$F$2:.$F$35];0);2)" office:value-type="string" office:string-value="Le architetture di rete" calcext:value-type="string">
            <text:p>Le architetture di rete</text:p>
          </table:table-cell>
          <table:table-cell table:style-name="ce10" table:content-validation-name="val14" office:value-type="string" calcext:value-type="string">
            <text:p>Architetture</text:p>
          </table:table-cell>
          <table:table-cell table:style-name="ce10" office:value-type="float" office:value="35" calcext:value-type="float">
            <text:p>35</text:p>
          </table:table-cell>
          <table:table-cell table:style-name="ce29" office:value-type="string" calcext:value-type="string">
            <text:p>Le architetture in TIER</text:p>
          </table:table-cell>
          <table:table-cell table:style-name="ce10" office:value-type="string" calcext:value-type="string">
            <text:p>Architetture Multilivello: 2-Tier (Client-DB) vs 3-Tier (Presentation, Application/Logic, Data Layer). Vantaggi di scalabilità e manutenzione.</text:p>
          </table:table-cell>
          <table:table-cell table:style-name="ce10" table:formula="of:=IF([.H54]=&quot;&quot;;[.F54];CONCATENATE([.F54];&quot; (&quot;;[.H54];&quot;)&quot;))" office:value-type="string" office:string-value="Architetture Multilivello: 2-Tier (Client-DB) vs 3-Tier (Presentation, Application/Logic, Data Layer). Vantaggi di scalabilità e manutenzione." calcext:value-type="string">
            <text:p>Architetture Multilivello: 2-Tier (Client-DB) vs 3-Tier (Presentation, Application/Logic, Data Layer). Vantaggi di scalabilità e manutenzion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5];[$moduli.$F$2:.$F$35];0);1)" office:value-type="string" office:string-value="Sistemi" calcext:value-type="string">
            <text:p>Sistemi</text:p>
          </table:table-cell>
          <table:table-cell table:style-name="ce10" table:number-matrix-columns-spanned="1" table:number-matrix-rows-spanned="1" table:formula="of:=INDEX([$moduli.$A$2:.$M$35];MATCH([.C55];[$moduli.$F$2:.$F$35];0);2)" office:value-type="string" office:string-value="Le architetture di rete" calcext:value-type="string">
            <text:p>Le architetture di rete</text:p>
          </table:table-cell>
          <table:table-cell table:style-name="ce10" table:content-validation-name="val14" office:value-type="string" calcext:value-type="string">
            <text:p>Serivizi</text:p>
          </table:table-cell>
          <table:table-cell table:style-name="ce10" office:value-type="float" office:value="36" calcext:value-type="float">
            <text:p>36</text:p>
          </table:table-cell>
          <table:table-cell table:style-name="ce29" office:value-type="string" calcext:value-type="string">
            <text:p>Il domino</text:p>
          </table:table-cell>
          <table:table-cell table:style-name="ce10" office:value-type="string" calcext:value-type="string">
            <text:p>Struttura logica di Active Directory: Foreste, Alberi e Domini. Il ruolo del Domain Controller. Autenticazione centralizzata (Kerberos).</text:p>
          </table:table-cell>
          <table:table-cell table:style-name="ce10" table:formula="of:=IF([.H55]=&quot;&quot;;[.F55];CONCATENATE([.F55];&quot; (&quot;;[.H55];&quot;)&quot;))" office:value-type="string" office:string-value="Struttura logica di Active Directory: Foreste, Alberi e Domini. Il ruolo del Domain Controller. Autenticazione centralizzata (Kerberos)." calcext:value-type="string">
            <text:p>Struttura logica di Active Directory: Foreste, Alberi e Domini. Il ruolo del Domain Controller. Autenticazione centralizzata (Kerberos).</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6];[$moduli.$F$2:.$F$35];0);1)" office:value-type="string" office:string-value="Sistemi" calcext:value-type="string">
            <text:p>Sistemi</text:p>
          </table:table-cell>
          <table:table-cell table:style-name="ce10" table:number-matrix-columns-spanned="1" table:number-matrix-rows-spanned="1" table:formula="of:=INDEX([$moduli.$A$2:.$M$35];MATCH([.C56];[$moduli.$F$2:.$F$35];0);2)" office:value-type="string" office:string-value="Le architetture di rete" calcext:value-type="string">
            <text:p>Le architetture di rete</text:p>
          </table:table-cell>
          <table:table-cell table:style-name="ce10" table:content-validation-name="val14" office:value-type="string" calcext:value-type="string">
            <text:p>Serivizi</text:p>
          </table:table-cell>
          <table:table-cell table:style-name="ce10" office:value-type="float" office:value="37" calcext:value-type="float">
            <text:p>37</text:p>
          </table:table-cell>
          <table:table-cell table:style-name="ce29" office:value-type="string" calcext:value-type="string">
            <text:p>DHCP e DNS</text:p>
          </table:table-cell>
          <table:table-cell table:style-name="ce10" office:value-type="string" calcext:value-type="string">
            <text:p>DHCP: Processo DORA, Scope, Reservation e Lease Time. DNS: Gerarchia dei domini, Zone di ricerca (Diretta/Inversa) e Record (A, CNAME, MX).</text:p>
          </table:table-cell>
          <table:table-cell table:style-name="ce10" table:formula="of:=IF([.H56]=&quot;&quot;;[.F56];CONCATENATE([.F56];&quot; (&quot;;[.H56];&quot;)&quot;))" office:value-type="string" office:string-value="DHCP: Processo DORA, Scope, Reservation e Lease Time. DNS: Gerarchia dei domini, Zone di ricerca (Diretta/Inversa) e Record (A, CNAME, MX)." calcext:value-type="string">
            <text:p>DHCP: Processo DORA, Scope, Reservation e Lease Time. DNS: Gerarchia dei domini, Zone di ricerca (Diretta/Inversa) e Record (A, CNAME, MX).</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7];[$moduli.$F$2:.$F$35];0);1)" office:value-type="string" office:string-value="IA" calcext:value-type="string">
            <text:p>IA</text:p>
          </table:table-cell>
          <table:table-cell table:style-name="ce10" table:number-matrix-columns-spanned="1" table:number-matrix-rows-spanned="1" table:formula="of:=INDEX([$moduli.$A$2:.$M$35];MATCH([.C57];[$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Fondamenti di Statistica Descrittiva</text:p>
          </table:table-cell>
          <table:table-cell table:style-name="ce10" office:value-type="float" office:value="1" calcext:value-type="float">
            <text:p>1</text:p>
          </table:table-cell>
          <table:table-cell table:style-name="ce29" office:value-type="string" calcext:value-type="string">
            <text:p>Definizione e distinzione tra statistica descrittiva e induttiva.</text:p>
          </table:table-cell>
          <table:table-cell table:style-name="ce10" office:value-type="string" calcext:value-type="string">
            <text:p>Conoscere il linguaggio e le finalità della statistica descrittiva.</text:p>
          </table:table-cell>
          <table:table-cell table:style-name="ce10" table:formula="of:=IF([.H57]=&quot;&quot;;[.F57];CONCATENATE([.F57];&quot; (&quot;;[.H57];&quot;)&quot;))" office:value-type="string" office:string-value="Conoscere il linguaggio e le finalità della statistica descrittiva." calcext:value-type="string">
            <text:p>Conoscere il linguaggio e le finalità della statistica descrittiva.</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8];[$moduli.$F$2:.$F$35];0);1)" office:value-type="string" office:string-value="IA" calcext:value-type="string">
            <text:p>IA</text:p>
          </table:table-cell>
          <table:table-cell table:style-name="ce10" table:number-matrix-columns-spanned="1" table:number-matrix-rows-spanned="1" table:formula="of:=INDEX([$moduli.$A$2:.$M$35];MATCH([.C58];[$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Fondamenti di Statistica Descrittiva</text:p>
          </table:table-cell>
          <table:table-cell table:style-name="ce10" office:value-type="float" office:value="2" calcext:value-type="float">
            <text:p>2</text:p>
          </table:table-cell>
          <table:table-cell table:style-name="ce29" office:value-type="string" calcext:value-type="string">
            <text:p>Concetti di popolazione, campione e variabili statistiche (caratteri qualitativi e quantitativi, variabili discrete e continue).28</text:p>
          </table:table-cell>
          <table:table-cell table:style-name="ce10" office:value-type="string" calcext:value-type="string">
            <text:p>Distinguere tra variabili qualitative e quantitative, discrete e continue.</text:p>
          </table:table-cell>
          <table:table-cell table:style-name="ce10" table:formula="of:=IF([.H58]=&quot;&quot;;[.F58];CONCATENATE([.F58];&quot; (&quot;;[.H58];&quot;)&quot;))" office:value-type="string" office:string-value="Distinguere tra variabili qualitative e quantitative, discrete e continue." calcext:value-type="string">
            <text:p>Distinguere tra variabili qualitative e quantitative, discrete e continu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59];[$moduli.$F$2:.$F$35];0);1)" office:value-type="string" office:string-value="IA" calcext:value-type="string">
            <text:p>IA</text:p>
          </table:table-cell>
          <table:table-cell table:style-name="ce10" table:number-matrix-columns-spanned="1" table:number-matrix-rows-spanned="1" table:formula="of:=INDEX([$moduli.$A$2:.$M$35];MATCH([.C59];[$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Fondamenti di Statistica Descrittiva</text:p>
          </table:table-cell>
          <table:table-cell table:style-name="ce10" office:value-type="float" office:value="3" calcext:value-type="float">
            <text:p>3</text:p>
          </table:table-cell>
          <table:table-cell table:style-name="ce29" office:value-type="string" calcext:value-type="string">
            <text:p>Indici di posizione (media, mediana, moda) e di variabilità (varianza, deviazione standard, percentili).</text:p>
          </table:table-cell>
          <table:table-cell table:style-name="ce10" office:value-type="string" calcext:value-type="string">
            <text:p>Saper interpretare gli indici di posizione e variabilità per descrivere un dataset</text:p>
          </table:table-cell>
          <table:table-cell table:style-name="ce10" table:formula="of:=IF([.H59]=&quot;&quot;;[.F59];CONCATENATE([.F59];&quot; (&quot;;[.H59];&quot;)&quot;))" office:value-type="string" office:string-value="Saper interpretare gli indici di posizione e variabilità per descrivere un dataset" calcext:value-type="string">
            <text:p>Saper interpretare gli indici di posizione e variabilità per descrivere un dataset</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60];[$moduli.$F$2:.$F$35];0);1)" office:value-type="string" office:string-value="IA" calcext:value-type="string">
            <text:p>IA</text:p>
          </table:table-cell>
          <table:table-cell table:style-name="ce10" table:number-matrix-columns-spanned="1" table:number-matrix-rows-spanned="1" table:formula="of:=INDEX([$moduli.$A$2:.$M$35];MATCH([.C60];[$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Introduzione all'ecosistema Python per la Data Science</text:p>
          </table:table-cell>
          <table:table-cell table:style-name="ce10" office:value-type="float" office:value="4" calcext:value-type="float">
            <text:p>4</text:p>
          </table:table-cell>
          <table:table-cell table:style-name="ce29" office:value-type="string" calcext:value-type="string">
            <text:p>Google Colab come ambiente di sviluppo integrato.</text:p>
          </table:table-cell>
          <table:table-cell table:style-name="ce10" office:value-type="string" calcext:value-type="string">
            <text:p>Conoscere le funzioni base delle libreria Pandas per la manipolazione e visualizzazione dei dati.</text:p>
          </table:table-cell>
          <table:table-cell table:style-name="ce10" table:formula="of:=IF([.H60]=&quot;&quot;;[.F60];CONCATENATE([.F60];&quot; (&quot;;[.H60];&quot;)&quot;))" office:value-type="string" office:string-value="Conoscere le funzioni base delle libreria Pandas per la manipolazione e visualizzazione dei dati." calcext:value-type="string">
            <text:p>Conoscere le funzioni base delle libreria Pandas per la manipolazione e visualizzazione dei dati.</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61];[$moduli.$F$2:.$F$35];0);1)" office:value-type="string" office:string-value="IA" calcext:value-type="string">
            <text:p>IA</text:p>
          </table:table-cell>
          <table:table-cell table:style-name="ce10" table:number-matrix-columns-spanned="1" table:number-matrix-rows-spanned="1" table:formula="of:=INDEX([$moduli.$A$2:.$M$35];MATCH([.C61];[$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Introduzione all'ecosistema Python per la Data Science</text:p>
          </table:table-cell>
          <table:table-cell table:style-name="ce10" office:value-type="float" office:value="5" calcext:value-type="float">
            <text:p>5</text:p>
          </table:table-cell>
          <table:table-cell table:style-name="ce29" office:value-type="string" calcext:value-type="string">
            <text:p>La libreria Pandas</text:p>
          </table:table-cell>
          <table:table-cell table:style-name="ce10" office:value-type="string" calcext:value-type="string">
            <text:p>Strutture dati fondamentali: Series e DataFrame. Importazione ed esportazione dati (CSV, Excel). Indicizzazione, selezione (loc, iloc) e filtraggio dei dati.</text:p>
          </table:table-cell>
          <table:table-cell table:style-name="ce10" table:formula="of:=IF([.H61]=&quot;&quot;;[.F61];CONCATENATE([.F61];&quot; (&quot;;[.H61];&quot;)&quot;))" office:value-type="string" office:string-value="Strutture dati fondamentali: Series e DataFrame. Importazione ed esportazione dati (CSV, Excel). Indicizzazione, selezione (loc, iloc) e filtraggio dei dati." calcext:value-type="string">
            <text:p>Strutture dati fondamentali: Series e DataFrame. Importazione ed esportazione dati (CSV, Excel). Indicizzazione, selezione (loc, iloc) e filtraggio dei dati.</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62];[$moduli.$F$2:.$F$35];0);1)" office:value-type="string" office:string-value="IA" calcext:value-type="string">
            <text:p>IA</text:p>
          </table:table-cell>
          <table:table-cell table:style-name="ce10" table:number-matrix-columns-spanned="1" table:number-matrix-rows-spanned="1" table:formula="of:=INDEX([$moduli.$A$2:.$M$35];MATCH([.C62];[$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Introduzione all'ecosistema Python per la Data Science</text:p>
          </table:table-cell>
          <table:table-cell table:style-name="ce10" office:value-type="float" office:value="6" calcext:value-type="float">
            <text:p>6</text:p>
          </table:table-cell>
          <table:table-cell table:style-name="ce29" office:value-type="string" calcext:value-type="string">
            <text:p>DataFrame e Series, manipolazione di dati tabellari.</text:p>
          </table:table-cell>
          <table:table-cell table:style-name="ce10" office:value-type="string" calcext:value-type="string">
            <text:p>Funzioni per l'analisi esplorativa dei dati (EDA), tra cui .head(), .info(), .describe(), .shape, .isnull().sum() e .value_counts().29</text:p>
          </table:table-cell>
          <table:table-cell table:style-name="ce10" table:formula="of:=IF([.H62]=&quot;&quot;;[.F62];CONCATENATE([.F62];&quot; (&quot;;[.H62];&quot;)&quot;))" office:value-type="string" office:string-value="Funzioni per l'analisi esplorativa dei dati (EDA), tra cui .head(), .info(), .describe(), .shape, .isnull().sum() e .value_counts().29" calcext:value-type="string">
            <text:p>Funzioni per l'analisi esplorativa dei dati (EDA), tra cui .head(), .info(), .describe(), .shape, .isnull().sum() e .value_counts().29</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63];[$moduli.$F$2:.$F$35];0);1)" office:value-type="string" office:string-value="IA" calcext:value-type="string">
            <text:p>IA</text:p>
          </table:table-cell>
          <table:table-cell table:style-name="ce10" table:number-matrix-columns-spanned="1" table:number-matrix-rows-spanned="1" table:formula="of:=INDEX([$moduli.$A$2:.$M$35];MATCH([.C63];[$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Relazioni tra Dati e Visualizzazione</text:p>
          </table:table-cell>
          <table:table-cell table:style-name="ce10" office:value-type="float" office:value="7" calcext:value-type="float">
            <text:p>7</text:p>
          </table:table-cell>
          <table:table-cell table:style-name="ce29" office:value-type="string" calcext:value-type="string">
            <text:p>Concetto di correlazione (positiva e negativa). Distinzione cruciale tra correlazione e causalità.</text:p>
          </table:table-cell>
          <table:table-cell table:style-name="ce10" office:value-type="string" calcext:value-type="string">
            <text:p>Comprendere la differenza tra correlazione (associazione) e causalità (rapporto di causa-effetto).</text:p>
          </table:table-cell>
          <table:table-cell table:style-name="ce10" table:formula="of:=IF([.H63]=&quot;&quot;;[.F63];CONCATENATE([.F63];&quot; (&quot;;[.H63];&quot;)&quot;))" office:value-type="string" office:string-value="Comprendere la differenza tra correlazione (associazione) e causalità (rapporto di causa-effetto)." calcext:value-type="string">
            <text:p>Comprendere la differenza tra correlazione (associazione) e causalità (rapporto di causa-effett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64];[$moduli.$F$2:.$F$35];0);1)" office:value-type="string" office:string-value="IA" calcext:value-type="string">
            <text:p>IA</text:p>
          </table:table-cell>
          <table:table-cell table:style-name="ce10" table:number-matrix-columns-spanned="1" table:number-matrix-rows-spanned="1" table:formula="of:=INDEX([$moduli.$A$2:.$M$35];MATCH([.C64];[$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Relazioni tra Dati e Visualizzazione</text:p>
          </table:table-cell>
          <table:table-cell table:style-name="ce10" office:value-type="float" office:value="8" calcext:value-type="float">
            <text:p>8</text:p>
          </table:table-cell>
          <table:table-cell table:style-name="ce29" office:value-type="string" calcext:value-type="string">
            <text:p>Uso delle librerie Matplotlib e Seaborn per la creazione di grafici.</text:p>
          </table:table-cell>
          <table:table-cell table:style-name="ce10" office:value-type="string" calcext:value-type="string">
            <text:p>Sintassi base di Matplotlib (Pyplot, Figure, Axes). Personalizzazione dei grafici: titoli, etichette assi, legende e palette di colori. Integrazione di Seaborn per grafici statistici.</text:p>
          </table:table-cell>
          <table:table-cell table:style-name="ce10" table:formula="of:=IF([.H64]=&quot;&quot;;[.F64];CONCATENATE([.F64];&quot; (&quot;;[.H64];&quot;)&quot;))" office:value-type="string" office:string-value="Sintassi base di Matplotlib (Pyplot, Figure, Axes). Personalizzazione dei grafici: titoli, etichette assi, legende e palette di colori. Integrazione di Seaborn per grafici statistici." calcext:value-type="string">
            <text:p>Sintassi base di Matplotlib (Pyplot, Figure, Axes). Personalizzazione dei grafici: titoli, etichette assi, legende e palette di colori. Integrazione di Seaborn per grafici statistici.</text:p>
          </table:table-cell>
          <table:table-cell table:style-name="ce10" table:number-columns-repeated="2"/>
          <table:table-cell table:style-name="ce10" office:value-type="string" calcext:value-type="string">
            <text:p>ID</text:p>
          </table:table-cell>
          <table:table-cell table:style-name="ce10" office:value-type="string" calcext:value-type="string">
            <text:p>Titolo Argomento</text:p>
          </table:table-cell>
          <table:table-cell table:style-name="ce10" office:value-type="string" calcext:value-type="string">
            <text:p>Conoscenze Specifiche (Contenuto suggerito)</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65];[$moduli.$F$2:.$F$35];0);1)" office:value-type="string" office:string-value="IA" calcext:value-type="string">
            <text:p>IA</text:p>
          </table:table-cell>
          <table:table-cell table:style-name="ce10" table:number-matrix-columns-spanned="1" table:number-matrix-rows-spanned="1" table:formula="of:=INDEX([$moduli.$A$2:.$M$35];MATCH([.C65];[$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Relazioni tra Dati e Visualizzazione</text:p>
          </table:table-cell>
          <table:table-cell table:style-name="ce10" office:value-type="float" office:value="9" calcext:value-type="float">
            <text:p>9</text:p>
          </table:table-cell>
          <table:table-cell table:style-name="ce29" office:value-type="string" calcext:value-type="string">
            <text:p>Tipologie di grafici per l'analisi: scatter plot, box plot, count plot.8</text:p>
          </table:table-cell>
          <table:table-cell table:style-name="ce10" office:value-type="string" calcext:value-type="string">
            <text:p>Saper scegliere il grafico adatto: Scatter plot (correlazioni), Istogrammi (distribuzioni), Box plot (outliers e quartili), Count plot (frequenze categoriche).</text:p>
          </table:table-cell>
          <table:table-cell table:style-name="ce10" table:formula="of:=IF([.H65]=&quot;&quot;;[.F65];CONCATENATE([.F65];&quot; (&quot;;[.H65];&quot;)&quot;))" office:value-type="string" office:string-value="Saper scegliere il grafico adatto: Scatter plot (correlazioni), Istogrammi (distribuzioni), Box plot (outliers e quartili), Count plot (frequenze categoriche)." calcext:value-type="string">
            <text:p>Saper scegliere il grafico adatto: Scatter plot (correlazioni), Istogrammi (distribuzioni), Box plot (outliers e quartili), Count plot (frequenze categoriche).</text:p>
          </table:table-cell>
          <table:table-cell table:style-name="ce10" table:number-columns-repeated="2"/>
          <table:table-cell table:style-name="ce10" office:value-type="float" office:value="60" calcext:value-type="float">
            <text:p>60</text:p>
          </table:table-cell>
          <table:table-cell table:style-name="ce10" office:value-type="string" calcext:value-type="string">
            <text:p>La libreria Pandas</text:p>
          </table:table-cell>
          <table:table-cell table:style-name="ce10" office:value-type="string" calcext:value-type="string">
            <text:p>(Correzione) Strutture dati fondamentali: Series e DataFrame. Importazione ed esportazione dati (CSV, Excel). Indicizzazione, selezione (loc, iloc) e filtraggio dei dati.</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66];[$moduli.$F$2:.$F$35];0);1)" office:value-type="string" office:string-value="IA" calcext:value-type="string">
            <text:p>IA</text:p>
          </table:table-cell>
          <table:table-cell table:style-name="ce10" table:number-matrix-columns-spanned="1" table:number-matrix-rows-spanned="1" table:formula="of:=INDEX([$moduli.$A$2:.$M$35];MATCH([.C66];[$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Introduzione alla Classificazione</text:p>
          </table:table-cell>
          <table:table-cell table:style-name="ce10" office:value-type="float" office:value="10" calcext:value-type="float">
            <text:p>10</text:p>
          </table:table-cell>
          <table:table-cell table:style-name="ce29" office:value-type="string" calcext:value-type="string">
            <text:p>Concetto di classificazione binaria</text:p>
          </table:table-cell>
          <table:table-cell table:style-name="ce10" office:value-type="string" calcext:value-type="string">
            <text:p>Comprendere il concetto di separabilità lineare dei dati.</text:p>
          </table:table-cell>
          <table:table-cell table:style-name="ce10" table:formula="of:=IF([.H66]=&quot;&quot;;[.F66];CONCATENATE([.F66];&quot; (&quot;;[.H66];&quot;)&quot;))" office:value-type="string" office:string-value="Comprendere il concetto di separabilità lineare dei dati." calcext:value-type="string">
            <text:p>Comprendere il concetto di separabilità lineare dei dati.</text:p>
          </table:table-cell>
          <table:table-cell table:style-name="ce10" table:number-columns-repeated="2"/>
          <table:table-cell table:style-name="ce10" office:value-type="float" office:value="63" calcext:value-type="float">
            <text:p>63</text:p>
          </table:table-cell>
          <table:table-cell table:style-name="ce10" office:value-type="string" calcext:value-type="string">
            <text:p>Uso delle librerie Matplotlib e Seaborn...</text:p>
          </table:table-cell>
          <table:table-cell table:style-name="ce10" office:value-type="string" calcext:value-type="string">
            <text:p>Sintassi base di Matplotlib (Pyplot, Figure, Axes). Personalizzazione dei grafici: titoli, etichette assi, legende e palette di colori. Integrazione di Seaborn per grafici statistici.</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67];[$moduli.$F$2:.$F$35];0);1)" office:value-type="string" office:string-value="IA" calcext:value-type="string">
            <text:p>IA</text:p>
          </table:table-cell>
          <table:table-cell table:style-name="ce10" table:number-matrix-columns-spanned="1" table:number-matrix-rows-spanned="1" table:formula="of:=INDEX([$moduli.$A$2:.$M$35];MATCH([.C67];[$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Introduzione alla Classificazione</text:p>
          </table:table-cell>
          <table:table-cell table:style-name="ce10" office:value-type="float" office:value="11" calcext:value-type="float">
            <text:p>11</text:p>
          </table:table-cell>
          <table:table-cell table:style-name="ce29" office:value-type="string" calcext:value-type="string">
            <text:p>Spiegazione geometrica della "separabilità lineare", ovvero la possibilità di dividere due classi con una linea retta o un iperpiano.34</text:p>
          </table:table-cell>
          <table:table-cell table:style-name="ce10" office:value-type="string" calcext:value-type="string">
            <text:p>Comprendere il concetto di separabilità lineare dei dati.</text:p>
          </table:table-cell>
          <table:table-cell table:style-name="ce10" table:formula="of:=IF([.H67]=&quot;&quot;;[.F67];CONCATENATE([.F67];&quot; (&quot;;[.H67];&quot;)&quot;))" office:value-type="string" office:string-value="Comprendere il concetto di separabilità lineare dei dati." calcext:value-type="string">
            <text:p>Comprendere il concetto di separabilità lineare dei dati.</text:p>
          </table:table-cell>
          <table:table-cell table:style-name="ce10" table:number-columns-repeated="2"/>
          <table:table-cell table:style-name="ce10" office:value-type="float" office:value="64" calcext:value-type="float">
            <text:p>64</text:p>
          </table:table-cell>
          <table:table-cell table:style-name="ce10" office:value-type="string" calcext:value-type="string">
            <text:p>Tipologie di grafici per l'analisi...</text:p>
          </table:table-cell>
          <table:table-cell table:style-name="ce10" office:value-type="string" calcext:value-type="string">
            <text:p>Saper scegliere il grafico adatto: Scatter plot (correlazioni), Istogrammi (distribuzioni), Box plot (outliers e quartili), Count plot (frequenze categoriche).</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68];[$moduli.$F$2:.$F$35];0);1)" office:value-type="string" office:string-value="IA" calcext:value-type="string">
            <text:p>IA</text:p>
          </table:table-cell>
          <table:table-cell table:style-name="ce10" table:number-matrix-columns-spanned="1" table:number-matrix-rows-spanned="1" table:formula="of:=INDEX([$moduli.$A$2:.$M$35];MATCH([.C68];[$moduli.$F$2:.$F$35];0);2)" office:value-type="string" office:string-value="Machine learning e reti neurali" calcext:value-type="string">
            <text:p>Machine learning e reti neurali</text:p>
          </table:table-cell>
          <table:table-cell table:style-name="ce10" table:content-validation-name="val14" office:value-type="string" calcext:value-type="string">
            <text:p>Storia ed Etica dell'IA</text:p>
          </table:table-cell>
          <table:table-cell table:style-name="ce10" office:value-type="float" office:value="12" calcext:value-type="float">
            <text:p>12</text:p>
          </table:table-cell>
          <table:table-cell table:style-name="ce29" office:value-type="string" calcext:value-type="string">
            <text:p>Breve storia dell'IA.37 Distinzione tra IA "debole" (o "ristretta") e IA "forte" (o "generale").37</text:p>
          </table:table-cell>
          <table:table-cell table:style-name="ce10" office:value-type="string" calcext:value-type="string">
            <text:p>Saper inquadrare la disciplina dell'IA da un punto di vista storico.37</text:p>
          </table:table-cell>
          <table:table-cell table:style-name="ce10" table:formula="of:=IF([.H68]=&quot;&quot;;[.F68];CONCATENATE([.F68];&quot; (&quot;;[.H68];&quot;)&quot;))" office:value-type="string" office:string-value="Saper inquadrare la disciplina dell'IA da un punto di vista storico.37" calcext:value-type="string">
            <text:p>Saper inquadrare la disciplina dell'IA da un punto di vista storico.37</text:p>
          </table:table-cell>
          <table:table-cell table:style-name="ce10" table:number-columns-repeated="2"/>
          <table:table-cell table:style-name="ce10" office:value-type="float" office:value="70" calcext:value-type="float">
            <text:p>70</text:p>
          </table:table-cell>
          <table:table-cell table:style-name="ce10" office:value-type="string" calcext:value-type="string">
            <text:p>Panoramica di algoritmi di Machine Learning...</text:p>
          </table:table-cell>
          <table:table-cell table:style-name="ce10" office:value-type="string" calcext:value-type="string">
            <text:p>Differenza concettuale tra Regressione (predizione numerica) e Classificazione (predizione categorica). Concetti di Underfitting e Overfitting.</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69];[$moduli.$F$2:.$F$35];0);1)" office:value-type="string" office:string-value="IA" calcext:value-type="string">
            <text:p>IA</text:p>
          </table:table-cell>
          <table:table-cell table:style-name="ce10" table:number-matrix-columns-spanned="1" table:number-matrix-rows-spanned="1" table:formula="of:=INDEX([$moduli.$A$2:.$M$35];MATCH([.C69];[$moduli.$F$2:.$F$35];0);2)" office:value-type="string" office:string-value="Machine learning e reti neurali" calcext:value-type="string">
            <text:p>Machine learning e reti neurali</text:p>
          </table:table-cell>
          <table:table-cell table:style-name="ce10" table:content-validation-name="val14" office:value-type="string" calcext:value-type="string">
            <text:p>Storia ed Etica dell'IA</text:p>
          </table:table-cell>
          <table:table-cell table:style-name="ce10" office:value-type="float" office:value="13" calcext:value-type="float">
            <text:p>13</text:p>
          </table:table-cell>
          <table:table-cell table:style-name="ce29" office:value-type="string" calcext:value-type="string">
            <text:p>Introduzione agli approcci storici come i "sistemi esperti".37</text:p>
          </table:table-cell>
          <table:table-cell table:style-name="ce10" office:value-type="string" calcext:value-type="string">
            <text:p>Distinguere tra diversi approcci di Machine Learning (supervisionato e non supervisionato).37</text:p>
          </table:table-cell>
          <table:table-cell table:style-name="ce10" table:formula="of:=IF([.H69]=&quot;&quot;;[.F69];CONCATENATE([.F69];&quot; (&quot;;[.H69];&quot;)&quot;))" office:value-type="string" office:string-value="Distinguere tra diversi approcci di Machine Learning (supervisionato e non supervisionato).37" calcext:value-type="string">
            <text:p>Distinguere tra diversi approcci di Machine Learning (supervisionato e non supervisionato).37</text:p>
          </table:table-cell>
          <table:table-cell table:style-name="ce10" table:number-columns-repeated="2"/>
          <table:table-cell table:style-name="ce10" office:value-type="float" office:value="71" calcext:value-type="float">
            <text:p>71</text:p>
          </table:table-cell>
          <table:table-cell table:style-name="ce10" office:value-type="string" calcext:value-type="string">
            <text:p>Studio del Perceptron come primo modello...</text:p>
          </table:table-cell>
          <table:table-cell table:style-name="ce10" office:value-type="string" calcext:value-type="string">
            <text:p>Analisi del neurone biologico vs artificiale. La formula matematica del Perceptron: somma pesata degli input più il bias e funzione di attivazione a gradino.</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70];[$moduli.$F$2:.$F$35];0);1)" office:value-type="string" office:string-value="IA" calcext:value-type="string">
            <text:p>IA</text:p>
          </table:table-cell>
          <table:table-cell table:style-name="ce10" table:number-matrix-columns-spanned="1" table:number-matrix-rows-spanned="1" table:formula="of:=INDEX([$moduli.$A$2:.$M$35];MATCH([.C70];[$moduli.$F$2:.$F$35];0);2)" office:value-type="string" office:string-value="Machine learning e reti neurali" calcext:value-type="string">
            <text:p>Machine learning e reti neurali</text:p>
          </table:table-cell>
          <table:table-cell table:style-name="ce10" table:content-validation-name="val14" office:value-type="string" calcext:value-type="string">
            <text:p>Storia ed Etica dell'IA</text:p>
          </table:table-cell>
          <table:table-cell table:style-name="ce10" office:value-type="float" office:value="14" calcext:value-type="float">
            <text:p>14</text:p>
          </table:table-cell>
          <table:table-cell table:style-name="ce29" office:value-type="string" calcext:value-type="string">
            <text:p>Questioni etiche e sociali legate all'IA: bias algoritmico, accountability e la necessità di governare lo sviluppo dell'IA.37</text:p>
          </table:table-cell>
          <table:table-cell table:style-name="ce10" office:value-type="string" calcext:value-type="string">
            <text:p>Comprendere il funzionamento di base del Perceptron e il suo limite nella risoluzione di problemi non linearmente separabili.35</text:p>
          </table:table-cell>
          <table:table-cell table:style-name="ce10" table:formula="of:=IF([.H70]=&quot;&quot;;[.F70];CONCATENATE([.F70];&quot; (&quot;;[.H70];&quot;)&quot;))" office:value-type="string" office:string-value="Comprendere il funzionamento di base del Perceptron e il suo limite nella risoluzione di problemi non linearmente separabili.35" calcext:value-type="string">
            <text:p>Comprendere il funzionamento di base del Perceptron e il suo limite nella risoluzione di problemi non linearmente separabili.35</text:p>
          </table:table-cell>
          <table:table-cell table:style-name="ce10" table:number-columns-repeated="2"/>
          <table:table-cell table:style-name="ce10" office:value-type="float" office:value="72" calcext:value-type="float">
            <text:p>72</text:p>
          </table:table-cell>
          <table:table-cell table:style-name="ce10" office:value-type="string" calcext:value-type="string">
            <text:p>Spiegazione geometrica del Perceptron...</text:p>
          </table:table-cell>
          <table:table-cell table:style-name="ce10" office:value-type="string" calcext:value-type="string">
            <text:p>Interpretazione del Perceptron come classificatore lineare: visualizzazione della retta (in 2D) o iperpiano che separa le due classi nello spazio delle features.</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71];[$moduli.$F$2:.$F$35];0);1)" office:value-type="string" office:string-value="IA" calcext:value-type="string">
            <text:p>IA</text:p>
          </table:table-cell>
          <table:table-cell table:style-name="ce10" table:number-matrix-columns-spanned="1" table:number-matrix-rows-spanned="1" table:formula="of:=INDEX([$moduli.$A$2:.$M$35];MATCH([.C71];[$moduli.$F$2:.$F$35];0);2)" office:value-type="string" office:string-value="Machine learning e reti neurali" calcext:value-type="string">
            <text:p>Machine learning e reti neurali</text:p>
          </table:table-cell>
          <table:table-cell table:style-name="ce10" table:content-validation-name="val14" office:value-type="string" calcext:value-type="string">
            <text:p>Algoritmi di Machine Learning</text:p>
          </table:table-cell>
          <table:table-cell table:style-name="ce10" office:value-type="float" office:value="15" calcext:value-type="float">
            <text:p>15</text:p>
          </table:table-cell>
          <table:table-cell table:style-name="ce29" office:value-type="string" calcext:value-type="string">
            <text:p>Panoramica di algoritmi di apprendimento supervisionato (es. Regressione Lineare e Logistica, Alberi di Decisione) e non supervisionato (es. Clustering).37</text:p>
          </table:table-cell>
          <table:table-cell table:style-name="ce10" office:value-type="string" calcext:value-type="string">
            <text:p>Differenza concettuale tra Regressione (predizione numerica) e Classificazione (predizione categorica). Concetti di Underfitting e Overfitting.</text:p>
          </table:table-cell>
          <table:table-cell table:style-name="ce10" table:formula="of:=IF([.H71]=&quot;&quot;;[.F71];CONCATENATE([.F71];&quot; (&quot;;[.H71];&quot;)&quot;))" office:value-type="string" office:string-value="Differenza concettuale tra Regressione (predizione numerica) e Classificazione (predizione categorica). Concetti di Underfitting e Overfitting." calcext:value-type="string">
            <text:p>Differenza concettuale tra Regressione (predizione numerica) e Classificazione (predizione categorica). Concetti di Underfitting e Overfitting.</text:p>
          </table:table-cell>
          <table:table-cell table:style-name="ce10" table:number-columns-repeated="2"/>
          <table:table-cell table:style-name="ce10" office:value-type="float" office:value="73" calcext:value-type="float">
            <text:p>73</text:p>
          </table:table-cell>
          <table:table-cell table:style-name="ce10" office:value-type="string" calcext:value-type="string">
            <text:p>L'algoritmo di Backpropagation...</text:p>
          </table:table-cell>
          <table:table-cell table:style-name="ce10" office:value-type="string" calcext:value-type="string">
            <text:p>Concetto intuitivo di minimizzazione dell'errore (Loss Function). Il ruolo della discesa del gradiente (Gradient Descent) nell'aggiornamento dei pesi per l'apprendimento.</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72];[$moduli.$F$2:.$F$35];0);1)" office:value-type="string" office:string-value="IA" calcext:value-type="string">
            <text:p>IA</text:p>
          </table:table-cell>
          <table:table-cell table:style-name="ce10" table:number-matrix-columns-spanned="1" table:number-matrix-rows-spanned="1" table:formula="of:=INDEX([$moduli.$A$2:.$M$35];MATCH([.C72];[$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Fondamenti di Statistica Descrittiva</text:p>
          </table:table-cell>
          <table:table-cell table:style-name="ce10" office:value-type="float" office:value="16" calcext:value-type="float">
            <text:p>16</text:p>
          </table:table-cell>
          <table:table-cell table:style-name="ce29" office:value-type="string" calcext:value-type="string">
            <text:p>Studio del Perceptron come primo modello di rete neurale artificiale.40</text:p>
          </table:table-cell>
          <table:table-cell table:style-name="ce10" office:value-type="string" calcext:value-type="string">
            <text:p>Analisi del neurone biologico vs artificiale. La formula matematica del Perceptron: somma pesata degli input più il bias e funzione di attivazione a gradino.</text:p>
          </table:table-cell>
          <table:table-cell table:style-name="ce10" table:formula="of:=IF([.H72]=&quot;&quot;;[.F72];CONCATENATE([.F72];&quot; (&quot;;[.H72];&quot;)&quot;))" office:value-type="string" office:string-value="Analisi del neurone biologico vs artificiale. La formula matematica del Perceptron: somma pesata degli input più il bias e funzione di attivazione a gradino." calcext:value-type="string">
            <text:p>Analisi del neurone biologico vs artificiale. La formula matematica del Perceptron: somma pesata degli input più il bias e funzione di attivazione a gradino.</text:p>
          </table:table-cell>
          <table:table-cell table:style-name="ce10" table:number-columns-repeated="2"/>
          <table:table-cell table:style-name="ce10" office:value-type="float" office:value="74" calcext:value-type="float">
            <text:p>74</text:p>
          </table:table-cell>
          <table:table-cell table:style-name="ce10" office:value-type="string" calcext:value-type="string">
            <text:p>Struttura a strati: input, hidden, output</text:p>
          </table:table-cell>
          <table:table-cell table:style-name="ce10" office:value-type="string" calcext:value-type="string">
            <text:p>Architettura del Perceptron Multistrato (MLP). Flusso dei dati (Feedforward) dall'input layer, attraverso i hidden layers, fino all'output layer.</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73];[$moduli.$F$2:.$F$35];0);1)" office:value-type="string" office:string-value="IA" calcext:value-type="string">
            <text:p>IA</text:p>
          </table:table-cell>
          <table:table-cell table:style-name="ce10" table:number-matrix-columns-spanned="1" table:number-matrix-rows-spanned="1" table:formula="of:=INDEX([$moduli.$A$2:.$M$35];MATCH([.C73];[$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Fondamenti di Statistica Descrittiva</text:p>
          </table:table-cell>
          <table:table-cell table:style-name="ce10" office:value-type="float" office:value="17" calcext:value-type="float">
            <text:p>17</text:p>
          </table:table-cell>
          <table:table-cell table:style-name="ce29" office:value-type="string" calcext:value-type="string">
            <text:p>Spiegazione geometrica del Perceptron: come traccia un confine di decisione lineare.34</text:p>
          </table:table-cell>
          <table:table-cell table:style-name="ce10" office:value-type="string" calcext:value-type="string">
            <text:p>Interpretazione del Perceptron come classificatore lineare: visualizzazione della retta (in 2D) o iperpiano che separa le due classi nello spazio delle features.</text:p>
          </table:table-cell>
          <table:table-cell table:style-name="ce10" table:formula="of:=IF([.H73]=&quot;&quot;;[.F73];CONCATENATE([.F73];&quot; (&quot;;[.H73];&quot;)&quot;))" office:value-type="string" office:string-value="Interpretazione del Perceptron come classificatore lineare: visualizzazione della retta (in 2D) o iperpiano che separa le due classi nello spazio delle features." calcext:value-type="string">
            <text:p>Interpretazione del Perceptron come classificatore lineare: visualizzazione della retta (in 2D) o iperpiano che separa le due classi nello spazio delle features.</text:p>
          </table:table-cell>
          <table:table-cell table:style-name="ce10" table:number-columns-repeated="2"/>
          <table:table-cell table:style-name="ce10" office:value-type="float" office:value="75" calcext:value-type="float">
            <text:p>75</text:p>
          </table:table-cell>
          <table:table-cell table:style-name="ce10" office:value-type="string" calcext:value-type="string">
            <text:p>Funzione dei layer: densi, convoluzionali...</text:p>
          </table:table-cell>
          <table:table-cell table:style-name="ce10" office:value-type="string" calcext:value-type="string">
            <text:p>(Integrazione) Ruolo dei Dense Layer (Fully Connected) per la classificazione finale. Concetto base di Convoluzione (estrazione pattern visivi) e Pooling (riduzione complessità) nelle CNN.</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74];[$moduli.$F$2:.$F$35];0);1)" office:value-type="string" office:string-value="IA" calcext:value-type="string">
            <text:p>IA</text:p>
          </table:table-cell>
          <table:table-cell table:style-name="ce10" table:number-matrix-columns-spanned="1" table:number-matrix-rows-spanned="1" table:formula="of:=INDEX([$moduli.$A$2:.$M$35];MATCH([.C74];[$moduli.$F$2:.$F$35];0);2)" office:value-type="string" office:string-value="Statistica descrittiva con Python" calcext:value-type="string">
            <text:p>Statistica descrittiva con Python</text:p>
          </table:table-cell>
          <table:table-cell table:style-name="ce10" table:content-validation-name="val14" office:value-type="string" calcext:value-type="string">
            <text:p>Fondamenti di Statistica Descrittiva</text:p>
          </table:table-cell>
          <table:table-cell table:style-name="ce10" office:value-type="float" office:value="18" calcext:value-type="float">
            <text:p>18</text:p>
          </table:table-cell>
          <table:table-cell table:style-name="ce29" office:value-type="string" calcext:value-type="string">
            <text:p>L'algoritmo di Backpropagation: forward pass (calcolo della previsione e dell'errore) e backward pass (propagazione dell'errore e aggiornamento dei pesi).43</text:p>
          </table:table-cell>
          <table:table-cell table:style-name="ce10" office:value-type="string" calcext:value-type="string">
            <text:p>Concetto intuitivo di minimizzazione dell'errore (Loss Function). Il ruolo della discesa del gradiente (Gradient Descent) nell'aggiornamento dei pesi per l'apprendimento.</text:p>
          </table:table-cell>
          <table:table-cell table:style-name="ce10" table:formula="of:=IF([.H74]=&quot;&quot;;[.F74];CONCATENATE([.F74];&quot; (&quot;;[.H74];&quot;)&quot;))" office:value-type="string" office:string-value="Concetto intuitivo di minimizzazione dell'errore (Loss Function). Il ruolo della discesa del gradiente (Gradient Descent) nell'aggiornamento dei pesi per l'apprendimento." calcext:value-type="string">
            <text:p>Concetto intuitivo di minimizzazione dell'errore (Loss Function). Il ruolo della discesa del gradiente (Gradient Descent) nell'aggiornamento dei pesi per l'apprendimento.</text:p>
          </table:table-cell>
          <table:table-cell table:style-name="ce10" table:number-columns-repeated="2"/>
          <table:table-cell table:style-name="ce10" office:value-type="float" office:value="76" calcext:value-type="float">
            <text:p>76</text:p>
          </table:table-cell>
          <table:table-cell table:style-name="ce10" office:value-type="string" calcext:value-type="string">
            <text:p>Metriche di performance per la classificazione...</text:p>
          </table:table-cell>
          <table:table-cell table:style-name="ce10" office:value-type="string" calcext:value-type="string">
            <text:p>Calcolo e interpretazione di: Accuracy (precisione globale), Precision, Recall e F1-Score. Lettura della Matrice di Confusione (Veri Positivi, Falsi Positivi, ecc.).</text:p>
          </table:table-cell>
          <table:table-cell table:style-name="ce10" table:number-columns-repeated="9"/>
          <table:table-cell table:number-columns-repeated="1003"/>
        </table:table-row>
        <table:table-row table:style-name="ro1">
          <table:table-cell table:style-name="ce10" table:number-matrix-columns-spanned="1" table:number-matrix-rows-spanned="1" table:formula="of:=INDEX([$moduli.$A$2:.$M$35];MATCH([.C75];[$moduli.$F$2:.$F$35];0);1)" office:value-type="string" office:string-value="IA" calcext:value-type="string">
            <text:p>IA</text:p>
          </table:table-cell>
          <table:table-cell table:style-name="ce10" table:number-matrix-columns-spanned="1" table:number-matrix-rows-spanned="1" table:formula="of:=INDEX([$moduli.$A$2:.$M$35];MATCH([.C75];[$moduli.$F$2:.$F$35];0);2)" office:value-type="string" office:string-value="Machine learning e reti neurali" calcext:value-type="string">
            <text:p>Machine learning e reti neurali</text:p>
          </table:table-cell>
          <table:table-cell table:style-name="ce10" table:content-validation-name="val14" office:value-type="string" calcext:value-type="string">
            <text:p>Architettura delle Reti Neurali Profonde (DNN)</text:p>
          </table:table-cell>
          <table:table-cell table:style-name="ce10" office:value-type="float" office:value="19" calcext:value-type="float">
            <text:p>19</text:p>
          </table:table-cell>
          <table:table-cell table:style-name="ce29" office:value-type="string" calcext:value-type="string">
            <text:p>Struttura a strati: input layer, hidden layers, output layer.36</text:p>
          </table:table-cell>
          <table:table-cell table:style-name="ce10" office:value-type="string" calcext:value-type="string">
            <text:p>Architettura del Perceptron Multistrato (MLP). Flusso dei dati (Feedforward) dall'input layer, attraverso i hidden layers, fino all'output layer.</text:p>
          </table:table-cell>
          <table:table-cell table:style-name="ce10" table:formula="of:=IF([.H75]=&quot;&quot;;[.F75];CONCATENATE([.F75];&quot; (&quot;;[.H75];&quot;)&quot;))" office:value-type="string" office:string-value="Architettura del Perceptron Multistrato (MLP). Flusso dei dati (Feedforward) dall'input layer, attraverso i hidden layers, fino all'output layer." calcext:value-type="string">
            <text:p>Architettura del Perceptron Multistrato (MLP). Flusso dei dati (Feedforward) dall'input layer, attraverso i hidden layers, fino all'output layer.</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76];[$moduli.$F$2:.$F$35];0);1)" office:value-type="string" office:string-value="IA" calcext:value-type="string">
            <text:p>IA</text:p>
          </table:table-cell>
          <table:table-cell table:style-name="ce10" table:number-matrix-columns-spanned="1" table:number-matrix-rows-spanned="1" table:formula="of:=INDEX([$moduli.$A$2:.$M$35];MATCH([.C76];[$moduli.$F$2:.$F$35];0);2)" office:value-type="string" office:string-value="Machine learning e reti neurali" calcext:value-type="string">
            <text:p>Machine learning e reti neurali</text:p>
          </table:table-cell>
          <table:table-cell table:style-name="ce10" table:content-validation-name="val14" office:value-type="string" calcext:value-type="string">
            <text:p>Architettura delle Reti Neurali Profonde (DNN)</text:p>
          </table:table-cell>
          <table:table-cell table:style-name="ce10" office:value-type="float" office:value="20" calcext:value-type="float">
            <text:p>20</text:p>
          </table:table-cell>
          <table:table-cell table:style-name="ce29" office:value-type="string" calcext:value-type="string">
            <text:p>Funzione dei layer: layer densi, layer convoluzionali per l'estrazione di caratteristiche da immagini e video, e layer di pooling per la riduzione della dimensionalità.</text:p>
          </table:table-cell>
          <table:table-cell table:style-name="ce10" office:value-type="string" calcext:value-type="string">
            <text:p>Ruolo dei Dense Layer (Fully Connected) per la classificazione finale. Concetto base di Convoluzione (estrazione pattern visivi) e Pooling (riduzione complessità) nelle CNN.</text:p>
          </table:table-cell>
          <table:table-cell table:style-name="ce10" table:formula="of:=IF([.H76]=&quot;&quot;;[.F76];CONCATENATE([.F76];&quot; (&quot;;[.H76];&quot;)&quot;))" office:value-type="string" office:string-value="Ruolo dei Dense Layer (Fully Connected) per la classificazione finale. Concetto base di Convoluzione (estrazione pattern visivi) e Pooling (riduzione complessità) nelle CNN." calcext:value-type="string">
            <text:p>Ruolo dei Dense Layer (Fully Connected) per la classificazione finale. Concetto base di Convoluzione (estrazione pattern visivi) e Pooling (riduzione complessità) nelle CNN.</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77];[$moduli.$F$2:.$F$35];0);1)" office:value-type="string" office:string-value="IA" calcext:value-type="string">
            <text:p>IA</text:p>
          </table:table-cell>
          <table:table-cell table:style-name="ce10" table:number-matrix-columns-spanned="1" table:number-matrix-rows-spanned="1" table:formula="of:=INDEX([$moduli.$A$2:.$M$35];MATCH([.C77];[$moduli.$F$2:.$F$35];0);2)" office:value-type="string" office:string-value="Machine learning e reti neurali" calcext:value-type="string">
            <text:p>Machine learning e reti neurali</text:p>
          </table:table-cell>
          <table:table-cell table:style-name="ce10" table:content-validation-name="val14" office:value-type="string" calcext:value-type="string">
            <text:p>Valutazione dei Modelli</text:p>
          </table:table-cell>
          <table:table-cell table:style-name="ce10" office:value-type="float" office:value="21" calcext:value-type="float">
            <text:p>21</text:p>
          </table:table-cell>
          <table:table-cell table:style-name="ce29" office:value-type="string" calcext:value-type="string">
            <text:p>Metriche di performance per la classificazione binaria, con particolare focus sulla Matrice di Confusione, Accuracy, Precision e Recall.3</text:p>
          </table:table-cell>
          <table:table-cell table:style-name="ce10" office:value-type="string" calcext:value-type="string">
            <text:p>Calcolo e interpretazione di: Accuracy (precisione globale), Precision, Recall e F1-Score. Lettura della Matrice di Confusione (Veri Positivi, Falsi Positivi, ecc.).</text:p>
          </table:table-cell>
          <table:table-cell table:style-name="ce10" table:formula="of:=IF([.H77]=&quot;&quot;;[.F77];CONCATENATE([.F77];&quot; (&quot;;[.H77];&quot;)&quot;))" office:value-type="string" office:string-value="Calcolo e interpretazione di: Accuracy (precisione globale), Precision, Recall e F1-Score. Lettura della Matrice di Confusione (Veri Positivi, Falsi Positivi, ecc.)." calcext:value-type="string">
            <text:p>Calcolo e interpretazione di: Accuracy (precisione globale), Precision, Recall e F1-Score. Lettura della Matrice di Confusione (Veri Positivi, Falsi Positivi, ecc.).</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78];[$moduli.$F$2:.$F$35];0);1)" office:value-type="string" office:string-value="TeP" calcext:value-type="string">
            <text:p>TeP</text:p>
          </table:table-cell>
          <table:table-cell table:style-name="ce10" table:number-matrix-columns-spanned="1" table:number-matrix-rows-spanned="1" table:formula="of:=INDEX([$moduli.$A$2:.$M$35];MATCH([.C78];[$moduli.$F$2:.$F$35];0);2)" office:value-type="string" office:string-value="Educazione Civica" calcext:value-type="string">
            <text:p>Educazione Civica</text:p>
          </table:table-cell>
          <table:table-cell table:style-name="ce10" table:content-validation-name="val14" office:value-type="string" calcext:value-type="string">
            <text:p>Il progresso, la tecnologia, l’IA: quale relazione con la tutela dei diritti</text:p>
          </table:table-cell>
          <table:table-cell table:style-name="ce10" office:value-type="float" office:value="19" calcext:value-type="float">
            <text:p>19</text:p>
          </table:table-cell>
          <table:table-cell table:style-name="ce29" office:value-type="string" calcext:value-type="string">
            <text:p>Tecnologia, IA e "Agenda 2030"</text:p>
          </table:table-cell>
          <table:table-cell table:style-name="ce10" office:value-type="string" calcext:value-type="string">
            <text:p>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text:p>
          </table:table-cell>
          <table:table-cell table:style-name="ce10" table:formula="of:=IF([.H78]=&quot;&quot;;[.F78];CONCATENATE([.F78];&quot; (&quot;;[.H78];&quot;)&quot;))" office:value-type="string" office:string-value="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 calcext:value-type="string">
            <text:p>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79];[$moduli.$F$2:.$F$35];0);1)" office:value-type="string" office:string-value="TeP" calcext:value-type="string">
            <text:p>TeP</text:p>
          </table:table-cell>
          <table:table-cell table:style-name="ce10" table:number-matrix-columns-spanned="1" table:number-matrix-rows-spanned="1" table:formula="of:=INDEX([$moduli.$A$2:.$M$35];MATCH([.C79];[$moduli.$F$2:.$F$35];0);2)" office:value-type="string" office:string-value="Educazione Civica" calcext:value-type="string">
            <text:p>Educazione Civica</text:p>
          </table:table-cell>
          <table:table-cell table:style-name="ce10" table:content-validation-name="val14" office:value-type="string" calcext:value-type="string">
            <text:p>Il progresso, la tecnologia, l’IA: quale relazione con la tutela dei diritti</text:p>
          </table:table-cell>
          <table:table-cell table:style-name="ce10" office:value-type="float" office:value="38" calcext:value-type="float">
            <text:p>38</text:p>
          </table:table-cell>
          <table:table-cell table:style-name="ce29" office:value-type="string" calcext:value-type="string">
            <text:p>Tecnologia, IA e "Agenda 2030"</text:p>
          </table:table-cell>
          <table:table-cell table:style-name="ce10" office:value-type="string" calcext:value-type="string">
            <text:p>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text:p>
          </table:table-cell>
          <table:table-cell table:style-name="ce10" table:formula="of:=IF([.H79]=&quot;&quot;;[.F79];CONCATENATE([.F79];&quot; (&quot;;[.H79];&quot;)&quot;))" office:value-type="string" office:string-value="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 calcext:value-type="string">
            <text:p>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80];[$moduli.$F$2:.$F$35];0);1)" office:value-type="string" office:string-value="TeP" calcext:value-type="string">
            <text:p>TeP</text:p>
          </table:table-cell>
          <table:table-cell table:style-name="ce10" table:number-matrix-columns-spanned="1" table:number-matrix-rows-spanned="1" table:formula="of:=INDEX([$moduli.$A$2:.$M$35];MATCH([.C80];[$moduli.$F$2:.$F$35];0);2)" office:value-type="string" office:string-value="Educazione Civica" calcext:value-type="string">
            <text:p>Educazione Civica</text:p>
          </table:table-cell>
          <table:table-cell table:style-name="ce10" table:content-validation-name="val14" office:value-type="string" calcext:value-type="string">
            <text:p>Il progresso, la tecnologia, l’IA: quale relazione con la tutela dei diritti</text:p>
          </table:table-cell>
          <table:table-cell table:style-name="ce10" office:value-type="float" office:value="22" calcext:value-type="float">
            <text:p>22</text:p>
          </table:table-cell>
          <table:table-cell table:style-name="ce29" office:value-type="string" calcext:value-type="string">
            <text:p>Tecnologia, IA e "Agenda 2030"</text:p>
          </table:table-cell>
          <table:table-cell table:style-name="ce10" office:value-type="string" calcext:value-type="string">
            <text:p>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text:p>
          </table:table-cell>
          <table:table-cell table:style-name="ce10" table:formula="of:=IF([.H80]=&quot;&quot;;[.F80];CONCATENATE([.F80];&quot; (&quot;;[.H80];&quot;)&quot;))" office:value-type="string" office:string-value="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 calcext:value-type="string">
            <text:p>L'Agenda 2030 ONU: Focus specifico sui Goal 7 (Energia pulita), 9 (Innovazione), 11 (Città sostenibili) e 13 (Lotta al cambiamento climatico). La Costituzione Italiana e l'Ambiente: La riforma degli Articoli 9 e 41 (tutela dell'ambiente, della biodiversità e degli ecosistemi, anche nell'interesse delle future generazioni). Green Computing: Principi di sostenibilità nell'hardware e nel software. Impatto ambientale del Digitale: Carbon footprint dei Data Center, del Cloud Computing e dell'addestramento di modelli IA (LLM). Applicazioni dell'IA per il Clima: Reti neurali per modelli predittivi meteorologici, ottimizzazione delle Smart Grids e agricoltura di precisione 4.0. Smart Cities e IoT: Ruolo della sensoristica nel monitoraggio ambientale urbano.</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81];[$moduli.$F$2:.$F$35];0);1)" office:value-type="string" office:string-value="Sistemi" calcext:value-type="string">
            <text:p>Sistemi</text:p>
          </table:table-cell>
          <table:table-cell table:style-name="ce10" table:number-matrix-columns-spanned="1" table:number-matrix-rows-spanned="1" table:formula="of:=INDEX([$moduli.$A$2:.$M$35];MATCH([.C81];[$moduli.$F$2:.$F$35];0);2)" office:value-type="string" office:string-value="CLIL" calcext:value-type="string">
            <text:p>CLIL</text:p>
          </table:table-cell>
          <table:table-cell table:style-name="ce10" table:content-validation-name="val14" office:value-type="string" calcext:value-type="string">
            <text:p>Safe delivering of informations </text:p>
          </table:table-cell>
          <table:table-cell table:style-name="ce10"/>
          <table:table-cell table:style-name="ce29" office:value-type="string" calcext:value-type="string">
            <text:p>Networks</text:p>
          </table:table-cell>
          <table:table-cell table:style-name="ce10" office:value-type="string" calcext:value-type="string">
            <text:p>- How the Internet developed</text:p>
            <text:p>- Industrial applications</text:p>
            <text:p>- Artificial Intelligence and Augmented Reality</text:p>
            <text:p>- Types of Networks*</text:p>
            <text:p>- Network Topologies*</text:p>
            <text:p>- IP addresses*</text:p>
            <text:p>- Subnet masks*</text:p>
            <text:p>- Network Ports</text:p>
          </table:table-cell>
          <table:table-cell table:style-name="ce10" table:formula="of:=IF([.H81]=&quot;&quot;;[.F81];CONCATENATE([.F81];&quot; (&quot;;[.H81];&quot;)&quot;))" office:value-type="string" office:string-value="- How the Internet developed&#10;- Industrial applications&#10;- Artificial Intelligence and Augmented Reality&#10;- Types of Networks*&#10;- Network Topologies*&#10;- IP addresses*&#10;- Subnet masks*&#10;- Network Ports" calcext:value-type="string">
            <text:p>- How the Internet developed</text:p>
            <text:p>- Industrial applications</text:p>
            <text:p>- Artificial Intelligence and Augmented Reality</text:p>
            <text:p>- Types of Networks*</text:p>
            <text:p>- Network Topologies*</text:p>
            <text:p>- IP addresses*</text:p>
            <text:p>- Subnet masks*</text:p>
            <text:p>- Network Ports</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82];[$moduli.$F$2:.$F$35];0);1)" office:value-type="string" office:string-value="Sistemi" calcext:value-type="string">
            <text:p>Sistemi</text:p>
          </table:table-cell>
          <table:table-cell table:style-name="ce10" table:number-matrix-columns-spanned="1" table:number-matrix-rows-spanned="1" table:formula="of:=INDEX([$moduli.$A$2:.$M$35];MATCH([.C82];[$moduli.$F$2:.$F$35];0);2)" office:value-type="string" office:string-value="CLIL" calcext:value-type="string">
            <text:p>CLIL</text:p>
          </table:table-cell>
          <table:table-cell table:style-name="ce10" table:content-validation-name="val14" office:value-type="string" calcext:value-type="string">
            <text:p>Safe delivering of informations </text:p>
          </table:table-cell>
          <table:table-cell table:style-name="ce10"/>
          <table:table-cell table:style-name="ce29" office:value-type="string" calcext:value-type="string">
            <text:p>Transport Layer and Local Network Security</text:p>
          </table:table-cell>
          <table:table-cell table:style-name="ce10" office:value-type="string" calcext:value-type="string">
            <text:p>- TCP vs UDP</text:p>
            <text:p>- VLAN and Firewall</text:p>
            <text:p>- The VPN</text:p>
            <text:p>-Cryptography:</text:p>
            <text:p>Digital signature</text:p>
            <text:p>Antivirus Software</text:p>
            <text:p>Best practices to protect data</text:p>
            <text:p>Alan Turing and the Enigma Machine</text:p>
          </table:table-cell>
          <table:table-cell table:style-name="ce10" table:formula="of:=IF([.H82]=&quot;&quot;;[.F82];CONCATENATE([.F82];&quot; (&quot;;[.H82];&quot;)&quot;))" office:value-type="string" office:string-value="- TCP vs UDP&#10;- VLAN and Firewall&#10;- The VPN&#10;-Cryptography:&#10;Digital signature&#10;Antivirus Software&#10;Best practices to protect data&#10;Alan Turing and the Enigma Machine" calcext:value-type="string">
            <text:p>- TCP vs UDP</text:p>
            <text:p>- VLAN and Firewall</text:p>
            <text:p>- The VPN</text:p>
            <text:p>-Cryptography:</text:p>
            <text:p>Digital signature</text:p>
            <text:p>Antivirus Software</text:p>
            <text:p>Best practices to protect data</text:p>
            <text:p>Alan Turing and the Enigma Machine</text:p>
          </table:table-cell>
          <table:table-cell table:style-name="ce10" table:number-columns-repeated="14"/>
          <table:table-cell table:number-columns-repeated="1003"/>
        </table:table-row>
        <table:table-row table:style-name="ro1">
          <table:table-cell table:style-name="ce10" table:number-matrix-columns-spanned="1" table:number-matrix-rows-spanned="1" table:formula="of:=INDEX([$moduli.$A$2:.$M$35];MATCH([.C83];[$moduli.$F$2:.$F$35];0);1)" office:value-type="string" office:string-value="Sistemi" calcext:value-type="string">
            <text:p>Sistemi</text:p>
          </table:table-cell>
          <table:table-cell table:style-name="ce10" table:number-matrix-columns-spanned="1" table:number-matrix-rows-spanned="1" table:formula="of:=INDEX([$moduli.$A$2:.$M$35];MATCH([.C83];[$moduli.$F$2:.$F$35];0);2)" office:value-type="string" office:string-value="CLIL" calcext:value-type="string">
            <text:p>CLIL</text:p>
          </table:table-cell>
          <table:table-cell table:style-name="ce10" table:content-validation-name="val14" office:value-type="string" calcext:value-type="string">
            <text:p>Safe delivering of informations </text:p>
          </table:table-cell>
          <table:table-cell table:style-name="ce10"/>
          <table:table-cell table:style-name="ce29" office:value-type="string" calcext:value-type="string">
            <text:p>Cybersecurity</text:p>
          </table:table-cell>
          <table:table-cell table:style-name="ce10" office:value-type="string" calcext:value-type="string">
            <text:p>Protecting computers (BbB 6.1, 6.2 and YouTube video on The Human Firewall):</text:p>
            <text:p>- Wi-Fi</text:p>
            <text:p>- Computer Threats:</text:p>
            <text:p>Malware, Adware, Spam and Bugs</text:p>
            <text:p>Viruses and Worms</text:p>
            <text:p>Crimeware</text:p>
            <text:p>Mobile malware</text:p>
            <text:p>Network threats</text:p>
            <text:p>Profile of a Hacker</text:p>
          </table:table-cell>
          <table:table-cell table:style-name="ce10" table:formula="of:=IF([.H83]=&quot;&quot;;[.F83];CONCATENATE([.F83];&quot; (&quot;;[.H83];&quot;)&quot;))" office:value-type="string" office:string-value="Protecting computers (BbB 6.1, 6.2 and YouTube video on The Human Firewall):&#10;- Wi-Fi&#10;- Computer Threats:&#10;Malware, Adware, Spam and Bugs&#10;Viruses and Worms&#10;Crimeware&#10;Mobile malware&#10;Network threats&#10;Profile of a Hacker" calcext:value-type="string">
            <text:p>Protecting computers (BbB 6.1, 6.2 and YouTube video on The Human Firewall):</text:p>
            <text:p>- Wi-Fi</text:p>
            <text:p>- Computer Threats:</text:p>
            <text:p>Malware, Adware, Spam and Bugs</text:p>
            <text:p>Viruses and Worms</text:p>
            <text:p>Crimeware</text:p>
            <text:p>Mobile malware</text:p>
            <text:p>Network threats</text:p>
            <text:p>Profile of a Hacker</text:p>
          </table:table-cell>
          <table:table-cell table:style-name="ce10" table:number-columns-repeated="14"/>
          <table:table-cell table:number-columns-repeated="1003"/>
        </table:table-row>
        <table:table-row table:style-name="ro2" table:number-rows-repeated="1048492">
          <table:table-cell table:number-columns-repeated="1024"/>
        </table:table-row>
        <table:table-row table:style-name="ro2">
          <table:table-cell table:number-columns-repeated="1024"/>
        </table:table-row>
        <table:named-expressions>
          <table:named-range table:name="Z_64AC604B_88C4_4C10_934E_5C8133AA0AE7_.wvu.FilterData" table:base-cell-address="$templates.$A$1" table:cell-range-address="$ud.$A$1:.$H$83"/>
          <table:named-range table:name="Z_C5E11FEC_A0BB_4BC8_8569_F146024434E6_.wvu.FilterData" table:base-cell-address="$templates.$A$1" table:cell-range-address="$ud.$A$1:.$H$83"/>
          <table:named-range table:name="Z_CFABED26_DDA3_4629_9ACB_981C389F3EAD_.wvu.FilterData" table:base-cell-address="$templates.$A$1" table:cell-range-address="$ud.$A$1:.$H$83"/>
          <table:named-range table:name="_xlnm._FilterDatabase" table:base-cell-address="$templates.$A$1" table:cell-range-address="$ud.$A$1:.$H$83"/>
        </table:named-expressions>
      </table:table>
      <table:table table:name="uda" table:style-name="ta18">
        <table:table-column table:style-name="co79" table:default-cell-style-name="Default"/>
        <table:table-column table:style-name="co3" table:number-columns-repeated="1023" table:default-cell-style-name="Default"/>
        <table:table-row table:style-name="ro1">
          <table:table-cell table:style-name="ce3" office:value-type="string" calcext:value-type="string">
            <text:p>titolo</text:p>
          </table:table-cell>
          <table:table-cell table:number-columns-repeated="1023"/>
        </table:table-row>
        <table:table-row table:style-name="ro1">
          <table:table-cell table:style-name="ce22" office:value-type="string" calcext:value-type="string">
            <text:p>Statistica descrittiva con Python</text:p>
          </table:table-cell>
          <table:table-cell table:number-columns-repeated="1023"/>
        </table:table-row>
        <table:table-row table:style-name="ro1">
          <table:table-cell table:style-name="ce22" office:value-type="string" calcext:value-type="string">
            <text:p>Machine learning e reti neurali</text:p>
          </table:table-cell>
          <table:table-cell table:number-columns-repeated="1023"/>
        </table:table-row>
        <table:table-row table:style-name="ro1">
          <table:table-cell table:style-name="ce31" office:value-type="string" calcext:value-type="string">
            <text:p>Educazione Civica</text:p>
          </table:table-cell>
          <table:table-cell table:number-columns-repeated="1023"/>
        </table:table-row>
        <table:table-row table:style-name="ro1">
          <table:table-cell table:style-name="ce22" office:value-type="string" calcext:value-type="string">
            <text:p>Il livello di trasporto: protocolli e servizi di Rete</text:p>
          </table:table-cell>
          <table:table-cell table:number-columns-repeated="1023"/>
        </table:table-row>
        <table:table-row table:style-name="ro1">
          <table:table-cell table:style-name="ce22" office:value-type="string" calcext:value-type="string">
            <text:p>L'application layer del TCP/IP</text:p>
          </table:table-cell>
          <table:table-cell table:number-columns-repeated="1023"/>
        </table:table-row>
        <table:table-row table:style-name="ro1">
          <table:table-cell table:style-name="ce22" office:value-type="string" calcext:value-type="string">
            <text:p>Efficienza e sicurezza nelle e tra le reti locali</text:p>
          </table:table-cell>
          <table:table-cell table:number-columns-repeated="1023"/>
        </table:table-row>
        <table:table-row table:style-name="ro1">
          <table:table-cell table:style-name="ce22" office:value-type="string" calcext:value-type="string">
            <text:p>Le reti wireless</text:p>
          </table:table-cell>
          <table:table-cell table:number-columns-repeated="1023"/>
        </table:table-row>
        <table:table-row table:style-name="ro1">
          <table:table-cell table:style-name="ce22" office:value-type="string" calcext:value-type="string">
            <text:p>La struttura di rete</text:p>
          </table:table-cell>
          <table:table-cell table:number-columns-repeated="1023"/>
        </table:table-row>
        <table:table-row table:style-name="ro1">
          <table:table-cell table:style-name="ce22" office:value-type="string" calcext:value-type="string">
            <text:p>Le architetture di rete</text:p>
          </table:table-cell>
          <table:table-cell table:number-columns-repeated="1023"/>
        </table:table-row>
        <table:table-row table:style-name="ro1">
          <table:table-cell table:style-name="ce22" office:value-type="string" calcext:value-type="string">
            <text:p>La gestione della rete</text:p>
          </table:table-cell>
          <table:table-cell table:number-columns-repeated="1023"/>
        </table:table-row>
        <table:table-row table:style-name="ro1">
          <table:table-cell table:style-name="ce31" office:value-type="string" calcext:value-type="string">
            <text:p>CLIL</text:p>
          </table:table-cell>
          <table:table-cell table:number-columns-repeated="1023"/>
        </table:table-row>
        <table:table-row table:style-name="ro1">
          <table:table-cell table:style-name="ce32" office:value-type="string" calcext:value-type="string">
            <text:p>Educazione Civica</text:p>
          </table:table-cell>
          <table:table-cell table:style-name="ce8" table:number-columns-repeated="21"/>
          <table:table-cell table:number-columns-repeated="1002"/>
        </table:table-row>
        <table:table-row table:style-name="ro1">
          <table:table-cell table:style-name="ce33" office:value-type="string" calcext:value-type="string">
            <text:p>Crittografia</text:p>
          </table:table-cell>
          <table:table-cell table:style-name="ce8" table:number-columns-repeated="21"/>
          <table:table-cell table:number-columns-repeated="1002"/>
        </table:table-row>
        <table:table-row table:style-name="ro1">
          <table:table-cell table:style-name="ce33" office:value-type="string" calcext:value-type="string">
            <text:p>Architettura e Sviluppo di un Servizio Web</text:p>
          </table:table-cell>
          <table:table-cell table:style-name="ce8" table:number-columns-repeated="21"/>
          <table:table-cell table:number-columns-repeated="1002"/>
        </table:table-row>
        <table:table-row table:style-name="ro1">
          <table:table-cell table:style-name="ce31" office:value-type="string" calcext:value-type="string">
            <text:p>Educazione Civica</text:p>
          </table:table-cell>
          <table:table-cell table:number-columns-repeated="1023"/>
        </table:table-row>
        <table:table-row table:style-name="ro8" table:number-rows-repeated="981">
          <table:table-cell table:style-name="ce34"/>
          <table:table-cell table:number-columns-repeated="1023"/>
        </table:table-row>
        <table:table-row table:style-name="ro2" table:number-rows-repeated="1047578">
          <table:table-cell table:number-columns-repeated="1024"/>
        </table:table-row>
        <table:table-row table:style-name="ro2">
          <table:table-cell table:number-columns-repeated="1024"/>
        </table:table-row>
      </table:table>
      <table:named-expressions/>
      <table:database-ranges>
        <table:database-range table:name="abilità" table:target-range-address="abilità.A1:abilità.F44" table:display-filter-buttons="true"/>
        <table:database-range table:name="classi" table:target-range-address="classi.A1:classi.F3"/>
        <table:database-range table:name="competenze_disciplinari" table:target-range-address="competenze_disciplinari.A1:competenze_disciplinari.C16" table:display-filter-buttons="true"/>
        <table:database-range table:name="competenze_trasversali" table:target-range-address="competenze_trasversali.A1:competenze_trasversali.E28" table:display-filter-buttons="true"/>
        <table:database-range table:name="conoscenze" table:target-range-address="conoscenze.A1:conoscenze.F52" table:display-filter-buttons="true"/>
        <table:database-range table:name="discipline" table:target-range-address="discipline.A1:discipline.C4"/>
        <table:database-range table:name="docenti" table:target-range-address="docenti.A1:docenti.A3"/>
        <table:database-range table:name="eqf" table:target-range-address="eqf.A1:eqf.E4"/>
        <table:database-range table:name="manuali" table:target-range-address="manuali.A1:manuali.C4"/>
        <table:database-range table:name="moduli" table:target-range-address="moduli.A1:moduli.M35"/>
        <table:database-range table:name="nuclei_fondanti" table:target-range-address="nuclei_fondanti.A1:nuclei_fondanti.D24" table:display-filter-buttons="true"/>
        <table:database-range table:name="parametri_elenchi" table:target-range-address="parametri_elenchi.A1:parametri_elenchi.E66"/>
        <table:database-range table:name="periodo" table:target-range-address="periodo.A1:periodo.A5"/>
        <table:database-range table:name="programmazioni" table:target-range-address="programmazioni.A1:programmazioni.S7"/>
        <table:database-range table:name="risultati_minimi" table:target-range-address="risultati_minimi.A1:risultati_minimi.B8"/>
        <table:database-range table:name="templates" table:target-range-address="templates.A1:templates.B4"/>
        <table:database-range table:name="ud" table:target-range-address="ud.A1:ud.H83" table:display-filter-buttons="true"/>
        <table:database-range table:name="uda" table:target-range-address="uda.A1:uda.A16"/>
        <table:database-range table:name="__Anonymous_Sheet_DB__4" table:target-range-address="competenze_disciplinari.A1:competenze_disciplinari.C16"/>
        <table:database-range table:name="__Anonymous_Sheet_DB__5" table:target-range-address="nuclei_fondanti.A1:nuclei_fondanti.D24"/>
        <table:database-range table:name="__Anonymous_Sheet_DB__8" table:target-range-address="conoscenze.A1:conoscenze.F52"/>
        <table:database-range table:name="__Anonymous_Sheet_DB__10" table:target-range-address="abilità.A1:abilità.F44"/>
        <table:database-range table:name="__Anonymous_Sheet_DB__11" table:target-range-address="competenze_trasversali.A1:competenze_trasversali.E28"/>
        <table:database-range table:name="__Anonymous_Sheet_DB__16" table:target-range-address="ud.A1:ud.H8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s" style:display-name="PageStyle_templates" style:page-layout-name="Mpm3">
      <style:header style:display="false"/>
      <style:header-left style:display="false"/>
      <style:footer style:display="false"/>
      <style:footer-left style:display="false"/>
    </style:master-page>
    <style:master-page style:name="PageStyle_5f_discipline" style:display-name="PageStyle_discipline" style:page-layout-name="Mpm3">
      <style:header style:display="false"/>
      <style:header-left style:display="false"/>
      <style:footer style:display="false"/>
      <style:footer-left style:display="false"/>
    </style:master-page>
    <style:master-page style:name="PageStyle_5f_manuali" style:display-name="PageStyle_manuali" style:page-layout-name="Mpm3">
      <style:header style:display="false"/>
      <style:header-left style:display="false"/>
      <style:footer style:display="false"/>
      <style:footer-left style:display="false"/>
    </style:master-page>
    <style:master-page style:name="PageStyle_5f_periodo" style:display-name="PageStyle_periodo" style:page-layout-name="Mpm3">
      <style:header style:display="false"/>
      <style:header-left style:display="false"/>
      <style:footer style:display="false"/>
      <style:footer-left style:display="false"/>
    </style:master-page>
    <style:master-page style:name="PageStyle_5f_competenze_5f_disciplinari" style:display-name="PageStyle_competenze_disciplinari" style:page-layout-name="Mpm3">
      <style:header style:display="false"/>
      <style:header-left style:display="false"/>
      <style:footer style:display="false"/>
      <style:footer-left style:display="false"/>
    </style:master-page>
    <style:master-page style:name="PageStyle_5f_nuclei_5f_fondanti" style:display-name="PageStyle_nuclei_fondanti" style:page-layout-name="Mpm3">
      <style:header style:display="false"/>
      <style:header-left style:display="false"/>
      <style:footer style:display="false"/>
      <style:footer-left style:display="false"/>
    </style:master-page>
    <style:master-page style:name="PageStyle_5f_eqf" style:display-name="PageStyle_eqf" style:page-layout-name="Mpm3">
      <style:header style:display="false"/>
      <style:header-left style:display="false"/>
      <style:footer style:display="false"/>
      <style:footer-left style:display="false"/>
    </style:master-page>
    <style:master-page style:name="PageStyle_5f_risultati_5f_minimi" style:display-name="PageStyle_risultati_minimi" style:page-layout-name="Mpm3">
      <style:header style:display="false"/>
      <style:header-left style:display="false"/>
      <style:footer style:display="false"/>
      <style:footer-left style:display="false"/>
    </style:master-page>
    <style:master-page style:name="PageStyle_5f_conoscenze" style:display-name="PageStyle_conoscenze" style:page-layout-name="Mpm3">
      <style:header style:display="false"/>
      <style:header-left style:display="false"/>
      <style:footer style:display="false"/>
      <style:footer-left style:display="false"/>
    </style:master-page>
    <style:master-page style:name="PageStyle_5f_parametri_5f_elenchi" style:display-name="PageStyle_parametri_elenchi" style:page-layout-name="Mpm3">
      <style:header style:display="false"/>
      <style:header-left style:display="false"/>
      <style:footer style:display="false"/>
      <style:footer-left style:display="false"/>
    </style:master-page>
    <style:master-page style:name="PageStyle_5f_abilità" style:display-name="PageStyle_abilità" style:page-layout-name="Mpm3">
      <style:header style:display="false"/>
      <style:header-left style:display="false"/>
      <style:footer style:display="false"/>
      <style:footer-left style:display="false"/>
    </style:master-page>
    <style:master-page style:name="PageStyle_5f_competenze_5f_trasversali" style:display-name="PageStyle_competenze_trasversali" style:page-layout-name="Mpm3">
      <style:header style:display="false"/>
      <style:header-left style:display="false"/>
      <style:footer style:display="false"/>
      <style:footer-left style:display="false"/>
    </style:master-page>
    <style:master-page style:name="PageStyle_5f_classi" style:display-name="PageStyle_classi" style:page-layout-name="Mpm3">
      <style:header style:display="false"/>
      <style:header-left style:display="false"/>
      <style:footer style:display="false"/>
      <style:footer-left style:display="false"/>
    </style:master-page>
    <style:master-page style:name="PageStyle_5f_docenti" style:display-name="PageStyle_docenti" style:page-layout-name="Mpm3">
      <style:header style:display="false"/>
      <style:header-left style:display="false"/>
      <style:footer style:display="false"/>
      <style:footer-left style:display="false"/>
    </style:master-page>
    <style:master-page style:name="PageStyle_5f_programmazioni" style:display-name="PageStyle_programmazioni" style:page-layout-name="Mpm3">
      <style:header style:display="false"/>
      <style:header-left style:display="false"/>
      <style:footer style:display="false"/>
      <style:footer-left style:display="false"/>
    </style:master-page>
    <style:master-page style:name="PageStyle_5f_moduli" style:display-name="PageStyle_moduli" style:page-layout-name="Mpm3">
      <style:header style:display="false"/>
      <style:header-left style:display="false"/>
      <style:footer style:display="false"/>
      <style:footer-left style:display="false"/>
    </style:master-page>
    <style:master-page style:name="PageStyle_5f_ud" style:display-name="PageStyle_ud" style:page-layout-name="Mpm3">
      <style:header style:display="false"/>
      <style:header-left style:display="false"/>
      <style:footer style:display="false"/>
      <style:footer-left style:display="false"/>
    </style:master-page>
    <style:master-page style:name="PageStyle_5f_uda" style:display-name="PageStyle_ud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2392" meta:object-count="0"/>
    <meta:generator>LibreOfficeDev/6.0.5.2$Linux_X86_64 LibreOffice_project/</meta:generator>
  </office:meta>
</office:document-meta>
</file>